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buntu" svg:font-family="Ubuntu" style:font-adornments="Regular"/>
    <style:font-face style:name="ZapfDingbats" svg:font-family="ZapfDingbats"/>
    <style:font-face style:name="Arial3" svg:font-family="Arial" style:font-family-generic="swiss"/>
    <style:font-face style:name="Arial4" svg:font-family="Arial" style:font-adornments="Regular" style:font-family-generic="swiss"/>
    <style:font-face style:name="Arial1" svg:font-family="Arial" style:font-pitch="variable"/>
    <style:font-face style:name="Helvetica" svg:font-family="Helvetica"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ohit Hindi2" svg:font-family="'Lohit Hind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draw:fill="none" draw:ole-draw-aspect="1"/>
    </style:style>
    <style:style style:name="gr2" style:family="graphic" style:parent-style-name="objectwithoutfill">
      <style:graphic-properties svg:stroke-color="#c0c0c0"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0.552cm"/>
    </style:style>
    <style:style style:name="gr4" style:family="graphic" style:parent-style-name="standard">
      <style:graphic-properties draw:stroke="none" svg:stroke-color="#000000" draw:fill="none" draw:fill-color="#ffffff" draw:textarea-horizontal-align="left" draw:auto-grow-height="true" draw:auto-grow-width="true" fo:min-height="0.323cm" fo:min-width="0.48cm"/>
    </style:style>
    <style:style style:name="gr5" style:family="graphic" style:parent-style-name="standard">
      <style:graphic-properties draw:stroke="none" svg:stroke-color="#000000" draw:fill="none" draw:fill-color="#ffffff" draw:textarea-horizontal-align="left" draw:auto-grow-height="true" draw:auto-grow-width="true" fo:min-height="0.323cm" fo:min-width="0.578cm"/>
    </style:style>
    <style:style style:name="gr6" style:family="graphic" style:parent-style-name="standard">
      <style:graphic-properties draw:stroke="none" svg:stroke-color="#000000" draw:fill="none" draw:fill-color="#ffffff" draw:textarea-horizontal-align="left" draw:auto-grow-height="true" draw:auto-grow-width="true" fo:min-height="0.323cm" fo:min-width="0.489cm"/>
    </style:style>
    <style:style style:name="gr7" style:family="graphic" style:parent-style-name="standard">
      <style:graphic-properties draw:stroke="none" svg:stroke-color="#000000" draw:fill="none" draw:fill-color="#ffffff" draw:textarea-horizontal-align="left" draw:auto-grow-height="true" draw:auto-grow-width="true" fo:min-height="0.323cm" fo:min-width="0.332cm"/>
    </style:style>
    <style:style style:name="gr8" style:family="graphic" style:parent-style-name="standard">
      <style:graphic-properties draw:stroke="none" svg:stroke-color="#000000" draw:fill="none" draw:fill-color="#ffffff" draw:textarea-horizontal-align="left" draw:auto-grow-height="true" draw:auto-grow-width="true" fo:min-height="0.323cm" fo:min-width="2.038cm"/>
    </style:style>
    <style:style style:name="gr9" style:family="graphic" style:parent-style-name="standard">
      <style:graphic-properties draw:stroke="solid" svg:stroke-width="0.026cm" svg:stroke-color="#3333ff" draw:fill="none" fo:padding-top="0.013cm" fo:padding-bottom="0.013cm" fo:padding-left="0.013cm" fo:padding-right="0.013cm"/>
    </style:style>
    <style:style style:name="gr10" style:family="graphic" style:parent-style-name="standard">
      <style:graphic-properties draw:stroke="solid" svg:stroke-width="0.026cm" svg:stroke-color="#000000" draw:fill="none" fo:padding-top="0.013cm" fo:padding-bottom="0.013cm" fo:padding-left="0.013cm" fo:padding-right="0.013cm"/>
    </style:style>
    <style:style style:name="gr11" style:family="graphic" style:parent-style-name="standard">
      <style:graphic-properties draw:stroke="none" draw:fill="none" draw:textarea-horizontal-align="left" draw:textarea-vertical-align="top" draw:auto-grow-height="true" draw:auto-grow-width="true" fo:min-height="0.357cm" fo:min-width="0.159cm" fo:padding-top="0cm" fo:padding-bottom="0cm" fo:padding-left="0cm" fo:padding-right="0cm"/>
    </style:style>
    <style:style style:name="gr12" style:family="graphic" style:parent-style-name="standard">
      <style:graphic-properties draw:stroke="solid" svg:stroke-width="0.026cm" svg:stroke-color="#ff0000" draw:fill="none" fo:padding-top="0.013cm" fo:padding-bottom="0.013cm" fo:padding-left="0.013cm" fo:padding-right="0.013cm"/>
    </style:style>
    <style:style style:name="gr13" style:family="graphic" style:parent-style-name="standard">
      <style:graphic-properties draw:stroke="none" draw:fill="none" draw:textarea-horizontal-align="left" draw:textarea-vertical-align="top" draw:auto-grow-height="true" draw:auto-grow-width="true" fo:min-height="0.357cm" fo:min-width="0.08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1cm" fo:min-width="0.883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282cm" fo:min-width="0.88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55cm" fo:min-width="0.883cm" fo:padding-top="0cm" fo:padding-bottom="0cm" fo:padding-left="0cm" fo:padding-right="0cm"/>
    </style:style>
    <style:style style:name="gr17" style:family="graphic" style:parent-style-name="standard">
      <style:graphic-properties draw:stroke="none" svg:stroke-color="#000000" draw:fill="none" draw:fill-color="#ffffff" draw:textarea-horizontal-align="left" draw:auto-grow-height="true" draw:auto-grow-width="true" fo:min-height="0.645cm" fo:min-width="3.406cm"/>
    </style:style>
    <style:style style:name="gr18" style:family="graphic" style:parent-style-name="standard">
      <style:graphic-properties draw:stroke="none" svg:stroke-color="#000000" draw:fill="none" draw:fill-color="#ffffff" draw:textarea-horizontal-align="left" draw:auto-grow-height="true" draw:auto-grow-width="true" fo:min-height="0.323cm" fo:min-width="2.136cm"/>
    </style:style>
    <style:style style:name="gr19" style:family="graphic" style:parent-style-name="standard">
      <style:graphic-properties draw:stroke="none" svg:stroke-color="#000000" draw:fill="none" draw:fill-color="#ffffff" draw:textarea-horizontal-align="left" draw:auto-grow-height="true" draw:auto-grow-width="true" fo:min-height="0.323cm" fo:min-width="3.13cm"/>
    </style:style>
    <style:style style:name="gr20" style:family="graphic" style:parent-style-name="standard">
      <style:graphic-properties draw:stroke="none" draw:fill="none" draw:textarea-horizontal-align="left" draw:textarea-vertical-align="top" draw:auto-grow-height="true" draw:auto-grow-width="true" fo:min-height="0.31cm" fo:min-width="0.86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58cm" fo:min-width="0.111cm" fo:padding-top="0cm" fo:padding-bottom="0cm" fo:padding-left="0cm" fo:padding-right="0cm"/>
    </style:style>
    <style:style style:name="gr22"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23" style:family="graphic" style:parent-style-name="standard">
      <style:graphic-properties draw:stroke="none" draw:fill="none" draw:textarea-horizontal-align="left" draw:textarea-vertical-align="top" draw:auto-grow-height="true" draw:auto-grow-width="true" fo:min-height="0.442cm" fo:min-width="0.188cm" fo:padding-top="0cm" fo:padding-bottom="0cm" fo:padding-left="0cm" fo:padding-right="0cm"/>
    </style:style>
    <style:style style:name="gr24" style:family="graphic" style:parent-style-name="standard" style:list-style-name="L1">
      <style:graphic-properties draw:stroke="none" draw:fill="none" draw:textarea-horizontal-align="left" draw:textarea-vertical-align="top" draw:auto-grow-height="true" draw:auto-grow-width="true" fo:min-height="0.442cm" fo:min-width="0.188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42cm" fo:min-width="0.37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0.8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42cm" fo:min-width="2.589cm" fo:padding-top="0cm" fo:padding-bottom="0cm" fo:padding-left="0cm" fo:padding-right="0cm"/>
    </style:style>
    <style:style style:name="gr28" style:family="graphic" style:parent-style-name="standard">
      <style:graphic-properties draw:stroke="solid" svg:stroke-width="0.026cm" svg:stroke-color="#ff0000" draw:stroke-linejoin="round" svg:stroke-linecap="round" draw:fill="none" fo:padding-top="0.013cm" fo:padding-bottom="0.013cm" fo:padding-left="0.013cm" fo:padding-right="0.013cm"/>
    </style:style>
    <style:style style:name="gr29" style:family="graphic" style:parent-style-name="standard">
      <style:graphic-properties draw:stroke="none" draw:fill="none" draw:textarea-horizontal-align="left" draw:textarea-vertical-align="top" draw:auto-grow-height="true" draw:auto-grow-width="true" fo:min-height="0.158cm" fo:min-width="0.11cm" fo:padding-top="0cm" fo:padding-bottom="0cm" fo:padding-left="0cm" fo:padding-right="0cm"/>
    </style:style>
    <style:style style:name="gr30" style:family="graphic" style:parent-style-name="standard">
      <style:graphic-properties draw:stroke="solid" svg:stroke-width="0cm" svg:stroke-color="#000000" draw:marker-start-width="0.161cm" draw:marker-end-width="0.161cm" draw:stroke-linejoin="round" svg:stroke-linecap="round" draw:fill="none" fo:padding-top="0cm" fo:padding-bottom="0cm" fo:padding-left="0cm" fo:padding-right="0cm"/>
    </style:style>
    <style:style style:name="gr31" style:family="graphic" style:parent-style-name="standard">
      <style:graphic-properties draw:stroke="none" svg:stroke-width="0cm" draw:marker-start-width="0.2cm" draw:marker-end-width="0.2cm" draw:fill="none" draw:textarea-horizontal-align="left" draw:textarea-vertical-align="top" draw:auto-grow-height="true" draw:auto-grow-width="true" fo:min-height="0.423cm" fo:min-width="0.878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1cm" fo:min-width="1.71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42cm" fo:min-width="0.189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296cm" fo:min-width="0.612cm" fo:padding-top="0cm" fo:padding-bottom="0cm" fo:padding-left="0cm" fo:padding-right="0cm"/>
    </style:style>
    <style:style style:name="gr35" style:family="graphic" style:parent-style-name="standard" style:list-style-name="L1">
      <style:graphic-properties draw:stroke="none" draw:fill="none" draw:textarea-horizontal-align="left" draw:textarea-vertical-align="top" draw:auto-grow-height="true" draw:auto-grow-width="true" fo:min-height="0.3cm" fo:min-width="2.59cm" fo:padding-top="0cm" fo:padding-bottom="0cm" fo:padding-left="0cm" fo:padding-right="0cm"/>
    </style:style>
    <style:style style:name="gr36" style:family="graphic" style:parent-style-name="objectwithoutfill">
      <style:graphic-properties draw:fill="none"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start" style:writing-mode="lr-tb"/>
    </style:style>
    <style:style style:name="P4" style:family="paragraph">
      <style:paragraph-properties fo:text-align="start" style:writing-mode="lr-tb"/>
      <style:text-properties fo:font-size="7pt" style:font-size-asian="7pt" style:font-size-complex="7pt"/>
    </style:style>
    <style:style style:name="P5" style:family="paragraph">
      <style:text-properties fo:font-size="7pt" style:font-size-asian="7pt" style:font-size-complex="7pt"/>
    </style:style>
    <style:style style:name="P6" style:family="paragraph">
      <style:paragraph-properties fo:text-align="start" style:writing-mode="lr-tb"/>
      <style:text-properties fo:font-size="3.70000004768372pt" style:font-size-asian="3.70000004768372pt" style:font-size-complex="3.70000004768372pt"/>
    </style:style>
    <style:style style:name="P7" style:family="paragraph">
      <style:paragraph-properties fo:margin-left="0cm" fo:margin-right="0cm" fo:text-align="start" fo:text-indent="0cm" style:writing-mode="lr-tb"/>
      <style:text-properties style:font-name="Arial" fo:font-size="7pt" style:letter-kerning="true" style:font-name-asian="WenQuanYi Micro Hei" style:font-size-asian="7pt" style:font-name-complex="Lohit Hindi" style:font-size-complex="7pt"/>
    </style:style>
    <style:style style:name="P8" style:family="paragraph">
      <style:paragraph-properties fo:margin-left="0cm" fo:margin-right="0cm" fo:text-indent="0cm"/>
      <style:text-properties style:font-name="Arial" fo:font-size="7pt" style:letter-kerning="true" style:font-name-asian="WenQuanYi Micro Hei" style:font-size-asian="7pt" style:font-name-complex="Lohit Hindi" style:font-size-complex="7pt"/>
    </style:style>
    <style:style style:name="P9" style:family="paragraph">
      <style:text-properties fo:font-size="10pt" style:font-size-asian="10pt" style:font-size-complex="10pt"/>
    </style:style>
    <style:style style:name="P10" style:family="paragraph">
      <style:paragraph-properties fo:margin-left="0cm" fo:margin-right="0cm" fo:text-indent="0cm"/>
      <style:text-properties style:font-name="Arial" fo:font-size="10pt" style:letter-kerning="true" style:font-name-asian="WenQuanYi Micro Hei" style:font-size-asian="10pt" style:font-name-complex="Lohit Hindi" style:font-size-complex="10pt"/>
    </style:style>
    <style:style style:name="T1" style:family="text">
      <style:text-properties fo:font-size="8pt" style:font-size-asian="8pt" style:font-size-complex="8pt"/>
    </style:style>
    <style:style style:name="T2" style:family="text">
      <style:text-properties fo:color="#000000" style:font-name="Helvetica1" fo:font-size="8pt" style:font-size-asian="8pt" style:font-name-complex="Helvetica1" style:font-size-complex="8pt"/>
    </style:style>
    <style:style style:name="T3" style:family="text">
      <style:text-properties fo:font-size="7pt" style:font-size-asian="7pt" style:font-size-complex="7pt"/>
    </style:style>
    <style:style style:name="T4" style:family="text">
      <style:text-properties fo:color="#000000" style:font-name="Helvetica1" fo:font-size="7pt" style:font-size-asian="7pt" style:font-name-complex="Helvetica1" style:font-size-complex="7pt"/>
    </style:style>
    <style:style style:name="T5" style:family="text">
      <style:text-properties style:font-name="Arial" fo:font-size="7pt" style:letter-kerning="true" style:font-name-asian="WenQuanYi Micro Hei" style:font-size-asian="7pt" style:font-name-complex="Lohit Hindi" style:font-size-complex="7pt"/>
    </style:style>
    <style:style style:name="T6" style:family="text">
      <style:text-properties style:font-name="Arial4" fo:font-size="8pt" style:font-name-asian="Arial4" style:font-size-asian="8pt" style:font-name-complex="Arial4" style:font-size-complex="8pt"/>
    </style:style>
    <style:style style:name="T7" style:family="text">
      <style:text-properties style:font-name="Arial" fo:font-size="8pt" style:font-name-asian="Arial4" style:font-size-asian="8pt" style:font-name-complex="Arial4" style:font-size-complex="8pt"/>
    </style:style>
    <style:style style:name="T8" style:family="text">
      <style:text-properties fo:color="#000000" style:font-name="ZapfDingbats" fo:font-size="3.70000004768372pt" style:font-size-asian="3.70000004768372pt" style:font-name-complex="ZapfDingbats" style:font-size-complex="3.70000004768372pt"/>
    </style:style>
    <style:style style:name="T9" style:family="text">
      <style:text-properties fo:color="#000000" style:font-name="Ubuntu" fo:font-size="7pt" style:font-name-asian="Ubuntu" style:font-size-asian="7pt" style:font-name-complex="Ubuntu" style:font-size-complex="7pt"/>
    </style:style>
    <style:style style:name="T10" style:family="text">
      <style:text-properties fo:color="#000000" style:font-name="Helvetica1" fo:font-size="7pt" style:font-name-asian="Ubuntu" style:font-size-asian="7pt" style:font-name-complex="Ubuntu" style:font-size-complex="7pt"/>
    </style:style>
    <style:style style:name="T1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6cm" svg:height="7.914cm" svg:x="1.562cm" svg:y="8.957cm">
          <draw:object xlink:href="./Object 3" xlink:type="simple" xlink:show="embed" xlink:actuate="onLoad"/>
          <draw:image xlink:href="./ObjectReplacements/Object 3" xlink:type="simple" xlink:show="embed" xlink:actuate="onLoad"/>
        </draw:frame>
        <draw:frame draw:style-name="gr1" draw:layer="layout" svg:width="9.3cm" svg:height="7.093cm" svg:x="0.1cm" svg:y="0.9cm">
          <draw:object xlink:href="./Object 1" xlink:type="simple" xlink:show="embed" xlink:actuate="onLoad"/>
          <draw:image xlink:href="./ObjectReplacements/Object 1" xlink:type="simple" xlink:show="embed" xlink:actuate="onLoad"/>
        </draw:frame>
        <draw:frame draw:style-name="gr1" draw:layer="layout" svg:width="11.077cm" svg:height="7.838cm" svg:x="9.9cm" svg:y="0.962cm">
          <draw:object xlink:href="./Object 2" xlink:type="simple" xlink:show="embed" xlink:actuate="onLoad"/>
          <draw:image xlink:href="./ObjectReplacements/Object 2" xlink:type="simple" xlink:show="embed" xlink:actuate="onLoad"/>
        </draw:frame>
        <draw:line draw:style-name="gr2" draw:text-style-name="P1" draw:layer="layout" svg:x1="6.074cm" svg:y1="9.391cm" svg:x2="6.081cm" svg:y2="15.886cm">
          <text:p/>
        </draw:line>
        <draw:line draw:style-name="gr2" draw:text-style-name="P1" draw:layer="layout" svg:x1="8.859cm" svg:y1="9.41cm" svg:x2="8.866cm" svg:y2="15.905cm">
          <text:p/>
        </draw:line>
        <draw:line draw:style-name="gr2" draw:text-style-name="P1" draw:layer="layout" svg:x1="11.664cm" svg:y1="9.41cm" svg:x2="11.671cm" svg:y2="15.905cm">
          <text:p/>
        </draw:line>
        <draw:line draw:style-name="gr2" draw:text-style-name="P1" draw:layer="layout" svg:x1="14.45cm" svg:y1="9.41cm" svg:x2="14.457cm" svg:y2="15.905cm">
          <text:p/>
        </draw:line>
        <draw:line draw:style-name="gr2" draw:text-style-name="P1" draw:layer="layout" svg:x1="17.269cm" svg:y1="9.41cm" svg:x2="17.276cm" svg:y2="15.905cm">
          <text:p/>
        </draw:line>
        <draw:frame draw:style-name="gr3" draw:text-style-name="P2" draw:layer="layout" svg:width="1.052cm" svg:height="0.573cm" svg:x="4.2cm" svg:y="16.1cm">
          <draw:text-box>
            <text:p><text:span text:style-name="T1">Mon</text:span></text:p>
          </draw:text-box>
        </draw:frame>
        <draw:frame draw:style-name="gr4" draw:text-style-name="P2" draw:layer="layout" svg:width="0.98cm" svg:height="0.573cm" svg:x="7.1cm" svg:y="16.101cm">
          <draw:text-box>
            <text:p><text:span text:style-name="T1">Tue</text:span></text:p>
          </draw:text-box>
        </draw:frame>
        <draw:frame draw:style-name="gr5" draw:text-style-name="P2" draw:layer="layout" svg:width="1.078cm" svg:height="0.573cm" svg:x="9.8cm" svg:y="16.102cm">
          <draw:text-box>
            <text:p><text:span text:style-name="T1">Wed</text:span></text:p>
          </draw:text-box>
        </draw:frame>
        <draw:frame draw:style-name="gr6" draw:text-style-name="P2" draw:layer="layout" svg:width="0.989cm" svg:height="0.573cm" svg:x="12.7cm" svg:y="16.103cm">
          <draw:text-box>
            <text:p><text:span text:style-name="T1">Thu</text:span></text:p>
          </draw:text-box>
        </draw:frame>
        <draw:frame draw:style-name="gr7" draw:text-style-name="P2" draw:layer="layout" svg:width="0.832cm" svg:height="0.573cm" svg:x="15.5cm" svg:y="16.131cm">
          <draw:text-box>
            <text:p><text:span text:style-name="T1">Fri</text:span></text:p>
          </draw:text-box>
        </draw:frame>
        <draw:frame draw:style-name="gr8" draw:text-style-name="P2" draw:layer="layout" svg:width="2.538cm" svg:height="0.573cm" svg:x="17.562cm" svg:y="16.231cm">
          <draw:text-box>
            <text:p><text:span text:style-name="T1">Sat/Sun/Holiday</text:span></text:p>
          </draw:text-box>
        </draw:frame>
      </draw:page>
      <draw:page draw:name="page2" draw:style-name="dp1" draw:master-page-name="Default">
        <draw:frame draw:style-name="gr1" draw:layer="layout" svg:width="12.503cm" svg:height="8.968cm" svg:x="-3.906cm" svg:y="2.032cm">
          <draw:object xlink:href="./Object 4" xlink:type="simple" xlink:show="embed" xlink:actuate="onLoad"/>
          <draw:image xlink:href="./ObjectReplacements/Object 4" xlink:type="simple" xlink:show="embed" xlink:actuate="onLoad"/>
        </draw:frame>
        <draw:frame draw:style-name="gr1" draw:layer="layout" svg:width="12.503cm" svg:height="8.968cm" svg:x="9.697cm" svg:y="1.732cm">
          <draw:object xlink:href="./Object 5" xlink:type="simple" xlink:show="embed" xlink:actuate="onLoad"/>
          <draw:image xlink:href="./ObjectReplacements/Object 5" xlink:type="simple" xlink:show="embed" xlink:actuate="onLoad"/>
        </draw:frame>
      </draw:page>
      <draw:page draw:name="page3" draw:style-name="dp1" draw:master-page-name="Default">
        <draw:polyline draw:style-name="gr9" draw:layer="layout" svg:width="14.537cm" svg:height="2.631cm" svg:x="4.856cm" svg:y="1.623cm" svg:viewBox="0 0 14538 2632" draw:points="0,929 40,929 79,852 120,774 159,697 199,310 239,233 279,155 319,1084 359,1161 399,1161 439,774 479,465 519,620 559,697 599,542 639,387 679,465 719,620 758,465 798,1316 839,1316 878,1007 918,1007 958,1007 998,1007 1038,774 1078,852 1118,1161 1158,1084 1198,929 1238,1316 1278,1084 1318,929 1357,852 1398,774 1438,774 1477,852 1517,1394 1557,1781 1597,1471 1637,1626 1677,1239 1717,1161 1757,1394 1797,1394 1837,1548 1877,1626 1917,1471 1957,1781 1997,1858 2037,1703 2076,2013 2117,1935 2157,1703 2196,2013 2236,1858 2276,1471 2316,1316 2356,1548 2396,1548 2436,1626 2476,1471 2516,1471 2556,1316 2596,1471 2636,1703 2676,1703 2716,1703 2756,1935 2795,2168 2835,2168 2875,2013 2915,1935 2955,1858 2995,1858 3035,1935 3075,1858 3115,1781 3155,1781 3195,1703 3235,2013 3275,2013 3315,2013 3355,1781 3394,2013 3435,2013 3475,2013 3514,1935 3554,1626 3594,1703 3634,1781 3674,1858 3714,1858 3754,1703 3794,2013 3834,2168 3874,2090 3914,2322 3954,2322 3994,2090 4034,2090 4074,2090 4113,2168 4154,2245 4193,2245 4233,2245 4273,2245 4313,2322 4353,2090 4393,2245 4433,2322 4473,2245 4513,2245 4553,2400 4593,2322 4633,2322 4673,2322 4713,2245 4753,2245 4792,2322 4832,2477 4872,2400 4912,2168 4952,2245 4992,2322 5032,2245 5072,2090 5112,1858 5152,1781 5192,1858 5232,2245 5272,2322 5312,2477 5352,2632 5392,2555 5431,2400 5472,2245 5511,2090 5551,2477 5591,2090 5631,1935 5671,2013 5711,2245 5751,2168 5791,2090 5831,1935 5871,2245 5911,2245 5951,2245 5991,2090 6031,2013 6071,1935 6110,1935 6150,1781 6191,2090 6230,1935 6270,1858 6310,1858 6350,1935 6390,2090 6430,2090 6470,1935 6510,2090 6550,1858 6590,1858 6630,2013 6670,1626 6709,1703 6750,2013 6790,2090 6829,1858 6869,2322 6909,2090 6949,1935 6989,1858 7029,1935 7069,2013 7109,1935 7149,1935 7189,2168 7229,1548 7269,1626 7309,1858 7349,1703 7389,1858 7428,2013 7468,2013 7509,1781 7548,1626 7588,1935 7628,1781 7668,1781 7708,1626 7748,1626 7788,1548 7828,1935 7868,1858 7908,1858 7948,1858 7988,1703 8028,1858 8068,2013 8108,1858 8147,1626 8187,1394 8227,1394 8267,1316 8307,1316 8347,1239 8387,1084 8427,929 8467,1394 8507,1626 8547,1316 8587,1548 8627,1548 8667,1548 8707,1858 8746,1548 8787,1703 8827,1548 8866,1626 8906,2090 8946,1935 8986,1626 9026,1626 9066,1394 9106,1471 9146,1781 9186,1548 9226,1548 9266,1626 9306,1316 9346,1239 9386,1161 9426,1161 9465,1316 9506,1626 9545,1548 9585,1548 9625,1626 9665,1316 9705,1161 9745,852 9785,465 9825,233 9865,387 9905,929 9945,1084 9985,852 10025,697 10065,620 10105,1084 10144,1161 10184,1316 10224,1084 10264,1084 10304,1394 10344,1316 10384,1239 10424,1084 10464,1626 10504,1471 10544,1316 10584,1239 10624,1316 10664,1471 10704,1316 10744,1316 10783,1471 10824,1394 10863,1161 10903,1084 10943,1084 10983,929 11023,620 11063,774 11103,697 11143,1084 11183,1161 11223,1084 11263,1084 11303,1161 11343,1394 11383,1084 11423,1316 11462,697 11502,774 11543,852 11582,929 11622,1161 11662,1548 11702,1161 11742,852 11782,929 11822,1161 11862,852 11902,852 11942,1007 11982,542 12022,465 12061,0 12102,310 12142,542 12181,697 12221,929 12261,852 12301,620 12341,774 12381,697 12421,387 12461,852 12501,1084 12541,929 12581,697 12621,542 12661,387 12701,0 12741,774 12780,697 12820,542 12861,697 12900,697 12940,620 12980,387 13020,387 13060,387 13100,542 13140,697 13180,774 13220,697 13260,697 13300,697 13340,929 13379,1239 13420,774 13460,542 13499,387 13539,387 13579,465 13619,465 13659,310 13699,542 13739,774 13779,697 13819,542 13859,542 13899,929 13939,465 13979,697 14019,774 14059,852 14098,697 14139,387 14178,387 14218,774 14258,774 14298,620 14338,697 14378,697 14418,620 14458,774 14498,852 14538,387">
          <text:p/>
        </draw:polyline>
        <draw:line draw:style-name="gr10" draw:layer="layout" svg:x1="4.847cm" svg:y1="4.273cm" svg:x2="4.679cm" svg:y2="4.273cm">
          <text:p/>
        </draw:line>
        <draw:line draw:style-name="gr10" draw:layer="layout" svg:x1="4.847cm" svg:y1="3.886cm" svg:x2="4.679cm" svg:y2="3.886cm">
          <text:p/>
        </draw:line>
        <draw:line draw:style-name="gr10" draw:layer="layout" svg:x1="4.847cm" svg:y1="3.499cm" svg:x2="4.679cm" svg:y2="3.499cm">
          <text:p/>
        </draw:line>
        <draw:line draw:style-name="gr10" draw:layer="layout" svg:x1="4.847cm" svg:y1="3.112cm" svg:x2="4.679cm" svg:y2="3.112cm">
          <text:p/>
        </draw:line>
        <draw:line draw:style-name="gr10" draw:layer="layout" svg:x1="4.847cm" svg:y1="2.725cm" svg:x2="4.679cm" svg:y2="2.725cm">
          <text:p/>
        </draw:line>
        <draw:line draw:style-name="gr10" draw:layer="layout" svg:x1="4.847cm" svg:y1="2.338cm" svg:x2="4.679cm" svg:y2="2.338cm">
          <text:p/>
        </draw:line>
        <draw:line draw:style-name="gr10" draw:layer="layout" svg:x1="4.847cm" svg:y1="1.951cm" svg:x2="4.679cm" svg:y2="1.951cm">
          <text:p/>
        </draw:line>
        <draw:frame draw:style-name="gr11" draw:layer="layout" svg:width="0.159cm" svg:height="0.357cm" draw:transform="rotate (1.5707963267949) translate (4.242cm 4.069cm)">
          <draw:text-box>
            <text:p text:style-name="P3"><text:span text:style-name="T2">0</text:span></text:p>
          </draw:text-box>
        </draw:frame>
        <draw:frame draw:style-name="gr11" draw:layer="layout" svg:width="0.159cm" svg:height="0.357cm" draw:transform="rotate (1.5707963267949) translate (4.242cm 3.373cm)">
          <draw:text-box>
            <text:p text:style-name="P3"><text:span text:style-name="T2">1</text:span></text:p>
          </draw:text-box>
        </draw:frame>
        <draw:frame draw:style-name="gr11" draw:layer="layout" svg:width="0.159cm" svg:height="0.357cm" draw:transform="rotate (1.5707963267949) translate (4.242cm 3.216cm)">
          <draw:text-box>
            <text:p text:style-name="P3"><text:span text:style-name="T2">0</text:span></text:p>
          </draw:text-box>
        </draw:frame>
        <draw:frame draw:style-name="gr11" draw:layer="layout" svg:width="0.159cm" svg:height="0.357cm" draw:transform="rotate (1.5707963267949) translate (4.242cm 2.599cm)">
          <draw:text-box>
            <text:p text:style-name="P3"><text:span text:style-name="T2">2</text:span></text:p>
          </draw:text-box>
        </draw:frame>
        <draw:frame draw:style-name="gr11" draw:layer="layout" svg:width="0.159cm" svg:height="0.357cm" draw:transform="rotate (1.5707963267949) translate (4.242cm 2.442cm)">
          <draw:text-box>
            <text:p text:style-name="P3"><text:span text:style-name="T2">0</text:span></text:p>
          </draw:text-box>
        </draw:frame>
        <draw:frame draw:style-name="gr11" draw:layer="layout" svg:width="0.159cm" svg:height="0.357cm" draw:transform="rotate (1.5707963267949) translate (4.242cm 1.825cm)">
          <draw:text-box>
            <text:p text:style-name="P3"><text:span text:style-name="T2">3</text:span></text:p>
          </draw:text-box>
        </draw:frame>
        <draw:polygon draw:style-name="gr10" draw:layer="layout" svg:width="14.543cm" svg:height="2.841cm" svg:x="4.856cm" svg:y="1.446cm" svg:viewBox="0 0 14544 2842" draw:points="0,2842 14544,2842 14544,0 0,0">
          <text:p/>
        </draw:polygon>
        <draw:polyline draw:style-name="gr12" draw:layer="layout" svg:width="14.537cm" svg:height="2.631cm" svg:x="4.856cm" svg:y="4.578cm" svg:viewBox="0 0 14538 2632" draw:points="0,2632 40,2632 79,2632 120,2632 159,2632 199,2632 239,2632 279,2632 319,2263 359,2355 399,2632 439,2632 479,2632 519,2632 559,2632 599,2632 639,2632 679,2632 719,2632 758,2632 798,2632 839,2632 878,2632 918,2632 958,2632 998,2632 1038,2632 1078,2632 1118,2632 1158,2632 1198,2632 1238,2632 1278,2632 1318,2632 1357,2632 1398,2632 1438,2632 1477,2632 1517,2632 1557,2632 1597,2609 1637,1824 1677,1731 1717,1731 1757,1639 1797,2609 1837,2632 1877,462 1917,2263 1957,1731 1997,1547 2037,2447 2076,2170 2117,2609 2157,2632 2196,2447 2236,1731 2276,1916 2316,462 2356,1639 2396,808 2436,2447 2476,2539 2516,1455 2556,1824 2596,2632 2636,2077 2676,2632 2716,2632 2756,2632 2795,2632 2835,1639 2875,1547 2915,1986 2955,2539 2995,2632 3035,2585 3075,1824 3115,2539 3155,808 3195,2263 3235,2263 3275,2632 3315,1916 3355,2609 3394,2632 3435,2632 3475,2632 3514,2447 3554,2539 3594,1731 3634,1916 3674,1731 3714,2447 3754,1916 3794,2563 3834,1986 3874,2263 3914,2632 3954,2447 3994,2447 4034,1731 4074,2539 4113,1986 4154,1986 4193,2263 4233,1639 4273,1731 4313,2447 4353,2263 4393,1824 4433,2447 4473,2170 4513,2585 4553,2563 4593,2263 4633,2355 4673,2539 4713,2632 4753,2447 4792,2632 4832,2539 4872,2632 4912,2632 4952,2447 4992,2170 5032,2355 5072,1916 5112,1455 5152,0 5192,1916 5232,2355 5272,2632 5312,2632 5352,2632 5392,2632 5431,2632 5472,2632 5511,2632 5551,2632 5591,2632 5631,2632 5671,2632 5711,2632 5751,1547 5791,2077 5831,2170 5871,2170 5911,2447 5951,2355 5991,2263 6031,2539 6071,2355 6110,2585 6150,2632 6191,2355 6230,2585 6270,2355 6310,2263 6350,2585 6390,2632 6430,2632 6470,2632 6510,2563 6550,2447 6590,2632 6630,2355 6670,2632 6709,2263 6750,2632 6790,2609 6829,2632 6869,2447 6909,2263 6949,1731 6989,2632 7029,2539 7069,1986 7109,2355 7149,2263 7189,1269 7229,716 7269,2077 7309,2632 7349,2632 7389,2632 7428,2170 7468,2355 7509,2632 7548,2632 7588,2585 7628,2447 7668,1178 7708,1731 7748,1731 7788,1731 7828,1986 7868,2539 7908,2170 7948,2263 7988,1639 8028,2447 8068,2632 8108,2632 8147,2632 8187,2632 8227,2632 8267,2632 8307,2632 8347,2632 8387,2632 8427,2632 8467,2632 8507,2632 8547,2632 8587,1916 8627,1362 8667,1986 8707,2077 8746,2585 8787,2609 8827,1178 8866,2447 8906,1986 8946,2539 8986,2632 9026,1824 9066,2632 9106,2632 9146,1986 9186,1824 9226,2447 9266,1916 9306,2632 9346,2632 9386,2632 9426,2632 9465,2632 9506,1916 9545,1986 9585,2539 9625,2632 9665,2632 9705,2632 9745,2632 9785,2632 9825,2632 9865,2632 9905,2632 9945,2632 9985,2632 10025,2632 10065,2632 10105,1178 10144,2355 10184,2632 10224,2632 10264,2539 10304,2563 10344,2585 10384,2632 10424,2632 10464,1986 10504,2077 10544,2447 10584,2632 10624,2447 10664,1824 10704,2263 10744,2355 10783,2585 10824,1731 10863,2609 10903,2632 10943,2632 10983,2632 11023,2632 11063,2632 11103,2632 11143,2447 11183,2632 11223,2632 11263,2632 11303,2632 11343,2077 11383,2632 11423,2447 11462,2632 11502,2632 11543,2632 11582,2447 11622,2355 11662,1455 11702,2632 11742,2632 11782,2609 11822,1455 11862,2170 11902,2539 11942,2609 11982,2632 12022,2632 12061,2632 12102,2632 12142,2632 12181,2632 12221,2632 12261,2632 12301,2632 12341,2632 12381,2632 12421,2632 12461,2632 12501,2632 12541,2632 12581,2632 12621,2632 12661,2632 12701,2632 12741,2355 12780,2632 12820,2632 12861,2632 12900,2632 12940,2632 12980,2632 13020,2632 13060,2632 13100,2632 13140,2632 13180,2632 13220,2632 13260,2632 13300,2632 13340,2632 13379,2263 13420,2632 13460,2632 13499,2632 13539,2632 13579,2632 13619,2632 13659,2632 13699,2632 13739,2447 13779,2632 13819,2632 13859,2447 13899,2632 13939,2632 13979,2632 14019,2632 14059,2632 14098,2632 14139,2632 14178,2632 14218,2632 14258,2263 14298,2632 14338,2632 14378,2447 14418,2447 14458,2355 14498,1986 14538,2632">
          <text:p/>
        </draw:polyline>
        <draw:frame draw:style-name="gr11" draw:layer="layout" svg:width="0.159cm" svg:height="0.357cm" draw:transform="rotate (1.5707963267949) translate (4.242cm 1.668cm)">
          <draw:text-box>
            <text:p text:style-name="P3"><text:span text:style-name="T2">0</text:span></text:p>
          </draw:text-box>
        </draw:frame>
        <draw:line draw:style-name="gr10" draw:layer="layout" svg:x1="4.874cm" svg:y1="7.31cm" svg:x2="4.706cm" svg:y2="7.31cm">
          <text:p/>
        </draw:line>
        <draw:line draw:style-name="gr10" draw:layer="layout" svg:x1="4.874cm" svg:y1="6.855cm" svg:x2="4.706cm" svg:y2="6.855cm">
          <text:p/>
        </draw:line>
        <draw:line draw:style-name="gr10" draw:layer="layout" svg:x1="4.874cm" svg:y1="6.401cm" svg:x2="4.706cm" svg:y2="6.401cm">
          <text:p/>
        </draw:line>
        <draw:line draw:style-name="gr10" draw:layer="layout" svg:x1="4.874cm" svg:y1="5.947cm" svg:x2="4.706cm" svg:y2="5.947cm">
          <text:p/>
        </draw:line>
        <draw:line draw:style-name="gr10" draw:layer="layout" svg:x1="4.874cm" svg:y1="5.492cm" svg:x2="4.706cm" svg:y2="5.492cm">
          <text:p/>
        </draw:line>
        <draw:line draw:style-name="gr10" draw:layer="layout" svg:x1="4.874cm" svg:y1="5.038cm" svg:x2="4.706cm" svg:y2="5.038cm">
          <text:p/>
        </draw:line>
        <draw:line draw:style-name="gr10" draw:layer="layout" svg:x1="4.874cm" svg:y1="4.584cm" svg:x2="4.706cm" svg:y2="4.584cm">
          <text:p/>
        </draw:line>
        <draw:frame draw:style-name="gr11" draw:layer="layout" svg:width="0.159cm" svg:height="0.357cm" draw:transform="rotate (1.5707963267949) translate (4.269cm 7.106cm)">
          <draw:text-box>
            <text:p text:style-name="P3"><text:span text:style-name="T2">0</text:span></text:p>
          </draw:text-box>
        </draw:frame>
        <draw:frame draw:style-name="gr11" draw:layer="layout" svg:width="0.159cm" svg:height="0.357cm" draw:transform="rotate (1.5707963267949) translate (4.269cm 6.652cm)">
          <draw:text-box>
            <text:p text:style-name="P3"><text:span text:style-name="T2">5</text:span></text:p>
          </draw:text-box>
        </draw:frame>
        <draw:frame draw:style-name="gr11" draw:layer="layout" svg:width="0.159cm" svg:height="0.357cm" draw:transform="rotate (1.5707963267949) translate (4.269cm 5.821cm)">
          <draw:text-box>
            <text:p text:style-name="P3"><text:span text:style-name="T2">1</text:span></text:p>
          </draw:text-box>
        </draw:frame>
        <draw:frame draw:style-name="gr11" draw:layer="layout" svg:width="0.159cm" svg:height="0.357cm" draw:transform="rotate (1.5707963267949) translate (4.269cm 5.665cm)">
          <draw:text-box>
            <text:p text:style-name="P3"><text:span text:style-name="T2">5</text:span></text:p>
          </draw:text-box>
        </draw:frame>
        <draw:frame draw:style-name="gr11" draw:layer="layout" svg:width="0.159cm" svg:height="0.357cm" draw:transform="rotate (1.5707963267949) translate (4.269cm 4.913cm)">
          <draw:text-box>
            <text:p text:style-name="P3"><text:span text:style-name="T2">2</text:span></text:p>
          </draw:text-box>
        </draw:frame>
        <draw:polygon draw:style-name="gr10" draw:layer="layout" svg:width="14.537cm" svg:height="2.841cm" svg:x="4.856cm" svg:y="4.473cm" svg:viewBox="0 0 14538 2842" draw:points="0,2842 14538,2842 14538,0 0,0">
          <text:p/>
        </draw:polygon>
        <draw:frame draw:style-name="gr11" draw:layer="layout" svg:width="0.159cm" svg:height="0.357cm" draw:transform="rotate (1.5707963267949) translate (4.269cm 4.756cm)">
          <draw:text-box>
            <text:p text:style-name="P3"><text:span text:style-name="T2">5</text:span></text:p>
          </draw:text-box>
        </draw:frame>
        <draw:line draw:style-name="gr10" draw:layer="layout" svg:x1="4.858cm" svg:y1="10.342cm" svg:x2="4.858cm" svg:y2="10.509cm">
          <text:p/>
        </draw:line>
        <draw:line draw:style-name="gr10" draw:layer="layout" svg:x1="8.51cm" svg:y1="10.342cm" svg:x2="8.51cm" svg:y2="10.509cm">
          <text:p/>
        </draw:line>
        <draw:line draw:style-name="gr10" draw:layer="layout" svg:x1="12.104cm" svg:y1="10.342cm" svg:x2="12.104cm" svg:y2="10.509cm">
          <text:p/>
        </draw:line>
        <draw:line draw:style-name="gr10" draw:layer="layout" svg:x1="16.798cm" svg:y1="10.342cm" svg:x2="16.798cm" svg:y2="10.509cm">
          <text:p/>
        </draw:line>
        <draw:line draw:style-name="gr10" draw:layer="layout" svg:x1="4.8cm" svg:y1="10.337cm" svg:x2="4.632cm" svg:y2="10.337cm">
          <text:p/>
        </draw:line>
        <draw:line draw:style-name="gr10" draw:layer="layout" svg:x1="4.8cm" svg:y1="9.824cm" svg:x2="4.632cm" svg:y2="9.824cm">
          <text:p/>
        </draw:line>
        <draw:line draw:style-name="gr10" draw:layer="layout" svg:x1="4.8cm" svg:y1="9.311cm" svg:x2="4.632cm" svg:y2="9.311cm">
          <text:p/>
        </draw:line>
        <draw:line draw:style-name="gr10" draw:layer="layout" svg:x1="4.8cm" svg:y1="8.798cm" svg:x2="4.632cm" svg:y2="8.798cm">
          <text:p/>
        </draw:line>
        <draw:line draw:style-name="gr10" draw:layer="layout" svg:x1="4.8cm" svg:y1="8.285cm" svg:x2="4.632cm" svg:y2="8.285cm">
          <text:p/>
        </draw:line>
        <draw:line draw:style-name="gr10" draw:layer="layout" svg:x1="4.8cm" svg:y1="7.772cm" svg:x2="4.632cm" svg:y2="7.772cm">
          <text:p/>
        </draw:line>
        <draw:frame draw:style-name="gr11" draw:layer="layout" svg:width="0.159cm" svg:height="0.357cm" draw:transform="rotate (1.5707963267949) translate (4.195cm 10.251cm)">
          <draw:text-box>
            <text:p text:style-name="P3"><text:span text:style-name="T2">0</text:span></text:p>
          </draw:text-box>
        </draw:frame>
        <draw:frame draw:style-name="gr13" draw:layer="layout" svg:width="0.082cm" svg:height="0.357cm" draw:transform="rotate (1.5707963267949) translate (4.195cm 10.094cm)">
          <draw:text-box>
            <text:p text:style-name="P3"><text:span text:style-name="T2">.</text:span></text:p>
          </draw:text-box>
        </draw:frame>
        <draw:frame draw:style-name="gr11" draw:layer="layout" svg:width="0.159cm" svg:height="0.357cm" draw:transform="rotate (1.5707963267949) translate (4.195cm 10.016cm)">
          <draw:text-box>
            <text:p text:style-name="P3"><text:span text:style-name="T2">0</text:span></text:p>
          </draw:text-box>
        </draw:frame>
        <draw:frame draw:style-name="gr11" draw:layer="layout" svg:width="0.159cm" svg:height="0.357cm" draw:transform="rotate (1.5707963267949) translate (4.195cm 9.225cm)">
          <draw:text-box>
            <text:p text:style-name="P3"><text:span text:style-name="T2">0</text:span></text:p>
          </draw:text-box>
        </draw:frame>
        <draw:frame draw:style-name="gr13" draw:layer="layout" svg:width="0.082cm" svg:height="0.357cm" draw:transform="rotate (1.5707963267949) translate (4.195cm 9.068cm)">
          <draw:text-box>
            <text:p text:style-name="P3"><text:span text:style-name="T2">.</text:span></text:p>
          </draw:text-box>
        </draw:frame>
        <draw:frame draw:style-name="gr11" draw:layer="layout" svg:width="0.159cm" svg:height="0.357cm" draw:transform="rotate (1.5707963267949) translate (4.195cm 8.989cm)">
          <draw:text-box>
            <text:p text:style-name="P3"><text:span text:style-name="T2">4</text:span></text:p>
          </draw:text-box>
        </draw:frame>
        <draw:frame draw:style-name="gr11" draw:layer="layout" svg:width="0.159cm" svg:height="0.357cm" draw:transform="rotate (1.5707963267949) translate (4.195cm 8.199cm)">
          <draw:text-box>
            <text:p text:style-name="P3"><text:span text:style-name="T2">0</text:span></text:p>
          </draw:text-box>
        </draw:frame>
        <draw:frame draw:style-name="gr13" draw:layer="layout" svg:width="0.082cm" svg:height="0.357cm" draw:transform="rotate (1.5707963267949) translate (4.195cm 8.042cm)">
          <draw:text-box>
            <text:p text:style-name="P3"><text:span text:style-name="T2">.</text:span></text:p>
          </draw:text-box>
        </draw:frame>
        <draw:polygon draw:style-name="gr10" draw:layer="layout" svg:width="14.537cm" svg:height="2.841cm" svg:x="4.856cm" svg:y="7.5cm" svg:viewBox="0 0 14538 2842" draw:points="0,2842 14538,2842 14538,0 0,0">
          <text:p/>
        </draw:polygon>
        <draw:frame draw:style-name="gr11" draw:layer="layout" svg:width="0.159cm" svg:height="0.357cm" draw:transform="rotate (1.5707963267949) translate (4.195cm 7.964cm)">
          <draw:text-box>
            <text:p text:style-name="P3"><text:span text:style-name="T2">8</text:span></text:p>
          </draw:text-box>
        </draw:frame>
        <draw:line draw:style-name="gr10" draw:layer="layout" svg:x1="6.024cm" svg:y1="10.342cm" svg:x2="6.024cm" svg:y2="10.509cm">
          <text:p/>
        </draw:line>
        <draw:line draw:style-name="gr10" draw:layer="layout" svg:x1="10.897cm" svg:y1="10.342cm" svg:x2="10.897cm" svg:y2="10.509cm">
          <text:p/>
        </draw:line>
        <draw:line draw:style-name="gr10" draw:layer="layout" svg:x1="7.284cm" svg:y1="10.342cm" svg:x2="7.284cm" svg:y2="10.509cm">
          <text:p/>
        </draw:line>
        <draw:line draw:style-name="gr10" draw:layer="layout" svg:x1="9.697cm" svg:y1="10.342cm" svg:x2="9.697cm" svg:y2="10.509cm">
          <text:p/>
        </draw:line>
        <draw:line draw:style-name="gr10" draw:layer="layout" svg:x1="13.311cm" svg:y1="10.342cm" svg:x2="13.311cm" svg:y2="10.509cm">
          <text:p/>
        </draw:line>
        <draw:line draw:style-name="gr10" draw:layer="layout" svg:x1="14.598cm" svg:y1="10.342cm" svg:x2="14.598cm" svg:y2="10.509cm">
          <text:p/>
        </draw:line>
        <draw:line draw:style-name="gr10" draw:layer="layout" svg:x1="15.685cm" svg:y1="10.342cm" svg:x2="15.685cm" svg:y2="10.509cm">
          <text:p/>
        </draw:line>
        <draw:line draw:style-name="gr10" draw:layer="layout" svg:x1="18.072cm" svg:y1="10.342cm" svg:x2="18.072cm" svg:y2="10.509cm">
          <text:p/>
        </draw:line>
        <draw:frame draw:style-name="gr14" draw:layer="layout" svg:width="0.883cm" svg:height="0.31cm" svg:x="5cm" svg:y="10.494cm">
          <draw:text-box>
            <text:p><text:span text:style-name="T3">2012</text:span><text:span text:style-name="T4">/</text:span><text:span text:style-name="T3">09</text:span></text:p>
          </draw:text-box>
        </draw:frame>
        <draw:frame draw:style-name="gr15" draw:layer="layout" svg:width="0.883cm" svg:height="0.282cm" svg:x="8.638cm" svg:y="10.522cm">
          <draw:text-box>
            <text:p text:style-name="P3"><text:span text:style-name="T5">2012/12</text:span></text:p>
          </draw:text-box>
        </draw:frame>
        <draw:frame draw:style-name="gr16" draw:text-style-name="P3" draw:layer="layout" svg:width="0.883cm" svg:height="0.355cm" svg:x="9.832cm" svg:y="10.549cm">
          <draw:text-box>
            <text:p><text:span text:style-name="T3">2013/01</text:span></text:p>
          </draw:text-box>
        </draw:frame>
        <draw:frame draw:style-name="gr15" draw:text-style-name="P4" draw:layer="layout" svg:width="0.883cm" svg:height="0.282cm" svg:x="12.3cm" svg:y="10.522cm">
          <draw:text-box>
            <text:p text:style-name="P3"><text:span text:style-name="T5">2013/03</text:span></text:p>
          </draw:text-box>
        </draw:frame>
        <draw:frame draw:style-name="gr15" draw:layer="layout" svg:width="0.883cm" svg:height="0.282cm" svg:x="14.677cm" svg:y="10.522cm">
          <draw:text-box>
            <text:p><text:span text:style-name="T3">2013/05</text:span></text:p>
          </draw:text-box>
        </draw:frame>
        <draw:frame draw:style-name="gr15" draw:text-style-name="P4" draw:layer="layout" svg:width="0.883cm" svg:height="0.282cm" svg:x="15.878cm" svg:y="10.522cm">
          <draw:text-box>
            <text:p text:style-name="P3"><text:span text:style-name="T5">2013/06</text:span></text:p>
          </draw:text-box>
        </draw:frame>
        <draw:frame draw:style-name="gr14" draw:text-style-name="P5" draw:layer="layout" svg:width="0.883cm" svg:height="0.31cm" svg:x="18.384cm" svg:y="10.494cm">
          <draw:text-box>
            <text:p text:style-name="P3"><text:span text:style-name="T4">2013/08</text:span></text:p>
          </draw:text-box>
        </draw:frame>
        <draw:frame draw:style-name="gr17" draw:text-style-name="P2" draw:layer="layout" svg:width="3.906cm" svg:height="0.895cm" draw:transform="rotate (1.57201805727129) translate (3.416cm 10.982cm)">
          <draw:text-box>
            <text:p><text:span text:style-name="T1">Average daily consumption</text:span></text:p>
            <text:p><text:span text:style-name="T1"><text:s/></text:span><text:span text:style-name="T1">per capita, m</text:span><text:span text:style-name="T3">3</text:span></text:p>
          </draw:text-box>
        </draw:frame>
        <draw:frame draw:style-name="gr18" draw:text-style-name="P2" draw:layer="layout" svg:width="2.636cm" svg:height="0.573cm" draw:transform="rotate (1.57201805727129) translate (3.417cm 7.181cm)">
          <draw:text-box>
            <text:p><text:span text:style-name="T1">Preciptation, mm</text:span></text:p>
          </draw:text-box>
        </draw:frame>
        <draw:frame draw:style-name="gr19" draw:text-style-name="P2" draw:layer="layout" svg:width="3.63cm" svg:height="0.573cm" draw:transform="rotate (1.57201805727129) translate (3.516cm 4.782cm)">
          <draw:text-box>
            <text:p><text:span text:style-name="T1">Average temperature, </text:span><text:span text:style-name="T6">°</text:span><text:span text:style-name="T7">C</text:span></text:p>
          </draw:text-box>
        </draw:frame>
        <draw:polyline draw:style-name="gr10" draw:layer="layout" svg:width="14.537cm" svg:height="2.63cm" svg:x="4.862cm" svg:y="7.614cm" svg:viewBox="0 0 14538 2631" draw:points="0,1012 40,1086 79,1115 120,1190 159,1217 199,1144 239,1069 279,587 319,1130 359,1866 399,1960 439,1655 479,1510 519,1579 559,1053 599,992 639,1334 679,1472 719,1236 758,1344 798,1733 839,1553 878,1348 918,1644 958,1870 998,1689 1038,1676 1078,1785 1118,1375 1158,1270 1198,1729 1238,1958 1278,1722 1318,1651 1357,1685 1398,1151 1438,1111 1477,1229 1517,1736 1557,1955 1597,2053 1637,2178 1677,1963 1717,1973 1757,2186 1797,2322 1837,2327 1877,2323 1917,2260 1957,2042 1997,2040 2037,2246 2076,2396 2117,2397 2157,2363 2196,2354 2236,2146 2276,2130 2316,2316 2356,2486 2396,2496 2436,2614 2476,2413 2516,2198 2556,2184 2596,2318 2636,2484 2676,2443 2716,2426 2756,2316 2795,2214 2835,2277 2875,2229 2915,2404 2955,2598 2995,2523 3035,2472 3075,2289 3115,2228 3155,2436 3195,2508 3235,2538 3275,2503 3315,2555 3355,2264 3394,2187 3435,2365 3475,2509 3514,2488 3554,2547 3594,2512 3634,2296 3674,2292 3714,2416 3754,2558 3794,2542 3834,2582 3874,2544 3914,2289 3954,2338 3994,2488 4034,2624 4074,2601 4113,2631 4154,2582 4193,2341 4233,2290 4273,2449 4313,2493 4353,2559 4393,2576 4433,2474 4473,2170 4513,2151 4553,2006 4593,2041 4633,2180 4673,2412 4713,2375 4753,2325 4792,2227 4832,2205 4872,2219 4912,2350 4952,2391 4992,2434 5032,2310 5072,2240 5112,2342 5152,2535 5192,2484 5232,2515 5272,2397 5312,2200 5352,2163 5392,2347 5431,2482 5472,2437 5511,2439 5551,2439 5591,2141 5631,2116 5671,2284 5711,2438 5751,2477 5791,2433 5831,2410 5871,2231 5911,2228 5951,2346 5991,2506 6031,2557 6071,2577 6110,2477 6150,2136 6191,2196 6230,2377 6270,2485 6310,2505 6350,2515 6390,2455 6430,2278 6470,2238 6510,2308 6550,2446 6590,2544 6630,2550 6670,2432 6709,2224 6750,2166 6790,2368 6829,2428 6869,2482 6909,2487 6949,2462 6989,2170 7029,2112 7069,2375 7109,2490 7149,2481 7189,2539 7229,2505 7269,2251 7309,2109 7349,2240 7389,2475 7428,2432 7468,2489 7509,2385 7548,2061 7588,2150 7628,2334 7668,2521 7708,2522 7748,2510 7788,2430 7828,2177 7868,2196 7908,2385 7948,2490 7988,2560 8028,2496 8068,2440 8108,2181 8147,2168 8187,2305 8227,2377 8267,2308 8307,2299 8347,1881 8387,1824 8427,2138 8467,1807 8507,2174 8547,2345 8587,2356 8627,2391 8667,2079 8707,2145 8746,2328 8787,2420 8827,2449 8866,2432 8906,2341 8946,2115 8986,2072 9026,2285 9066,2383 9106,2424 9146,2466 9186,2409 9226,2166 9266,2109 9306,2084 9346,2236 9386,2150 9426,2163 9465,2044 9506,2022 9545,2247 9585,2151 9625,2261 9665,2125 9705,2108 9745,1924 9785,1280 9825,970 9865,1134 9905,1262 9945,1566 9985,1591 10025,1410 10065,1259 10105,1709 10144,2175 10184,2253 10224,2141 10264,2122 10304,1974 10344,2017 10384,2132 10424,1741 10464,1922 10504,2210 10544,2185 10584,2158 10624,1849 10664,1891 10704,2148 10744,2255 10783,2225 10824,2225 10863,2160 10903,1872 10943,1675 10983,1619 11023,1648 11063,1472 11103,1431 11143,1659 11183,1477 11223,1303 11263,1369 11303,1783 11343,1875 11383,2041 11423,2042 11462,1473 11502,1171 11543,1626 11582,1695 11622,1851 11662,2192 11702,2129 11742,1725 11782,1595 11822,1978 11862,2184 11902,2116 11942,2120 11982,1939 12022,1273 12061,741 12102,191 12142,799 12181,710 12221,893 12261,1216 12301,535 12341,535 12381,851 12421,898 12461,587 12501,1129 12541,1060 12581,420 12621,266 12661,596 12701,309 12741,466 12780,837 12820,620 12861,0 12900,127 12940,633 12980,607 13020,45 13060,177 13100,462 13140,34 13180,735 13220,1025 13260,788 13300,494 13340,1118 13379,1684 13420,1696 13460,1295 13499,804 13539,778 13579,426 13619,422 13659,787 13699,266 13739,779 13779,1500 13819,1144 13859,761 13899,1769 13939,1729 13979,1052 14019,1208 14059,1595 14098,1475 14139,915 14178,734 14218,1127 14258,1291 14298,1194 14338,1679 14378,1820 14418,1679 14458,1865 14498,2017 14538,1648">
          <text:p/>
        </draw:polyline>
        <draw:frame draw:style-name="gr14" draw:layer="layout" svg:width="0.883cm" svg:height="0.31cm" svg:x="6.219cm" svg:y="10.494cm">
          <draw:text-box>
            <text:p><text:span text:style-name="T3">2012</text:span><text:span text:style-name="T4">/</text:span><text:span text:style-name="T3">10</text:span></text:p>
          </draw:text-box>
        </draw:frame>
        <draw:frame draw:style-name="gr20" draw:text-style-name="P4" draw:layer="layout" svg:width="0.866cm" svg:height="0.31cm" svg:x="7.475cm" svg:y="10.494cm">
          <draw:text-box>
            <text:p><text:span text:style-name="T3">2012</text:span><text:span text:style-name="T4">/</text:span><text:span text:style-name="T3">11</text:span></text:p>
          </draw:text-box>
        </draw:frame>
        <draw:frame draw:style-name="gr16" draw:text-style-name="P3" draw:layer="layout" svg:width="0.883cm" svg:height="0.355cm" svg:x="11.114cm" svg:y="10.549cm">
          <draw:text-box>
            <text:p><text:span text:style-name="T3">2013/02</text:span></text:p>
          </draw:text-box>
        </draw:frame>
        <draw:frame draw:style-name="gr15" draw:layer="layout" svg:width="0.883cm" svg:height="0.282cm" svg:x="13.543cm" svg:y="10.522cm">
          <draw:text-box>
            <text:p><text:span text:style-name="T3">2013/04</text:span></text:p>
          </draw:text-box>
        </draw:frame>
        <draw:frame draw:style-name="gr15" draw:text-style-name="P4" draw:layer="layout" svg:width="0.883cm" svg:height="0.282cm" svg:x="17.036cm" svg:y="10.522cm">
          <draw:text-box>
            <text:p text:style-name="P3"><text:span text:style-name="T5">2013/07</text:span></text:p>
          </draw:text-box>
        </draw:frame>
        <draw:polyline draw:style-name="gr10" draw:layer="layout" svg:width="14.537cm" svg:height="2.63cm" svg:x="4.872cm" svg:y="11.22cm" svg:viewBox="0 0 14538 2631" draw:points="0,1602 40,1649 79,1743 120,1923 159,1860 199,1642 239,1978 279,1518 319,1605 359,2178 399,2316 439,1884 479,1755 519,1992 559,1557 599,1650 639,1850 679,1998 719,1681 758,1353 798,2111 839,1677 878,1596 918,1935 958,1980 998,1873 1038,1690 1078,2053 1118,1663 1158,1449 1198,1679 1238,2049 1278,1863 1318,1556 1357,1856 1398,1317 1438,1286 1477,1409 1517,1748 1557,1821 1597,1707 1637,2145 1677,1978 1717,1940 1757,2225 1797,2441 1837,2396 1877,2368 1917,2301 1957,2065 1997,2057 2037,2240 2076,2404 2117,2447 2157,2443 2196,2392 2236,2055 2276,2268 2316,2272 2356,2553 2396,2472 2436,2631 2476,2432 2516,2189 2556,2182 2596,2253 2636,2343 2676,2340 2716,2453 2756,2188 2795,1994 2835,2288 2875,2081 2915,2253 2955,2562 2995,2314 3035,2376 3075,2062 3115,2150 3155,2198 3195,2311 3235,2405 3275,2306 3315,2450 3355,2041 3394,2010 3435,2136 3475,2337 3514,2312 3554,2327 3594,2333 3634,2051 3674,2104 3714,2078 3754,2315 3794,2146 3834,2323 3874,2255 3914,2169 3954,2156 3994,2324 4034,2415 4074,2362 4113,2486 4154,2305 4193,2061 4233,2020 4273,2196 4313,2282 4353,2206 4393,2327 4433,2371 4473,1984 4513,1980 4553,1665 4593,2087 4633,2281 4673,2213 4713,2149 4753,2025 4792,2130 4832,1826 4872,2115 4912,2077 4952,2033 4992,2316 5032,2042 5072,2070 5112,2078 5152,2299 5192,2183 5232,2100 5272,1946 5312,1718 5352,1721 5392,1860 5431,2137 5472,2089 5511,2081 5551,2010 5591,1606 5631,1739 5671,1850 5711,1940 5751,2187 5791,2039 5831,2153 5871,1849 5911,1900 5951,1862 5991,2146 6031,2209 6071,2234 6110,2139 6150,2020 6191,1907 6230,2091 6270,2178 6310,2186 6350,2229 6390,2242 6430,2007 6470,2054 6510,1940 6550,2099 6590,2207 6630,2298 6670,2106 6709,2034 6750,1931 6790,2104 6829,2238 6869,2285 6909,2122 6949,2115 6989,1791 7029,1883 7069,2063 7109,2189 7149,2308 7189,2385 7229,2116 7269,1936 7309,2104 7349,2120 7389,2333 7428,2408 7468,2362 7509,2252 7548,2061 7588,2011 7628,2114 7668,2343 7708,2314 7748,2391 7788,2317 7828,1974 7868,2083 7908,2158 7948,2292 7988,2304 8028,2217 8068,2162 8108,1985 8147,2056 8187,2125 8227,2214 8267,2260 8307,2112 8347,1721 8387,1800 8427,1925 8467,1732 8507,1942 8547,2122 8587,2085 8627,2122 8667,1877 8707,2006 8746,2030 8787,2129 8827,2129 8866,2059 8906,1920 8946,1765 8986,1792 9026,1877 9066,1970 9106,2163 9146,2158 9186,2086 9226,1751 9266,1689 9306,1822 9346,1802 9386,1935 9426,1930 9465,1837 9506,1674 9545,2464 9585,1782 9625,1938 9665,1845 9705,1862 9745,1780 9785,1339 9825,1254 9865,926 9905,1204 9945,1393 9985,1474 10025,1355 10065,1123 10105,1479 10144,1839 10184,1833 10224,1778 10264,1657 10304,1505 10344,1457 10384,1763 10424,1452 10464,1443 10504,1840 10544,1591 10584,1758 10624,1466 10664,1458 10704,1677 10744,1844 10783,1847 10824,1654 10863,1917 10903,1454 10943,1469 10983,1440 11023,1434 11063,1103 11103,937 11143,1297 11183,1059 11223,1019 11263,1090 11303,1452 11343,1492 11383,1316 11423,1637 11462,1130 11502,1006 11543,1318 11582,1270 11622,1401 11662,1460 11702,1820 11742,1240 11782,1097 11822,1566 11862,1663 11902,1653 11942,1461 11982,1511 12022,1080 12061,823 12102,521 12142,947 12181,767 12221,729 12261,1160 12301,698 12341,526 12381,883 12421,895 12461,581 12501,781 12541,1135 12581,560 12621,397 12661,696 12701,516 12741,363 12780,485 12820,699 12861,0 12900,297 12940,644 12980,646 13020,140 13060,205 13100,463 13140,83 13180,507 13220,812 13260,703 13300,693 13340,482 13379,1324 13420,1095 13460,845 13499,598 13539,511 13579,499 13619,185 13659,709 13699,179 13739,399 13779,932 13819,696 13859,432 13899,1021 13939,1253 13979,379 14019,597 14059,1190 14098,1107 14139,707 14178,394 14218,931 14258,752 14298,756 14338,1226 14378,1341 14418,1269 14458,977 14498,1500 14538,1010">
          <text:p/>
        </draw:polyline>
        <draw:line draw:style-name="gr10" draw:layer="layout" svg:x1="4.852cm" svg:y1="13.628cm" svg:x2="4.852cm" svg:y2="11.186cm">
          <text:p/>
        </draw:line>
        <draw:line draw:style-name="gr10" draw:layer="layout" svg:x1="4.852cm" svg:y1="13.017cm" svg:x2="4.684cm" svg:y2="13.017cm">
          <text:p/>
        </draw:line>
        <draw:line draw:style-name="gr10" draw:layer="layout" svg:x1="4.852cm" svg:y1="12.406cm" svg:x2="4.684cm" svg:y2="12.406cm">
          <text:p/>
        </draw:line>
        <draw:line draw:style-name="gr10" draw:layer="layout" svg:x1="4.852cm" svg:y1="11.796cm" svg:x2="4.684cm" svg:y2="11.796cm">
          <text:p/>
        </draw:line>
        <draw:line draw:style-name="gr10" draw:layer="layout" svg:x1="4.852cm" svg:y1="11.186cm" svg:x2="4.684cm" svg:y2="11.186cm">
          <text:p/>
        </draw:line>
        <draw:frame draw:style-name="gr11" draw:layer="layout" svg:width="0.159cm" svg:height="0.357cm" draw:transform="rotate (1.5707963267949) translate (4.247cm 13.542cm)">
          <draw:text-box>
            <text:p text:style-name="P3"><text:span text:style-name="T2">4</text:span></text:p>
          </draw:text-box>
        </draw:frame>
        <draw:frame draw:style-name="gr13" draw:layer="layout" svg:width="0.082cm" svg:height="0.357cm" draw:transform="rotate (1.5707963267949) translate (4.247cm 13.385cm)">
          <draw:text-box>
            <text:p text:style-name="P3"><text:span text:style-name="T2">.</text:span></text:p>
          </draw:text-box>
        </draw:frame>
        <draw:frame draw:style-name="gr11" draw:layer="layout" svg:width="0.159cm" svg:height="0.357cm" draw:transform="rotate (1.5707963267949) translate (4.247cm 13.306cm)">
          <draw:text-box>
            <text:p text:style-name="P3"><text:span text:style-name="T2">5</text:span></text:p>
          </draw:text-box>
        </draw:frame>
        <draw:frame draw:style-name="gr11" draw:layer="layout" svg:width="0.159cm" svg:height="0.357cm" draw:transform="rotate (1.5707963267949) translate (4.247cm 12.32cm)">
          <draw:text-box>
            <text:p text:style-name="P3"><text:span text:style-name="T2">5</text:span></text:p>
          </draw:text-box>
        </draw:frame>
        <draw:frame draw:style-name="gr13" draw:layer="layout" svg:width="0.082cm" svg:height="0.357cm" draw:transform="rotate (1.5707963267949) translate (4.247cm 12.163cm)">
          <draw:text-box>
            <text:p text:style-name="P3"><text:span text:style-name="T2">.</text:span></text:p>
          </draw:text-box>
        </draw:frame>
        <draw:frame draw:style-name="gr11" draw:layer="layout" svg:width="0.159cm" svg:height="0.357cm" draw:transform="rotate (1.5707963267949) translate (4.247cm 12.085cm)">
          <draw:text-box>
            <text:p text:style-name="P3"><text:span text:style-name="T2">5</text:span></text:p>
          </draw:text-box>
        </draw:frame>
        <draw:frame draw:style-name="gr11" draw:layer="layout" svg:width="0.159cm" svg:height="0.357cm" draw:transform="rotate (1.5707963267949) translate (4.247cm 11.399cm)">
          <draw:text-box>
            <text:p text:style-name="P3"><text:span text:style-name="T2">6</text:span></text:p>
          </draw:text-box>
        </draw:frame>
        <draw:frame draw:style-name="gr13" draw:layer="layout" svg:width="0.082cm" svg:height="0.357cm" draw:transform="rotate (1.5707963267949) translate (4.247cm 11.243cm)">
          <draw:text-box>
            <text:p text:style-name="P3"><text:span text:style-name="T2">.</text:span></text:p>
          </draw:text-box>
        </draw:frame>
        <draw:polygon draw:style-name="gr10" draw:layer="layout" svg:width="14.547cm" svg:height="2.841cm" svg:x="4.852cm" svg:y="11.115cm" svg:viewBox="0 0 14548 2842" draw:points="0,2842 14548,2842 14548,0 0,0">
          <text:p/>
        </draw:polygon>
        <draw:frame draw:style-name="gr11" draw:layer="layout" svg:width="0.159cm" svg:height="0.357cm" draw:transform="rotate (1.5707963267949) translate (4.247cm 11.164cm)">
          <draw:text-box>
            <text:p text:style-name="P3"><text:span text:style-name="T2">5</text:span></text:p>
          </draw:text-box>
        </draw:frame>
        <draw:line draw:style-name="gr10" draw:layer="layout" svg:x1="19.397cm" svg:y1="10.33cm" svg:x2="19.397cm" svg:y2="10.497cm">
          <text:p/>
        </draw:line>
        <draw:line draw:style-name="gr10" draw:layer="layout" svg:x1="4.846cm" svg:y1="13.953cm" svg:x2="4.846cm" svg:y2="14.12cm">
          <text:p/>
        </draw:line>
        <draw:line draw:style-name="gr10" draw:layer="layout" svg:x1="8.498cm" svg:y1="13.953cm" svg:x2="8.498cm" svg:y2="14.12cm">
          <text:p/>
        </draw:line>
        <draw:line draw:style-name="gr10" draw:layer="layout" svg:x1="12.092cm" svg:y1="13.953cm" svg:x2="12.092cm" svg:y2="14.12cm">
          <text:p/>
        </draw:line>
        <draw:line draw:style-name="gr10" draw:layer="layout" svg:x1="16.786cm" svg:y1="13.953cm" svg:x2="16.786cm" svg:y2="14.12cm">
          <text:p/>
        </draw:line>
        <draw:line draw:style-name="gr10" draw:layer="layout" svg:x1="6.012cm" svg:y1="13.953cm" svg:x2="6.012cm" svg:y2="14.12cm">
          <text:p/>
        </draw:line>
        <draw:line draw:style-name="gr10" draw:layer="layout" svg:x1="10.885cm" svg:y1="13.953cm" svg:x2="10.885cm" svg:y2="14.12cm">
          <text:p/>
        </draw:line>
        <draw:line draw:style-name="gr10" draw:layer="layout" svg:x1="7.272cm" svg:y1="13.953cm" svg:x2="7.272cm" svg:y2="14.12cm">
          <text:p/>
        </draw:line>
        <draw:line draw:style-name="gr10" draw:layer="layout" svg:x1="9.685cm" svg:y1="13.953cm" svg:x2="9.685cm" svg:y2="14.12cm">
          <text:p/>
        </draw:line>
        <draw:line draw:style-name="gr10" draw:layer="layout" svg:x1="13.299cm" svg:y1="13.953cm" svg:x2="13.299cm" svg:y2="14.12cm">
          <text:p/>
        </draw:line>
        <draw:line draw:style-name="gr10" draw:layer="layout" svg:x1="14.586cm" svg:y1="13.953cm" svg:x2="14.586cm" svg:y2="14.12cm">
          <text:p/>
        </draw:line>
        <draw:line draw:style-name="gr10" draw:layer="layout" svg:x1="15.673cm" svg:y1="13.953cm" svg:x2="15.673cm" svg:y2="14.12cm">
          <text:p/>
        </draw:line>
        <draw:line draw:style-name="gr10" draw:layer="layout" svg:x1="18.06cm" svg:y1="13.953cm" svg:x2="18.06cm" svg:y2="14.12cm">
          <text:p/>
        </draw:line>
        <draw:frame draw:style-name="gr14" draw:layer="layout" svg:width="0.883cm" svg:height="0.31cm" svg:x="4.988cm" svg:y="14.105cm">
          <draw:text-box>
            <text:p><text:span text:style-name="T3">2012</text:span><text:span text:style-name="T4">/</text:span><text:span text:style-name="T3">09</text:span></text:p>
          </draw:text-box>
        </draw:frame>
        <draw:frame draw:style-name="gr15" draw:layer="layout" svg:width="0.883cm" svg:height="0.282cm" svg:x="8.626cm" svg:y="14.133cm">
          <draw:text-box>
            <text:p text:style-name="P3"><text:span text:style-name="T5">2012/12</text:span></text:p>
          </draw:text-box>
        </draw:frame>
        <draw:frame draw:style-name="gr16" draw:text-style-name="P3" draw:layer="layout" svg:width="0.883cm" svg:height="0.355cm" svg:x="9.82cm" svg:y="14.16cm">
          <draw:text-box>
            <text:p><text:span text:style-name="T3">2013/01</text:span></text:p>
          </draw:text-box>
        </draw:frame>
        <draw:frame draw:style-name="gr15" draw:text-style-name="P4" draw:layer="layout" svg:width="0.883cm" svg:height="0.282cm" svg:x="12.288cm" svg:y="14.133cm">
          <draw:text-box>
            <text:p text:style-name="P3"><text:span text:style-name="T5">2013/03</text:span></text:p>
          </draw:text-box>
        </draw:frame>
        <draw:frame draw:style-name="gr15" draw:layer="layout" svg:width="0.883cm" svg:height="0.282cm" svg:x="14.665cm" svg:y="14.133cm">
          <draw:text-box>
            <text:p><text:span text:style-name="T3">2013/05</text:span></text:p>
          </draw:text-box>
        </draw:frame>
        <draw:frame draw:style-name="gr15" draw:text-style-name="P4" draw:layer="layout" svg:width="0.883cm" svg:height="0.282cm" svg:x="15.866cm" svg:y="14.133cm">
          <draw:text-box>
            <text:p text:style-name="P3"><text:span text:style-name="T5">2013/06</text:span></text:p>
          </draw:text-box>
        </draw:frame>
        <draw:frame draw:style-name="gr14" draw:text-style-name="P5" draw:layer="layout" svg:width="0.883cm" svg:height="0.31cm" svg:x="18.372cm" svg:y="14.105cm">
          <draw:text-box>
            <text:p text:style-name="P3"><text:span text:style-name="T4">2013/08</text:span></text:p>
          </draw:text-box>
        </draw:frame>
        <draw:frame draw:style-name="gr14" draw:layer="layout" svg:width="0.883cm" svg:height="0.31cm" svg:x="6.207cm" svg:y="14.105cm">
          <draw:text-box>
            <text:p><text:span text:style-name="T3">2012</text:span><text:span text:style-name="T4">/</text:span><text:span text:style-name="T3">10</text:span></text:p>
          </draw:text-box>
        </draw:frame>
        <draw:frame draw:style-name="gr20" draw:text-style-name="P4" draw:layer="layout" svg:width="0.866cm" svg:height="0.31cm" svg:x="7.463cm" svg:y="14.105cm">
          <draw:text-box>
            <text:p><text:span text:style-name="T3">2012</text:span><text:span text:style-name="T4">/</text:span><text:span text:style-name="T3">11</text:span></text:p>
          </draw:text-box>
        </draw:frame>
        <draw:frame draw:style-name="gr16" draw:text-style-name="P3" draw:layer="layout" svg:width="0.883cm" svg:height="0.355cm" svg:x="11.102cm" svg:y="14.16cm">
          <draw:text-box>
            <text:p><text:span text:style-name="T3">2013/02</text:span></text:p>
          </draw:text-box>
        </draw:frame>
        <draw:frame draw:style-name="gr15" draw:layer="layout" svg:width="0.883cm" svg:height="0.282cm" svg:x="13.531cm" svg:y="14.133cm">
          <draw:text-box>
            <text:p><text:span text:style-name="T3">2013/04</text:span></text:p>
          </draw:text-box>
        </draw:frame>
        <draw:frame draw:style-name="gr15" draw:text-style-name="P4" draw:layer="layout" svg:width="0.883cm" svg:height="0.282cm" svg:x="17.024cm" svg:y="14.133cm">
          <draw:text-box>
            <text:p text:style-name="P3"><text:span text:style-name="T5">2013/07</text:span></text:p>
          </draw:text-box>
        </draw:frame>
        <draw:line draw:style-name="gr10" draw:layer="layout" svg:x1="19.385cm" svg:y1="13.941cm" svg:x2="19.385cm" svg:y2="14.108cm">
          <text:p/>
        </draw:line>
        <draw:frame draw:style-name="gr17" draw:text-style-name="P2" draw:layer="layout" svg:width="3.906cm" svg:height="0.895cm" draw:transform="rotate (1.57201805727129) translate (3.416cm 14.582cm)">
          <draw:text-box>
            <text:p><text:span text:style-name="T1">Average daily consumption</text:span></text:p>
            <text:p><text:span text:style-name="T1"><text:s/></text:span><text:span text:style-name="T1">per capita, m</text:span><text:span text:style-name="T3">3</text:span></text:p>
          </draw:text-box>
        </draw:frame>
      </draw:page>
      <draw:page draw:name="page4" draw:style-name="dp1" draw:master-page-name="Default">
        <draw:frame draw:style-name="gr21" draw:text-style-name="P6" draw:layer="layout" svg:width="0.116cm" svg:height="0.158cm" svg:x="8.268cm" svg:y="12.639cm">
          <draw:text-box>
            <text:p text:style-name="P3"><text:span text:style-name="T8">●</text:span></text:p>
          </draw:text-box>
        </draw:frame>
        <draw:frame draw:style-name="gr21" draw:text-style-name="P6" draw:layer="layout" svg:width="0.116cm" svg:height="0.158cm" svg:x="8.268cm" svg:y="12.789cm">
          <draw:text-box>
            <text:p text:style-name="P3"><text:span text:style-name="T8">●</text:span></text:p>
          </draw:text-box>
        </draw:frame>
        <draw:frame draw:style-name="gr21" draw:text-style-name="P6" draw:layer="layout" svg:width="0.116cm" svg:height="0.158cm" svg:x="8.416cm" svg:y="12.641cm">
          <draw:text-box>
            <text:p text:style-name="P3"><text:span text:style-name="T8">●</text:span></text:p>
          </draw:text-box>
        </draw:frame>
        <draw:frame draw:style-name="gr21" draw:text-style-name="P6" draw:layer="layout" svg:width="0.116cm" svg:height="0.158cm" svg:x="8.268cm" svg:y="12.673cm">
          <draw:text-box>
            <text:p text:style-name="P3"><text:span text:style-name="T8">●</text:span></text:p>
          </draw:text-box>
        </draw:frame>
        <draw:frame draw:style-name="gr21" draw:text-style-name="P6" draw:layer="layout" svg:width="0.116cm" svg:height="0.158cm" svg:x="8.268cm" svg:y="12.876cm">
          <draw:text-box>
            <text:p text:style-name="P3"><text:span text:style-name="T8">●</text:span></text:p>
          </draw:text-box>
        </draw:frame>
        <draw:frame draw:style-name="gr21" draw:text-style-name="P6" draw:layer="layout" svg:width="0.116cm" svg:height="0.158cm" svg:x="8.268cm" svg:y="12.667cm">
          <draw:text-box>
            <text:p text:style-name="P3"><text:span text:style-name="T8">●</text:span></text:p>
          </draw:text-box>
        </draw:frame>
        <draw:frame draw:style-name="gr21" draw:text-style-name="P6" draw:layer="layout" svg:width="0.116cm" svg:height="0.158cm" svg:x="8.378cm" svg:y="12.407cm">
          <draw:text-box>
            <text:p text:style-name="P3"><text:span text:style-name="T8">●</text:span></text:p>
          </draw:text-box>
        </draw:frame>
        <draw:frame draw:style-name="gr21" draw:text-style-name="P6" draw:layer="layout" svg:width="0.116cm" svg:height="0.158cm" svg:x="8.268cm" svg:y="12.907cm">
          <draw:text-box>
            <text:p text:style-name="P3"><text:span text:style-name="T8">●</text:span></text:p>
          </draw:text-box>
        </draw:frame>
        <draw:frame draw:style-name="gr21" draw:text-style-name="P6" draw:layer="layout" svg:width="0.116cm" svg:height="0.158cm" svg:x="8.268cm" svg:y="12.651cm">
          <draw:text-box>
            <text:p text:style-name="P3"><text:span text:style-name="T8">●</text:span></text:p>
          </draw:text-box>
        </draw:frame>
        <draw:frame draw:style-name="gr21" draw:text-style-name="P6" draw:layer="layout" svg:width="0.116cm" svg:height="0.158cm" svg:x="8.416cm" svg:y="12.767cm">
          <draw:text-box>
            <text:p text:style-name="P3"><text:span text:style-name="T8">●</text:span></text:p>
          </draw:text-box>
        </draw:frame>
        <draw:frame draw:style-name="gr21" draw:text-style-name="P6" draw:layer="layout" svg:width="0.116cm" svg:height="0.158cm" svg:x="8.563cm" svg:y="12.705cm">
          <draw:text-box>
            <text:p text:style-name="P3"><text:span text:style-name="T8">●</text:span></text:p>
          </draw:text-box>
        </draw:frame>
        <draw:frame draw:style-name="gr21" draw:text-style-name="P6" draw:layer="layout" svg:width="0.116cm" svg:height="0.158cm" svg:x="8.268cm" svg:y="12.664cm">
          <draw:text-box>
            <text:p text:style-name="P3"><text:span text:style-name="T8">●</text:span></text:p>
          </draw:text-box>
        </draw:frame>
        <draw:frame draw:style-name="gr21" draw:text-style-name="P6" draw:layer="layout" svg:width="0.116cm" svg:height="0.158cm" svg:x="8.268cm" svg:y="12.847cm">
          <draw:text-box>
            <text:p text:style-name="P3"><text:span text:style-name="T8">●</text:span></text:p>
          </draw:text-box>
        </draw:frame>
        <draw:frame draw:style-name="gr21" draw:text-style-name="P6" draw:layer="layout" svg:width="0.116cm" svg:height="0.158cm" svg:x="8.563cm" svg:y="12.935cm">
          <draw:text-box>
            <text:p text:style-name="P3"><text:span text:style-name="T8">●</text:span></text:p>
          </draw:text-box>
        </draw:frame>
        <draw:frame draw:style-name="gr21" draw:text-style-name="P6" draw:layer="layout" svg:width="0.116cm" svg:height="0.158cm" svg:x="8.71cm" svg:y="12.568cm">
          <draw:text-box>
            <text:p text:style-name="P3"><text:span text:style-name="T8">●</text:span></text:p>
          </draw:text-box>
        </draw:frame>
        <draw:frame draw:style-name="gr21" draw:text-style-name="P6" draw:layer="layout" svg:width="0.116cm" svg:height="0.158cm" svg:x="8.858cm" svg:y="12.463cm">
          <draw:text-box>
            <text:p text:style-name="P3"><text:span text:style-name="T8">●</text:span></text:p>
          </draw:text-box>
        </draw:frame>
        <draw:frame draw:style-name="gr21" draw:text-style-name="P6" draw:layer="layout" svg:width="0.116cm" svg:height="0.158cm" svg:x="8.563cm" svg:y="12.854cm">
          <draw:text-box>
            <text:p text:style-name="P3"><text:span text:style-name="T8">●</text:span></text:p>
          </draw:text-box>
        </draw:frame>
        <draw:frame draw:style-name="gr21" draw:text-style-name="P6" draw:layer="layout" svg:width="0.116cm" svg:height="0.158cm" svg:x="8.563cm" svg:y="12.876cm">
          <draw:text-box>
            <text:p text:style-name="P3"><text:span text:style-name="T8">●</text:span></text:p>
          </draw:text-box>
        </draw:frame>
        <draw:frame draw:style-name="gr21" draw:text-style-name="P6" draw:layer="layout" svg:width="0.116cm" svg:height="0.158cm" svg:x="9.007cm" svg:y="12.852cm">
          <draw:text-box>
            <text:p text:style-name="P3"><text:span text:style-name="T8">●</text:span></text:p>
          </draw:text-box>
        </draw:frame>
        <draw:frame draw:style-name="gr21" draw:text-style-name="P6" draw:layer="layout" svg:width="0.116cm" svg:height="0.158cm" svg:x="8.342cm" svg:y="12.541cm">
          <draw:text-box>
            <text:p text:style-name="P3"><text:span text:style-name="T8">●</text:span></text:p>
          </draw:text-box>
        </draw:frame>
        <draw:frame draw:style-name="gr21" draw:text-style-name="P6" draw:layer="layout" svg:width="0.116cm" svg:height="0.158cm" svg:x="8.563cm" svg:y="12.832cm">
          <draw:text-box>
            <text:p text:style-name="P3"><text:span text:style-name="T8">●</text:span></text:p>
          </draw:text-box>
        </draw:frame>
        <draw:frame draw:style-name="gr21" draw:text-style-name="P6" draw:layer="layout" svg:width="0.116cm" svg:height="0.158cm" svg:x="8.71cm" svg:y="12.708cm">
          <draw:text-box>
            <text:p text:style-name="P3"><text:span text:style-name="T8">●</text:span></text:p>
          </draw:text-box>
        </draw:frame>
        <draw:frame draw:style-name="gr21" draw:text-style-name="P6" draw:layer="layout" svg:width="0.116cm" svg:height="0.158cm" svg:x="8.71cm" svg:y="12.922cm">
          <draw:text-box>
            <text:p text:style-name="P3"><text:span text:style-name="T8">●</text:span></text:p>
          </draw:text-box>
        </draw:frame>
        <draw:frame draw:style-name="gr21" draw:text-style-name="P6" draw:layer="layout" svg:width="0.116cm" svg:height="0.158cm" svg:x="8.71cm" svg:y="12.755cm">
          <draw:text-box>
            <text:p text:style-name="P3"><text:span text:style-name="T8">●</text:span></text:p>
          </draw:text-box>
        </draw:frame>
        <draw:frame draw:style-name="gr21" draw:text-style-name="P6" draw:layer="layout" svg:width="0.116cm" svg:height="0.158cm" svg:x="8.563cm" svg:y="12.639cm">
          <draw:text-box>
            <text:p text:style-name="P3"><text:span text:style-name="T8">●</text:span></text:p>
          </draw:text-box>
        </draw:frame>
        <draw:frame draw:style-name="gr21" draw:text-style-name="P6" draw:layer="layout" svg:width="0.116cm" svg:height="0.158cm" svg:x="9.007cm" svg:y="12.65cm">
          <draw:text-box>
            <text:p text:style-name="P3"><text:span text:style-name="T8">●</text:span></text:p>
          </draw:text-box>
        </draw:frame>
        <draw:frame draw:style-name="gr21" draw:text-style-name="P6" draw:layer="layout" svg:width="0.116cm" svg:height="0.158cm" svg:x="8.268cm" svg:y="12.889cm">
          <draw:text-box>
            <text:p text:style-name="P3"><text:span text:style-name="T8">●</text:span></text:p>
          </draw:text-box>
        </draw:frame>
        <draw:frame draw:style-name="gr21" draw:text-style-name="P6" draw:layer="layout" svg:width="0.116cm" svg:height="0.158cm" svg:x="8.268cm" svg:y="12.868cm">
          <draw:text-box>
            <text:p text:style-name="P3"><text:span text:style-name="T8">●</text:span></text:p>
          </draw:text-box>
        </draw:frame>
        <draw:frame draw:style-name="gr21" draw:text-style-name="P6" draw:layer="layout" svg:width="0.116cm" svg:height="0.158cm" svg:x="9.302cm" svg:y="12.92cm">
          <draw:text-box>
            <text:p text:style-name="P3"><text:span text:style-name="T8">●</text:span></text:p>
          </draw:text-box>
        </draw:frame>
        <draw:frame draw:style-name="gr21" draw:text-style-name="P6" draw:layer="layout" svg:width="0.116cm" svg:height="0.158cm" svg:x="8.858cm" svg:y="12.707cm">
          <draw:text-box>
            <text:p text:style-name="P3"><text:span text:style-name="T8">●</text:span></text:p>
          </draw:text-box>
        </draw:frame>
        <draw:frame draw:style-name="gr21" draw:text-style-name="P6" draw:layer="layout" svg:width="0.116cm" svg:height="0.158cm" svg:x="9.855cm" svg:y="12.667cm">
          <draw:text-box>
            <text:p text:style-name="P3"><text:span text:style-name="T8">●</text:span></text:p>
          </draw:text-box>
        </draw:frame>
        <draw:frame draw:style-name="gr21" draw:text-style-name="P6" draw:layer="layout" svg:width="0.116cm" svg:height="0.158cm" svg:x="9.709cm" svg:y="12.828cm">
          <draw:text-box>
            <text:p text:style-name="P3"><text:span text:style-name="T8">●</text:span></text:p>
          </draw:text-box>
        </draw:frame>
        <draw:frame draw:style-name="gr21" draw:text-style-name="P6" draw:layer="layout" svg:width="0.116cm" svg:height="0.158cm" svg:x="9.56cm" svg:y="12.916cm">
          <draw:text-box>
            <text:p text:style-name="P3"><text:span text:style-name="T8">●</text:span></text:p>
          </draw:text-box>
        </draw:frame>
        <draw:frame draw:style-name="gr21" draw:text-style-name="P6" draw:layer="layout" svg:width="0.116cm" svg:height="0.158cm" svg:x="9.007cm" svg:y="12.583cm">
          <draw:text-box>
            <text:p text:style-name="P3"><text:span text:style-name="T8">●</text:span></text:p>
          </draw:text-box>
        </draw:frame>
        <draw:frame draw:style-name="gr21" draw:text-style-name="P6" draw:layer="layout" svg:width="0.116cm" svg:height="0.158cm" svg:x="8.268cm" svg:y="12.74cm">
          <draw:text-box>
            <text:p text:style-name="P3"><text:span text:style-name="T8">●</text:span></text:p>
          </draw:text-box>
        </draw:frame>
        <draw:frame draw:style-name="gr21" draw:text-style-name="P6" draw:layer="layout" svg:width="0.116cm" svg:height="0.158cm" svg:x="8.563cm" svg:y="12.708cm">
          <draw:text-box>
            <text:p text:style-name="P3"><text:span text:style-name="T8">●</text:span></text:p>
          </draw:text-box>
        </draw:frame>
        <draw:frame draw:style-name="gr21" draw:text-style-name="P6" draw:layer="layout" svg:width="0.116cm" svg:height="0.158cm" svg:x="9.855cm" svg:y="12.715cm">
          <draw:text-box>
            <text:p text:style-name="P3"><text:span text:style-name="T8">●</text:span></text:p>
          </draw:text-box>
        </draw:frame>
        <draw:frame draw:style-name="gr21" draw:text-style-name="P6" draw:layer="layout" svg:width="0.116cm" svg:height="0.158cm" svg:x="8.268cm" svg:y="12.665cm">
          <draw:text-box>
            <text:p text:style-name="P3"><text:span text:style-name="T8">●</text:span></text:p>
          </draw:text-box>
        </draw:frame>
        <draw:frame draw:style-name="gr21" draw:text-style-name="P6" draw:layer="layout" svg:width="0.116cm" svg:height="0.158cm" svg:x="9.302cm" svg:y="12.96cm">
          <draw:text-box>
            <text:p text:style-name="P3"><text:span text:style-name="T8">●</text:span></text:p>
          </draw:text-box>
        </draw:frame>
        <draw:frame draw:style-name="gr21" draw:text-style-name="P6" draw:layer="layout" svg:width="0.116cm" svg:height="0.158cm" svg:x="10.004cm" svg:y="12.919cm">
          <draw:text-box>
            <text:p text:style-name="P3"><text:span text:style-name="T8">●</text:span></text:p>
          </draw:text-box>
        </draw:frame>
        <draw:frame draw:style-name="gr21" draw:text-style-name="P6" draw:layer="layout" svg:width="0.116cm" svg:height="0.158cm" svg:x="10.447cm" svg:y="12.97cm">
          <draw:text-box>
            <text:p text:style-name="P3"><text:span text:style-name="T8">●</text:span></text:p>
          </draw:text-box>
        </draw:frame>
        <draw:frame draw:style-name="gr21" draw:text-style-name="P6" draw:layer="layout" svg:width="0.116cm" svg:height="0.158cm" svg:x="8.268cm" svg:y="12.794cm">
          <draw:text-box>
            <text:p text:style-name="P3"><text:span text:style-name="T8">●</text:span></text:p>
          </draw:text-box>
        </draw:frame>
        <draw:frame draw:style-name="gr21" draw:text-style-name="P6" draw:layer="layout" svg:width="0.116cm" svg:height="0.158cm" svg:x="9.302cm" svg:y="12.942cm">
          <draw:text-box>
            <text:p text:style-name="P3"><text:span text:style-name="T8">●</text:span></text:p>
          </draw:text-box>
        </draw:frame>
        <draw:frame draw:style-name="gr21" draw:text-style-name="P6" draw:layer="layout" svg:width="0.116cm" svg:height="0.158cm" svg:x="8.858cm" svg:y="12.91cm">
          <draw:text-box>
            <text:p text:style-name="P3"><text:span text:style-name="T8">●</text:span></text:p>
          </draw:text-box>
        </draw:frame>
        <draw:frame draw:style-name="gr21" draw:text-style-name="P6" draw:layer="layout" svg:width="0.116cm" svg:height="0.158cm" svg:x="8.858cm" svg:y="12.902cm">
          <draw:text-box>
            <text:p text:style-name="P3"><text:span text:style-name="T8">●</text:span></text:p>
          </draw:text-box>
        </draw:frame>
        <draw:frame draw:style-name="gr21" draw:text-style-name="P6" draw:layer="layout" svg:width="0.116cm" svg:height="0.158cm" svg:x="9.412cm" svg:y="12.633cm">
          <draw:text-box>
            <text:p text:style-name="P3"><text:span text:style-name="T8">●</text:span></text:p>
          </draw:text-box>
        </draw:frame>
        <draw:frame draw:style-name="gr21" draw:text-style-name="P6" draw:layer="layout" svg:width="0.116cm" svg:height="0.158cm" svg:x="8.71cm" svg:y="12.643cm">
          <draw:text-box>
            <text:p text:style-name="P3"><text:span text:style-name="T8">●</text:span></text:p>
          </draw:text-box>
        </draw:frame>
        <draw:frame draw:style-name="gr21" draw:text-style-name="P6" draw:layer="layout" svg:width="0.116cm" svg:height="0.158cm" svg:x="8.268cm" svg:y="12.877cm">
          <draw:text-box>
            <text:p text:style-name="P3"><text:span text:style-name="T8">●</text:span></text:p>
          </draw:text-box>
        </draw:frame>
        <draw:frame draw:style-name="gr21" draw:text-style-name="P6" draw:layer="layout" svg:width="0.116cm" svg:height="0.158cm" svg:x="8.378cm" svg:y="12.757cm">
          <draw:text-box>
            <text:p text:style-name="P3"><text:span text:style-name="T8">●</text:span></text:p>
          </draw:text-box>
        </draw:frame>
        <draw:frame draw:style-name="gr21" draw:text-style-name="P6" draw:layer="layout" svg:width="0.116cm" svg:height="0.158cm" svg:x="8.305cm" svg:y="12.866cm">
          <draw:text-box>
            <text:p text:style-name="P3"><text:span text:style-name="T8">●</text:span></text:p>
          </draw:text-box>
        </draw:frame>
        <draw:frame draw:style-name="gr21" draw:text-style-name="P6" draw:layer="layout" svg:width="0.116cm" svg:height="0.158cm" svg:x="8.268cm" svg:y="12.604cm">
          <draw:text-box>
            <text:p text:style-name="P3"><text:span text:style-name="T8">●</text:span></text:p>
          </draw:text-box>
        </draw:frame>
        <draw:frame draw:style-name="gr21" draw:text-style-name="P6" draw:layer="layout" svg:width="0.116cm" svg:height="0.158cm" svg:x="8.858cm" svg:y="12.934cm">
          <draw:text-box>
            <text:p text:style-name="P3"><text:span text:style-name="T8">●</text:span></text:p>
          </draw:text-box>
        </draw:frame>
        <draw:frame draw:style-name="gr21" draw:text-style-name="P6" draw:layer="layout" svg:width="0.116cm" svg:height="0.158cm" svg:x="8.268cm" svg:y="12.714cm">
          <draw:text-box>
            <text:p text:style-name="P3"><text:span text:style-name="T8">●</text:span></text:p>
          </draw:text-box>
        </draw:frame>
        <draw:frame draw:style-name="gr21" draw:text-style-name="P6" draw:layer="layout" svg:width="0.116cm" svg:height="0.158cm" svg:x="8.858cm" svg:y="12.929cm">
          <draw:text-box>
            <text:p text:style-name="P3"><text:span text:style-name="T8">●</text:span></text:p>
          </draw:text-box>
        </draw:frame>
        <draw:frame draw:style-name="gr21" draw:text-style-name="P6" draw:layer="layout" svg:width="0.116cm" svg:height="0.158cm" svg:x="9.154cm" svg:y="12.855cm">
          <draw:text-box>
            <text:p text:style-name="P3"><text:span text:style-name="T8">●</text:span></text:p>
          </draw:text-box>
        </draw:frame>
        <draw:frame draw:style-name="gr21" draw:text-style-name="P6" draw:layer="layout" svg:width="0.116cm" svg:height="0.158cm" svg:x="8.563cm" svg:y="12.827cm">
          <draw:text-box>
            <text:p text:style-name="P3"><text:span text:style-name="T8">●</text:span></text:p>
          </draw:text-box>
        </draw:frame>
        <draw:frame draw:style-name="gr21" draw:text-style-name="P6" draw:layer="layout" svg:width="0.116cm" svg:height="0.158cm" svg:x="9.709cm" svg:y="12.959cm">
          <draw:text-box>
            <text:p text:style-name="P3"><text:span text:style-name="T8">●</text:span></text:p>
          </draw:text-box>
        </draw:frame>
        <draw:frame draw:style-name="gr21" draw:text-style-name="P6" draw:layer="layout" svg:width="0.116cm" svg:height="0.158cm" svg:x="8.416cm" svg:y="12.923cm">
          <draw:text-box>
            <text:p text:style-name="P3"><text:span text:style-name="T8">●</text:span></text:p>
          </draw:text-box>
        </draw:frame>
        <draw:frame draw:style-name="gr21" draw:text-style-name="P6" draw:layer="layout" svg:width="0.116cm" svg:height="0.158cm" svg:x="9.302cm" svg:y="12.804cm">
          <draw:text-box>
            <text:p text:style-name="P3"><text:span text:style-name="T8">●</text:span></text:p>
          </draw:text-box>
        </draw:frame>
        <draw:frame draw:style-name="gr21" draw:text-style-name="P6" draw:layer="layout" svg:width="0.116cm" svg:height="0.158cm" svg:x="8.268cm" svg:y="12.879cm">
          <draw:text-box>
            <text:p text:style-name="P3"><text:span text:style-name="T8">●</text:span></text:p>
          </draw:text-box>
        </draw:frame>
        <draw:frame draw:style-name="gr21" draw:text-style-name="P6" draw:layer="layout" svg:width="0.116cm" svg:height="0.158cm" svg:x="9.412cm" svg:y="12.916cm">
          <draw:text-box>
            <text:p text:style-name="P3"><text:span text:style-name="T8">●</text:span></text:p>
          </draw:text-box>
        </draw:frame>
        <draw:frame draw:style-name="gr21" draw:text-style-name="P6" draw:layer="layout" svg:width="0.116cm" svg:height="0.158cm" svg:x="10.004cm" svg:y="12.636cm">
          <draw:text-box>
            <text:p text:style-name="P3"><text:span text:style-name="T8">●</text:span></text:p>
          </draw:text-box>
        </draw:frame>
        <draw:frame draw:style-name="gr21" draw:text-style-name="P6" draw:layer="layout" svg:width="0.116cm" svg:height="0.158cm" svg:x="8.858cm" svg:y="12.895cm">
          <draw:text-box>
            <text:p text:style-name="P3"><text:span text:style-name="T8">●</text:span></text:p>
          </draw:text-box>
        </draw:frame>
        <draw:frame draw:style-name="gr21" draw:text-style-name="P6" draw:layer="layout" svg:width="0.116cm" svg:height="0.158cm" svg:x="8.268cm" svg:y="12.869cm">
          <draw:text-box>
            <text:p text:style-name="P3"><text:span text:style-name="T8">●</text:span></text:p>
          </draw:text-box>
        </draw:frame>
        <draw:frame draw:style-name="gr21" draw:text-style-name="P6" draw:layer="layout" svg:width="0.116cm" svg:height="0.158cm" svg:x="8.268cm" svg:y="12.571cm">
          <draw:text-box>
            <text:p text:style-name="P3"><text:span text:style-name="T8">●</text:span></text:p>
          </draw:text-box>
        </draw:frame>
        <draw:frame draw:style-name="gr21" draw:text-style-name="P6" draw:layer="layout" svg:width="0.116cm" svg:height="0.158cm" svg:x="8.268cm" svg:y="12.769cm">
          <draw:text-box>
            <text:p text:style-name="P3"><text:span text:style-name="T8">●</text:span></text:p>
          </draw:text-box>
        </draw:frame>
        <draw:frame draw:style-name="gr21" draw:text-style-name="P6" draw:layer="layout" svg:width="0.116cm" svg:height="0.158cm" svg:x="8.268cm" svg:y="12.906cm">
          <draw:text-box>
            <text:p text:style-name="P3"><text:span text:style-name="T8">●</text:span></text:p>
          </draw:text-box>
        </draw:frame>
        <draw:frame draw:style-name="gr21" draw:text-style-name="P6" draw:layer="layout" svg:width="0.116cm" svg:height="0.158cm" svg:x="8.378cm" svg:y="12.914cm">
          <draw:text-box>
            <text:p text:style-name="P3"><text:span text:style-name="T8">●</text:span></text:p>
          </draw:text-box>
        </draw:frame>
        <draw:frame draw:style-name="gr21" draw:text-style-name="P6" draw:layer="layout" svg:width="0.116cm" svg:height="0.158cm" svg:x="8.268cm" svg:y="12.746cm">
          <draw:text-box>
            <text:p text:style-name="P3"><text:span text:style-name="T8">●</text:span></text:p>
          </draw:text-box>
        </draw:frame>
        <draw:frame draw:style-name="gr21" draw:text-style-name="P6" draw:layer="layout" svg:width="0.116cm" svg:height="0.158cm" svg:x="8.416cm" svg:y="12.948cm">
          <draw:text-box>
            <text:p text:style-name="P3"><text:span text:style-name="T8">●</text:span></text:p>
          </draw:text-box>
        </draw:frame>
        <draw:frame draw:style-name="gr21" draw:text-style-name="P6" draw:layer="layout" svg:width="0.116cm" svg:height="0.158cm" svg:x="8.71cm" svg:y="12.986cm">
          <draw:text-box>
            <text:p text:style-name="P3"><text:span text:style-name="T8">●</text:span></text:p>
          </draw:text-box>
        </draw:frame>
        <draw:frame draw:style-name="gr21" draw:text-style-name="P6" draw:layer="layout" svg:width="0.116cm" svg:height="0.158cm" svg:x="8.268cm" svg:y="11.778cm">
          <draw:text-box>
            <text:p text:style-name="P3"><text:span text:style-name="T8">●</text:span></text:p>
          </draw:text-box>
        </draw:frame>
        <draw:frame draw:style-name="gr21" draw:text-style-name="P6" draw:layer="layout" svg:width="0.116cm" svg:height="0.158cm" svg:x="9.302cm" svg:y="12.835cm">
          <draw:text-box>
            <text:p text:style-name="P3"><text:span text:style-name="T8">●</text:span></text:p>
          </draw:text-box>
        </draw:frame>
        <draw:frame draw:style-name="gr21" draw:text-style-name="P6" draw:layer="layout" svg:width="0.116cm" svg:height="0.158cm" svg:x="9.007cm" svg:y="12.893cm">
          <draw:text-box>
            <text:p text:style-name="P3"><text:span text:style-name="T8">●</text:span></text:p>
          </draw:text-box>
        </draw:frame>
        <draw:frame draw:style-name="gr21" draw:text-style-name="P6" draw:layer="layout" svg:width="0.116cm" svg:height="0.158cm" svg:x="8.71cm" svg:y="12.93cm">
          <draw:text-box>
            <text:p text:style-name="P3"><text:span text:style-name="T8">●</text:span></text:p>
          </draw:text-box>
        </draw:frame>
        <draw:frame draw:style-name="gr21" draw:text-style-name="P6" draw:layer="layout" svg:width="0.116cm" svg:height="0.158cm" svg:x="8.268cm" svg:y="12.894cm">
          <draw:text-box>
            <text:p text:style-name="P3"><text:span text:style-name="T8">●</text:span></text:p>
          </draw:text-box>
        </draw:frame>
        <draw:frame draw:style-name="gr21" draw:text-style-name="P6" draw:layer="layout" svg:width="0.116cm" svg:height="0.158cm" svg:x="9.302cm" svg:y="12.759cm">
          <draw:text-box>
            <text:p text:style-name="P3"><text:span text:style-name="T8">●</text:span></text:p>
          </draw:text-box>
        </draw:frame>
        <draw:frame draw:style-name="gr21" draw:text-style-name="P6" draw:layer="layout" svg:width="0.116cm" svg:height="0.158cm" svg:x="8.342cm" svg:y="12.815cm">
          <draw:text-box>
            <text:p text:style-name="P3"><text:span text:style-name="T8">●</text:span></text:p>
          </draw:text-box>
        </draw:frame>
        <draw:frame draw:style-name="gr21" draw:text-style-name="P6" draw:layer="layout" svg:width="0.116cm" svg:height="0.158cm" svg:x="8.342cm" svg:y="11.682cm">
          <draw:text-box>
            <text:p text:style-name="P3"><text:span text:style-name="T8">●</text:span></text:p>
          </draw:text-box>
        </draw:frame>
        <draw:frame draw:style-name="gr21" draw:text-style-name="P6" draw:layer="layout" svg:width="0.116cm" svg:height="0.158cm" svg:x="8.416cm" svg:y="12.583cm">
          <draw:text-box>
            <text:p text:style-name="P3"><text:span text:style-name="T8">●</text:span></text:p>
          </draw:text-box>
        </draw:frame>
        <draw:frame draw:style-name="gr21" draw:text-style-name="P6" draw:layer="layout" svg:width="0.116cm" svg:height="0.158cm" svg:x="8.342cm" svg:y="12.95cm">
          <draw:text-box>
            <text:p text:style-name="P3"><text:span text:style-name="T8">●</text:span></text:p>
          </draw:text-box>
        </draw:frame>
        <draw:frame draw:style-name="gr21" draw:text-style-name="P6" draw:layer="layout" svg:width="0.116cm" svg:height="0.158cm" svg:x="8.268cm" svg:y="12.757cm">
          <draw:text-box>
            <text:p text:style-name="P3"><text:span text:style-name="T8">●</text:span></text:p>
          </draw:text-box>
        </draw:frame>
        <draw:frame draw:style-name="gr21" draw:text-style-name="P6" draw:layer="layout" svg:width="0.116cm" svg:height="0.158cm" svg:x="8.71cm" svg:y="12.936cm">
          <draw:text-box>
            <text:p text:style-name="P3"><text:span text:style-name="T8">●</text:span></text:p>
          </draw:text-box>
        </draw:frame>
        <draw:frame draw:style-name="gr21" draw:text-style-name="P6" draw:layer="layout" svg:width="0.116cm" svg:height="0.158cm" svg:x="8.268cm" svg:y="12.689cm">
          <draw:text-box>
            <text:p text:style-name="P3"><text:span text:style-name="T8">●</text:span></text:p>
          </draw:text-box>
        </draw:frame>
        <draw:frame draw:style-name="gr21" draw:text-style-name="P6" draw:layer="layout" svg:width="0.116cm" svg:height="0.158cm" svg:x="8.563cm" svg:y="12.892cm">
          <draw:text-box>
            <text:p text:style-name="P3"><text:span text:style-name="T8">●</text:span></text:p>
          </draw:text-box>
        </draw:frame>
        <draw:frame draw:style-name="gr21" draw:text-style-name="P6" draw:layer="layout" svg:width="0.116cm" svg:height="0.158cm" svg:x="8.342cm" svg:y="12.852cm">
          <draw:text-box>
            <text:p text:style-name="P3"><text:span text:style-name="T8">●</text:span></text:p>
          </draw:text-box>
        </draw:frame>
        <draw:frame draw:style-name="gr21" draw:text-style-name="P6" draw:layer="layout" svg:width="0.116cm" svg:height="0.158cm" svg:x="9.302cm" svg:y="12.631cm">
          <draw:text-box>
            <text:p text:style-name="P3"><text:span text:style-name="T8">●</text:span></text:p>
          </draw:text-box>
        </draw:frame>
        <draw:frame draw:style-name="gr21" draw:text-style-name="P6" draw:layer="layout" svg:width="0.116cm" svg:height="0.158cm" svg:x="9.007cm" svg:y="12.82cm">
          <draw:text-box>
            <text:p text:style-name="P3"><text:span text:style-name="T8">●</text:span></text:p>
          </draw:text-box>
        </draw:frame>
        <draw:frame draw:style-name="gr21" draw:text-style-name="P6" draw:layer="layout" svg:width="0.116cm" svg:height="0.158cm" svg:x="8.416cm" svg:y="12.6cm">
          <draw:text-box>
            <text:p text:style-name="P3"><text:span text:style-name="T8">●</text:span></text:p>
          </draw:text-box>
        </draw:frame>
        <draw:frame draw:style-name="gr21" draw:text-style-name="P6" draw:layer="layout" svg:width="0.116cm" svg:height="0.158cm" svg:x="9.709cm" svg:y="12.915cm">
          <draw:text-box>
            <text:p text:style-name="P3"><text:span text:style-name="T8">●</text:span></text:p>
          </draw:text-box>
        </draw:frame>
        <draw:frame draw:style-name="gr21" draw:text-style-name="P6" draw:layer="layout" svg:width="0.116cm" svg:height="0.158cm" svg:x="8.268cm" svg:y="12.584cm">
          <draw:text-box>
            <text:p text:style-name="P3"><text:span text:style-name="T8">●</text:span></text:p>
          </draw:text-box>
        </draw:frame>
        <draw:frame draw:style-name="gr21" draw:text-style-name="P6" draw:layer="layout" svg:width="0.116cm" svg:height="0.158cm" svg:x="8.71cm" svg:y="12.971cm">
          <draw:text-box>
            <text:p text:style-name="P3"><text:span text:style-name="T8">●</text:span></text:p>
          </draw:text-box>
        </draw:frame>
        <draw:frame draw:style-name="gr21" draw:text-style-name="P6" draw:layer="layout" svg:width="0.116cm" svg:height="0.158cm" svg:x="8.342cm" svg:y="12.893cm">
          <draw:text-box>
            <text:p text:style-name="P3"><text:span text:style-name="T8">●</text:span></text:p>
          </draw:text-box>
        </draw:frame>
        <draw:frame draw:style-name="gr21" draw:text-style-name="P6" draw:layer="layout" svg:width="0.116cm" svg:height="0.158cm" svg:x="8.858cm" svg:y="12.921cm">
          <draw:text-box>
            <text:p text:style-name="P3"><text:span text:style-name="T8">●</text:span></text:p>
          </draw:text-box>
        </draw:frame>
        <draw:frame draw:style-name="gr21" draw:text-style-name="P6" draw:layer="layout" svg:width="0.116cm" svg:height="0.158cm" svg:x="8.268cm" svg:y="12.657cm">
          <draw:text-box>
            <text:p text:style-name="P3"><text:span text:style-name="T8">●</text:span></text:p>
          </draw:text-box>
        </draw:frame>
        <draw:frame draw:style-name="gr21" draw:text-style-name="P6" draw:layer="layout" svg:width="0.116cm" svg:height="0.158cm" svg:x="8.416cm" svg:y="12.666cm">
          <draw:text-box>
            <text:p text:style-name="P3"><text:span text:style-name="T8">●</text:span></text:p>
          </draw:text-box>
        </draw:frame>
        <draw:frame draw:style-name="gr21" draw:text-style-name="P6" draw:layer="layout" svg:width="0.116cm" svg:height="0.158cm" svg:x="9.007cm" svg:y="12.847cm">
          <draw:text-box>
            <text:p text:style-name="P3"><text:span text:style-name="T8">●</text:span></text:p>
          </draw:text-box>
        </draw:frame>
        <draw:frame draw:style-name="gr21" draw:text-style-name="P6" draw:layer="layout" svg:width="0.116cm" svg:height="0.158cm" svg:x="8.858cm" svg:y="12.941cm">
          <draw:text-box>
            <text:p text:style-name="P3"><text:span text:style-name="T8">●</text:span></text:p>
          </draw:text-box>
        </draw:frame>
        <draw:frame draw:style-name="gr21" draw:text-style-name="P6" draw:layer="layout" svg:width="0.116cm" svg:height="0.158cm" svg:x="8.563cm" svg:y="12.941cm">
          <draw:text-box>
            <text:p text:style-name="P3"><text:span text:style-name="T8">●</text:span></text:p>
          </draw:text-box>
        </draw:frame>
        <draw:frame draw:style-name="gr21" draw:text-style-name="P6" draw:layer="layout" svg:width="0.116cm" svg:height="0.158cm" svg:x="9.154cm" svg:y="12.61cm">
          <draw:text-box>
            <text:p text:style-name="P3"><text:span text:style-name="T8">●</text:span></text:p>
          </draw:text-box>
        </draw:frame>
        <draw:frame draw:style-name="gr21" draw:text-style-name="P6" draw:layer="layout" svg:width="0.116cm" svg:height="0.158cm" svg:x="9.56cm" svg:y="12.69cm">
          <draw:text-box>
            <text:p text:style-name="P3"><text:span text:style-name="T8">●</text:span></text:p>
          </draw:text-box>
        </draw:frame>
        <draw:frame draw:style-name="gr21" draw:text-style-name="P6" draw:layer="layout" svg:width="0.116cm" svg:height="0.158cm" svg:x="8.268cm" svg:y="12.887cm">
          <draw:text-box>
            <text:p text:style-name="P3"><text:span text:style-name="T8">●</text:span></text:p>
          </draw:text-box>
        </draw:frame>
        <draw:frame draw:style-name="gr21" draw:text-style-name="P6" draw:layer="layout" svg:width="0.116cm" svg:height="0.158cm" svg:x="8.416cm" svg:y="12.941cm">
          <draw:text-box>
            <text:p text:style-name="P3"><text:span text:style-name="T8">●</text:span></text:p>
          </draw:text-box>
        </draw:frame>
        <draw:frame draw:style-name="gr21" draw:text-style-name="P6" draw:layer="layout" svg:width="0.116cm" svg:height="0.158cm" svg:x="8.71cm" svg:y="12.925cm">
          <draw:text-box>
            <text:p text:style-name="P3"><text:span text:style-name="T8">●</text:span></text:p>
          </draw:text-box>
        </draw:frame>
        <draw:frame draw:style-name="gr21" draw:text-style-name="P6" draw:layer="layout" svg:width="0.116cm" svg:height="0.158cm" svg:x="8.858cm" svg:y="12.943cm">
          <draw:text-box>
            <text:p text:style-name="P3"><text:span text:style-name="T8">●</text:span></text:p>
          </draw:text-box>
        </draw:frame>
        <draw:frame draw:style-name="gr21" draw:text-style-name="P6" draw:layer="layout" svg:width="0.116cm" svg:height="0.158cm" svg:x="8.563cm" svg:y="12.889cm">
          <draw:text-box>
            <text:p text:style-name="P3"><text:span text:style-name="T8">●</text:span></text:p>
          </draw:text-box>
        </draw:frame>
        <draw:frame draw:style-name="gr21" draw:text-style-name="P6" draw:layer="layout" svg:width="0.116cm" svg:height="0.158cm" svg:x="8.268cm" svg:y="12.986cm">
          <draw:text-box>
            <text:p text:style-name="P3"><text:span text:style-name="T8">●</text:span></text:p>
          </draw:text-box>
        </draw:frame>
        <draw:frame draw:style-name="gr21" draw:text-style-name="P6" draw:layer="layout" svg:width="0.116cm" svg:height="0.158cm" svg:x="9.709cm" svg:y="12.673cm">
          <draw:text-box>
            <text:p text:style-name="P3"><text:span text:style-name="T8">●</text:span></text:p>
          </draw:text-box>
        </draw:frame>
        <draw:frame draw:style-name="gr21" draw:text-style-name="P6" draw:layer="layout" svg:width="0.116cm" svg:height="0.158cm" svg:x="8.563cm" svg:y="12.791cm">
          <draw:text-box>
            <text:p text:style-name="P3"><text:span text:style-name="T8">●</text:span></text:p>
          </draw:text-box>
        </draw:frame>
        <draw:frame draw:style-name="gr21" draw:text-style-name="P6" draw:layer="layout" svg:width="0.116cm" svg:height="0.158cm" svg:x="8.268cm" svg:y="12.885cm">
          <draw:text-box>
            <text:p text:style-name="P3"><text:span text:style-name="T8">●</text:span></text:p>
          </draw:text-box>
        </draw:frame>
        <draw:frame draw:style-name="gr21" draw:text-style-name="P6" draw:layer="layout" svg:width="0.116cm" svg:height="0.158cm" svg:x="10.151cm" svg:y="12.727cm">
          <draw:text-box>
            <text:p text:style-name="P3"><text:span text:style-name="T8">●</text:span></text:p>
          </draw:text-box>
        </draw:frame>
        <draw:frame draw:style-name="gr21" draw:text-style-name="P6" draw:layer="layout" svg:width="0.116cm" svg:height="0.158cm" svg:x="8.268cm" svg:y="12.65cm">
          <draw:text-box>
            <text:p text:style-name="P3"><text:span text:style-name="T8">●</text:span></text:p>
          </draw:text-box>
        </draw:frame>
        <draw:frame draw:style-name="gr21" draw:text-style-name="P6" draw:layer="layout" svg:width="0.116cm" svg:height="0.158cm" svg:x="9.412cm" svg:y="12.868cm">
          <draw:text-box>
            <text:p text:style-name="P3"><text:span text:style-name="T8">●</text:span></text:p>
          </draw:text-box>
        </draw:frame>
        <draw:frame draw:style-name="gr21" draw:text-style-name="P6" draw:layer="layout" svg:width="0.116cm" svg:height="0.158cm" svg:x="8.268cm" svg:y="12.577cm">
          <draw:text-box>
            <text:p text:style-name="P3"><text:span text:style-name="T8">●</text:span></text:p>
          </draw:text-box>
        </draw:frame>
        <draw:frame draw:style-name="gr21" draw:text-style-name="P6" draw:layer="layout" svg:width="0.116cm" svg:height="0.158cm" svg:x="8.268cm" svg:y="12.935cm">
          <draw:text-box>
            <text:p text:style-name="P3"><text:span text:style-name="T8">●</text:span></text:p>
          </draw:text-box>
        </draw:frame>
        <draw:frame draw:style-name="gr21" draw:text-style-name="P6" draw:layer="layout" svg:width="0.116cm" svg:height="0.158cm" svg:x="10.595cm" svg:y="12.969cm">
          <draw:text-box>
            <text:p text:style-name="P3"><text:span text:style-name="T8">●</text:span></text:p>
          </draw:text-box>
        </draw:frame>
        <draw:frame draw:style-name="gr21" draw:text-style-name="P6" draw:layer="layout" svg:width="0.116cm" svg:height="0.158cm" svg:x="8.268cm" svg:y="12.591cm">
          <draw:text-box>
            <text:p text:style-name="P3"><text:span text:style-name="T8">●</text:span></text:p>
          </draw:text-box>
        </draw:frame>
        <draw:frame draw:style-name="gr21" draw:text-style-name="P6" draw:layer="layout" svg:width="0.116cm" svg:height="0.158cm" svg:x="12.479cm" svg:y="12.914cm">
          <draw:text-box>
            <text:p text:style-name="P3"><text:span text:style-name="T8">●</text:span></text:p>
          </draw:text-box>
        </draw:frame>
        <draw:frame draw:style-name="gr21" draw:text-style-name="P6" draw:layer="layout" svg:width="0.116cm" svg:height="0.158cm" svg:x="9.412cm" svg:y="12.679cm">
          <draw:text-box>
            <text:p text:style-name="P3"><text:span text:style-name="T8">●</text:span></text:p>
          </draw:text-box>
        </draw:frame>
        <draw:frame draw:style-name="gr21" draw:text-style-name="P6" draw:layer="layout" svg:width="0.116cm" svg:height="0.158cm" svg:x="11.187cm" svg:y="12.796cm">
          <draw:text-box>
            <text:p text:style-name="P3"><text:span text:style-name="T8">●</text:span></text:p>
          </draw:text-box>
        </draw:frame>
        <draw:frame draw:style-name="gr21" draw:text-style-name="P6" draw:layer="layout" svg:width="0.116cm" svg:height="0.158cm" svg:x="9.302cm" svg:y="12.893cm">
          <draw:text-box>
            <text:p text:style-name="P3"><text:span text:style-name="T8">●</text:span></text:p>
          </draw:text-box>
        </draw:frame>
        <draw:frame draw:style-name="gr21" draw:text-style-name="P6" draw:layer="layout" svg:width="0.116cm" svg:height="0.158cm" svg:x="8.416cm" svg:y="12.618cm">
          <draw:text-box>
            <text:p text:style-name="P3"><text:span text:style-name="T8">●</text:span></text:p>
          </draw:text-box>
        </draw:frame>
        <draw:frame draw:style-name="gr21" draw:text-style-name="P6" draw:layer="layout" svg:width="0.116cm" svg:height="0.158cm" svg:x="8.268cm" svg:y="12.84cm">
          <draw:text-box>
            <text:p text:style-name="P3"><text:span text:style-name="T8">●</text:span></text:p>
          </draw:text-box>
        </draw:frame>
        <draw:frame draw:style-name="gr21" draw:text-style-name="P6" draw:layer="layout" svg:width="0.116cm" svg:height="0.158cm" svg:x="8.563cm" svg:y="13.688cm">
          <draw:text-box>
            <text:p text:style-name="P3"><text:span text:style-name="T8">●</text:span></text:p>
          </draw:text-box>
        </draw:frame>
        <draw:frame draw:style-name="gr21" draw:text-style-name="P6" draw:layer="layout" svg:width="0.116cm" svg:height="0.158cm" svg:x="8.305cm" svg:y="12.632cm">
          <draw:text-box>
            <text:p text:style-name="P3"><text:span text:style-name="T8">●</text:span></text:p>
          </draw:text-box>
        </draw:frame>
        <draw:frame draw:style-name="gr21" draw:text-style-name="P6" draw:layer="layout" svg:width="0.116cm" svg:height="0.158cm" svg:x="9.855cm" svg:y="12.997cm">
          <draw:text-box>
            <text:p text:style-name="P3"><text:span text:style-name="T8">●</text:span></text:p>
          </draw:text-box>
        </draw:frame>
        <draw:frame draw:style-name="gr21" draw:text-style-name="P6" draw:layer="layout" svg:width="0.116cm" svg:height="0.158cm" svg:x="8.268cm" svg:y="12.84cm">
          <draw:text-box>
            <text:p text:style-name="P3"><text:span text:style-name="T8">●</text:span></text:p>
          </draw:text-box>
        </draw:frame>
        <draw:frame draw:style-name="gr21" draw:text-style-name="P6" draw:layer="layout" svg:width="0.116cm" svg:height="0.158cm" svg:x="8.268cm" svg:y="12.846cm">
          <draw:text-box>
            <text:p text:style-name="P3"><text:span text:style-name="T8">●</text:span></text:p>
          </draw:text-box>
        </draw:frame>
        <draw:frame draw:style-name="gr21" draw:text-style-name="P6" draw:layer="layout" svg:width="0.116cm" svg:height="0.158cm" svg:x="9.412cm" svg:y="12.931cm">
          <draw:text-box>
            <text:p text:style-name="P3"><text:span text:style-name="T8">●</text:span></text:p>
          </draw:text-box>
        </draw:frame>
        <draw:frame draw:style-name="gr21" draw:text-style-name="P6" draw:layer="layout" svg:width="0.116cm" svg:height="0.158cm" svg:x="8.858cm" svg:y="12.858cm">
          <draw:text-box>
            <text:p text:style-name="P3"><text:span text:style-name="T8">●</text:span></text:p>
          </draw:text-box>
        </draw:frame>
        <draw:frame draw:style-name="gr21" draw:text-style-name="P6" draw:layer="layout" svg:width="0.116cm" svg:height="0.158cm" svg:x="8.858cm" svg:y="12.692cm">
          <draw:text-box>
            <text:p text:style-name="P3"><text:span text:style-name="T8">●</text:span></text:p>
          </draw:text-box>
        </draw:frame>
        <draw:frame draw:style-name="gr21" draw:text-style-name="P6" draw:layer="layout" svg:width="0.116cm" svg:height="0.158cm" svg:x="9.709cm" svg:y="12.894cm">
          <draw:text-box>
            <text:p text:style-name="P3"><text:span text:style-name="T8">●</text:span></text:p>
          </draw:text-box>
        </draw:frame>
        <draw:frame draw:style-name="gr21" draw:text-style-name="P6" draw:layer="layout" svg:width="0.116cm" svg:height="0.158cm" svg:x="9.154cm" svg:y="12.864cm">
          <draw:text-box>
            <text:p text:style-name="P3"><text:span text:style-name="T8">●</text:span></text:p>
          </draw:text-box>
        </draw:frame>
        <draw:frame draw:style-name="gr21" draw:text-style-name="P6" draw:layer="layout" svg:width="0.116cm" svg:height="0.158cm" svg:x="8.268cm" svg:y="12.716cm">
          <draw:text-box>
            <text:p text:style-name="P3"><text:span text:style-name="T8">●</text:span></text:p>
          </draw:text-box>
        </draw:frame>
        <draw:frame draw:style-name="gr21" draw:text-style-name="P6" draw:layer="layout" svg:width="0.116cm" svg:height="0.158cm" svg:x="8.305cm" svg:y="12.864cm">
          <draw:text-box>
            <text:p text:style-name="P3"><text:span text:style-name="T8">●</text:span></text:p>
          </draw:text-box>
        </draw:frame>
        <draw:frame draw:style-name="gr21" draw:text-style-name="P6" draw:layer="layout" svg:width="0.116cm" svg:height="0.158cm" svg:x="8.268cm" svg:y="12.75cm">
          <draw:text-box>
            <text:p text:style-name="P3"><text:span text:style-name="T8">●</text:span></text:p>
          </draw:text-box>
        </draw:frame>
        <draw:frame draw:style-name="gr21" draw:text-style-name="P6" draw:layer="layout" svg:width="0.116cm" svg:height="0.158cm" svg:x="8.563cm" svg:y="12.939cm">
          <draw:text-box>
            <text:p text:style-name="P3"><text:span text:style-name="T8">●</text:span></text:p>
          </draw:text-box>
        </draw:frame>
        <draw:frame draw:style-name="gr21" draw:text-style-name="P6" draw:layer="layout" svg:width="0.116cm" svg:height="0.158cm" svg:x="8.268cm" svg:y="12.877cm">
          <draw:text-box>
            <text:p text:style-name="P3"><text:span text:style-name="T8">●</text:span></text:p>
          </draw:text-box>
        </draw:frame>
        <draw:frame draw:style-name="gr21" draw:text-style-name="P6" draw:layer="layout" svg:width="0.116cm" svg:height="0.158cm" svg:x="9.412cm" svg:y="12.532cm">
          <draw:text-box>
            <text:p text:style-name="P3"><text:span text:style-name="T8">●</text:span></text:p>
          </draw:text-box>
        </draw:frame>
        <draw:frame draw:style-name="gr21" draw:text-style-name="P6" draw:layer="layout" svg:width="0.116cm" svg:height="0.158cm" svg:x="9.154cm" svg:y="12.681cm">
          <draw:text-box>
            <text:p text:style-name="P3"><text:span text:style-name="T8">●</text:span></text:p>
          </draw:text-box>
        </draw:frame>
        <draw:frame draw:style-name="gr21" draw:text-style-name="P6" draw:layer="layout" svg:width="0.116cm" svg:height="0.158cm" svg:x="8.268cm" svg:y="12.543cm">
          <draw:text-box>
            <text:p text:style-name="P3"><text:span text:style-name="T8">●</text:span></text:p>
          </draw:text-box>
        </draw:frame>
        <draw:frame draw:style-name="gr21" draw:text-style-name="P6" draw:layer="layout" svg:width="0.116cm" svg:height="0.158cm" svg:x="9.709cm" svg:y="12.927cm">
          <draw:text-box>
            <text:p text:style-name="P3"><text:span text:style-name="T8">●</text:span></text:p>
          </draw:text-box>
        </draw:frame>
        <draw:frame draw:style-name="gr21" draw:text-style-name="P6" draw:layer="layout" svg:width="0.116cm" svg:height="0.158cm" svg:x="9.709cm" svg:y="12.918cm">
          <draw:text-box>
            <text:p text:style-name="P3"><text:span text:style-name="T8">●</text:span></text:p>
          </draw:text-box>
        </draw:frame>
        <draw:frame draw:style-name="gr21" draw:text-style-name="P6" draw:layer="layout" svg:width="0.116cm" svg:height="0.158cm" svg:x="8.416cm" svg:y="12.937cm">
          <draw:text-box>
            <text:p text:style-name="P3"><text:span text:style-name="T8">●</text:span></text:p>
          </draw:text-box>
        </draw:frame>
        <draw:frame draw:style-name="gr21" draw:text-style-name="P6" draw:layer="layout" svg:width="0.116cm" svg:height="0.158cm" svg:x="8.268cm" svg:y="12.644cm">
          <draw:text-box>
            <text:p text:style-name="P3"><text:span text:style-name="T8">●</text:span></text:p>
          </draw:text-box>
        </draw:frame>
        <draw:frame draw:style-name="gr21" draw:text-style-name="P6" draw:layer="layout" svg:width="0.116cm" svg:height="0.158cm" svg:x="8.268cm" svg:y="12.669cm">
          <draw:text-box>
            <text:p text:style-name="P3"><text:span text:style-name="T8">●</text:span></text:p>
          </draw:text-box>
        </draw:frame>
        <draw:frame draw:style-name="gr21" draw:text-style-name="P6" draw:layer="layout" svg:width="0.116cm" svg:height="0.158cm" svg:x="8.563cm" svg:y="12.888cm">
          <draw:text-box>
            <text:p text:style-name="P3"><text:span text:style-name="T8">●</text:span></text:p>
          </draw:text-box>
        </draw:frame>
        <draw:frame draw:style-name="gr21" draw:text-style-name="P6" draw:layer="layout" svg:width="0.116cm" svg:height="0.158cm" svg:x="8.268cm" svg:y="12.538cm">
          <draw:text-box>
            <text:p text:style-name="P3"><text:span text:style-name="T8">●</text:span></text:p>
          </draw:text-box>
        </draw:frame>
        <draw:frame draw:style-name="gr21" draw:text-style-name="P6" draw:layer="layout" svg:width="0.116cm" svg:height="0.158cm" svg:x="9.56cm" svg:y="12.74cm">
          <draw:text-box>
            <text:p text:style-name="P3"><text:span text:style-name="T8">●</text:span></text:p>
          </draw:text-box>
        </draw:frame>
        <draw:frame draw:style-name="gr21" draw:text-style-name="P6" draw:layer="layout" svg:width="0.116cm" svg:height="0.158cm" svg:x="9.412cm" svg:y="12.589cm">
          <draw:text-box>
            <text:p text:style-name="P3"><text:span text:style-name="T8">●</text:span></text:p>
          </draw:text-box>
        </draw:frame>
        <draw:frame draw:style-name="gr21" draw:text-style-name="P6" draw:layer="layout" svg:width="0.116cm" svg:height="0.158cm" svg:x="9.302cm" svg:y="12.734cm">
          <draw:text-box>
            <text:p text:style-name="P3"><text:span text:style-name="T8">●</text:span></text:p>
          </draw:text-box>
        </draw:frame>
        <draw:frame draw:style-name="gr21" draw:text-style-name="P6" draw:layer="layout" svg:width="0.116cm" svg:height="0.158cm" svg:x="11.333cm" svg:y="12.905cm">
          <draw:text-box>
            <text:p text:style-name="P3"><text:span text:style-name="T8">●</text:span></text:p>
          </draw:text-box>
        </draw:frame>
        <draw:frame draw:style-name="gr21" draw:text-style-name="P6" draw:layer="layout" svg:width="0.116cm" svg:height="0.158cm" svg:x="8.416cm" svg:y="12.65cm">
          <draw:text-box>
            <text:p text:style-name="P3"><text:span text:style-name="T8">●</text:span></text:p>
          </draw:text-box>
        </draw:frame>
        <draw:frame draw:style-name="gr21" draw:text-style-name="P6" draw:layer="layout" svg:width="0.116cm" svg:height="0.158cm" svg:x="8.563cm" svg:y="12.634cm">
          <draw:text-box>
            <text:p text:style-name="P3"><text:span text:style-name="T8">●</text:span></text:p>
          </draw:text-box>
        </draw:frame>
        <draw:frame draw:style-name="gr21" draw:text-style-name="P6" draw:layer="layout" svg:width="0.116cm" svg:height="0.158cm" svg:x="9.412cm" svg:y="12.836cm">
          <draw:text-box>
            <text:p text:style-name="P3"><text:span text:style-name="T8">●</text:span></text:p>
          </draw:text-box>
        </draw:frame>
        <draw:frame draw:style-name="gr21" draw:text-style-name="P6" draw:layer="layout" svg:width="0.116cm" svg:height="0.158cm" svg:x="10.299cm" svg:y="12.859cm">
          <draw:text-box>
            <text:p text:style-name="P3"><text:span text:style-name="T8">●</text:span></text:p>
          </draw:text-box>
        </draw:frame>
        <draw:frame draw:style-name="gr21" draw:text-style-name="P6" draw:layer="layout" svg:width="0.116cm" svg:height="0.158cm" svg:x="9.302cm" svg:y="12.562cm">
          <draw:text-box>
            <text:p text:style-name="P3"><text:span text:style-name="T8">●</text:span></text:p>
          </draw:text-box>
        </draw:frame>
        <draw:frame draw:style-name="gr21" draw:text-style-name="P6" draw:layer="layout" svg:width="0.116cm" svg:height="0.158cm" svg:x="9.56cm" svg:y="12.836cm">
          <draw:text-box>
            <text:p text:style-name="P3"><text:span text:style-name="T8">●</text:span></text:p>
          </draw:text-box>
        </draw:frame>
        <draw:frame draw:style-name="gr21" draw:text-style-name="P6" draw:layer="layout" svg:width="0.116cm" svg:height="0.158cm" svg:x="8.342cm" svg:y="12.773cm">
          <draw:text-box>
            <text:p text:style-name="P3"><text:span text:style-name="T8">●</text:span></text:p>
          </draw:text-box>
        </draw:frame>
        <draw:frame draw:style-name="gr21" draw:text-style-name="P6" draw:layer="layout" svg:width="0.116cm" svg:height="0.158cm" svg:x="9.709cm" svg:y="12.86cm">
          <draw:text-box>
            <text:p text:style-name="P3"><text:span text:style-name="T8">●</text:span></text:p>
          </draw:text-box>
        </draw:frame>
        <draw:frame draw:style-name="gr21" draw:text-style-name="P6" draw:layer="layout" svg:width="0.116cm" svg:height="0.158cm" svg:x="10.595cm" svg:y="12.901cm">
          <draw:text-box>
            <text:p text:style-name="P3"><text:span text:style-name="T8">●</text:span></text:p>
          </draw:text-box>
        </draw:frame>
        <draw:frame draw:style-name="gr21" draw:text-style-name="P6" draw:layer="layout" svg:width="0.116cm" svg:height="0.158cm" svg:x="10.151cm" svg:y="12.58cm">
          <draw:text-box>
            <text:p text:style-name="P3"><text:span text:style-name="T8">●</text:span></text:p>
          </draw:text-box>
        </draw:frame>
        <draw:frame draw:style-name="gr21" draw:text-style-name="P6" draw:layer="layout" svg:width="0.116cm" svg:height="0.158cm" svg:x="8.268cm" svg:y="12.699cm">
          <draw:text-box>
            <text:p text:style-name="P3"><text:span text:style-name="T8">●</text:span></text:p>
          </draw:text-box>
        </draw:frame>
        <draw:frame draw:style-name="gr21" draw:text-style-name="P6" draw:layer="layout" svg:width="0.116cm" svg:height="0.158cm" svg:x="8.416cm" svg:y="12.776cm">
          <draw:text-box>
            <text:p text:style-name="P3"><text:span text:style-name="T8">●</text:span></text:p>
          </draw:text-box>
        </draw:frame>
        <draw:frame draw:style-name="gr21" draw:text-style-name="P6" draw:layer="layout" svg:width="0.116cm" svg:height="0.158cm" svg:x="8.268cm" svg:y="12.843cm">
          <draw:text-box>
            <text:p text:style-name="P3"><text:span text:style-name="T8">●</text:span></text:p>
          </draw:text-box>
        </draw:frame>
        <draw:frame draw:style-name="gr21" draw:text-style-name="P6" draw:layer="layout" svg:width="0.116cm" svg:height="0.158cm" svg:x="8.268cm" svg:y="12.36cm">
          <draw:text-box>
            <text:p text:style-name="P3"><text:span text:style-name="T8">●</text:span></text:p>
          </draw:text-box>
        </draw:frame>
        <draw:frame draw:style-name="gr21" draw:text-style-name="P6" draw:layer="layout" svg:width="0.116cm" svg:height="0.158cm" svg:x="8.268cm" svg:y="12.772cm">
          <draw:text-box>
            <text:p text:style-name="P3"><text:span text:style-name="T8">●</text:span></text:p>
          </draw:text-box>
        </draw:frame>
        <draw:frame draw:style-name="gr21" draw:text-style-name="P6" draw:layer="layout" svg:width="0.116cm" svg:height="0.158cm" svg:x="8.268cm" svg:y="12.841cm">
          <draw:text-box>
            <text:p text:style-name="P3"><text:span text:style-name="T8">●</text:span></text:p>
          </draw:text-box>
        </draw:frame>
        <draw:frame draw:style-name="gr21" draw:text-style-name="P6" draw:layer="layout" svg:width="0.116cm" svg:height="0.158cm" svg:x="8.268cm" svg:y="12.838cm">
          <draw:text-box>
            <text:p text:style-name="P3"><text:span text:style-name="T8">●</text:span></text:p>
          </draw:text-box>
        </draw:frame>
        <draw:frame draw:style-name="gr21" draw:text-style-name="P6" draw:layer="layout" svg:width="0.116cm" svg:height="0.158cm" svg:x="8.268cm" svg:y="12.575cm">
          <draw:text-box>
            <text:p text:style-name="P3"><text:span text:style-name="T8">●</text:span></text:p>
          </draw:text-box>
        </draw:frame>
        <draw:frame draw:style-name="gr21" draw:text-style-name="P6" draw:layer="layout" svg:width="0.116cm" svg:height="0.158cm" svg:x="8.268cm" svg:y="12.784cm">
          <draw:text-box>
            <text:p text:style-name="P3"><text:span text:style-name="T8">●</text:span></text:p>
          </draw:text-box>
        </draw:frame>
        <draw:frame draw:style-name="gr21" draw:text-style-name="P6" draw:layer="layout" svg:width="0.116cm" svg:height="0.158cm" svg:x="8.268cm" svg:y="12.78cm">
          <draw:text-box>
            <text:p text:style-name="P3"><text:span text:style-name="T8">●</text:span></text:p>
          </draw:text-box>
        </draw:frame>
        <draw:frame draw:style-name="gr21" draw:text-style-name="P6" draw:layer="layout" svg:width="0.116cm" svg:height="0.158cm" svg:x="9.56cm" svg:y="12.565cm">
          <draw:text-box>
            <text:p text:style-name="P3"><text:span text:style-name="T8">●</text:span></text:p>
          </draw:text-box>
        </draw:frame>
        <draw:frame draw:style-name="gr21" draw:text-style-name="P6" draw:layer="layout" svg:width="0.116cm" svg:height="0.158cm" svg:x="8.268cm" svg:y="12.553cm">
          <draw:text-box>
            <text:p text:style-name="P3"><text:span text:style-name="T8">●</text:span></text:p>
          </draw:text-box>
        </draw:frame>
        <draw:frame draw:style-name="gr21" draw:text-style-name="P6" draw:layer="layout" svg:width="0.116cm" svg:height="0.158cm" svg:x="8.268cm" svg:y="12.825cm">
          <draw:text-box>
            <text:p text:style-name="P3"><text:span text:style-name="T8">●</text:span></text:p>
          </draw:text-box>
        </draw:frame>
        <draw:frame draw:style-name="gr21" draw:text-style-name="P6" draw:layer="layout" svg:width="0.116cm" svg:height="0.158cm" svg:x="8.268cm" svg:y="12.399cm">
          <draw:text-box>
            <text:p text:style-name="P3"><text:span text:style-name="T8">●</text:span></text:p>
          </draw:text-box>
        </draw:frame>
        <draw:frame draw:style-name="gr21" draw:text-style-name="P6" draw:layer="layout" svg:width="0.116cm" svg:height="0.158cm" svg:x="8.268cm" svg:y="12.715cm">
          <draw:text-box>
            <text:p text:style-name="P3"><text:span text:style-name="T8">●</text:span></text:p>
          </draw:text-box>
        </draw:frame>
        <draw:frame draw:style-name="gr21" draw:text-style-name="P6" draw:layer="layout" svg:width="0.116cm" svg:height="0.158cm" svg:x="8.268cm" svg:y="12.644cm">
          <draw:text-box>
            <text:p text:style-name="P3"><text:span text:style-name="T8">●</text:span></text:p>
          </draw:text-box>
        </draw:frame>
        <draw:frame draw:style-name="gr21" draw:text-style-name="P6" draw:layer="layout" svg:width="0.116cm" svg:height="0.158cm" svg:x="8.268cm" svg:y="12.659cm">
          <draw:text-box>
            <text:p text:style-name="P3"><text:span text:style-name="T8">●</text:span></text:p>
          </draw:text-box>
        </draw:frame>
        <draw:frame draw:style-name="gr21" draw:text-style-name="P6" draw:layer="layout" svg:width="0.116cm" svg:height="0.158cm" svg:x="8.268cm" svg:y="12.344cm">
          <draw:text-box>
            <text:p text:style-name="P3"><text:span text:style-name="T8">●</text:span></text:p>
          </draw:text-box>
        </draw:frame>
        <draw:line draw:style-name="gr22" draw:layer="layout" svg:x1="8.306cm" svg:y1="13.826cm" svg:x2="12.668cm" svg:y2="13.826cm">
          <text:p/>
        </draw:line>
        <draw:line draw:style-name="gr22" draw:layer="layout" svg:x1="8.306cm" svg:y1="13.826cm" svg:x2="8.306cm" svg:y2="13.937cm">
          <text:p/>
        </draw:line>
        <draw:line draw:style-name="gr22" draw:layer="layout" svg:x1="9.033cm" svg:y1="13.826cm" svg:x2="9.033cm" svg:y2="13.937cm">
          <text:p/>
        </draw:line>
        <draw:line draw:style-name="gr22" draw:layer="layout" svg:x1="9.759cm" svg:y1="13.826cm" svg:x2="9.759cm" svg:y2="13.937cm">
          <text:p/>
        </draw:line>
        <draw:line draw:style-name="gr22" draw:layer="layout" svg:x1="10.486cm" svg:y1="13.826cm" svg:x2="10.486cm" svg:y2="13.937cm">
          <text:p/>
        </draw:line>
        <draw:line draw:style-name="gr22" draw:layer="layout" svg:x1="11.214cm" svg:y1="13.826cm" svg:x2="11.214cm" svg:y2="13.937cm">
          <text:p/>
        </draw:line>
        <draw:line draw:style-name="gr22" draw:layer="layout" svg:x1="11.941cm" svg:y1="13.826cm" svg:x2="11.941cm" svg:y2="13.937cm">
          <text:p/>
        </draw:line>
        <draw:line draw:style-name="gr22" draw:layer="layout" svg:x1="12.668cm" svg:y1="13.826cm" svg:x2="12.668cm" svg:y2="13.937cm">
          <text:p/>
        </draw:line>
        <draw:frame draw:style-name="gr21" draw:text-style-name="P6" draw:layer="layout" svg:width="0.116cm" svg:height="0.158cm" svg:x="8.268cm" svg:y="11.242cm">
          <draw:text-box>
            <text:p text:style-name="P3"><text:span text:style-name="T8">●</text:span></text:p>
          </draw:text-box>
        </draw:frame>
        <draw:frame draw:style-name="gr23" draw:text-style-name="P4" draw:layer="layout" svg:width="0.188cm" svg:height="0.442cm" svg:x="8.235cm" svg:y="14.049cm">
          <draw:text-box>
            <text:p text:style-name="P7">0</text:p>
          </draw:text-box>
        </draw:frame>
        <draw:frame draw:style-name="gr24" draw:text-style-name="P7" draw:layer="layout" svg:width="0.188cm" svg:height="0.442cm" svg:x="8.962cm" svg:y="14.049cm">
          <draw:text-box>
            <text:p text:style-name="P7">5</text:p>
          </draw:text-box>
        </draw:frame>
        <draw:frame draw:style-name="gr25" draw:text-style-name="P4" draw:layer="layout" svg:width="0.374cm" svg:height="0.442cm" svg:x="9.618cm" svg:y="14.049cm">
          <draw:text-box>
            <text:p text:style-name="P7">10</text:p>
          </draw:text-box>
        </draw:frame>
        <draw:frame draw:style-name="gr25" draw:text-style-name="P4" draw:layer="layout" svg:width="0.374cm" svg:height="0.442cm" svg:x="10.344cm" svg:y="14.049cm">
          <draw:text-box>
            <text:p text:style-name="P7">15</text:p>
          </draw:text-box>
        </draw:frame>
        <draw:frame draw:style-name="gr25" draw:text-style-name="P4" draw:layer="layout" svg:width="0.374cm" svg:height="0.442cm" svg:x="11.072cm" svg:y="14.049cm">
          <draw:text-box>
            <text:p text:style-name="P7">20</text:p>
          </draw:text-box>
        </draw:frame>
        <draw:frame draw:style-name="gr25" draw:text-style-name="P4" draw:layer="layout" svg:width="0.374cm" svg:height="0.442cm" svg:x="11.799cm" svg:y="14.049cm">
          <draw:text-box>
            <text:p text:style-name="P7">25</text:p>
          </draw:text-box>
        </draw:frame>
        <draw:line draw:style-name="gr22" draw:layer="layout" svg:x1="8.137cm" svg:y1="13.786cm" svg:x2="8.137cm" svg:y2="11.535cm">
          <text:p/>
        </draw:line>
        <draw:line draw:style-name="gr22" draw:layer="layout" svg:x1="8.136cm" svg:y1="13.786cm" svg:x2="7.984cm" svg:y2="13.786cm">
          <text:p/>
        </draw:line>
        <draw:line draw:style-name="gr22" draw:layer="layout" svg:x1="8.136cm" svg:y1="13.223cm" svg:x2="7.984cm" svg:y2="13.223cm">
          <text:p/>
        </draw:line>
        <draw:line draw:style-name="gr22" draw:layer="layout" svg:x1="8.136cm" svg:y1="12.661cm" svg:x2="7.984cm" svg:y2="12.661cm">
          <text:p/>
        </draw:line>
        <draw:line draw:style-name="gr22" draw:layer="layout" svg:x1="8.136cm" svg:y1="12.098cm" svg:x2="7.984cm" svg:y2="12.098cm">
          <text:p/>
        </draw:line>
        <draw:line draw:style-name="gr22" draw:layer="layout" svg:x1="8.136cm" svg:y1="11.535cm" svg:x2="7.984cm" svg:y2="11.535cm">
          <text:p/>
        </draw:line>
        <draw:frame draw:style-name="gr25" draw:text-style-name="P4" draw:layer="layout" svg:width="0.374cm" svg:height="0.442cm" svg:x="12.526cm" svg:y="14.049cm">
          <draw:text-box>
            <text:p text:style-name="P7">30</text:p>
          </draw:text-box>
        </draw:frame>
        <draw:frame draw:style-name="gr26" draw:text-style-name="P4" draw:layer="layout" svg:width="0.878cm" svg:height="0.423cm" draw:transform="rotate (1.5707963267949) translate (7.698cm 14.019cm)">
          <draw:text-box>
            <text:p text:style-name="P7">0.020</text:p>
          </draw:text-box>
        </draw:frame>
        <draw:frame draw:style-name="gr26" draw:text-style-name="P4" draw:layer="layout" svg:width="0.878cm" svg:height="0.423cm" draw:transform="rotate (1.5707963267949) translate (7.698cm 12.893cm)">
          <draw:text-box>
            <text:p text:style-name="P7">0.030</text:p>
          </draw:text-box>
        </draw:frame>
        <draw:polygon draw:style-name="gr22" draw:layer="layout" svg:width="4.548cm" svg:height="2.642cm" svg:x="8.137cm" svg:y="11.184cm" svg:viewBox="0 0 4549 2643" draw:points="0,2643 4549,2643 4549,0 0,0">
          <text:p/>
        </draw:polygon>
        <draw:frame draw:style-name="gr26" draw:text-style-name="P4" draw:layer="layout" svg:width="0.878cm" svg:height="0.423cm" draw:transform="rotate (1.5707963267949) translate (7.698cm 11.667cm)">
          <draw:text-box>
            <text:p text:style-name="P7">0.040</text:p>
          </draw:text-box>
        </draw:frame>
        <draw:frame draw:style-name="gr27" draw:text-style-name="P4" draw:layer="layout" svg:width="2.589cm" svg:height="0.442cm" svg:x="9.344cm" svg:y="14.267cm">
          <draw:text-box>
            <text:p text:style-name="P7">Precipitation, mm</text:p>
          </draw:text-box>
        </draw:frame>
        <draw:line draw:style-name="gr28" draw:layer="layout" svg:x1="8.137cm" svg:y1="12.761cm" svg:x2="12.686cm" svg:y2="13.036cm">
          <text:p/>
        </draw:line>
        <draw:frame draw:style-name="gr21" draw:text-style-name="P6" draw:layer="layout" svg:width="0.116cm" svg:height="0.158cm" svg:x="3.288cm" svg:y="13.322cm">
          <draw:text-box>
            <text:p text:style-name="P3"><text:span text:style-name="T8">●</text:span></text:p>
          </draw:text-box>
        </draw:frame>
        <draw:frame draw:style-name="gr21" draw:text-style-name="P6" draw:layer="layout" svg:width="0.116cm" svg:height="0.158cm" svg:x="3.826cm" svg:y="13.344cm">
          <draw:text-box>
            <text:p text:style-name="P3"><text:span text:style-name="T8">●</text:span></text:p>
          </draw:text-box>
        </draw:frame>
        <draw:frame draw:style-name="gr21" draw:text-style-name="P6" draw:layer="layout" svg:width="0.116cm" svg:height="0.158cm" svg:x="2.973cm" svg:y="13.346cm">
          <draw:text-box>
            <text:p text:style-name="P3"><text:span text:style-name="T8">●</text:span></text:p>
          </draw:text-box>
        </draw:frame>
        <draw:frame draw:style-name="gr21" draw:text-style-name="P6" draw:layer="layout" svg:width="0.116cm" svg:height="0.158cm" svg:x="4.677cm" svg:y="13.149cm">
          <draw:text-box>
            <text:p text:style-name="P3"><text:span text:style-name="T8">●</text:span></text:p>
          </draw:text-box>
        </draw:frame>
        <draw:frame draw:style-name="gr21" draw:text-style-name="P6" draw:layer="layout" svg:width="0.116cm" svg:height="0.158cm" svg:x="5.035cm" svg:y="13.042cm">
          <draw:text-box>
            <text:p text:style-name="P3"><text:span text:style-name="T8">●</text:span></text:p>
          </draw:text-box>
        </draw:frame>
        <draw:frame draw:style-name="gr21" draw:text-style-name="P6" draw:layer="layout" svg:width="0.116cm" svg:height="0.158cm" svg:x="4.677cm" svg:y="13.053cm">
          <draw:text-box>
            <text:p text:style-name="P3"><text:span text:style-name="T8">●</text:span></text:p>
          </draw:text-box>
        </draw:frame>
        <draw:frame draw:style-name="gr21" draw:text-style-name="P6" draw:layer="layout" svg:width="0.116cm" svg:height="0.158cm" svg:x="2.929cm" svg:y="13.017cm">
          <draw:text-box>
            <text:p text:style-name="P3"><text:span text:style-name="T8">●</text:span></text:p>
          </draw:text-box>
        </draw:frame>
        <draw:frame draw:style-name="gr21" draw:text-style-name="P6" draw:layer="layout" svg:width="0.116cm" svg:height="0.158cm" svg:x="2.929cm" svg:y="13.318cm">
          <draw:text-box>
            <text:p text:style-name="P3"><text:span text:style-name="T8">●</text:span></text:p>
          </draw:text-box>
        </draw:frame>
        <draw:frame draw:style-name="gr21" draw:text-style-name="P6" draw:layer="layout" svg:width="0.116cm" svg:height="0.158cm" svg:x="3.288cm" svg:y="13.223cm">
          <draw:text-box>
            <text:p text:style-name="P3"><text:span text:style-name="T8">●</text:span></text:p>
          </draw:text-box>
        </draw:frame>
        <draw:frame draw:style-name="gr21" draw:text-style-name="P6" draw:layer="layout" svg:width="0.116cm" svg:height="0.158cm" svg:x="7.141cm" svg:y="13.296cm">
          <draw:text-box>
            <text:p text:style-name="P3"><text:span text:style-name="T8">●</text:span></text:p>
          </draw:text-box>
        </draw:frame>
        <draw:frame draw:style-name="gr21" draw:text-style-name="P6" draw:layer="layout" svg:width="0.116cm" svg:height="0.158cm" svg:x="4.497cm" svg:y="13.199cm">
          <draw:text-box>
            <text:p text:style-name="P3"><text:span text:style-name="T8">●</text:span></text:p>
          </draw:text-box>
        </draw:frame>
        <draw:frame draw:style-name="gr29" draw:text-style-name="P6" draw:layer="layout" svg:width="0.116cm" svg:height="0.158cm" svg:x="6.47cm" svg:y="13.355cm">
          <draw:text-box>
            <text:p text:style-name="P3"><text:span text:style-name="T8">●</text:span></text:p>
          </draw:text-box>
        </draw:frame>
        <draw:frame draw:style-name="gr21" draw:text-style-name="P6" draw:layer="layout" svg:width="0.116cm" svg:height="0.158cm" svg:x="5.214cm" svg:y="13.249cm">
          <draw:text-box>
            <text:p text:style-name="P3"><text:span text:style-name="T8">●</text:span></text:p>
          </draw:text-box>
        </draw:frame>
        <draw:frame draw:style-name="gr21" draw:text-style-name="P6" draw:layer="layout" svg:width="0.116cm" svg:height="0.158cm" svg:x="4.856cm" svg:y="13.381cm">
          <draw:text-box>
            <text:p text:style-name="P3"><text:span text:style-name="T8">●</text:span></text:p>
          </draw:text-box>
        </draw:frame>
        <draw:frame draw:style-name="gr21" draw:text-style-name="P6" draw:layer="layout" svg:width="0.116cm" svg:height="0.158cm" svg:x="2.929cm" svg:y="13.3cm">
          <draw:text-box>
            <text:p text:style-name="P3"><text:span text:style-name="T8">●</text:span></text:p>
          </draw:text-box>
        </draw:frame>
        <draw:frame draw:style-name="gr21" draw:text-style-name="P6" draw:layer="layout" svg:width="0.116cm" svg:height="0.158cm" svg:x="3.646cm" svg:y="13.236cm">
          <draw:text-box>
            <text:p text:style-name="P3"><text:span text:style-name="T8">●</text:span></text:p>
          </draw:text-box>
        </draw:frame>
        <draw:frame draw:style-name="gr21" draw:text-style-name="P6" draw:layer="layout" svg:width="0.116cm" svg:height="0.158cm" svg:x="4.318cm" svg:y="13.088cm">
          <draw:text-box>
            <text:p text:style-name="P3"><text:span text:style-name="T8">●</text:span></text:p>
          </draw:text-box>
        </draw:frame>
        <draw:frame draw:style-name="gr21" draw:text-style-name="P6" draw:layer="layout" svg:width="0.116cm" svg:height="0.158cm" svg:x="2.973cm" svg:y="13.096cm">
          <draw:text-box>
            <text:p text:style-name="P3"><text:span text:style-name="T8">●</text:span></text:p>
          </draw:text-box>
        </draw:frame>
        <draw:frame draw:style-name="gr21" draw:text-style-name="P6" draw:layer="layout" svg:width="0.116cm" svg:height="0.158cm" svg:x="2.929cm" svg:y="12.838cm">
          <draw:text-box>
            <text:p text:style-name="P3"><text:span text:style-name="T8">●</text:span></text:p>
          </draw:text-box>
        </draw:frame>
        <draw:frame draw:style-name="gr21" draw:text-style-name="P6" draw:layer="layout" svg:width="0.116cm" svg:height="0.158cm" svg:x="4.856cm" svg:y="13.173cm">
          <draw:text-box>
            <text:p text:style-name="P3"><text:span text:style-name="T8">●</text:span></text:p>
          </draw:text-box>
        </draw:frame>
        <draw:frame draw:style-name="gr21" draw:text-style-name="P6" draw:layer="layout" svg:width="0.116cm" svg:height="0.158cm" svg:x="2.973cm" svg:y="13.296cm">
          <draw:text-box>
            <text:p text:style-name="P3"><text:span text:style-name="T8">●</text:span></text:p>
          </draw:text-box>
        </draw:frame>
        <draw:frame draw:style-name="gr29" draw:text-style-name="P6" draw:layer="layout" svg:width="0.116cm" svg:height="0.158cm" svg:x="4.006cm" svg:y="13.005cm">
          <draw:text-box>
            <text:p text:style-name="P3"><text:span text:style-name="T8">●</text:span></text:p>
          </draw:text-box>
        </draw:frame>
        <draw:frame draw:style-name="gr21" draw:text-style-name="P6" draw:layer="layout" svg:width="0.116cm" svg:height="0.158cm" svg:x="7.141cm" svg:y="13.248cm">
          <draw:text-box>
            <text:p text:style-name="P3"><text:span text:style-name="T8">●</text:span></text:p>
          </draw:text-box>
        </draw:frame>
        <draw:frame draw:style-name="gr21" draw:text-style-name="P6" draw:layer="layout" svg:width="0.116cm" svg:height="0.158cm" svg:x="2.929cm" svg:y="12.838cm">
          <draw:text-box>
            <text:p text:style-name="P3"><text:span text:style-name="T8">●</text:span></text:p>
          </draw:text-box>
        </draw:frame>
        <draw:frame draw:style-name="gr21" draw:text-style-name="P6" draw:layer="layout" svg:width="0.116cm" svg:height="0.158cm" svg:x="2.929cm" svg:y="12.684cm">
          <draw:text-box>
            <text:p text:style-name="P3"><text:span text:style-name="T8">●</text:span></text:p>
          </draw:text-box>
        </draw:frame>
        <draw:frame draw:style-name="gr21" draw:text-style-name="P6" draw:layer="layout" svg:width="0.116cm" svg:height="0.158cm" svg:x="3.288cm" svg:y="13.132cm">
          <draw:text-box>
            <text:p text:style-name="P3"><text:span text:style-name="T8">●</text:span></text:p>
          </draw:text-box>
        </draw:frame>
        <draw:frame draw:style-name="gr21" draw:text-style-name="P6" draw:layer="layout" svg:width="0.116cm" svg:height="0.158cm" svg:x="2.929cm" svg:y="13.026cm">
          <draw:text-box>
            <text:p text:style-name="P3"><text:span text:style-name="T8">●</text:span></text:p>
          </draw:text-box>
        </draw:frame>
        <draw:frame draw:style-name="gr21" draw:text-style-name="P6" draw:layer="layout" svg:width="0.116cm" svg:height="0.158cm" svg:x="3.646cm" svg:y="12.859cm">
          <draw:text-box>
            <text:p text:style-name="P3"><text:span text:style-name="T8">●</text:span></text:p>
          </draw:text-box>
        </draw:frame>
        <draw:frame draw:style-name="gr21" draw:text-style-name="P6" draw:layer="layout" svg:width="0.116cm" svg:height="0.158cm" svg:x="4.677cm" svg:y="13.001cm">
          <draw:text-box>
            <text:p text:style-name="P3"><text:span text:style-name="T8">●</text:span></text:p>
          </draw:text-box>
        </draw:frame>
        <draw:frame draw:style-name="gr21" draw:text-style-name="P6" draw:layer="layout" svg:width="0.116cm" svg:height="0.158cm" svg:x="3.467cm" svg:y="12.981cm">
          <draw:text-box>
            <text:p text:style-name="P3"><text:span text:style-name="T8">●</text:span></text:p>
          </draw:text-box>
        </draw:frame>
        <draw:frame draw:style-name="gr21" draw:text-style-name="P6" draw:layer="layout" svg:width="0.116cm" svg:height="0.158cm" svg:x="3.467cm" svg:y="12.951cm">
          <draw:text-box>
            <text:p text:style-name="P3"><text:span text:style-name="T8">●</text:span></text:p>
          </draw:text-box>
        </draw:frame>
        <draw:frame draw:style-name="gr21" draw:text-style-name="P6" draw:layer="layout" svg:width="0.116cm" svg:height="0.158cm" svg:x="2.929cm" svg:y="12.684cm">
          <draw:text-box>
            <text:p text:style-name="P3"><text:span text:style-name="T8">●</text:span></text:p>
          </draw:text-box>
        </draw:frame>
        <draw:frame draw:style-name="gr21" draw:text-style-name="P6" draw:layer="layout" svg:width="0.116cm" svg:height="0.158cm" svg:x="2.929cm" svg:y="12.934cm">
          <draw:text-box>
            <text:p text:style-name="P3"><text:span text:style-name="T8">●</text:span></text:p>
          </draw:text-box>
        </draw:frame>
        <draw:frame draw:style-name="gr21" draw:text-style-name="P6" draw:layer="layout" svg:width="0.116cm" svg:height="0.158cm" svg:x="2.929cm" svg:y="13.026cm">
          <draw:text-box>
            <text:p text:style-name="P3"><text:span text:style-name="T8">●</text:span></text:p>
          </draw:text-box>
        </draw:frame>
        <draw:frame draw:style-name="gr21" draw:text-style-name="P6" draw:layer="layout" svg:width="0.116cm" svg:height="0.158cm" svg:x="2.929cm" svg:y="13.185cm">
          <draw:text-box>
            <text:p text:style-name="P3"><text:span text:style-name="T8">●</text:span></text:p>
          </draw:text-box>
        </draw:frame>
        <draw:frame draw:style-name="gr21" draw:text-style-name="P6" draw:layer="layout" svg:width="0.116cm" svg:height="0.158cm" svg:x="5.214cm" svg:y="13.078cm">
          <draw:text-box>
            <text:p text:style-name="P3"><text:span text:style-name="T8">●</text:span></text:p>
          </draw:text-box>
        </draw:frame>
        <draw:frame draw:style-name="gr21" draw:text-style-name="P6" draw:layer="layout" svg:width="0.116cm" svg:height="0.158cm" svg:x="4.677cm" svg:y="12.999cm">
          <draw:text-box>
            <text:p text:style-name="P3"><text:span text:style-name="T8">●</text:span></text:p>
          </draw:text-box>
        </draw:frame>
        <draw:frame draw:style-name="gr21" draw:text-style-name="P6" draw:layer="layout" svg:width="0.116cm" svg:height="0.158cm" svg:x="2.929cm" svg:y="12.546cm">
          <draw:text-box>
            <text:p text:style-name="P3"><text:span text:style-name="T8">●</text:span></text:p>
          </draw:text-box>
        </draw:frame>
        <draw:frame draw:style-name="gr21" draw:text-style-name="P6" draw:layer="layout" svg:width="0.116cm" svg:height="0.158cm" svg:x="2.929cm" svg:y="12.458cm">
          <draw:text-box>
            <text:p text:style-name="P3"><text:span text:style-name="T8">●</text:span></text:p>
          </draw:text-box>
        </draw:frame>
        <draw:frame draw:style-name="gr21" draw:text-style-name="P6" draw:layer="layout" svg:width="0.116cm" svg:height="0.158cm" svg:x="2.929cm" svg:y="12.977cm">
          <draw:text-box>
            <text:p text:style-name="P3"><text:span text:style-name="T8">●</text:span></text:p>
          </draw:text-box>
        </draw:frame>
        <draw:frame draw:style-name="gr21" draw:text-style-name="P6" draw:layer="layout" svg:width="0.116cm" svg:height="0.158cm" svg:x="2.929cm" svg:y="12.544cm">
          <draw:text-box>
            <text:p text:style-name="P3"><text:span text:style-name="T8">●</text:span></text:p>
          </draw:text-box>
        </draw:frame>
        <draw:frame draw:style-name="gr21" draw:text-style-name="P6" draw:layer="layout" svg:width="0.116cm" svg:height="0.158cm" svg:x="3.288cm" svg:y="12.833cm">
          <draw:text-box>
            <text:p text:style-name="P3"><text:span text:style-name="T8">●</text:span></text:p>
          </draw:text-box>
        </draw:frame>
        <draw:frame draw:style-name="gr21" draw:text-style-name="P6" draw:layer="layout" svg:width="0.116cm" svg:height="0.158cm" svg:x="2.929cm" svg:y="12.413cm">
          <draw:text-box>
            <text:p text:style-name="P3"><text:span text:style-name="T8">●</text:span></text:p>
          </draw:text-box>
        </draw:frame>
        <draw:frame draw:style-name="gr21" draw:text-style-name="P6" draw:layer="layout" svg:width="0.116cm" svg:height="0.158cm" svg:x="3.646cm" svg:y="12.349cm">
          <draw:text-box>
            <text:p text:style-name="P3"><text:span text:style-name="T8">●</text:span></text:p>
          </draw:text-box>
        </draw:frame>
        <draw:frame draw:style-name="gr21" draw:text-style-name="P6" draw:layer="layout" svg:width="0.116cm" svg:height="0.158cm" svg:x="2.929cm" svg:y="13.136cm">
          <draw:text-box>
            <text:p text:style-name="P3"><text:span text:style-name="T8">●</text:span></text:p>
          </draw:text-box>
        </draw:frame>
        <draw:frame draw:style-name="gr21" draw:text-style-name="P6" draw:layer="layout" svg:width="0.116cm" svg:height="0.158cm" svg:x="2.929cm" svg:y="12.834cm">
          <draw:text-box>
            <text:p text:style-name="P3"><text:span text:style-name="T8">●</text:span></text:p>
          </draw:text-box>
        </draw:frame>
        <draw:frame draw:style-name="gr21" draw:text-style-name="P6" draw:layer="layout" svg:width="0.116cm" svg:height="0.158cm" svg:x="2.929cm" svg:y="12.598cm">
          <draw:text-box>
            <text:p text:style-name="P3"><text:span text:style-name="T8">●</text:span></text:p>
          </draw:text-box>
        </draw:frame>
        <draw:frame draw:style-name="gr21" draw:text-style-name="P6" draw:layer="layout" svg:width="0.116cm" svg:height="0.158cm" svg:x="2.929cm" svg:y="12.83cm">
          <draw:text-box>
            <text:p text:style-name="P3"><text:span text:style-name="T8">●</text:span></text:p>
          </draw:text-box>
        </draw:frame>
        <draw:frame draw:style-name="gr21" draw:text-style-name="P6" draw:layer="layout" svg:width="0.116cm" svg:height="0.158cm" svg:x="2.973cm" svg:y="13.174cm">
          <draw:text-box>
            <text:p text:style-name="P3"><text:span text:style-name="T8">●</text:span></text:p>
          </draw:text-box>
        </draw:frame>
        <draw:frame draw:style-name="gr21" draw:text-style-name="P6" draw:layer="layout" svg:width="0.116cm" svg:height="0.158cm" svg:x="2.929cm" svg:y="12.804cm">
          <draw:text-box>
            <text:p text:style-name="P3"><text:span text:style-name="T8">●</text:span></text:p>
          </draw:text-box>
        </draw:frame>
        <draw:frame draw:style-name="gr21" draw:text-style-name="P6" draw:layer="layout" svg:width="0.116cm" svg:height="0.158cm" svg:x="2.929cm" svg:y="12.764cm">
          <draw:text-box>
            <text:p text:style-name="P3"><text:span text:style-name="T8">●</text:span></text:p>
          </draw:text-box>
        </draw:frame>
        <draw:frame draw:style-name="gr21" draw:text-style-name="P6" draw:layer="layout" svg:width="0.116cm" svg:height="0.158cm" svg:x="2.929cm" svg:y="12.952cm">
          <draw:text-box>
            <text:p text:style-name="P3"><text:span text:style-name="T8">●</text:span></text:p>
          </draw:text-box>
        </draw:frame>
        <draw:frame draw:style-name="gr21" draw:text-style-name="P6" draw:layer="layout" svg:width="0.116cm" svg:height="0.158cm" svg:x="2.929cm" svg:y="12.519cm">
          <draw:text-box>
            <text:p text:style-name="P3"><text:span text:style-name="T8">●</text:span></text:p>
          </draw:text-box>
        </draw:frame>
        <draw:frame draw:style-name="gr21" draw:text-style-name="P6" draw:layer="layout" svg:width="0.116cm" svg:height="0.158cm" svg:x="2.929cm" svg:y="12.774cm">
          <draw:text-box>
            <text:p text:style-name="P3"><text:span text:style-name="T8">●</text:span></text:p>
          </draw:text-box>
        </draw:frame>
        <draw:frame draw:style-name="gr21" draw:text-style-name="P6" draw:layer="layout" svg:width="0.116cm" svg:height="0.158cm" svg:x="2.929cm" svg:y="12.248cm">
          <draw:text-box>
            <text:p text:style-name="P3"><text:span text:style-name="T8">●</text:span></text:p>
          </draw:text-box>
        </draw:frame>
        <draw:frame draw:style-name="gr21" draw:text-style-name="P6" draw:layer="layout" svg:width="0.116cm" svg:height="0.158cm" svg:x="2.929cm" svg:y="12.791cm">
          <draw:text-box>
            <text:p text:style-name="P3"><text:span text:style-name="T8">●</text:span></text:p>
          </draw:text-box>
        </draw:frame>
        <draw:frame draw:style-name="gr21" draw:text-style-name="P6" draw:layer="layout" svg:width="0.116cm" svg:height="0.158cm" svg:x="2.929cm" svg:y="12.214cm">
          <draw:text-box>
            <text:p text:style-name="P3"><text:span text:style-name="T8">●</text:span></text:p>
          </draw:text-box>
        </draw:frame>
        <draw:frame draw:style-name="gr21" draw:text-style-name="P6" draw:layer="layout" svg:width="0.116cm" svg:height="0.158cm" svg:x="2.929cm" svg:y="12.404cm">
          <draw:text-box>
            <text:p text:style-name="P3"><text:span text:style-name="T8">●</text:span></text:p>
          </draw:text-box>
        </draw:frame>
        <draw:frame draw:style-name="gr21" draw:text-style-name="P6" draw:layer="layout" svg:width="0.116cm" svg:height="0.158cm" svg:x="2.929cm" svg:y="12.308cm">
          <draw:text-box>
            <text:p text:style-name="P3"><text:span text:style-name="T8">●</text:span></text:p>
          </draw:text-box>
        </draw:frame>
        <draw:frame draw:style-name="gr21" draw:text-style-name="P6" draw:layer="layout" svg:width="0.116cm" svg:height="0.158cm" svg:x="2.929cm" svg:y="12.835cm">
          <draw:text-box>
            <text:p text:style-name="P3"><text:span text:style-name="T8">●</text:span></text:p>
          </draw:text-box>
        </draw:frame>
        <draw:frame draw:style-name="gr21" draw:text-style-name="P6" draw:layer="layout" svg:width="0.116cm" svg:height="0.158cm" svg:x="2.929cm" svg:y="12.355cm">
          <draw:text-box>
            <text:p text:style-name="P3"><text:span text:style-name="T8">●</text:span></text:p>
          </draw:text-box>
        </draw:frame>
        <draw:frame draw:style-name="gr21" draw:text-style-name="P6" draw:layer="layout" svg:width="0.116cm" svg:height="0.158cm" svg:x="2.929cm" svg:y="12.909cm">
          <draw:text-box>
            <text:p text:style-name="P3"><text:span text:style-name="T8">●</text:span></text:p>
          </draw:text-box>
        </draw:frame>
        <draw:frame draw:style-name="gr21" draw:text-style-name="P6" draw:layer="layout" svg:width="0.116cm" svg:height="0.158cm" svg:x="3.288cm" svg:y="12.858cm">
          <draw:text-box>
            <text:p text:style-name="P3"><text:span text:style-name="T8">●</text:span></text:p>
          </draw:text-box>
        </draw:frame>
        <draw:frame draw:style-name="gr21" draw:text-style-name="P6" draw:layer="layout" svg:width="0.116cm" svg:height="0.158cm" svg:x="2.973cm" svg:y="12.763cm">
          <draw:text-box>
            <text:p text:style-name="P3"><text:span text:style-name="T8">●</text:span></text:p>
          </draw:text-box>
        </draw:frame>
        <draw:frame draw:style-name="gr21" draw:text-style-name="P6" draw:layer="layout" svg:width="0.116cm" svg:height="0.158cm" svg:x="3.109cm" svg:y="13.169cm">
          <draw:text-box>
            <text:p text:style-name="P3"><text:span text:style-name="T8">●</text:span></text:p>
          </draw:text-box>
        </draw:frame>
        <draw:frame draw:style-name="gr21" draw:text-style-name="P6" draw:layer="layout" svg:width="0.116cm" svg:height="0.158cm" svg:x="2.929cm" svg:y="12.329cm">
          <draw:text-box>
            <text:p text:style-name="P3"><text:span text:style-name="T8">●</text:span></text:p>
          </draw:text-box>
        </draw:frame>
        <draw:frame draw:style-name="gr21" draw:text-style-name="P6" draw:layer="layout" svg:width="0.116cm" svg:height="0.158cm" svg:x="3.826cm" svg:y="13.225cm">
          <draw:text-box>
            <text:p text:style-name="P3"><text:span text:style-name="T8">●</text:span></text:p>
          </draw:text-box>
        </draw:frame>
        <draw:frame draw:style-name="gr21" draw:text-style-name="P6" draw:layer="layout" svg:width="0.116cm" svg:height="0.158cm" svg:x="2.929cm" svg:y="12.798cm">
          <draw:text-box>
            <text:p text:style-name="P3"><text:span text:style-name="T8">●</text:span></text:p>
          </draw:text-box>
        </draw:frame>
        <draw:frame draw:style-name="gr21" draw:text-style-name="P6" draw:layer="layout" svg:width="0.116cm" svg:height="0.158cm" svg:x="2.929cm" svg:y="12.857cm">
          <draw:text-box>
            <text:p text:style-name="P3"><text:span text:style-name="T8">●</text:span></text:p>
          </draw:text-box>
        </draw:frame>
        <draw:frame draw:style-name="gr21" draw:text-style-name="P6" draw:layer="layout" svg:width="0.116cm" svg:height="0.158cm" svg:x="2.929cm" svg:y="12.477cm">
          <draw:text-box>
            <text:p text:style-name="P3"><text:span text:style-name="T8">●</text:span></text:p>
          </draw:text-box>
        </draw:frame>
        <draw:frame draw:style-name="gr21" draw:text-style-name="P6" draw:layer="layout" svg:width="0.116cm" svg:height="0.158cm" svg:x="2.929cm" svg:y="11.974cm">
          <draw:text-box>
            <text:p text:style-name="P3"><text:span text:style-name="T8">●</text:span></text:p>
          </draw:text-box>
        </draw:frame>
        <draw:frame draw:style-name="gr21" draw:text-style-name="P6" draw:layer="layout" svg:width="0.116cm" svg:height="0.158cm" svg:x="2.929cm" svg:y="12.768cm">
          <draw:text-box>
            <text:p text:style-name="P3"><text:span text:style-name="T8">●</text:span></text:p>
          </draw:text-box>
        </draw:frame>
        <draw:frame draw:style-name="gr21" draw:text-style-name="P6" draw:layer="layout" svg:width="0.116cm" svg:height="0.158cm" svg:x="4.184cm" svg:y="13.094cm">
          <draw:text-box>
            <text:p text:style-name="P3"><text:span text:style-name="T8">●</text:span></text:p>
          </draw:text-box>
        </draw:frame>
        <draw:frame draw:style-name="gr21" draw:text-style-name="P6" draw:layer="layout" svg:width="0.116cm" svg:height="0.158cm" svg:x="2.929cm" svg:y="12.88cm">
          <draw:text-box>
            <text:p text:style-name="P3"><text:span text:style-name="T8">●</text:span></text:p>
          </draw:text-box>
        </draw:frame>
        <draw:frame draw:style-name="gr21" draw:text-style-name="P6" draw:layer="layout" svg:width="0.116cm" svg:height="0.158cm" svg:x="2.929cm" svg:y="12.802cm">
          <draw:text-box>
            <text:p text:style-name="P3"><text:span text:style-name="T8">●</text:span></text:p>
          </draw:text-box>
        </draw:frame>
        <draw:frame draw:style-name="gr21" draw:text-style-name="P6" draw:layer="layout" svg:width="0.116cm" svg:height="0.158cm" svg:x="2.929cm" svg:y="12.419cm">
          <draw:text-box>
            <text:p text:style-name="P3"><text:span text:style-name="T8">●</text:span></text:p>
          </draw:text-box>
        </draw:frame>
        <draw:frame draw:style-name="gr21" draw:text-style-name="P6" draw:layer="layout" svg:width="0.116cm" svg:height="0.158cm" svg:x="2.929cm" svg:y="12.679cm">
          <draw:text-box>
            <text:p text:style-name="P3"><text:span text:style-name="T8">●</text:span></text:p>
          </draw:text-box>
        </draw:frame>
        <draw:frame draw:style-name="gr21" draw:text-style-name="P6" draw:layer="layout" svg:width="0.116cm" svg:height="0.158cm" svg:x="3.467cm" svg:y="12.976cm">
          <draw:text-box>
            <text:p text:style-name="P3"><text:span text:style-name="T8">●</text:span></text:p>
          </draw:text-box>
        </draw:frame>
        <draw:frame draw:style-name="gr21" draw:text-style-name="P6" draw:layer="layout" svg:width="0.116cm" svg:height="0.158cm" svg:x="3.646cm" svg:y="12.531cm">
          <draw:text-box>
            <text:p text:style-name="P3"><text:span text:style-name="T8">●</text:span></text:p>
          </draw:text-box>
        </draw:frame>
        <draw:frame draw:style-name="gr21" draw:text-style-name="P6" draw:layer="layout" svg:width="0.116cm" svg:height="0.158cm" svg:x="2.929cm" svg:y="12.401cm">
          <draw:text-box>
            <text:p text:style-name="P3"><text:span text:style-name="T8">●</text:span></text:p>
          </draw:text-box>
        </draw:frame>
        <draw:frame draw:style-name="gr21" draw:text-style-name="P6" draw:layer="layout" svg:width="0.116cm" svg:height="0.158cm" svg:x="2.929cm" svg:y="12.426cm">
          <draw:text-box>
            <text:p text:style-name="P3"><text:span text:style-name="T8">●</text:span></text:p>
          </draw:text-box>
        </draw:frame>
        <draw:frame draw:style-name="gr21" draw:text-style-name="P6" draw:layer="layout" svg:width="0.116cm" svg:height="0.158cm" svg:x="2.929cm" svg:y="11.93cm">
          <draw:text-box>
            <text:p text:style-name="P3"><text:span text:style-name="T8">●</text:span></text:p>
          </draw:text-box>
        </draw:frame>
        <draw:frame draw:style-name="gr21" draw:text-style-name="P6" draw:layer="layout" svg:width="0.116cm" svg:height="0.158cm" svg:x="2.929cm" svg:y="12.32cm">
          <draw:text-box>
            <text:p text:style-name="P3"><text:span text:style-name="T8">●</text:span></text:p>
          </draw:text-box>
        </draw:frame>
        <draw:frame draw:style-name="gr21" draw:text-style-name="P6" draw:layer="layout" svg:width="0.116cm" svg:height="0.158cm" svg:x="2.929cm" svg:y="12.791cm">
          <draw:text-box>
            <text:p text:style-name="P3"><text:span text:style-name="T8">●</text:span></text:p>
          </draw:text-box>
        </draw:frame>
        <draw:frame draw:style-name="gr21" draw:text-style-name="P6" draw:layer="layout" svg:width="0.116cm" svg:height="0.158cm" svg:x="3.288cm" svg:y="12.118cm">
          <draw:text-box>
            <text:p text:style-name="P3"><text:span text:style-name="T8">●</text:span></text:p>
          </draw:text-box>
        </draw:frame>
        <draw:frame draw:style-name="gr21" draw:text-style-name="P6" draw:layer="layout" svg:width="0.116cm" svg:height="0.158cm" svg:x="2.929cm" svg:y="12.855cm">
          <draw:text-box>
            <text:p text:style-name="P3"><text:span text:style-name="T8">●</text:span></text:p>
          </draw:text-box>
        </draw:frame>
        <draw:frame draw:style-name="gr21" draw:text-style-name="P6" draw:layer="layout" svg:width="0.116cm" svg:height="0.158cm" svg:x="3.467cm" svg:y="11.876cm">
          <draw:text-box>
            <text:p text:style-name="P3"><text:span text:style-name="T8">●</text:span></text:p>
          </draw:text-box>
        </draw:frame>
        <draw:frame draw:style-name="gr21" draw:text-style-name="P6" draw:layer="layout" svg:width="0.116cm" svg:height="0.158cm" svg:x="2.929cm" svg:y="12.771cm">
          <draw:text-box>
            <text:p text:style-name="P3"><text:span text:style-name="T8">●</text:span></text:p>
          </draw:text-box>
        </draw:frame>
        <draw:frame draw:style-name="gr21" draw:text-style-name="P6" draw:layer="layout" svg:width="0.116cm" svg:height="0.158cm" svg:x="2.929cm" svg:y="12.391cm">
          <draw:text-box>
            <text:p text:style-name="P3"><text:span text:style-name="T8">●</text:span></text:p>
          </draw:text-box>
        </draw:frame>
        <draw:frame draw:style-name="gr21" draw:text-style-name="P6" draw:layer="layout" svg:width="0.116cm" svg:height="0.158cm" svg:x="2.929cm" svg:y="11.306cm">
          <draw:text-box>
            <text:p text:style-name="P3"><text:span text:style-name="T8">●</text:span></text:p>
          </draw:text-box>
        </draw:frame>
        <draw:frame draw:style-name="gr21" draw:text-style-name="P6" draw:layer="layout" svg:width="0.116cm" svg:height="0.158cm" svg:x="2.929cm" svg:y="12.452cm">
          <draw:text-box>
            <text:p text:style-name="P3"><text:span text:style-name="T8">●</text:span></text:p>
          </draw:text-box>
        </draw:frame>
        <draw:frame draw:style-name="gr21" draw:text-style-name="P6" draw:layer="layout" svg:width="0.116cm" svg:height="0.158cm" svg:x="2.929cm" svg:y="12.359cm">
          <draw:text-box>
            <text:p text:style-name="P3"><text:span text:style-name="T8">●</text:span></text:p>
          </draw:text-box>
        </draw:frame>
        <draw:frame draw:style-name="gr21" draw:text-style-name="P6" draw:layer="layout" svg:width="0.116cm" svg:height="0.158cm" svg:x="2.929cm" svg:y="11.523cm">
          <draw:text-box>
            <text:p text:style-name="P3"><text:span text:style-name="T8">●</text:span></text:p>
          </draw:text-box>
        </draw:frame>
        <draw:frame draw:style-name="gr21" draw:text-style-name="P6" draw:layer="layout" svg:width="0.116cm" svg:height="0.158cm" svg:x="2.929cm" svg:y="12.699cm">
          <draw:text-box>
            <text:p text:style-name="P3"><text:span text:style-name="T8">●</text:span></text:p>
          </draw:text-box>
        </draw:frame>
        <draw:frame draw:style-name="gr21" draw:text-style-name="P6" draw:layer="layout" svg:width="0.116cm" svg:height="0.158cm" svg:x="2.929cm" svg:y="12.328cm">
          <draw:text-box>
            <text:p text:style-name="P3"><text:span text:style-name="T8">●</text:span></text:p>
          </draw:text-box>
        </draw:frame>
        <draw:frame draw:style-name="gr21" draw:text-style-name="P6" draw:layer="layout" svg:width="0.116cm" svg:height="0.158cm" svg:x="2.929cm" svg:y="12.672cm">
          <draw:text-box>
            <text:p text:style-name="P3"><text:span text:style-name="T8">●</text:span></text:p>
          </draw:text-box>
        </draw:frame>
        <draw:frame draw:style-name="gr21" draw:text-style-name="P6" draw:layer="layout" svg:width="0.116cm" svg:height="0.158cm" svg:x="2.929cm" svg:y="12.838cm">
          <draw:text-box>
            <text:p text:style-name="P3"><text:span text:style-name="T8">●</text:span></text:p>
          </draw:text-box>
        </draw:frame>
        <draw:frame draw:style-name="gr21" draw:text-style-name="P6" draw:layer="layout" svg:width="0.116cm" svg:height="0.158cm" svg:x="3.288cm" svg:y="12.953cm">
          <draw:text-box>
            <text:p text:style-name="P3"><text:span text:style-name="T8">●</text:span></text:p>
          </draw:text-box>
        </draw:frame>
        <draw:frame draw:style-name="gr21" draw:text-style-name="P6" draw:layer="layout" svg:width="0.116cm" svg:height="0.158cm" svg:x="2.929cm" svg:y="12.417cm">
          <draw:text-box>
            <text:p text:style-name="P3"><text:span text:style-name="T8">●</text:span></text:p>
          </draw:text-box>
        </draw:frame>
        <draw:frame draw:style-name="gr21" draw:text-style-name="P6" draw:layer="layout" svg:width="0.116cm" svg:height="0.158cm" svg:x="2.929cm" svg:y="12.278cm">
          <draw:text-box>
            <text:p text:style-name="P3"><text:span text:style-name="T8">●</text:span></text:p>
          </draw:text-box>
        </draw:frame>
        <draw:frame draw:style-name="gr21" draw:text-style-name="P6" draw:layer="layout" svg:width="0.116cm" svg:height="0.158cm" svg:x="2.929cm" svg:y="11.6cm">
          <draw:text-box>
            <text:p text:style-name="P3"><text:span text:style-name="T8">●</text:span></text:p>
          </draw:text-box>
        </draw:frame>
        <draw:frame draw:style-name="gr21" draw:text-style-name="P6" draw:layer="layout" svg:width="0.116cm" svg:height="0.158cm" svg:x="2.929cm" svg:y="11.498cm">
          <draw:text-box>
            <text:p text:style-name="P3"><text:span text:style-name="T8">●</text:span></text:p>
          </draw:text-box>
        </draw:frame>
        <draw:frame draw:style-name="gr21" draw:text-style-name="P6" draw:layer="layout" svg:width="0.116cm" svg:height="0.158cm" svg:x="2.929cm" svg:y="12.174cm">
          <draw:text-box>
            <text:p text:style-name="P3"><text:span text:style-name="T8">●</text:span></text:p>
          </draw:text-box>
        </draw:frame>
        <draw:frame draw:style-name="gr21" draw:text-style-name="P6" draw:layer="layout" svg:width="0.116cm" svg:height="0.158cm" svg:x="2.929cm" svg:y="11.839cm">
          <draw:text-box>
            <text:p text:style-name="P3"><text:span text:style-name="T8">●</text:span></text:p>
          </draw:text-box>
        </draw:frame>
        <draw:frame draw:style-name="gr21" draw:text-style-name="P6" draw:layer="layout" svg:width="0.116cm" svg:height="0.158cm" svg:x="2.929cm" svg:y="12.186cm">
          <draw:text-box>
            <text:p text:style-name="P3"><text:span text:style-name="T8">●</text:span></text:p>
          </draw:text-box>
        </draw:frame>
        <draw:frame draw:style-name="gr21" draw:text-style-name="P6" draw:layer="layout" svg:width="0.116cm" svg:height="0.158cm" svg:x="2.929cm" svg:y="12.065cm">
          <draw:text-box>
            <text:p text:style-name="P3"><text:span text:style-name="T8">●</text:span></text:p>
          </draw:text-box>
        </draw:frame>
        <draw:frame draw:style-name="gr21" draw:text-style-name="P6" draw:layer="layout" svg:width="0.116cm" svg:height="0.158cm" svg:x="2.929cm" svg:y="12.669cm">
          <draw:text-box>
            <text:p text:style-name="P3"><text:span text:style-name="T8">●</text:span></text:p>
          </draw:text-box>
        </draw:frame>
        <draw:frame draw:style-name="gr21" draw:text-style-name="P6" draw:layer="layout" svg:width="0.116cm" svg:height="0.158cm" svg:x="2.929cm" svg:y="12.646cm">
          <draw:text-box>
            <text:p text:style-name="P3"><text:span text:style-name="T8">●</text:span></text:p>
          </draw:text-box>
        </draw:frame>
        <draw:frame draw:style-name="gr21" draw:text-style-name="P6" draw:layer="layout" svg:width="0.116cm" svg:height="0.158cm" svg:x="2.929cm" svg:y="13.752cm">
          <draw:text-box>
            <text:p text:style-name="P3"><text:span text:style-name="T8">●</text:span></text:p>
          </draw:text-box>
        </draw:frame>
        <draw:frame draw:style-name="gr21" draw:text-style-name="P6" draw:layer="layout" svg:width="0.116cm" svg:height="0.158cm" svg:x="2.929cm" svg:y="12.134cm">
          <draw:text-box>
            <text:p text:style-name="P3"><text:span text:style-name="T8">●</text:span></text:p>
          </draw:text-box>
        </draw:frame>
        <draw:frame draw:style-name="gr21" draw:text-style-name="P6" draw:layer="layout" svg:width="0.116cm" svg:height="0.158cm" svg:x="2.929cm" svg:y="11.901cm">
          <draw:text-box>
            <text:p text:style-name="P3"><text:span text:style-name="T8">●</text:span></text:p>
          </draw:text-box>
        </draw:frame>
        <draw:frame draw:style-name="gr21" draw:text-style-name="P6" draw:layer="layout" svg:width="0.116cm" svg:height="0.158cm" svg:x="2.929cm" svg:y="12.711cm">
          <draw:text-box>
            <text:p text:style-name="P3"><text:span text:style-name="T8">●</text:span></text:p>
          </draw:text-box>
        </draw:frame>
        <draw:frame draw:style-name="gr21" draw:text-style-name="P6" draw:layer="layout" svg:width="0.116cm" svg:height="0.158cm" svg:x="3.288cm" svg:y="12.835cm">
          <draw:text-box>
            <text:p text:style-name="P3"><text:span text:style-name="T8">●</text:span></text:p>
          </draw:text-box>
        </draw:frame>
        <draw:frame draw:style-name="gr21" draw:text-style-name="P6" draw:layer="layout" svg:width="0.116cm" svg:height="0.158cm" svg:x="2.929cm" svg:y="12.431cm">
          <draw:text-box>
            <text:p text:style-name="P3"><text:span text:style-name="T8">●</text:span></text:p>
          </draw:text-box>
        </draw:frame>
        <draw:frame draw:style-name="gr21" draw:text-style-name="P6" draw:layer="layout" svg:width="0.116cm" svg:height="0.158cm" svg:x="2.929cm" svg:y="12.007cm">
          <draw:text-box>
            <text:p text:style-name="P3"><text:span text:style-name="T8">●</text:span></text:p>
          </draw:text-box>
        </draw:frame>
        <draw:frame draw:style-name="gr21" draw:text-style-name="P6" draw:layer="layout" svg:width="0.116cm" svg:height="0.158cm" svg:x="2.929cm" svg:y="12.82cm">
          <draw:text-box>
            <text:p text:style-name="P3"><text:span text:style-name="T8">●</text:span></text:p>
          </draw:text-box>
        </draw:frame>
        <draw:frame draw:style-name="gr21" draw:text-style-name="P6" draw:layer="layout" svg:width="0.116cm" svg:height="0.158cm" svg:x="2.929cm" svg:y="12.446cm">
          <draw:text-box>
            <text:p text:style-name="P3"><text:span text:style-name="T8">●</text:span></text:p>
          </draw:text-box>
        </draw:frame>
        <draw:frame draw:style-name="gr21" draw:text-style-name="P6" draw:layer="layout" svg:width="0.116cm" svg:height="0.158cm" svg:x="2.929cm" svg:y="11.929cm">
          <draw:text-box>
            <text:p text:style-name="P3"><text:span text:style-name="T8">●</text:span></text:p>
          </draw:text-box>
        </draw:frame>
        <draw:frame draw:style-name="gr21" draw:text-style-name="P6" draw:layer="layout" svg:width="0.116cm" svg:height="0.158cm" svg:x="2.929cm" svg:y="11.997cm">
          <draw:text-box>
            <text:p text:style-name="P3"><text:span text:style-name="T8">●</text:span></text:p>
          </draw:text-box>
        </draw:frame>
        <draw:frame draw:style-name="gr21" draw:text-style-name="P6" draw:layer="layout" svg:width="0.116cm" svg:height="0.158cm" svg:x="3.288cm" svg:y="12.096cm">
          <draw:text-box>
            <text:p text:style-name="P3"><text:span text:style-name="T8">●</text:span></text:p>
          </draw:text-box>
        </draw:frame>
        <draw:frame draw:style-name="gr21" draw:text-style-name="P6" draw:layer="layout" svg:width="0.116cm" svg:height="0.158cm" svg:x="2.929cm" svg:y="12.229cm">
          <draw:text-box>
            <text:p text:style-name="P3"><text:span text:style-name="T8">●</text:span></text:p>
          </draw:text-box>
        </draw:frame>
        <draw:frame draw:style-name="gr21" draw:text-style-name="P6" draw:layer="layout" svg:width="0.116cm" svg:height="0.158cm" svg:x="2.929cm" svg:y="13.028cm">
          <draw:text-box>
            <text:p text:style-name="P3"><text:span text:style-name="T8">●</text:span></text:p>
          </draw:text-box>
        </draw:frame>
        <draw:frame draw:style-name="gr21" draw:text-style-name="P6" draw:layer="layout" svg:width="0.116cm" svg:height="0.158cm" svg:x="2.929cm" svg:y="12.531cm">
          <draw:text-box>
            <text:p text:style-name="P3"><text:span text:style-name="T8">●</text:span></text:p>
          </draw:text-box>
        </draw:frame>
        <draw:frame draw:style-name="gr21" draw:text-style-name="P6" draw:layer="layout" svg:width="0.116cm" svg:height="0.158cm" svg:x="2.929cm" svg:y="12.41cm">
          <draw:text-box>
            <text:p text:style-name="P3"><text:span text:style-name="T8">●</text:span></text:p>
          </draw:text-box>
        </draw:frame>
        <draw:frame draw:style-name="gr21" draw:text-style-name="P6" draw:layer="layout" svg:width="0.116cm" svg:height="0.158cm" svg:x="2.929cm" svg:y="11.705cm">
          <draw:text-box>
            <text:p text:style-name="P3"><text:span text:style-name="T8">●</text:span></text:p>
          </draw:text-box>
        </draw:frame>
        <draw:frame draw:style-name="gr21" draw:text-style-name="P6" draw:layer="layout" svg:width="0.116cm" svg:height="0.158cm" svg:x="2.929cm" svg:y="11.717cm">
          <draw:text-box>
            <text:p text:style-name="P3"><text:span text:style-name="T8">●</text:span></text:p>
          </draw:text-box>
        </draw:frame>
        <draw:frame draw:style-name="gr21" draw:text-style-name="P6" draw:layer="layout" svg:width="0.116cm" svg:height="0.158cm" svg:x="2.929cm" svg:y="12.139cm">
          <draw:text-box>
            <text:p text:style-name="P3"><text:span text:style-name="T8">●</text:span></text:p>
          </draw:text-box>
        </draw:frame>
        <draw:frame draw:style-name="gr21" draw:text-style-name="P6" draw:layer="layout" svg:width="0.116cm" svg:height="0.158cm" svg:x="2.929cm" svg:y="11.871cm">
          <draw:text-box>
            <text:p text:style-name="P3"><text:span text:style-name="T8">●</text:span></text:p>
          </draw:text-box>
        </draw:frame>
        <draw:frame draw:style-name="gr21" draw:text-style-name="P6" draw:layer="layout" svg:width="0.116cm" svg:height="0.158cm" svg:x="2.929cm" svg:y="11.83cm">
          <draw:text-box>
            <text:p text:style-name="P3"><text:span text:style-name="T8">●</text:span></text:p>
          </draw:text-box>
        </draw:frame>
        <draw:frame draw:style-name="gr21" draw:text-style-name="P6" draw:layer="layout" svg:width="0.116cm" svg:height="0.158cm" svg:x="2.929cm" svg:y="12.625cm">
          <draw:text-box>
            <text:p text:style-name="P3"><text:span text:style-name="T8">●</text:span></text:p>
          </draw:text-box>
        </draw:frame>
        <draw:frame draw:style-name="gr21" draw:text-style-name="P6" draw:layer="layout" svg:width="0.116cm" svg:height="0.158cm" svg:x="2.929cm" svg:y="12.876cm">
          <draw:text-box>
            <text:p text:style-name="P3"><text:span text:style-name="T8">●</text:span></text:p>
          </draw:text-box>
        </draw:frame>
        <draw:frame draw:style-name="gr21" draw:text-style-name="P6" draw:layer="layout" svg:width="0.116cm" svg:height="0.158cm" svg:x="2.929cm" svg:y="11.83cm">
          <draw:text-box>
            <text:p text:style-name="P3"><text:span text:style-name="T8">●</text:span></text:p>
          </draw:text-box>
        </draw:frame>
        <draw:frame draw:style-name="gr21" draw:text-style-name="P6" draw:layer="layout" svg:width="0.116cm" svg:height="0.158cm" svg:x="2.929cm" svg:y="12.652cm">
          <draw:text-box>
            <text:p text:style-name="P3"><text:span text:style-name="T8">●</text:span></text:p>
          </draw:text-box>
        </draw:frame>
        <draw:frame draw:style-name="gr21" draw:text-style-name="P6" draw:layer="layout" svg:width="0.116cm" svg:height="0.158cm" svg:x="2.929cm" svg:y="12.519cm">
          <draw:text-box>
            <text:p text:style-name="P3"><text:span text:style-name="T8">●</text:span></text:p>
          </draw:text-box>
        </draw:frame>
        <draw:frame draw:style-name="gr21" draw:text-style-name="P6" draw:layer="layout" svg:width="0.116cm" svg:height="0.158cm" svg:x="2.929cm" svg:y="12.496cm">
          <draw:text-box>
            <text:p text:style-name="P3"><text:span text:style-name="T8">●</text:span></text:p>
          </draw:text-box>
        </draw:frame>
        <draw:frame draw:style-name="gr21" draw:text-style-name="P6" draw:layer="layout" svg:width="0.116cm" svg:height="0.158cm" svg:x="2.929cm" svg:y="11.986cm">
          <draw:text-box>
            <text:p text:style-name="P3"><text:span text:style-name="T8">●</text:span></text:p>
          </draw:text-box>
        </draw:frame>
        <draw:frame draw:style-name="gr21" draw:text-style-name="P6" draw:layer="layout" svg:width="0.116cm" svg:height="0.158cm" svg:x="2.929cm" svg:y="12.131cm">
          <draw:text-box>
            <text:p text:style-name="P3"><text:span text:style-name="T8">●</text:span></text:p>
          </draw:text-box>
        </draw:frame>
        <draw:frame draw:style-name="gr21" draw:text-style-name="P6" draw:layer="layout" svg:width="0.116cm" svg:height="0.158cm" svg:x="2.929cm" svg:y="12.224cm">
          <draw:text-box>
            <text:p text:style-name="P3"><text:span text:style-name="T8">●</text:span></text:p>
          </draw:text-box>
        </draw:frame>
        <draw:frame draw:style-name="gr21" draw:text-style-name="P6" draw:layer="layout" svg:width="0.116cm" svg:height="0.158cm" svg:x="2.929cm" svg:y="12.115cm">
          <draw:text-box>
            <text:p text:style-name="P3"><text:span text:style-name="T8">●</text:span></text:p>
          </draw:text-box>
        </draw:frame>
        <draw:frame draw:style-name="gr21" draw:text-style-name="P6" draw:layer="layout" svg:width="0.116cm" svg:height="0.158cm" svg:x="2.929cm" svg:y="12.077cm">
          <draw:text-box>
            <text:p text:style-name="P3"><text:span text:style-name="T8">●</text:span></text:p>
          </draw:text-box>
        </draw:frame>
        <draw:frame draw:style-name="gr21" draw:text-style-name="P6" draw:layer="layout" svg:width="0.116cm" svg:height="0.158cm" svg:x="2.929cm" svg:y="12.51cm">
          <draw:text-box>
            <text:p text:style-name="P3"><text:span text:style-name="T8">●</text:span></text:p>
          </draw:text-box>
        </draw:frame>
        <draw:frame draw:style-name="gr21" draw:text-style-name="P6" draw:layer="layout" svg:width="0.116cm" svg:height="0.158cm" svg:x="2.929cm" svg:y="11.532cm">
          <draw:text-box>
            <text:p text:style-name="P3"><text:span text:style-name="T8">●</text:span></text:p>
          </draw:text-box>
        </draw:frame>
        <draw:frame draw:style-name="gr21" draw:text-style-name="P6" draw:layer="layout" svg:width="0.116cm" svg:height="0.158cm" svg:x="2.929cm" svg:y="12.218cm">
          <draw:text-box>
            <text:p text:style-name="P3"><text:span text:style-name="T8">●</text:span></text:p>
          </draw:text-box>
        </draw:frame>
        <draw:frame draw:style-name="gr21" draw:text-style-name="P6" draw:layer="layout" svg:width="0.116cm" svg:height="0.158cm" svg:x="2.929cm" svg:y="12.794cm">
          <draw:text-box>
            <text:p text:style-name="P3"><text:span text:style-name="T8">●</text:span></text:p>
          </draw:text-box>
        </draw:frame>
        <draw:frame draw:style-name="gr21" draw:text-style-name="P6" draw:layer="layout" svg:width="0.116cm" svg:height="0.158cm" svg:x="2.929cm" svg:y="11.638cm">
          <draw:text-box>
            <text:p text:style-name="P3"><text:span text:style-name="T8">●</text:span></text:p>
          </draw:text-box>
        </draw:frame>
        <draw:frame draw:style-name="gr21" draw:text-style-name="P6" draw:layer="layout" svg:width="0.116cm" svg:height="0.158cm" svg:x="2.929cm" svg:y="11.986cm">
          <draw:text-box>
            <text:p text:style-name="P3"><text:span text:style-name="T8">●</text:span></text:p>
          </draw:text-box>
        </draw:frame>
        <draw:frame draw:style-name="gr21" draw:text-style-name="P6" draw:layer="layout" svg:width="0.116cm" svg:height="0.158cm" svg:x="2.929cm" svg:y="11.632cm">
          <draw:text-box>
            <text:p text:style-name="P3"><text:span text:style-name="T8">●</text:span></text:p>
          </draw:text-box>
        </draw:frame>
        <draw:frame draw:style-name="gr21" draw:text-style-name="P6" draw:layer="layout" svg:width="0.116cm" svg:height="0.158cm" svg:x="2.929cm" svg:y="12.361cm">
          <draw:text-box>
            <text:p text:style-name="P3"><text:span text:style-name="T8">●</text:span></text:p>
          </draw:text-box>
        </draw:frame>
        <draw:frame draw:style-name="gr21" draw:text-style-name="P6" draw:layer="layout" svg:width="0.116cm" svg:height="0.158cm" svg:x="2.929cm" svg:y="12.124cm">
          <draw:text-box>
            <text:p text:style-name="P3"><text:span text:style-name="T8">●</text:span></text:p>
          </draw:text-box>
        </draw:frame>
        <draw:frame draw:style-name="gr21" draw:text-style-name="P6" draw:layer="layout" svg:width="0.116cm" svg:height="0.158cm" svg:x="2.929cm" svg:y="12.297cm">
          <draw:text-box>
            <text:p text:style-name="P3"><text:span text:style-name="T8">●</text:span></text:p>
          </draw:text-box>
        </draw:frame>
        <draw:frame draw:style-name="gr21" draw:text-style-name="P6" draw:layer="layout" svg:width="0.116cm" svg:height="0.158cm" svg:x="2.929cm" svg:y="11.902cm">
          <draw:text-box>
            <text:p text:style-name="P3"><text:span text:style-name="T8">●</text:span></text:p>
          </draw:text-box>
        </draw:frame>
        <draw:frame draw:style-name="gr21" draw:text-style-name="P6" draw:layer="layout" svg:width="0.116cm" svg:height="0.158cm" svg:x="2.929cm" svg:y="11.755cm">
          <draw:text-box>
            <text:p text:style-name="P3"><text:span text:style-name="T8">●</text:span></text:p>
          </draw:text-box>
        </draw:frame>
        <draw:line draw:style-name="gr22" draw:layer="layout" svg:x1="2.967cm" svg:y1="13.891cm" svg:x2="6.495cm" svg:y2="13.891cm">
          <text:p/>
        </draw:line>
        <draw:line draw:style-name="gr22" draw:layer="layout" svg:x1="2.967cm" svg:y1="13.891cm" svg:x2="2.967cm" svg:y2="14.002cm">
          <text:p/>
        </draw:line>
        <draw:line draw:style-name="gr22" draw:layer="layout" svg:x1="3.849cm" svg:y1="13.891cm" svg:x2="3.849cm" svg:y2="14.002cm">
          <text:p/>
        </draw:line>
        <draw:line draw:style-name="gr22" draw:layer="layout" svg:x1="4.731cm" svg:y1="13.891cm" svg:x2="4.731cm" svg:y2="14.002cm">
          <text:p/>
        </draw:line>
        <draw:line draw:style-name="gr22" draw:layer="layout" svg:x1="5.613cm" svg:y1="13.891cm" svg:x2="5.613cm" svg:y2="14.002cm">
          <text:p/>
        </draw:line>
        <draw:line draw:style-name="gr22" draw:layer="layout" svg:x1="6.495cm" svg:y1="13.891cm" svg:x2="6.495cm" svg:y2="14.002cm">
          <text:p/>
        </draw:line>
        <draw:frame draw:style-name="gr21" draw:text-style-name="P6" draw:layer="layout" svg:width="0.116cm" svg:height="0.158cm" svg:x="2.929cm" svg:y="12.067cm">
          <draw:text-box>
            <text:p text:style-name="P3"><text:span text:style-name="T8">●</text:span></text:p>
          </draw:text-box>
        </draw:frame>
        <draw:frame draw:style-name="gr23" draw:text-style-name="P4" draw:layer="layout" svg:width="0.188cm" svg:height="0.442cm" svg:x="2.896cm" svg:y="14.114cm">
          <draw:text-box>
            <text:p text:style-name="P7">0</text:p>
          </draw:text-box>
        </draw:frame>
        <draw:frame draw:style-name="gr23" draw:text-style-name="P4" draw:layer="layout" svg:width="0.188cm" svg:height="0.442cm" svg:x="3.778cm" svg:y="14.114cm">
          <draw:text-box>
            <text:p text:style-name="P7">5</text:p>
          </draw:text-box>
        </draw:frame>
        <draw:frame draw:style-name="gr25" draw:text-style-name="P4" draw:layer="layout" svg:width="0.374cm" svg:height="0.442cm" svg:x="4.588cm" svg:y="14.114cm">
          <draw:text-box>
            <text:p text:style-name="P7">10</text:p>
          </draw:text-box>
        </draw:frame>
        <draw:frame draw:style-name="gr25" draw:text-style-name="P4" draw:layer="layout" svg:width="0.374cm" svg:height="0.442cm" svg:x="5.471cm" svg:y="14.114cm">
          <draw:text-box>
            <text:p text:style-name="P7">15</text:p>
          </draw:text-box>
        </draw:frame>
        <draw:line draw:style-name="gr30" draw:layer="layout" svg:x1="2.799cm" svg:y1="13.721cm" svg:x2="2.799cm" svg:y2="11.698cm">
          <text:p/>
        </draw:line>
        <draw:line draw:style-name="gr30" draw:layer="layout" svg:x1="2.798cm" svg:y1="13.721cm" svg:x2="2.646cm" svg:y2="13.721cm">
          <text:p/>
        </draw:line>
        <draw:line draw:style-name="gr30" draw:layer="layout" svg:x1="2.798cm" svg:y1="13.216cm" svg:x2="2.646cm" svg:y2="13.216cm">
          <text:p/>
        </draw:line>
        <draw:line draw:style-name="gr30" draw:layer="layout" svg:x1="2.798cm" svg:y1="12.71cm" svg:x2="2.646cm" svg:y2="12.71cm">
          <text:p/>
        </draw:line>
        <draw:line draw:style-name="gr30" draw:layer="layout" svg:x1="2.798cm" svg:y1="12.204cm" svg:x2="2.646cm" svg:y2="12.204cm">
          <text:p/>
        </draw:line>
        <draw:line draw:style-name="gr30" draw:layer="layout" svg:x1="2.798cm" svg:y1="11.698cm" svg:x2="2.646cm" svg:y2="11.698cm">
          <text:p/>
        </draw:line>
        <draw:frame draw:style-name="gr25" draw:text-style-name="P4" draw:layer="layout" svg:width="0.374cm" svg:height="0.442cm" svg:x="6.352cm" svg:y="14.114cm">
          <draw:text-box>
            <text:p text:style-name="P7">20</text:p>
          </draw:text-box>
        </draw:frame>
        <draw:frame draw:style-name="gr31" draw:text-style-name="P4" draw:layer="layout" svg:width="0.878cm" svg:height="0.423cm" draw:transform="rotate (1.5707963267949) translate (2.334cm 13.954cm)">
          <draw:text-box>
            <text:p text:style-name="P7">0.025</text:p>
          </draw:text-box>
        </draw:frame>
        <draw:frame draw:style-name="gr31" draw:text-style-name="P4" draw:layer="layout" svg:width="0.878cm" svg:height="0.423cm" draw:transform="rotate (1.5707963267949) translate (2.334cm 12.942cm)">
          <draw:text-box>
            <text:p text:style-name="P7">0.035</text:p>
          </draw:text-box>
        </draw:frame>
        <draw:polygon draw:style-name="gr22" draw:layer="layout" svg:width="4.548cm" svg:height="2.642cm" svg:x="2.799cm" svg:y="11.248cm" svg:viewBox="0 0 4549 2643" draw:points="0,2643 4549,2643 4549,0 0,0">
          <text:p/>
        </draw:polygon>
        <draw:frame draw:style-name="gr31" draw:text-style-name="P4" draw:layer="layout" svg:width="0.878cm" svg:height="0.423cm" draw:transform="rotate (1.5707963267949) translate (2.334cm 11.831cm)">
          <draw:text-box>
            <text:p text:style-name="P8">0.045</text:p>
          </draw:text-box>
        </draw:frame>
        <draw:frame draw:style-name="gr32" draw:text-style-name="P4" draw:layer="layout" svg:width="1.788cm" svg:height="0.31cm" svg:x="9.558cm" svg:y="10.569cm">
          <draw:text-box>
            <text:p text:style-name="P4"><text:span text:style-name="T4">Temperature, </text:span><text:span text:style-name="T9">°</text:span><text:span text:style-name="T10">C</text:span></text:p>
          </draw:text-box>
        </draw:frame>
        <draw:line draw:style-name="gr28" draw:layer="layout" svg:x1="2.799cm" svg:y1="12.49cm" svg:x2="7.348cm" svg:y2="13.803cm">
          <text:p/>
        </draw:line>
        <draw:frame draw:style-name="gr21" draw:text-style-name="P6" draw:layer="layout" svg:width="0.116cm" svg:height="0.158cm" svg:x="8.25cm" svg:y="8.941cm">
          <draw:text-box>
            <text:p text:style-name="P3"><text:span text:style-name="T8">●</text:span></text:p>
          </draw:text-box>
        </draw:frame>
        <draw:frame draw:style-name="gr21" draw:text-style-name="P6" draw:layer="layout" svg:width="0.116cm" svg:height="0.158cm" svg:x="8.442cm" svg:y="9.091cm">
          <draw:text-box>
            <text:p text:style-name="P3"><text:span text:style-name="T8">●</text:span></text:p>
          </draw:text-box>
        </draw:frame>
        <draw:frame draw:style-name="gr21" draw:text-style-name="P6" draw:layer="layout" svg:width="0.116cm" svg:height="0.158cm" svg:x="8.633cm" svg:y="8.943cm">
          <draw:text-box>
            <text:p text:style-name="P3"><text:span text:style-name="T8">●</text:span></text:p>
          </draw:text-box>
        </draw:frame>
        <draw:frame draw:style-name="gr21" draw:text-style-name="P6" draw:layer="layout" svg:width="0.116cm" svg:height="0.158cm" svg:x="8.633cm" svg:y="8.976cm">
          <draw:text-box>
            <text:p text:style-name="P3"><text:span text:style-name="T8">●</text:span></text:p>
          </draw:text-box>
        </draw:frame>
        <draw:frame draw:style-name="gr21" draw:text-style-name="P6" draw:layer="layout" svg:width="0.116cm" svg:height="0.158cm" svg:x="8.633cm" svg:y="9.178cm">
          <draw:text-box>
            <text:p text:style-name="P3"><text:span text:style-name="T8">●</text:span></text:p>
          </draw:text-box>
        </draw:frame>
        <draw:frame draw:style-name="gr21" draw:text-style-name="P6" draw:layer="layout" svg:width="0.116cm" svg:height="0.158cm" svg:x="8.824cm" svg:y="8.969cm">
          <draw:text-box>
            <text:p text:style-name="P3"><text:span text:style-name="T8">●</text:span></text:p>
          </draw:text-box>
        </draw:frame>
        <draw:frame draw:style-name="gr21" draw:text-style-name="P6" draw:layer="layout" svg:width="0.116cm" svg:height="0.158cm" svg:x="8.824cm" svg:y="8.709cm">
          <draw:text-box>
            <text:p text:style-name="P3"><text:span text:style-name="T8">●</text:span></text:p>
          </draw:text-box>
        </draw:frame>
        <draw:frame draw:style-name="gr21" draw:text-style-name="P6" draw:layer="layout" svg:width="0.116cm" svg:height="0.158cm" svg:x="8.824cm" svg:y="9.209cm">
          <draw:text-box>
            <text:p text:style-name="P3"><text:span text:style-name="T8">●</text:span></text:p>
          </draw:text-box>
        </draw:frame>
        <draw:frame draw:style-name="gr21" draw:text-style-name="P6" draw:layer="layout" svg:width="0.116cm" svg:height="0.158cm" svg:x="9.016cm" svg:y="8.954cm">
          <draw:text-box>
            <text:p text:style-name="P3"><text:span text:style-name="T8">●</text:span></text:p>
          </draw:text-box>
        </draw:frame>
        <draw:frame draw:style-name="gr21" draw:text-style-name="P6" draw:layer="layout" svg:width="0.116cm" svg:height="0.158cm" svg:x="9.016cm" svg:y="9.07cm">
          <draw:text-box>
            <text:p text:style-name="P3"><text:span text:style-name="T8">●</text:span></text:p>
          </draw:text-box>
        </draw:frame>
        <draw:frame draw:style-name="gr21" draw:text-style-name="P6" draw:layer="layout" svg:width="0.116cm" svg:height="0.158cm" svg:x="9.016cm" svg:y="9.007cm">
          <draw:text-box>
            <text:p text:style-name="P3"><text:span text:style-name="T8">●</text:span></text:p>
          </draw:text-box>
        </draw:frame>
        <draw:frame draw:style-name="gr21" draw:text-style-name="P6" draw:layer="layout" svg:width="0.116cm" svg:height="0.158cm" svg:x="9.016cm" svg:y="8.967cm">
          <draw:text-box>
            <text:p text:style-name="P3"><text:span text:style-name="T8">●</text:span></text:p>
          </draw:text-box>
        </draw:frame>
        <draw:frame draw:style-name="gr21" draw:text-style-name="P6" draw:layer="layout" svg:width="0.116cm" svg:height="0.158cm" svg:x="9.016cm" svg:y="9.149cm">
          <draw:text-box>
            <text:p text:style-name="P3"><text:span text:style-name="T8">●</text:span></text:p>
          </draw:text-box>
        </draw:frame>
        <draw:frame draw:style-name="gr21" draw:text-style-name="P6" draw:layer="layout" svg:width="0.116cm" svg:height="0.158cm" svg:x="9.016cm" svg:y="9.237cm">
          <draw:text-box>
            <text:p text:style-name="P3"><text:span text:style-name="T8">●</text:span></text:p>
          </draw:text-box>
        </draw:frame>
        <draw:frame draw:style-name="gr21" draw:text-style-name="P6" draw:layer="layout" svg:width="0.116cm" svg:height="0.158cm" svg:x="9.016cm" svg:y="8.871cm">
          <draw:text-box>
            <text:p text:style-name="P3"><text:span text:style-name="T8">●</text:span></text:p>
          </draw:text-box>
        </draw:frame>
        <draw:frame draw:style-name="gr21" draw:text-style-name="P6" draw:layer="layout" svg:width="0.116cm" svg:height="0.158cm" svg:x="9.016cm" svg:y="8.765cm">
          <draw:text-box>
            <text:p text:style-name="P3"><text:span text:style-name="T8">●</text:span></text:p>
          </draw:text-box>
        </draw:frame>
        <draw:frame draw:style-name="gr21" draw:text-style-name="P6" draw:layer="layout" svg:width="0.116cm" svg:height="0.158cm" svg:x="9.016cm" svg:y="9.157cm">
          <draw:text-box>
            <text:p text:style-name="P3"><text:span text:style-name="T8">●</text:span></text:p>
          </draw:text-box>
        </draw:frame>
        <draw:frame draw:style-name="gr21" draw:text-style-name="P6" draw:layer="layout" svg:width="0.116cm" svg:height="0.158cm" svg:x="9.016cm" svg:y="9.179cm">
          <draw:text-box>
            <text:p text:style-name="P3"><text:span text:style-name="T8">●</text:span></text:p>
          </draw:text-box>
        </draw:frame>
        <draw:frame draw:style-name="gr21" draw:text-style-name="P6" draw:layer="layout" svg:width="0.116cm" svg:height="0.158cm" svg:x="9.016cm" svg:y="9.155cm">
          <draw:text-box>
            <text:p text:style-name="P3"><text:span text:style-name="T8">●</text:span></text:p>
          </draw:text-box>
        </draw:frame>
        <draw:frame draw:style-name="gr21" draw:text-style-name="P6" draw:layer="layout" svg:width="0.116cm" svg:height="0.158cm" svg:x="9.208cm" svg:y="8.843cm">
          <draw:text-box>
            <text:p text:style-name="P3"><text:span text:style-name="T8">●</text:span></text:p>
          </draw:text-box>
        </draw:frame>
        <draw:frame draw:style-name="gr21" draw:text-style-name="P6" draw:layer="layout" svg:width="0.116cm" svg:height="0.158cm" svg:x="9.208cm" svg:y="9.134cm">
          <draw:text-box>
            <text:p text:style-name="P3"><text:span text:style-name="T8">●</text:span></text:p>
          </draw:text-box>
        </draw:frame>
        <draw:frame draw:style-name="gr21" draw:text-style-name="P6" draw:layer="layout" svg:width="0.116cm" svg:height="0.158cm" svg:x="9.208cm" svg:y="9.011cm">
          <draw:text-box>
            <text:p text:style-name="P3"><text:span text:style-name="T8">●</text:span></text:p>
          </draw:text-box>
        </draw:frame>
        <draw:frame draw:style-name="gr21" draw:text-style-name="P6" draw:layer="layout" svg:width="0.116cm" svg:height="0.158cm" svg:x="9.208cm" svg:y="9.224cm">
          <draw:text-box>
            <text:p text:style-name="P3"><text:span text:style-name="T8">●</text:span></text:p>
          </draw:text-box>
        </draw:frame>
        <draw:frame draw:style-name="gr21" draw:text-style-name="P6" draw:layer="layout" svg:width="0.116cm" svg:height="0.158cm" svg:x="9.208cm" svg:y="9.057cm">
          <draw:text-box>
            <text:p text:style-name="P3"><text:span text:style-name="T8">●</text:span></text:p>
          </draw:text-box>
        </draw:frame>
        <draw:frame draw:style-name="gr21" draw:text-style-name="P6" draw:layer="layout" svg:width="0.116cm" svg:height="0.158cm" svg:x="9.208cm" svg:y="8.941cm">
          <draw:text-box>
            <text:p text:style-name="P3"><text:span text:style-name="T8">●</text:span></text:p>
          </draw:text-box>
        </draw:frame>
        <draw:frame draw:style-name="gr21" draw:text-style-name="P6" draw:layer="layout" svg:width="0.116cm" svg:height="0.158cm" svg:x="9.208cm" svg:y="8.952cm">
          <draw:text-box>
            <text:p text:style-name="P3"><text:span text:style-name="T8">●</text:span></text:p>
          </draw:text-box>
        </draw:frame>
        <draw:frame draw:style-name="gr21" draw:text-style-name="P6" draw:layer="layout" svg:width="0.116cm" svg:height="0.158cm" svg:x="9.208cm" svg:y="9.191cm">
          <draw:text-box>
            <text:p text:style-name="P3"><text:span text:style-name="T8">●</text:span></text:p>
          </draw:text-box>
        </draw:frame>
        <draw:frame draw:style-name="gr21" draw:text-style-name="P6" draw:layer="layout" svg:width="0.116cm" svg:height="0.158cm" svg:x="9.208cm" svg:y="9.17cm">
          <draw:text-box>
            <text:p text:style-name="P3"><text:span text:style-name="T8">●</text:span></text:p>
          </draw:text-box>
        </draw:frame>
        <draw:frame draw:style-name="gr21" draw:text-style-name="P6" draw:layer="layout" svg:width="0.116cm" svg:height="0.158cm" svg:x="9.208cm" svg:y="9.222cm">
          <draw:text-box>
            <text:p text:style-name="P3"><text:span text:style-name="T8">●</text:span></text:p>
          </draw:text-box>
        </draw:frame>
        <draw:frame draw:style-name="gr21" draw:text-style-name="P6" draw:layer="layout" svg:width="0.116cm" svg:height="0.158cm" svg:x="9.208cm" svg:y="9.009cm">
          <draw:text-box>
            <text:p text:style-name="P3"><text:span text:style-name="T8">●</text:span></text:p>
          </draw:text-box>
        </draw:frame>
        <draw:frame draw:style-name="gr21" draw:text-style-name="P6" draw:layer="layout" svg:width="0.116cm" svg:height="0.158cm" svg:x="9.208cm" svg:y="8.969cm">
          <draw:text-box>
            <text:p text:style-name="P3"><text:span text:style-name="T8">●</text:span></text:p>
          </draw:text-box>
        </draw:frame>
        <draw:frame draw:style-name="gr21" draw:text-style-name="P6" draw:layer="layout" svg:width="0.116cm" svg:height="0.158cm" svg:x="9.208cm" svg:y="9.13cm">
          <draw:text-box>
            <text:p text:style-name="P3"><text:span text:style-name="T8">●</text:span></text:p>
          </draw:text-box>
        </draw:frame>
        <draw:frame draw:style-name="gr21" draw:text-style-name="P6" draw:layer="layout" svg:width="0.116cm" svg:height="0.158cm" svg:x="9.208cm" svg:y="9.218cm">
          <draw:text-box>
            <text:p text:style-name="P3"><text:span text:style-name="T8">●</text:span></text:p>
          </draw:text-box>
        </draw:frame>
        <draw:frame draw:style-name="gr21" draw:text-style-name="P6" draw:layer="layout" svg:width="0.116cm" svg:height="0.158cm" svg:x="9.208cm" svg:y="8.885cm">
          <draw:text-box>
            <text:p text:style-name="P3"><text:span text:style-name="T8">●</text:span></text:p>
          </draw:text-box>
        </draw:frame>
        <draw:frame draw:style-name="gr21" draw:text-style-name="P6" draw:layer="layout" svg:width="0.116cm" svg:height="0.158cm" svg:x="9.208cm" svg:y="9.043cm">
          <draw:text-box>
            <text:p text:style-name="P3"><text:span text:style-name="T8">●</text:span></text:p>
          </draw:text-box>
        </draw:frame>
        <draw:frame draw:style-name="gr21" draw:text-style-name="P6" draw:layer="layout" svg:width="0.116cm" svg:height="0.158cm" svg:x="9.208cm" svg:y="9.011cm">
          <draw:text-box>
            <text:p text:style-name="P3"><text:span text:style-name="T8">●</text:span></text:p>
          </draw:text-box>
        </draw:frame>
        <draw:frame draw:style-name="gr21" draw:text-style-name="P6" draw:layer="layout" svg:width="0.116cm" svg:height="0.158cm" svg:x="9.398cm" svg:y="9.017cm">
          <draw:text-box>
            <text:p text:style-name="P3"><text:span text:style-name="T8">●</text:span></text:p>
          </draw:text-box>
        </draw:frame>
        <draw:frame draw:style-name="gr21" draw:text-style-name="P6" draw:layer="layout" svg:width="0.116cm" svg:height="0.158cm" svg:x="9.398cm" svg:y="8.967cm">
          <draw:text-box>
            <text:p text:style-name="P3"><text:span text:style-name="T8">●</text:span></text:p>
          </draw:text-box>
        </draw:frame>
        <draw:frame draw:style-name="gr21" draw:text-style-name="P6" draw:layer="layout" svg:width="0.116cm" svg:height="0.158cm" svg:x="9.398cm" svg:y="9.263cm">
          <draw:text-box>
            <text:p text:style-name="P3"><text:span text:style-name="T8">●</text:span></text:p>
          </draw:text-box>
        </draw:frame>
        <draw:frame draw:style-name="gr21" draw:text-style-name="P6" draw:layer="layout" svg:width="0.116cm" svg:height="0.158cm" svg:x="9.398cm" svg:y="9.221cm">
          <draw:text-box>
            <text:p text:style-name="P3"><text:span text:style-name="T8">●</text:span></text:p>
          </draw:text-box>
        </draw:frame>
        <draw:frame draw:style-name="gr21" draw:text-style-name="P6" draw:layer="layout" svg:width="0.116cm" svg:height="0.158cm" svg:x="9.398cm" svg:y="9.272cm">
          <draw:text-box>
            <text:p text:style-name="P3"><text:span text:style-name="T8">●</text:span></text:p>
          </draw:text-box>
        </draw:frame>
        <draw:frame draw:style-name="gr21" draw:text-style-name="P6" draw:layer="layout" svg:width="0.116cm" svg:height="0.158cm" svg:x="9.398cm" svg:y="9.096cm">
          <draw:text-box>
            <text:p text:style-name="P3"><text:span text:style-name="T8">●</text:span></text:p>
          </draw:text-box>
        </draw:frame>
        <draw:frame draw:style-name="gr21" draw:text-style-name="P6" draw:layer="layout" svg:width="0.116cm" svg:height="0.158cm" svg:x="9.398cm" svg:y="9.244cm">
          <draw:text-box>
            <text:p text:style-name="P3"><text:span text:style-name="T8">●</text:span></text:p>
          </draw:text-box>
        </draw:frame>
        <draw:frame draw:style-name="gr29" draw:text-style-name="P6" draw:layer="layout" svg:width="0.116cm" svg:height="0.158cm" svg:x="9.591cm" svg:y="9.213cm">
          <draw:text-box>
            <text:p text:style-name="P3"><text:span text:style-name="T8">●</text:span></text:p>
          </draw:text-box>
        </draw:frame>
        <draw:frame draw:style-name="gr29" draw:text-style-name="P6" draw:layer="layout" svg:width="0.116cm" svg:height="0.158cm" svg:x="9.591cm" svg:y="9.204cm">
          <draw:text-box>
            <text:p text:style-name="P3"><text:span text:style-name="T8">●</text:span></text:p>
          </draw:text-box>
        </draw:frame>
        <draw:frame draw:style-name="gr29" draw:text-style-name="P6" draw:layer="layout" svg:width="0.116cm" svg:height="0.158cm" svg:x="9.591cm" svg:y="8.936cm">
          <draw:text-box>
            <text:p text:style-name="P3"><text:span text:style-name="T8">●</text:span></text:p>
          </draw:text-box>
        </draw:frame>
        <draw:frame draw:style-name="gr29" draw:text-style-name="P6" draw:layer="layout" svg:width="0.116cm" svg:height="0.158cm" svg:x="9.591cm" svg:y="8.945cm">
          <draw:text-box>
            <text:p text:style-name="P3"><text:span text:style-name="T8">●</text:span></text:p>
          </draw:text-box>
        </draw:frame>
        <draw:frame draw:style-name="gr29" draw:text-style-name="P6" draw:layer="layout" svg:width="0.116cm" svg:height="0.158cm" svg:x="9.591cm" svg:y="9.179cm">
          <draw:text-box>
            <text:p text:style-name="P3"><text:span text:style-name="T8">●</text:span></text:p>
          </draw:text-box>
        </draw:frame>
        <draw:frame draw:style-name="gr29" draw:text-style-name="P6" draw:layer="layout" svg:width="0.116cm" svg:height="0.158cm" svg:x="9.591cm" svg:y="9.059cm">
          <draw:text-box>
            <text:p text:style-name="P3"><text:span text:style-name="T8">●</text:span></text:p>
          </draw:text-box>
        </draw:frame>
        <draw:frame draw:style-name="gr29" draw:text-style-name="P6" draw:layer="layout" svg:width="0.116cm" svg:height="0.158cm" svg:x="9.591cm" svg:y="9.169cm">
          <draw:text-box>
            <text:p text:style-name="P3"><text:span text:style-name="T8">●</text:span></text:p>
          </draw:text-box>
        </draw:frame>
        <draw:frame draw:style-name="gr29" draw:text-style-name="P6" draw:layer="layout" svg:width="0.116cm" svg:height="0.158cm" svg:x="9.591cm" svg:y="8.907cm">
          <draw:text-box>
            <text:p text:style-name="P3"><text:span text:style-name="T8">●</text:span></text:p>
          </draw:text-box>
        </draw:frame>
        <draw:frame draw:style-name="gr29" draw:text-style-name="P6" draw:layer="layout" svg:width="0.116cm" svg:height="0.158cm" svg:x="9.591cm" svg:y="9.237cm">
          <draw:text-box>
            <text:p text:style-name="P3"><text:span text:style-name="T8">●</text:span></text:p>
          </draw:text-box>
        </draw:frame>
        <draw:frame draw:style-name="gr29" draw:text-style-name="P6" draw:layer="layout" svg:width="0.116cm" svg:height="0.158cm" svg:x="9.591cm" svg:y="9.016cm">
          <draw:text-box>
            <text:p text:style-name="P3"><text:span text:style-name="T8">●</text:span></text:p>
          </draw:text-box>
        </draw:frame>
        <draw:frame draw:style-name="gr29" draw:text-style-name="P6" draw:layer="layout" svg:width="0.116cm" svg:height="0.158cm" svg:x="9.591cm" svg:y="9.231cm">
          <draw:text-box>
            <text:p text:style-name="P3"><text:span text:style-name="T8">●</text:span></text:p>
          </draw:text-box>
        </draw:frame>
        <draw:frame draw:style-name="gr29" draw:text-style-name="P6" draw:layer="layout" svg:width="0.116cm" svg:height="0.158cm" svg:x="9.591cm" svg:y="9.158cm">
          <draw:text-box>
            <text:p text:style-name="P3"><text:span text:style-name="T8">●</text:span></text:p>
          </draw:text-box>
        </draw:frame>
        <draw:frame draw:style-name="gr29" draw:text-style-name="P6" draw:layer="layout" svg:width="0.116cm" svg:height="0.158cm" svg:x="9.591cm" svg:y="9.129cm">
          <draw:text-box>
            <text:p text:style-name="P3"><text:span text:style-name="T8">●</text:span></text:p>
          </draw:text-box>
        </draw:frame>
        <draw:frame draw:style-name="gr29" draw:text-style-name="P6" draw:layer="layout" svg:width="0.116cm" svg:height="0.158cm" svg:x="9.591cm" svg:y="9.261cm">
          <draw:text-box>
            <text:p text:style-name="P3"><text:span text:style-name="T8">●</text:span></text:p>
          </draw:text-box>
        </draw:frame>
        <draw:frame draw:style-name="gr29" draw:text-style-name="P6" draw:layer="layout" svg:width="0.116cm" svg:height="0.158cm" svg:x="9.591cm" svg:y="9.226cm">
          <draw:text-box>
            <text:p text:style-name="P3"><text:span text:style-name="T8">●</text:span></text:p>
          </draw:text-box>
        </draw:frame>
        <draw:frame draw:style-name="gr29" draw:text-style-name="P6" draw:layer="layout" svg:width="0.116cm" svg:height="0.158cm" svg:x="9.591cm" svg:y="9.106cm">
          <draw:text-box>
            <text:p text:style-name="P3"><text:span text:style-name="T8">●</text:span></text:p>
          </draw:text-box>
        </draw:frame>
        <draw:frame draw:style-name="gr29" draw:text-style-name="P6" draw:layer="layout" svg:width="0.116cm" svg:height="0.158cm" svg:x="9.591cm" svg:y="9.181cm">
          <draw:text-box>
            <text:p text:style-name="P3"><text:span text:style-name="T8">●</text:span></text:p>
          </draw:text-box>
        </draw:frame>
        <draw:frame draw:style-name="gr21" draw:text-style-name="P6" draw:layer="layout" svg:width="0.116cm" svg:height="0.158cm" svg:x="9.782cm" svg:y="9.218cm">
          <draw:text-box>
            <text:p text:style-name="P3"><text:span text:style-name="T8">●</text:span></text:p>
          </draw:text-box>
        </draw:frame>
        <draw:frame draw:style-name="gr21" draw:text-style-name="P6" draw:layer="layout" svg:width="0.116cm" svg:height="0.158cm" svg:x="9.782cm" svg:y="8.938cm">
          <draw:text-box>
            <text:p text:style-name="P3"><text:span text:style-name="T8">●</text:span></text:p>
          </draw:text-box>
        </draw:frame>
        <draw:frame draw:style-name="gr21" draw:text-style-name="P6" draw:layer="layout" svg:width="0.116cm" svg:height="0.158cm" svg:x="9.782cm" svg:y="9.197cm">
          <draw:text-box>
            <text:p text:style-name="P3"><text:span text:style-name="T8">●</text:span></text:p>
          </draw:text-box>
        </draw:frame>
        <draw:frame draw:style-name="gr21" draw:text-style-name="P6" draw:layer="layout" svg:width="0.116cm" svg:height="0.158cm" svg:x="9.782cm" svg:y="9.171cm">
          <draw:text-box>
            <text:p text:style-name="P3"><text:span text:style-name="T8">●</text:span></text:p>
          </draw:text-box>
        </draw:frame>
        <draw:frame draw:style-name="gr21" draw:text-style-name="P6" draw:layer="layout" svg:width="0.116cm" svg:height="0.158cm" svg:x="9.782cm" svg:y="8.873cm">
          <draw:text-box>
            <text:p text:style-name="P3"><text:span text:style-name="T8">●</text:span></text:p>
          </draw:text-box>
        </draw:frame>
        <draw:frame draw:style-name="gr21" draw:text-style-name="P6" draw:layer="layout" svg:width="0.116cm" svg:height="0.158cm" svg:x="9.782cm" svg:y="9.072cm">
          <draw:text-box>
            <text:p text:style-name="P3"><text:span text:style-name="T8">●</text:span></text:p>
          </draw:text-box>
        </draw:frame>
        <draw:frame draw:style-name="gr21" draw:text-style-name="P6" draw:layer="layout" svg:width="0.116cm" svg:height="0.158cm" svg:x="9.782cm" svg:y="9.208cm">
          <draw:text-box>
            <text:p text:style-name="P3"><text:span text:style-name="T8">●</text:span></text:p>
          </draw:text-box>
        </draw:frame>
        <draw:frame draw:style-name="gr21" draw:text-style-name="P6" draw:layer="layout" svg:width="0.116cm" svg:height="0.158cm" svg:x="9.782cm" svg:y="9.216cm">
          <draw:text-box>
            <text:p text:style-name="P3"><text:span text:style-name="T8">●</text:span></text:p>
          </draw:text-box>
        </draw:frame>
        <draw:frame draw:style-name="gr21" draw:text-style-name="P6" draw:layer="layout" svg:width="0.116cm" svg:height="0.158cm" svg:x="9.782cm" svg:y="9.048cm">
          <draw:text-box>
            <text:p text:style-name="P3"><text:span text:style-name="T8">●</text:span></text:p>
          </draw:text-box>
        </draw:frame>
        <draw:frame draw:style-name="gr21" draw:text-style-name="P6" draw:layer="layout" svg:width="0.116cm" svg:height="0.158cm" svg:x="9.782cm" svg:y="9.251cm">
          <draw:text-box>
            <text:p text:style-name="P3"><text:span text:style-name="T8">●</text:span></text:p>
          </draw:text-box>
        </draw:frame>
        <draw:frame draw:style-name="gr21" draw:text-style-name="P6" draw:layer="layout" svg:width="0.116cm" svg:height="0.158cm" svg:x="9.782cm" svg:y="9.288cm">
          <draw:text-box>
            <text:p text:style-name="P3"><text:span text:style-name="T8">●</text:span></text:p>
          </draw:text-box>
        </draw:frame>
        <draw:frame draw:style-name="gr21" draw:text-style-name="P6" draw:layer="layout" svg:width="0.116cm" svg:height="0.158cm" svg:x="9.782cm" svg:y="8.08cm">
          <draw:text-box>
            <text:p text:style-name="P3"><text:span text:style-name="T8">●</text:span></text:p>
          </draw:text-box>
        </draw:frame>
        <draw:frame draw:style-name="gr21" draw:text-style-name="P6" draw:layer="layout" svg:width="0.116cm" svg:height="0.158cm" svg:x="9.782cm" svg:y="9.138cm">
          <draw:text-box>
            <text:p text:style-name="P3"><text:span text:style-name="T8">●</text:span></text:p>
          </draw:text-box>
        </draw:frame>
        <draw:frame draw:style-name="gr21" draw:text-style-name="P6" draw:layer="layout" svg:width="0.116cm" svg:height="0.158cm" svg:x="9.782cm" svg:y="9.196cm">
          <draw:text-box>
            <text:p text:style-name="P3"><text:span text:style-name="T8">●</text:span></text:p>
          </draw:text-box>
        </draw:frame>
        <draw:frame draw:style-name="gr21" draw:text-style-name="P6" draw:layer="layout" svg:width="0.116cm" svg:height="0.158cm" svg:x="9.782cm" svg:y="9.233cm">
          <draw:text-box>
            <text:p text:style-name="P3"><text:span text:style-name="T8">●</text:span></text:p>
          </draw:text-box>
        </draw:frame>
        <draw:frame draw:style-name="gr21" draw:text-style-name="P6" draw:layer="layout" svg:width="0.116cm" svg:height="0.158cm" svg:x="9.782cm" svg:y="9.196cm">
          <draw:text-box>
            <text:p text:style-name="P3"><text:span text:style-name="T8">●</text:span></text:p>
          </draw:text-box>
        </draw:frame>
        <draw:frame draw:style-name="gr21" draw:text-style-name="P6" draw:layer="layout" svg:width="0.116cm" svg:height="0.158cm" svg:x="9.973cm" svg:y="9.061cm">
          <draw:text-box>
            <text:p text:style-name="P3"><text:span text:style-name="T8">●</text:span></text:p>
          </draw:text-box>
        </draw:frame>
        <draw:frame draw:style-name="gr21" draw:text-style-name="P6" draw:layer="layout" svg:width="0.116cm" svg:height="0.158cm" svg:x="9.973cm" svg:y="9.118cm">
          <draw:text-box>
            <text:p text:style-name="P3"><text:span text:style-name="T8">●</text:span></text:p>
          </draw:text-box>
        </draw:frame>
        <draw:frame draw:style-name="gr21" draw:text-style-name="P6" draw:layer="layout" svg:width="0.116cm" svg:height="0.158cm" svg:x="9.973cm" svg:y="7.984cm">
          <draw:text-box>
            <text:p text:style-name="P3"><text:span text:style-name="T8">●</text:span></text:p>
          </draw:text-box>
        </draw:frame>
        <draw:frame draw:style-name="gr21" draw:text-style-name="P6" draw:layer="layout" svg:width="0.116cm" svg:height="0.158cm" svg:x="9.973cm" svg:y="8.885cm">
          <draw:text-box>
            <text:p text:style-name="P3"><text:span text:style-name="T8">●</text:span></text:p>
          </draw:text-box>
        </draw:frame>
        <draw:frame draw:style-name="gr21" draw:text-style-name="P6" draw:layer="layout" svg:width="0.116cm" svg:height="0.158cm" svg:x="9.973cm" svg:y="9.252cm">
          <draw:text-box>
            <text:p text:style-name="P3"><text:span text:style-name="T8">●</text:span></text:p>
          </draw:text-box>
        </draw:frame>
        <draw:frame draw:style-name="gr21" draw:text-style-name="P6" draw:layer="layout" svg:width="0.116cm" svg:height="0.158cm" svg:x="9.973cm" svg:y="9.059cm">
          <draw:text-box>
            <text:p text:style-name="P3"><text:span text:style-name="T8">●</text:span></text:p>
          </draw:text-box>
        </draw:frame>
        <draw:frame draw:style-name="gr21" draw:text-style-name="P6" draw:layer="layout" svg:width="0.116cm" svg:height="0.158cm" svg:x="9.973cm" svg:y="9.238cm">
          <draw:text-box>
            <text:p text:style-name="P3"><text:span text:style-name="T8">●</text:span></text:p>
          </draw:text-box>
        </draw:frame>
        <draw:frame draw:style-name="gr21" draw:text-style-name="P6" draw:layer="layout" svg:width="0.116cm" svg:height="0.158cm" svg:x="9.973cm" svg:y="8.992cm">
          <draw:text-box>
            <text:p text:style-name="P3"><text:span text:style-name="T8">●</text:span></text:p>
          </draw:text-box>
        </draw:frame>
        <draw:frame draw:style-name="gr21" draw:text-style-name="P6" draw:layer="layout" svg:width="0.116cm" svg:height="0.158cm" svg:x="9.973cm" svg:y="9.194cm">
          <draw:text-box>
            <text:p text:style-name="P3"><text:span text:style-name="T8">●</text:span></text:p>
          </draw:text-box>
        </draw:frame>
        <draw:frame draw:style-name="gr21" draw:text-style-name="P6" draw:layer="layout" svg:width="0.116cm" svg:height="0.158cm" svg:x="9.973cm" svg:y="9.155cm">
          <draw:text-box>
            <text:p text:style-name="P3"><text:span text:style-name="T8">●</text:span></text:p>
          </draw:text-box>
        </draw:frame>
        <draw:frame draw:style-name="gr21" draw:text-style-name="P6" draw:layer="layout" svg:width="0.116cm" svg:height="0.158cm" svg:x="9.973cm" svg:y="8.933cm">
          <draw:text-box>
            <text:p text:style-name="P3"><text:span text:style-name="T8">●</text:span></text:p>
          </draw:text-box>
        </draw:frame>
        <draw:frame draw:style-name="gr21" draw:text-style-name="P6" draw:layer="layout" svg:width="0.116cm" svg:height="0.158cm" svg:x="9.973cm" svg:y="9.122cm">
          <draw:text-box>
            <text:p text:style-name="P3"><text:span text:style-name="T8">●</text:span></text:p>
          </draw:text-box>
        </draw:frame>
        <draw:frame draw:style-name="gr21" draw:text-style-name="P6" draw:layer="layout" svg:width="0.116cm" svg:height="0.158cm" svg:x="9.973cm" svg:y="8.902cm">
          <draw:text-box>
            <text:p text:style-name="P3"><text:span text:style-name="T8">●</text:span></text:p>
          </draw:text-box>
        </draw:frame>
        <draw:frame draw:style-name="gr21" draw:text-style-name="P6" draw:layer="layout" svg:width="0.116cm" svg:height="0.158cm" svg:x="9.973cm" svg:y="9.217cm">
          <draw:text-box>
            <text:p text:style-name="P3"><text:span text:style-name="T8">●</text:span></text:p>
          </draw:text-box>
        </draw:frame>
        <draw:frame draw:style-name="gr21" draw:text-style-name="P6" draw:layer="layout" svg:width="0.116cm" svg:height="0.158cm" svg:x="9.973cm" svg:y="8.886cm">
          <draw:text-box>
            <text:p text:style-name="P3"><text:span text:style-name="T8">●</text:span></text:p>
          </draw:text-box>
        </draw:frame>
        <draw:frame draw:style-name="gr21" draw:text-style-name="P6" draw:layer="layout" svg:width="0.116cm" svg:height="0.158cm" svg:x="9.973cm" svg:y="9.274cm">
          <draw:text-box>
            <text:p text:style-name="P3"><text:span text:style-name="T8">●</text:span></text:p>
          </draw:text-box>
        </draw:frame>
        <draw:frame draw:style-name="gr21" draw:text-style-name="P6" draw:layer="layout" svg:width="0.116cm" svg:height="0.158cm" svg:x="9.973cm" svg:y="9.195cm">
          <draw:text-box>
            <text:p text:style-name="P3"><text:span text:style-name="T8">●</text:span></text:p>
          </draw:text-box>
        </draw:frame>
        <draw:frame draw:style-name="gr21" draw:text-style-name="P6" draw:layer="layout" svg:width="0.116cm" svg:height="0.158cm" svg:x="9.973cm" svg:y="9.224cm">
          <draw:text-box>
            <text:p text:style-name="P3"><text:span text:style-name="T8">●</text:span></text:p>
          </draw:text-box>
        </draw:frame>
        <draw:frame draw:style-name="gr21" draw:text-style-name="P6" draw:layer="layout" svg:width="0.116cm" svg:height="0.158cm" svg:x="10.164cm" svg:y="8.959cm">
          <draw:text-box>
            <text:p text:style-name="P3"><text:span text:style-name="T8">●</text:span></text:p>
          </draw:text-box>
        </draw:frame>
        <draw:frame draw:style-name="gr21" draw:text-style-name="P6" draw:layer="layout" svg:width="0.116cm" svg:height="0.158cm" svg:x="10.164cm" svg:y="8.968cm">
          <draw:text-box>
            <text:p text:style-name="P3"><text:span text:style-name="T8">●</text:span></text:p>
          </draw:text-box>
        </draw:frame>
        <draw:frame draw:style-name="gr21" draw:text-style-name="P6" draw:layer="layout" svg:width="0.116cm" svg:height="0.158cm" svg:x="10.164cm" svg:y="9.149cm">
          <draw:text-box>
            <text:p text:style-name="P3"><text:span text:style-name="T8">●</text:span></text:p>
          </draw:text-box>
        </draw:frame>
        <draw:frame draw:style-name="gr21" draw:text-style-name="P6" draw:layer="layout" svg:width="0.116cm" svg:height="0.158cm" svg:x="10.164cm" svg:y="9.244cm">
          <draw:text-box>
            <text:p text:style-name="P3"><text:span text:style-name="T8">●</text:span></text:p>
          </draw:text-box>
        </draw:frame>
        <draw:frame draw:style-name="gr21" draw:text-style-name="P6" draw:layer="layout" svg:width="0.116cm" svg:height="0.158cm" svg:x="10.164cm" svg:y="9.243cm">
          <draw:text-box>
            <text:p text:style-name="P3"><text:span text:style-name="T8">●</text:span></text:p>
          </draw:text-box>
        </draw:frame>
        <draw:frame draw:style-name="gr21" draw:text-style-name="P6" draw:layer="layout" svg:width="0.116cm" svg:height="0.158cm" svg:x="10.164cm" svg:y="8.912cm">
          <draw:text-box>
            <text:p text:style-name="P3"><text:span text:style-name="T8">●</text:span></text:p>
          </draw:text-box>
        </draw:frame>
        <draw:frame draw:style-name="gr21" draw:text-style-name="P6" draw:layer="layout" svg:width="0.116cm" svg:height="0.158cm" svg:x="10.164cm" svg:y="8.993cm">
          <draw:text-box>
            <text:p text:style-name="P3"><text:span text:style-name="T8">●</text:span></text:p>
          </draw:text-box>
        </draw:frame>
        <draw:frame draw:style-name="gr21" draw:text-style-name="P6" draw:layer="layout" svg:width="0.116cm" svg:height="0.158cm" svg:x="10.164cm" svg:y="9.189cm">
          <draw:text-box>
            <text:p text:style-name="P3"><text:span text:style-name="T8">●</text:span></text:p>
          </draw:text-box>
        </draw:frame>
        <draw:frame draw:style-name="gr21" draw:text-style-name="P6" draw:layer="layout" svg:width="0.116cm" svg:height="0.158cm" svg:x="10.164cm" svg:y="9.244cm">
          <draw:text-box>
            <text:p text:style-name="P3"><text:span text:style-name="T8">●</text:span></text:p>
          </draw:text-box>
        </draw:frame>
        <draw:frame draw:style-name="gr21" draw:text-style-name="P6" draw:layer="layout" svg:width="0.116cm" svg:height="0.158cm" svg:x="10.164cm" svg:y="9.227cm">
          <draw:text-box>
            <text:p text:style-name="P3"><text:span text:style-name="T8">●</text:span></text:p>
          </draw:text-box>
        </draw:frame>
        <draw:frame draw:style-name="gr21" draw:text-style-name="P6" draw:layer="layout" svg:width="0.116cm" svg:height="0.158cm" svg:x="10.164cm" svg:y="9.245cm">
          <draw:text-box>
            <text:p text:style-name="P3"><text:span text:style-name="T8">●</text:span></text:p>
          </draw:text-box>
        </draw:frame>
        <draw:frame draw:style-name="gr21" draw:text-style-name="P6" draw:layer="layout" svg:width="0.116cm" svg:height="0.158cm" svg:x="10.164cm" svg:y="9.191cm">
          <draw:text-box>
            <text:p text:style-name="P3"><text:span text:style-name="T8">●</text:span></text:p>
          </draw:text-box>
        </draw:frame>
        <draw:frame draw:style-name="gr21" draw:text-style-name="P6" draw:layer="layout" svg:width="0.116cm" svg:height="0.158cm" svg:x="10.164cm" svg:y="9.288cm">
          <draw:text-box>
            <text:p text:style-name="P3"><text:span text:style-name="T8">●</text:span></text:p>
          </draw:text-box>
        </draw:frame>
        <draw:frame draw:style-name="gr21" draw:text-style-name="P6" draw:layer="layout" svg:width="0.116cm" svg:height="0.158cm" svg:x="10.164cm" svg:y="8.975cm">
          <draw:text-box>
            <text:p text:style-name="P3"><text:span text:style-name="T8">●</text:span></text:p>
          </draw:text-box>
        </draw:frame>
        <draw:frame draw:style-name="gr21" draw:text-style-name="P6" draw:layer="layout" svg:width="0.116cm" svg:height="0.158cm" svg:x="10.164cm" svg:y="9.093cm">
          <draw:text-box>
            <text:p text:style-name="P3"><text:span text:style-name="T8">●</text:span></text:p>
          </draw:text-box>
        </draw:frame>
        <draw:frame draw:style-name="gr21" draw:text-style-name="P6" draw:layer="layout" svg:width="0.116cm" svg:height="0.158cm" svg:x="10.164cm" svg:y="9.187cm">
          <draw:text-box>
            <text:p text:style-name="P3"><text:span text:style-name="T8">●</text:span></text:p>
          </draw:text-box>
        </draw:frame>
        <draw:frame draw:style-name="gr21" draw:text-style-name="P6" draw:layer="layout" svg:width="0.116cm" svg:height="0.158cm" svg:x="10.164cm" svg:y="9.03cm">
          <draw:text-box>
            <text:p text:style-name="P3"><text:span text:style-name="T8">●</text:span></text:p>
          </draw:text-box>
        </draw:frame>
        <draw:frame draw:style-name="gr21" draw:text-style-name="P6" draw:layer="layout" svg:width="0.116cm" svg:height="0.158cm" svg:x="10.164cm" svg:y="8.953cm">
          <draw:text-box>
            <text:p text:style-name="P3"><text:span text:style-name="T8">●</text:span></text:p>
          </draw:text-box>
        </draw:frame>
        <draw:frame draw:style-name="gr21" draw:text-style-name="P6" draw:layer="layout" svg:width="0.116cm" svg:height="0.158cm" svg:x="10.164cm" svg:y="9.17cm">
          <draw:text-box>
            <text:p text:style-name="P3"><text:span text:style-name="T8">●</text:span></text:p>
          </draw:text-box>
        </draw:frame>
        <draw:frame draw:style-name="gr21" draw:text-style-name="P6" draw:layer="layout" svg:width="0.116cm" svg:height="0.158cm" svg:x="10.164cm" svg:y="8.879cm">
          <draw:text-box>
            <text:p text:style-name="P3"><text:span text:style-name="T8">●</text:span></text:p>
          </draw:text-box>
        </draw:frame>
        <draw:frame draw:style-name="gr21" draw:text-style-name="P6" draw:layer="layout" svg:width="0.116cm" svg:height="0.158cm" svg:x="10.164cm" svg:y="9.237cm">
          <draw:text-box>
            <text:p text:style-name="P3"><text:span text:style-name="T8">●</text:span></text:p>
          </draw:text-box>
        </draw:frame>
        <draw:frame draw:style-name="gr21" draw:text-style-name="P6" draw:layer="layout" svg:width="0.116cm" svg:height="0.158cm" svg:x="10.357cm" svg:y="9.272cm">
          <draw:text-box>
            <text:p text:style-name="P3"><text:span text:style-name="T8">●</text:span></text:p>
          </draw:text-box>
        </draw:frame>
        <draw:frame draw:style-name="gr21" draw:text-style-name="P6" draw:layer="layout" svg:width="0.116cm" svg:height="0.158cm" svg:x="10.357cm" svg:y="8.893cm">
          <draw:text-box>
            <text:p text:style-name="P3"><text:span text:style-name="T8">●</text:span></text:p>
          </draw:text-box>
        </draw:frame>
        <draw:frame draw:style-name="gr21" draw:text-style-name="P6" draw:layer="layout" svg:width="0.116cm" svg:height="0.158cm" svg:x="10.357cm" svg:y="9.217cm">
          <draw:text-box>
            <text:p text:style-name="P3"><text:span text:style-name="T8">●</text:span></text:p>
          </draw:text-box>
        </draw:frame>
        <draw:frame draw:style-name="gr21" draw:text-style-name="P6" draw:layer="layout" svg:width="0.116cm" svg:height="0.158cm" svg:x="10.357cm" svg:y="8.981cm">
          <draw:text-box>
            <text:p text:style-name="P3"><text:span text:style-name="T8">●</text:span></text:p>
          </draw:text-box>
        </draw:frame>
        <draw:frame draw:style-name="gr21" draw:text-style-name="P6" draw:layer="layout" svg:width="0.116cm" svg:height="0.158cm" svg:x="10.357cm" svg:y="9.099cm">
          <draw:text-box>
            <text:p text:style-name="P3"><text:span text:style-name="T8">●</text:span></text:p>
          </draw:text-box>
        </draw:frame>
        <draw:frame draw:style-name="gr21" draw:text-style-name="P6" draw:layer="layout" svg:width="0.116cm" svg:height="0.158cm" svg:x="10.357cm" svg:y="9.196cm">
          <draw:text-box>
            <text:p text:style-name="P3"><text:span text:style-name="T8">●</text:span></text:p>
          </draw:text-box>
        </draw:frame>
        <draw:frame draw:style-name="gr21" draw:text-style-name="P6" draw:layer="layout" svg:width="0.116cm" svg:height="0.158cm" svg:x="10.357cm" svg:y="8.92cm">
          <draw:text-box>
            <text:p text:style-name="P3"><text:span text:style-name="T8">●</text:span></text:p>
          </draw:text-box>
        </draw:frame>
        <draw:frame draw:style-name="gr21" draw:text-style-name="P6" draw:layer="layout" svg:width="0.116cm" svg:height="0.158cm" svg:x="10.357cm" svg:y="9.142cm">
          <draw:text-box>
            <text:p text:style-name="P3"><text:span text:style-name="T8">●</text:span></text:p>
          </draw:text-box>
        </draw:frame>
        <draw:frame draw:style-name="gr21" draw:text-style-name="P6" draw:layer="layout" svg:width="0.116cm" svg:height="0.158cm" svg:x="10.357cm" svg:y="9.99cm">
          <draw:text-box>
            <text:p text:style-name="P3"><text:span text:style-name="T8">●</text:span></text:p>
          </draw:text-box>
        </draw:frame>
        <draw:frame draw:style-name="gr21" draw:text-style-name="P6" draw:layer="layout" svg:width="0.116cm" svg:height="0.158cm" svg:x="10.357cm" svg:y="8.935cm">
          <draw:text-box>
            <text:p text:style-name="P3"><text:span text:style-name="T8">●</text:span></text:p>
          </draw:text-box>
        </draw:frame>
        <draw:frame draw:style-name="gr21" draw:text-style-name="P6" draw:layer="layout" svg:width="0.116cm" svg:height="0.158cm" svg:x="10.547cm" svg:y="9.299cm">
          <draw:text-box>
            <text:p text:style-name="P3"><text:span text:style-name="T8">●</text:span></text:p>
          </draw:text-box>
        </draw:frame>
        <draw:frame draw:style-name="gr21" draw:text-style-name="P6" draw:layer="layout" svg:width="0.116cm" svg:height="0.158cm" svg:x="10.547cm" svg:y="9.142cm">
          <draw:text-box>
            <text:p text:style-name="P3"><text:span text:style-name="T8">●</text:span></text:p>
          </draw:text-box>
        </draw:frame>
        <draw:frame draw:style-name="gr21" draw:text-style-name="P6" draw:layer="layout" svg:width="0.116cm" svg:height="0.158cm" svg:x="10.547cm" svg:y="9.149cm">
          <draw:text-box>
            <text:p text:style-name="P3"><text:span text:style-name="T8">●</text:span></text:p>
          </draw:text-box>
        </draw:frame>
        <draw:frame draw:style-name="gr21" draw:text-style-name="P6" draw:layer="layout" svg:width="0.116cm" svg:height="0.158cm" svg:x="10.547cm" svg:y="9.234cm">
          <draw:text-box>
            <text:p text:style-name="P3"><text:span text:style-name="T8">●</text:span></text:p>
          </draw:text-box>
        </draw:frame>
        <draw:frame draw:style-name="gr21" draw:text-style-name="P6" draw:layer="layout" svg:width="0.116cm" svg:height="0.158cm" svg:x="10.547cm" svg:y="9.16cm">
          <draw:text-box>
            <text:p text:style-name="P3"><text:span text:style-name="T8">●</text:span></text:p>
          </draw:text-box>
        </draw:frame>
        <draw:frame draw:style-name="gr21" draw:text-style-name="P6" draw:layer="layout" svg:width="0.116cm" svg:height="0.158cm" svg:x="10.547cm" svg:y="8.995cm">
          <draw:text-box>
            <text:p text:style-name="P3"><text:span text:style-name="T8">●</text:span></text:p>
          </draw:text-box>
        </draw:frame>
        <draw:frame draw:style-name="gr21" draw:text-style-name="P6" draw:layer="layout" svg:width="0.116cm" svg:height="0.158cm" svg:x="10.547cm" svg:y="9.196cm">
          <draw:text-box>
            <text:p text:style-name="P3"><text:span text:style-name="T8">●</text:span></text:p>
          </draw:text-box>
        </draw:frame>
        <draw:frame draw:style-name="gr21" draw:text-style-name="P6" draw:layer="layout" svg:width="0.116cm" svg:height="0.158cm" svg:x="10.547cm" svg:y="9.167cm">
          <draw:text-box>
            <text:p text:style-name="P3"><text:span text:style-name="T8">●</text:span></text:p>
          </draw:text-box>
        </draw:frame>
        <draw:frame draw:style-name="gr21" draw:text-style-name="P6" draw:layer="layout" svg:width="0.116cm" svg:height="0.158cm" svg:x="10.547cm" svg:y="9.018cm">
          <draw:text-box>
            <text:p text:style-name="P3"><text:span text:style-name="T8">●</text:span></text:p>
          </draw:text-box>
        </draw:frame>
        <draw:frame draw:style-name="gr21" draw:text-style-name="P6" draw:layer="layout" svg:width="0.116cm" svg:height="0.158cm" svg:x="10.547cm" svg:y="9.166cm">
          <draw:text-box>
            <text:p text:style-name="P3"><text:span text:style-name="T8">●</text:span></text:p>
          </draw:text-box>
        </draw:frame>
        <draw:frame draw:style-name="gr21" draw:text-style-name="P6" draw:layer="layout" svg:width="0.116cm" svg:height="0.158cm" svg:x="10.738cm" svg:y="9.052cm">
          <draw:text-box>
            <text:p text:style-name="P3"><text:span text:style-name="T8">●</text:span></text:p>
          </draw:text-box>
        </draw:frame>
        <draw:frame draw:style-name="gr21" draw:text-style-name="P6" draw:layer="layout" svg:width="0.116cm" svg:height="0.158cm" svg:x="10.738cm" svg:y="9.241cm">
          <draw:text-box>
            <text:p text:style-name="P3"><text:span text:style-name="T8">●</text:span></text:p>
          </draw:text-box>
        </draw:frame>
        <draw:frame draw:style-name="gr21" draw:text-style-name="P6" draw:layer="layout" svg:width="0.116cm" svg:height="0.158cm" svg:x="10.738cm" svg:y="9.179cm">
          <draw:text-box>
            <text:p text:style-name="P3"><text:span text:style-name="T8">●</text:span></text:p>
          </draw:text-box>
        </draw:frame>
        <draw:frame draw:style-name="gr21" draw:text-style-name="P6" draw:layer="layout" svg:width="0.116cm" svg:height="0.158cm" svg:x="10.738cm" svg:y="8.834cm">
          <draw:text-box>
            <text:p text:style-name="P3"><text:span text:style-name="T8">●</text:span></text:p>
          </draw:text-box>
        </draw:frame>
        <draw:frame draw:style-name="gr21" draw:text-style-name="P6" draw:layer="layout" svg:width="0.116cm" svg:height="0.158cm" svg:x="10.738cm" svg:y="8.983cm">
          <draw:text-box>
            <text:p text:style-name="P3"><text:span text:style-name="T8">●</text:span></text:p>
          </draw:text-box>
        </draw:frame>
        <draw:frame draw:style-name="gr21" draw:text-style-name="P6" draw:layer="layout" svg:width="0.116cm" svg:height="0.158cm" svg:x="10.738cm" svg:y="8.845cm">
          <draw:text-box>
            <text:p text:style-name="P3"><text:span text:style-name="T8">●</text:span></text:p>
          </draw:text-box>
        </draw:frame>
        <draw:frame draw:style-name="gr21" draw:text-style-name="P6" draw:layer="layout" svg:width="0.116cm" svg:height="0.158cm" svg:x="10.738cm" svg:y="9.229cm">
          <draw:text-box>
            <text:p text:style-name="P3"><text:span text:style-name="T8">●</text:span></text:p>
          </draw:text-box>
        </draw:frame>
        <draw:frame draw:style-name="gr21" draw:text-style-name="P6" draw:layer="layout" svg:width="0.116cm" svg:height="0.158cm" svg:x="10.738cm" svg:y="9.22cm">
          <draw:text-box>
            <text:p text:style-name="P3"><text:span text:style-name="T8">●</text:span></text:p>
          </draw:text-box>
        </draw:frame>
        <draw:frame draw:style-name="gr21" draw:text-style-name="P6" draw:layer="layout" svg:width="0.116cm" svg:height="0.158cm" svg:x="10.738cm" svg:y="9.239cm">
          <draw:text-box>
            <text:p text:style-name="P3"><text:span text:style-name="T8">●</text:span></text:p>
          </draw:text-box>
        </draw:frame>
        <draw:frame draw:style-name="gr21" draw:text-style-name="P6" draw:layer="layout" svg:width="0.116cm" svg:height="0.158cm" svg:x="10.738cm" svg:y="8.946cm">
          <draw:text-box>
            <text:p text:style-name="P3"><text:span text:style-name="T8">●</text:span></text:p>
          </draw:text-box>
        </draw:frame>
        <draw:frame draw:style-name="gr21" draw:text-style-name="P6" draw:layer="layout" svg:width="0.116cm" svg:height="0.158cm" svg:x="10.738cm" svg:y="8.972cm">
          <draw:text-box>
            <text:p text:style-name="P3"><text:span text:style-name="T8">●</text:span></text:p>
          </draw:text-box>
        </draw:frame>
        <draw:frame draw:style-name="gr21" draw:text-style-name="P6" draw:layer="layout" svg:width="0.116cm" svg:height="0.158cm" svg:x="10.738cm" svg:y="9.19cm">
          <draw:text-box>
            <text:p text:style-name="P3"><text:span text:style-name="T8">●</text:span></text:p>
          </draw:text-box>
        </draw:frame>
        <draw:frame draw:style-name="gr21" draw:text-style-name="P6" draw:layer="layout" svg:width="0.116cm" svg:height="0.158cm" svg:x="10.738cm" svg:y="8.84cm">
          <draw:text-box>
            <text:p text:style-name="P3"><text:span text:style-name="T8">●</text:span></text:p>
          </draw:text-box>
        </draw:frame>
        <draw:frame draw:style-name="gr21" draw:text-style-name="P6" draw:layer="layout" svg:width="0.116cm" svg:height="0.158cm" svg:x="10.738cm" svg:y="9.043cm">
          <draw:text-box>
            <text:p text:style-name="P3"><text:span text:style-name="T8">●</text:span></text:p>
          </draw:text-box>
        </draw:frame>
        <draw:frame draw:style-name="gr21" draw:text-style-name="P6" draw:layer="layout" svg:width="0.116cm" svg:height="0.158cm" svg:x="10.738cm" svg:y="8.891cm">
          <draw:text-box>
            <text:p text:style-name="P3"><text:span text:style-name="T8">●</text:span></text:p>
          </draw:text-box>
        </draw:frame>
        <draw:frame draw:style-name="gr21" draw:text-style-name="P6" draw:layer="layout" svg:width="0.116cm" svg:height="0.158cm" svg:x="10.931cm" svg:y="9.036cm">
          <draw:text-box>
            <text:p text:style-name="P3"><text:span text:style-name="T8">●</text:span></text:p>
          </draw:text-box>
        </draw:frame>
        <draw:frame draw:style-name="gr21" draw:text-style-name="P6" draw:layer="layout" svg:width="0.116cm" svg:height="0.158cm" svg:x="10.931cm" svg:y="9.207cm">
          <draw:text-box>
            <text:p text:style-name="P3"><text:span text:style-name="T8">●</text:span></text:p>
          </draw:text-box>
        </draw:frame>
        <draw:frame draw:style-name="gr21" draw:text-style-name="P6" draw:layer="layout" svg:width="0.116cm" svg:height="0.158cm" svg:x="10.931cm" svg:y="8.952cm">
          <draw:text-box>
            <text:p text:style-name="P3"><text:span text:style-name="T8">●</text:span></text:p>
          </draw:text-box>
        </draw:frame>
        <draw:frame draw:style-name="gr21" draw:text-style-name="P6" draw:layer="layout" svg:width="0.116cm" svg:height="0.158cm" svg:x="10.931cm" svg:y="8.937cm">
          <draw:text-box>
            <text:p text:style-name="P3"><text:span text:style-name="T8">●</text:span></text:p>
          </draw:text-box>
        </draw:frame>
        <draw:frame draw:style-name="gr21" draw:text-style-name="P6" draw:layer="layout" svg:width="0.116cm" svg:height="0.158cm" svg:x="10.931cm" svg:y="9.139cm">
          <draw:text-box>
            <text:p text:style-name="P3"><text:span text:style-name="T8">●</text:span></text:p>
          </draw:text-box>
        </draw:frame>
        <draw:frame draw:style-name="gr21" draw:text-style-name="P6" draw:layer="layout" svg:width="0.116cm" svg:height="0.158cm" svg:x="10.931cm" svg:y="9.161cm">
          <draw:text-box>
            <text:p text:style-name="P3"><text:span text:style-name="T8">●</text:span></text:p>
          </draw:text-box>
        </draw:frame>
        <draw:frame draw:style-name="gr21" draw:text-style-name="P6" draw:layer="layout" svg:width="0.116cm" svg:height="0.158cm" svg:x="10.931cm" svg:y="8.864cm">
          <draw:text-box>
            <text:p text:style-name="P3"><text:span text:style-name="T8">●</text:span></text:p>
          </draw:text-box>
        </draw:frame>
        <draw:frame draw:style-name="gr21" draw:text-style-name="P6" draw:layer="layout" svg:width="0.116cm" svg:height="0.158cm" svg:x="10.931cm" svg:y="9.139cm">
          <draw:text-box>
            <text:p text:style-name="P3"><text:span text:style-name="T8">●</text:span></text:p>
          </draw:text-box>
        </draw:frame>
        <draw:frame draw:style-name="gr21" draw:text-style-name="P6" draw:layer="layout" svg:width="0.116cm" svg:height="0.158cm" svg:x="10.931cm" svg:y="9.075cm">
          <draw:text-box>
            <text:p text:style-name="P3"><text:span text:style-name="T8">●</text:span></text:p>
          </draw:text-box>
        </draw:frame>
        <draw:frame draw:style-name="gr21" draw:text-style-name="P6" draw:layer="layout" svg:width="0.116cm" svg:height="0.158cm" svg:x="10.931cm" svg:y="9.162cm">
          <draw:text-box>
            <text:p text:style-name="P3"><text:span text:style-name="T8">●</text:span></text:p>
          </draw:text-box>
        </draw:frame>
        <draw:frame draw:style-name="gr21" draw:text-style-name="P6" draw:layer="layout" svg:width="0.116cm" svg:height="0.158cm" svg:x="10.931cm" svg:y="9.203cm">
          <draw:text-box>
            <text:p text:style-name="P3"><text:span text:style-name="T8">●</text:span></text:p>
          </draw:text-box>
        </draw:frame>
        <draw:frame draw:style-name="gr21" draw:text-style-name="P6" draw:layer="layout" svg:width="0.116cm" svg:height="0.158cm" svg:x="11.122cm" svg:y="8.882cm">
          <draw:text-box>
            <text:p text:style-name="P3"><text:span text:style-name="T8">●</text:span></text:p>
          </draw:text-box>
        </draw:frame>
        <draw:frame draw:style-name="gr21" draw:text-style-name="P6" draw:layer="layout" svg:width="0.116cm" svg:height="0.158cm" svg:x="11.122cm" svg:y="9.001cm">
          <draw:text-box>
            <text:p text:style-name="P3"><text:span text:style-name="T8">●</text:span></text:p>
          </draw:text-box>
        </draw:frame>
        <draw:frame draw:style-name="gr21" draw:text-style-name="P6" draw:layer="layout" svg:width="0.116cm" svg:height="0.158cm" svg:x="11.122cm" svg:y="9.078cm">
          <draw:text-box>
            <text:p text:style-name="P3"><text:span text:style-name="T8">●</text:span></text:p>
          </draw:text-box>
        </draw:frame>
        <draw:frame draw:style-name="gr21" draw:text-style-name="P6" draw:layer="layout" svg:width="0.116cm" svg:height="0.158cm" svg:x="11.122cm" svg:y="9.146cm">
          <draw:text-box>
            <text:p text:style-name="P3"><text:span text:style-name="T8">●</text:span></text:p>
          </draw:text-box>
        </draw:frame>
        <draw:frame draw:style-name="gr21" draw:text-style-name="P6" draw:layer="layout" svg:width="0.116cm" svg:height="0.158cm" svg:x="11.313cm" svg:y="8.662cm">
          <draw:text-box>
            <text:p text:style-name="P3"><text:span text:style-name="T8">●</text:span></text:p>
          </draw:text-box>
        </draw:frame>
        <draw:frame draw:style-name="gr21" draw:text-style-name="P6" draw:layer="layout" svg:width="0.116cm" svg:height="0.158cm" svg:x="11.313cm" svg:y="9.074cm">
          <draw:text-box>
            <text:p text:style-name="P3"><text:span text:style-name="T8">●</text:span></text:p>
          </draw:text-box>
        </draw:frame>
        <draw:frame draw:style-name="gr21" draw:text-style-name="P6" draw:layer="layout" svg:width="0.116cm" svg:height="0.158cm" svg:x="11.313cm" svg:y="9.143cm">
          <draw:text-box>
            <text:p text:style-name="P3"><text:span text:style-name="T8">●</text:span></text:p>
          </draw:text-box>
        </draw:frame>
        <draw:frame draw:style-name="gr21" draw:text-style-name="P6" draw:layer="layout" svg:width="0.116cm" svg:height="0.158cm" svg:x="11.313cm" svg:y="9.141cm">
          <draw:text-box>
            <text:p text:style-name="P3"><text:span text:style-name="T8">●</text:span></text:p>
          </draw:text-box>
        </draw:frame>
        <draw:frame draw:style-name="gr29" draw:text-style-name="P6" draw:layer="layout" svg:width="0.116cm" svg:height="0.158cm" svg:x="11.505cm" svg:y="8.877cm">
          <draw:text-box>
            <text:p text:style-name="P3"><text:span text:style-name="T8">●</text:span></text:p>
          </draw:text-box>
        </draw:frame>
        <draw:frame draw:style-name="gr29" draw:text-style-name="P6" draw:layer="layout" svg:width="0.116cm" svg:height="0.158cm" svg:x="11.505cm" svg:y="9.086cm">
          <draw:text-box>
            <text:p text:style-name="P3"><text:span text:style-name="T8">●</text:span></text:p>
          </draw:text-box>
        </draw:frame>
        <draw:frame draw:style-name="gr29" draw:text-style-name="P6" draw:layer="layout" svg:width="0.116cm" svg:height="0.158cm" svg:x="11.505cm" svg:y="9.083cm">
          <draw:text-box>
            <text:p text:style-name="P3"><text:span text:style-name="T8">●</text:span></text:p>
          </draw:text-box>
        </draw:frame>
        <draw:frame draw:style-name="gr29" draw:text-style-name="P6" draw:layer="layout" svg:width="0.116cm" svg:height="0.158cm" svg:x="11.505cm" svg:y="8.868cm">
          <draw:text-box>
            <text:p text:style-name="P3"><text:span text:style-name="T8">●</text:span></text:p>
          </draw:text-box>
        </draw:frame>
        <draw:frame draw:style-name="gr29" draw:text-style-name="P6" draw:layer="layout" svg:width="0.116cm" svg:height="0.158cm" svg:x="11.505cm" svg:y="8.855cm">
          <draw:text-box>
            <text:p text:style-name="P3"><text:span text:style-name="T8">●</text:span></text:p>
          </draw:text-box>
        </draw:frame>
        <draw:frame draw:style-name="gr29" draw:text-style-name="P6" draw:layer="layout" svg:width="0.116cm" svg:height="0.158cm" svg:x="11.505cm" svg:y="9.128cm">
          <draw:text-box>
            <text:p text:style-name="P3"><text:span text:style-name="T8">●</text:span></text:p>
          </draw:text-box>
        </draw:frame>
        <draw:frame draw:style-name="gr21" draw:text-style-name="P6" draw:layer="layout" svg:width="0.116cm" svg:height="0.158cm" svg:x="11.696cm" svg:y="8.701cm">
          <draw:text-box>
            <text:p text:style-name="P3"><text:span text:style-name="T8">●</text:span></text:p>
          </draw:text-box>
        </draw:frame>
        <draw:frame draw:style-name="gr21" draw:text-style-name="P6" draw:layer="layout" svg:width="0.116cm" svg:height="0.158cm" svg:x="11.696cm" svg:y="9.017cm">
          <draw:text-box>
            <text:p text:style-name="P3"><text:span text:style-name="T8">●</text:span></text:p>
          </draw:text-box>
        </draw:frame>
        <draw:frame draw:style-name="gr21" draw:text-style-name="P6" draw:layer="layout" svg:width="0.116cm" svg:height="0.158cm" svg:x="11.887cm" svg:y="8.946cm">
          <draw:text-box>
            <text:p text:style-name="P3"><text:span text:style-name="T8">●</text:span></text:p>
          </draw:text-box>
        </draw:frame>
        <draw:frame draw:style-name="gr21" draw:text-style-name="P6" draw:layer="layout" svg:width="0.116cm" svg:height="0.158cm" svg:x="11.887cm" svg:y="8.961cm">
          <draw:text-box>
            <text:p text:style-name="P3"><text:span text:style-name="T8">●</text:span></text:p>
          </draw:text-box>
        </draw:frame>
        <draw:frame draw:style-name="gr21" draw:text-style-name="P6" draw:layer="layout" svg:width="0.116cm" svg:height="0.158cm" svg:x="12.078cm" svg:y="8.647cm">
          <draw:text-box>
            <text:p text:style-name="P3"><text:span text:style-name="T8">●</text:span></text:p>
          </draw:text-box>
        </draw:frame>
        <draw:line draw:style-name="gr22" draw:layer="layout" svg:x1="8.479cm" svg:y1="10.129cm" svg:x2="12.307cm" svg:y2="10.129cm">
          <text:p/>
        </draw:line>
        <draw:line draw:style-name="gr22" draw:layer="layout" svg:x1="8.479cm" svg:y1="10.129cm" svg:x2="8.479cm" svg:y2="10.24cm">
          <text:p/>
        </draw:line>
        <draw:line draw:style-name="gr22" draw:layer="layout" svg:x1="9.437cm" svg:y1="10.129cm" svg:x2="9.437cm" svg:y2="10.24cm">
          <text:p/>
        </draw:line>
        <draw:line draw:style-name="gr22" draw:layer="layout" svg:x1="10.394cm" svg:y1="10.129cm" svg:x2="10.394cm" svg:y2="10.24cm">
          <text:p/>
        </draw:line>
        <draw:line draw:style-name="gr22" draw:layer="layout" svg:x1="11.351cm" svg:y1="10.129cm" svg:x2="11.351cm" svg:y2="10.24cm">
          <text:p/>
        </draw:line>
        <draw:line draw:style-name="gr22" draw:layer="layout" svg:x1="12.308cm" svg:y1="10.129cm" svg:x2="12.308cm" svg:y2="10.24cm">
          <text:p/>
        </draw:line>
        <draw:frame draw:style-name="gr21" draw:text-style-name="P6" draw:layer="layout" svg:width="0.116cm" svg:height="0.158cm" svg:x="12.463cm" svg:y="7.544cm">
          <draw:text-box>
            <text:p text:style-name="P3"><text:span text:style-name="T8">●</text:span></text:p>
          </draw:text-box>
        </draw:frame>
        <draw:frame draw:style-name="gr33" draw:text-style-name="P4" draw:layer="layout" svg:width="0.189cm" svg:height="0.442cm" svg:x="8.408cm" svg:y="10.352cm">
          <draw:text-box>
            <text:p text:style-name="P7">0</text:p>
          </draw:text-box>
        </draw:frame>
        <draw:frame draw:style-name="gr23" draw:text-style-name="P4" draw:layer="layout" svg:width="0.188cm" svg:height="0.442cm" svg:x="9.366cm" svg:y="10.352cm">
          <draw:text-box>
            <text:p text:style-name="P7">5</text:p>
          </draw:text-box>
        </draw:frame>
        <draw:frame draw:style-name="gr25" draw:text-style-name="P4" draw:layer="layout" svg:width="0.374cm" svg:height="0.442cm" svg:x="10.251cm" svg:y="10.352cm">
          <draw:text-box>
            <text:p text:style-name="P7">10</text:p>
          </draw:text-box>
        </draw:frame>
        <draw:frame draw:style-name="gr25" draw:text-style-name="P4" draw:layer="layout" svg:width="0.374cm" svg:height="0.442cm" svg:x="11.209cm" svg:y="10.352cm">
          <draw:text-box>
            <text:p text:style-name="P7">15</text:p>
          </draw:text-box>
        </draw:frame>
        <draw:line draw:style-name="gr22" draw:layer="layout" svg:x1="8.119cm" svg:y1="10.088cm" svg:x2="8.119cm" svg:y2="7.837cm">
          <text:p/>
        </draw:line>
        <draw:line draw:style-name="gr22" draw:layer="layout" svg:x1="8.119cm" svg:y1="10.089cm" svg:x2="7.967cm" svg:y2="10.089cm">
          <text:p/>
        </draw:line>
        <draw:line draw:style-name="gr22" draw:layer="layout" svg:x1="8.119cm" svg:y1="9.526cm" svg:x2="7.967cm" svg:y2="9.526cm">
          <text:p/>
        </draw:line>
        <draw:line draw:style-name="gr22" draw:layer="layout" svg:x1="8.119cm" svg:y1="8.963cm" svg:x2="7.967cm" svg:y2="8.963cm">
          <text:p/>
        </draw:line>
        <draw:line draw:style-name="gr22" draw:layer="layout" svg:x1="8.119cm" svg:y1="8.4cm" svg:x2="7.967cm" svg:y2="8.4cm">
          <text:p/>
        </draw:line>
        <draw:line draw:style-name="gr22" draw:layer="layout" svg:x1="8.119cm" svg:y1="7.837cm" svg:x2="7.967cm" svg:y2="7.837cm">
          <text:p/>
        </draw:line>
        <draw:frame draw:style-name="gr25" draw:text-style-name="P4" draw:layer="layout" svg:width="0.374cm" svg:height="0.442cm" svg:x="12.165cm" svg:y="10.352cm">
          <draw:text-box>
            <text:p text:style-name="P7">20</text:p>
          </draw:text-box>
        </draw:frame>
        <draw:frame draw:style-name="gr34" draw:text-style-name="P4" draw:layer="layout" svg:width="0.612cm" svg:height="0.31cm" draw:transform="rotate (1.5707963267949) translate (7.698cm 10.268cm)">
          <draw:text-box>
            <text:p text:style-name="P4"><text:span text:style-name="T4">0.020</text:span></text:p>
          </draw:text-box>
        </draw:frame>
        <draw:frame draw:style-name="gr34" draw:text-style-name="P4" draw:layer="layout" svg:width="0.612cm" svg:height="0.31cm" draw:transform="rotate (1.5707963267949) translate (7.698cm 9.143cm)">
          <draw:text-box>
            <text:p text:style-name="P4"><text:span text:style-name="T4">0.030</text:span></text:p>
          </draw:text-box>
        </draw:frame>
        <draw:polygon draw:style-name="gr22" draw:layer="layout" svg:width="4.548cm" svg:height="2.642cm" svg:x="8.119cm" svg:y="7.486cm" svg:viewBox="0 0 4549 2643" draw:points="0,2643 4549,2643 4549,0 0,0">
          <text:p/>
        </draw:polygon>
        <draw:frame draw:style-name="gr34" draw:text-style-name="P4" draw:layer="layout" svg:width="0.612cm" svg:height="0.31cm" draw:transform="rotate (1.5707963267949) translate (7.698cm 8.017cm)">
          <draw:text-box>
            <text:p text:style-name="P4"><text:span text:style-name="T4">0.040</text:span></text:p>
          </draw:text-box>
        </draw:frame>
        <draw:line draw:style-name="gr28" draw:layer="layout" svg:x1="8.119cm" svg:y1="9.211cm" svg:x2="12.668cm" svg:y2="8.972cm">
          <text:p/>
        </draw:line>
        <draw:frame draw:style-name="gr21" draw:text-style-name="P6" draw:layer="layout" svg:width="0.116cm" svg:height="0.158cm" svg:x="2.912cm" svg:y="9.624cm">
          <draw:text-box>
            <text:p text:style-name="P3"><text:span text:style-name="T8">●</text:span></text:p>
          </draw:text-box>
        </draw:frame>
        <draw:frame draw:style-name="gr21" draw:text-style-name="P6" draw:layer="layout" svg:width="0.116cm" svg:height="0.158cm" svg:x="2.912cm" svg:y="9.647cm">
          <draw:text-box>
            <text:p text:style-name="P3"><text:span text:style-name="T8">●</text:span></text:p>
          </draw:text-box>
        </draw:frame>
        <draw:frame draw:style-name="gr21" draw:text-style-name="P6" draw:layer="layout" svg:width="0.116cm" svg:height="0.158cm" svg:x="3.073cm" svg:y="9.649cm">
          <draw:text-box>
            <text:p text:style-name="P3"><text:span text:style-name="T8">●</text:span></text:p>
          </draw:text-box>
        </draw:frame>
        <draw:frame draw:style-name="gr21" draw:text-style-name="P6" draw:layer="layout" svg:width="0.116cm" svg:height="0.158cm" svg:x="3.237cm" svg:y="9.451cm">
          <draw:text-box>
            <text:p text:style-name="P3"><text:span text:style-name="T8">●</text:span></text:p>
          </draw:text-box>
        </draw:frame>
        <draw:frame draw:style-name="gr21" draw:text-style-name="P6" draw:layer="layout" svg:width="0.116cm" svg:height="0.158cm" svg:x="3.237cm" svg:y="9.344cm">
          <draw:text-box>
            <text:p text:style-name="P3"><text:span text:style-name="T8">●</text:span></text:p>
          </draw:text-box>
        </draw:frame>
        <draw:frame draw:style-name="gr21" draw:text-style-name="P6" draw:layer="layout" svg:width="0.116cm" svg:height="0.158cm" svg:x="3.398cm" svg:y="9.355cm">
          <draw:text-box>
            <text:p text:style-name="P3"><text:span text:style-name="T8">●</text:span></text:p>
          </draw:text-box>
        </draw:frame>
        <draw:frame draw:style-name="gr21" draw:text-style-name="P6" draw:layer="layout" svg:width="0.116cm" svg:height="0.158cm" svg:x="3.398cm" svg:y="9.32cm">
          <draw:text-box>
            <text:p text:style-name="P3"><text:span text:style-name="T8">●</text:span></text:p>
          </draw:text-box>
        </draw:frame>
        <draw:frame draw:style-name="gr21" draw:text-style-name="P6" draw:layer="layout" svg:width="0.116cm" svg:height="0.158cm" svg:x="3.561cm" svg:y="9.621cm">
          <draw:text-box>
            <text:p text:style-name="P3"><text:span text:style-name="T8">●</text:span></text:p>
          </draw:text-box>
        </draw:frame>
        <draw:frame draw:style-name="gr21" draw:text-style-name="P6" draw:layer="layout" svg:width="0.116cm" svg:height="0.158cm" svg:x="3.561cm" svg:y="9.525cm">
          <draw:text-box>
            <text:p text:style-name="P3"><text:span text:style-name="T8">●</text:span></text:p>
          </draw:text-box>
        </draw:frame>
        <draw:frame draw:style-name="gr21" draw:text-style-name="P6" draw:layer="layout" svg:width="0.116cm" svg:height="0.158cm" svg:x="3.722cm" svg:y="9.598cm">
          <draw:text-box>
            <text:p text:style-name="P3"><text:span text:style-name="T8">●</text:span></text:p>
          </draw:text-box>
        </draw:frame>
        <draw:frame draw:style-name="gr21" draw:text-style-name="P6" draw:layer="layout" svg:width="0.116cm" svg:height="0.158cm" svg:x="3.722cm" svg:y="9.501cm">
          <draw:text-box>
            <text:p text:style-name="P3"><text:span text:style-name="T8">●</text:span></text:p>
          </draw:text-box>
        </draw:frame>
        <draw:frame draw:style-name="gr21" draw:text-style-name="P6" draw:layer="layout" svg:width="0.116cm" svg:height="0.158cm" svg:x="3.884cm" svg:y="9.657cm">
          <draw:text-box>
            <text:p text:style-name="P3"><text:span text:style-name="T8">●</text:span></text:p>
          </draw:text-box>
        </draw:frame>
        <draw:frame draw:style-name="gr21" draw:text-style-name="P6" draw:layer="layout" svg:width="0.116cm" svg:height="0.158cm" svg:x="3.884cm" svg:y="9.551cm">
          <draw:text-box>
            <text:p text:style-name="P3"><text:span text:style-name="T8">●</text:span></text:p>
          </draw:text-box>
        </draw:frame>
        <draw:frame draw:style-name="gr21" draw:text-style-name="P6" draw:layer="layout" svg:width="0.116cm" svg:height="0.158cm" svg:x="3.884cm" svg:y="9.683cm">
          <draw:text-box>
            <text:p text:style-name="P3"><text:span text:style-name="T8">●</text:span></text:p>
          </draw:text-box>
        </draw:frame>
        <draw:frame draw:style-name="gr21" draw:text-style-name="P6" draw:layer="layout" svg:width="0.116cm" svg:height="0.158cm" svg:x="3.884cm" svg:y="9.602cm">
          <draw:text-box>
            <text:p text:style-name="P3"><text:span text:style-name="T8">●</text:span></text:p>
          </draw:text-box>
        </draw:frame>
        <draw:frame draw:style-name="gr21" draw:text-style-name="P6" draw:layer="layout" svg:width="0.116cm" svg:height="0.158cm" svg:x="4.046cm" svg:y="9.538cm">
          <draw:text-box>
            <text:p text:style-name="P3"><text:span text:style-name="T8">●</text:span></text:p>
          </draw:text-box>
        </draw:frame>
        <draw:frame draw:style-name="gr21" draw:text-style-name="P6" draw:layer="layout" svg:width="0.116cm" svg:height="0.158cm" svg:x="4.046cm" svg:y="9.39cm">
          <draw:text-box>
            <text:p text:style-name="P3"><text:span text:style-name="T8">●</text:span></text:p>
          </draw:text-box>
        </draw:frame>
        <draw:frame draw:style-name="gr21" draw:text-style-name="P6" draw:layer="layout" svg:width="0.116cm" svg:height="0.158cm" svg:x="4.046cm" svg:y="9.399cm">
          <draw:text-box>
            <text:p text:style-name="P3"><text:span text:style-name="T8">●</text:span></text:p>
          </draw:text-box>
        </draw:frame>
        <draw:frame draw:style-name="gr21" draw:text-style-name="P6" draw:layer="layout" svg:width="0.116cm" svg:height="0.158cm" svg:x="4.208cm" svg:y="9.14cm">
          <draw:text-box>
            <text:p text:style-name="P3"><text:span text:style-name="T8">●</text:span></text:p>
          </draw:text-box>
        </draw:frame>
        <draw:frame draw:style-name="gr21" draw:text-style-name="P6" draw:layer="layout" svg:width="0.116cm" svg:height="0.158cm" svg:x="4.208cm" svg:y="9.475cm">
          <draw:text-box>
            <text:p text:style-name="P3"><text:span text:style-name="T8">●</text:span></text:p>
          </draw:text-box>
        </draw:frame>
        <draw:frame draw:style-name="gr21" draw:text-style-name="P6" draw:layer="layout" svg:width="0.116cm" svg:height="0.158cm" svg:x="4.208cm" svg:y="9.598cm">
          <draw:text-box>
            <text:p text:style-name="P3"><text:span text:style-name="T8">●</text:span></text:p>
          </draw:text-box>
        </draw:frame>
        <draw:frame draw:style-name="gr21" draw:text-style-name="P6" draw:layer="layout" svg:width="0.116cm" svg:height="0.158cm" svg:x="4.208cm" svg:y="9.307cm">
          <draw:text-box>
            <text:p text:style-name="P3"><text:span text:style-name="T8">●</text:span></text:p>
          </draw:text-box>
        </draw:frame>
        <draw:frame draw:style-name="gr21" draw:text-style-name="P6" draw:layer="layout" svg:width="0.116cm" svg:height="0.158cm" svg:x="4.37cm" svg:y="9.55cm">
          <draw:text-box>
            <text:p text:style-name="P3"><text:span text:style-name="T8">●</text:span></text:p>
          </draw:text-box>
        </draw:frame>
        <draw:frame draw:style-name="gr21" draw:text-style-name="P6" draw:layer="layout" svg:width="0.116cm" svg:height="0.158cm" svg:x="4.37cm" svg:y="9.141cm">
          <draw:text-box>
            <text:p text:style-name="P3"><text:span text:style-name="T8">●</text:span></text:p>
          </draw:text-box>
        </draw:frame>
        <draw:frame draw:style-name="gr21" draw:text-style-name="P6" draw:layer="layout" svg:width="0.116cm" svg:height="0.158cm" svg:x="4.37cm" svg:y="8.987cm">
          <draw:text-box>
            <text:p text:style-name="P3"><text:span text:style-name="T8">●</text:span></text:p>
          </draw:text-box>
        </draw:frame>
        <draw:frame draw:style-name="gr21" draw:text-style-name="P6" draw:layer="layout" svg:width="0.116cm" svg:height="0.158cm" svg:x="4.37cm" svg:y="9.435cm">
          <draw:text-box>
            <text:p text:style-name="P3"><text:span text:style-name="T8">●</text:span></text:p>
          </draw:text-box>
        </draw:frame>
        <draw:frame draw:style-name="gr21" draw:text-style-name="P6" draw:layer="layout" svg:width="0.116cm" svg:height="0.158cm" svg:x="4.37cm" svg:y="9.329cm">
          <draw:text-box>
            <text:p text:style-name="P3"><text:span text:style-name="T8">●</text:span></text:p>
          </draw:text-box>
        </draw:frame>
        <draw:frame draw:style-name="gr21" draw:text-style-name="P6" draw:layer="layout" svg:width="0.116cm" svg:height="0.158cm" svg:x="4.532cm" svg:y="9.161cm">
          <draw:text-box>
            <text:p text:style-name="P3"><text:span text:style-name="T8">●</text:span></text:p>
          </draw:text-box>
        </draw:frame>
        <draw:frame draw:style-name="gr21" draw:text-style-name="P6" draw:layer="layout" svg:width="0.116cm" svg:height="0.158cm" svg:x="4.532cm" svg:y="9.303cm">
          <draw:text-box>
            <text:p text:style-name="P3"><text:span text:style-name="T8">●</text:span></text:p>
          </draw:text-box>
        </draw:frame>
        <draw:frame draw:style-name="gr21" draw:text-style-name="P6" draw:layer="layout" svg:width="0.116cm" svg:height="0.158cm" svg:x="4.693cm" svg:y="9.284cm">
          <draw:text-box>
            <text:p text:style-name="P3"><text:span text:style-name="T8">●</text:span></text:p>
          </draw:text-box>
        </draw:frame>
        <draw:frame draw:style-name="gr21" draw:text-style-name="P6" draw:layer="layout" svg:width="0.116cm" svg:height="0.158cm" svg:x="4.693cm" svg:y="9.253cm">
          <draw:text-box>
            <text:p text:style-name="P3"><text:span text:style-name="T8">●</text:span></text:p>
          </draw:text-box>
        </draw:frame>
        <draw:frame draw:style-name="gr21" draw:text-style-name="P6" draw:layer="layout" svg:width="0.116cm" svg:height="0.158cm" svg:x="4.693cm" svg:y="8.986cm">
          <draw:text-box>
            <text:p text:style-name="P3"><text:span text:style-name="T8">●</text:span></text:p>
          </draw:text-box>
        </draw:frame>
        <draw:frame draw:style-name="gr21" draw:text-style-name="P6" draw:layer="layout" svg:width="0.116cm" svg:height="0.158cm" svg:x="4.693cm" svg:y="9.236cm">
          <draw:text-box>
            <text:p text:style-name="P3"><text:span text:style-name="T8">●</text:span></text:p>
          </draw:text-box>
        </draw:frame>
        <draw:frame draw:style-name="gr21" draw:text-style-name="P6" draw:layer="layout" svg:width="0.116cm" svg:height="0.158cm" svg:x="4.693cm" svg:y="9.328cm">
          <draw:text-box>
            <text:p text:style-name="P3"><text:span text:style-name="T8">●</text:span></text:p>
          </draw:text-box>
        </draw:frame>
        <draw:frame draw:style-name="gr21" draw:text-style-name="P6" draw:layer="layout" svg:width="0.116cm" svg:height="0.158cm" svg:x="4.693cm" svg:y="9.487cm">
          <draw:text-box>
            <text:p text:style-name="P3"><text:span text:style-name="T8">●</text:span></text:p>
          </draw:text-box>
        </draw:frame>
        <draw:frame draw:style-name="gr21" draw:text-style-name="P6" draw:layer="layout" svg:width="0.116cm" svg:height="0.158cm" svg:x="4.693cm" svg:y="9.38cm">
          <draw:text-box>
            <text:p text:style-name="P3"><text:span text:style-name="T8">●</text:span></text:p>
          </draw:text-box>
        </draw:frame>
        <draw:frame draw:style-name="gr21" draw:text-style-name="P6" draw:layer="layout" svg:width="0.116cm" svg:height="0.158cm" svg:x="4.693cm" svg:y="9.301cm">
          <draw:text-box>
            <text:p text:style-name="P3"><text:span text:style-name="T8">●</text:span></text:p>
          </draw:text-box>
        </draw:frame>
        <draw:frame draw:style-name="gr21" draw:text-style-name="P6" draw:layer="layout" svg:width="0.116cm" svg:height="0.158cm" svg:x="4.693cm" svg:y="8.848cm">
          <draw:text-box>
            <text:p text:style-name="P3"><text:span text:style-name="T8">●</text:span></text:p>
          </draw:text-box>
        </draw:frame>
        <draw:frame draw:style-name="gr21" draw:text-style-name="P6" draw:layer="layout" svg:width="0.116cm" svg:height="0.158cm" svg:x="4.856cm" svg:y="8.76cm">
          <draw:text-box>
            <text:p text:style-name="P3"><text:span text:style-name="T8">●</text:span></text:p>
          </draw:text-box>
        </draw:frame>
        <draw:frame draw:style-name="gr21" draw:text-style-name="P6" draw:layer="layout" svg:width="0.116cm" svg:height="0.158cm" svg:x="4.856cm" svg:y="9.28cm">
          <draw:text-box>
            <text:p text:style-name="P3"><text:span text:style-name="T8">●</text:span></text:p>
          </draw:text-box>
        </draw:frame>
        <draw:frame draw:style-name="gr21" draw:text-style-name="P6" draw:layer="layout" svg:width="0.116cm" svg:height="0.158cm" svg:x="4.856cm" svg:y="8.846cm">
          <draw:text-box>
            <text:p text:style-name="P3"><text:span text:style-name="T8">●</text:span></text:p>
          </draw:text-box>
        </draw:frame>
        <draw:frame draw:style-name="gr21" draw:text-style-name="P6" draw:layer="layout" svg:width="0.116cm" svg:height="0.158cm" svg:x="4.856cm" svg:y="9.135cm">
          <draw:text-box>
            <text:p text:style-name="P3"><text:span text:style-name="T8">●</text:span></text:p>
          </draw:text-box>
        </draw:frame>
        <draw:frame draw:style-name="gr21" draw:text-style-name="P6" draw:layer="layout" svg:width="0.116cm" svg:height="0.158cm" svg:x="4.856cm" svg:y="8.716cm">
          <draw:text-box>
            <text:p text:style-name="P3"><text:span text:style-name="T8">●</text:span></text:p>
          </draw:text-box>
        </draw:frame>
        <draw:frame draw:style-name="gr21" draw:text-style-name="P6" draw:layer="layout" svg:width="0.116cm" svg:height="0.158cm" svg:x="4.856cm" svg:y="8.651cm">
          <draw:text-box>
            <text:p text:style-name="P3"><text:span text:style-name="T8">●</text:span></text:p>
          </draw:text-box>
        </draw:frame>
        <draw:frame draw:style-name="gr21" draw:text-style-name="P6" draw:layer="layout" svg:width="0.116cm" svg:height="0.158cm" svg:x="4.856cm" svg:y="9.438cm">
          <draw:text-box>
            <text:p text:style-name="P3"><text:span text:style-name="T8">●</text:span></text:p>
          </draw:text-box>
        </draw:frame>
        <draw:frame draw:style-name="gr21" draw:text-style-name="P6" draw:layer="layout" svg:width="0.116cm" svg:height="0.158cm" svg:x="4.856cm" svg:y="9.136cm">
          <draw:text-box>
            <text:p text:style-name="P3"><text:span text:style-name="T8">●</text:span></text:p>
          </draw:text-box>
        </draw:frame>
        <draw:frame draw:style-name="gr21" draw:text-style-name="P6" draw:layer="layout" svg:width="0.116cm" svg:height="0.158cm" svg:x="4.856cm" svg:y="8.9cm">
          <draw:text-box>
            <text:p text:style-name="P3"><text:span text:style-name="T8">●</text:span></text:p>
          </draw:text-box>
        </draw:frame>
        <draw:frame draw:style-name="gr21" draw:text-style-name="P6" draw:layer="layout" svg:width="0.116cm" svg:height="0.158cm" svg:x="4.856cm" svg:y="9.132cm">
          <draw:text-box>
            <text:p text:style-name="P3"><text:span text:style-name="T8">●</text:span></text:p>
          </draw:text-box>
        </draw:frame>
        <draw:frame draw:style-name="gr21" draw:text-style-name="P6" draw:layer="layout" svg:width="0.116cm" svg:height="0.158cm" svg:x="5.018cm" svg:y="9.476cm">
          <draw:text-box>
            <text:p text:style-name="P3"><text:span text:style-name="T8">●</text:span></text:p>
          </draw:text-box>
        </draw:frame>
        <draw:frame draw:style-name="gr21" draw:text-style-name="P6" draw:layer="layout" svg:width="0.116cm" svg:height="0.158cm" svg:x="5.018cm" svg:y="9.106cm">
          <draw:text-box>
            <text:p text:style-name="P3"><text:span text:style-name="T8">●</text:span></text:p>
          </draw:text-box>
        </draw:frame>
        <draw:frame draw:style-name="gr21" draw:text-style-name="P6" draw:layer="layout" svg:width="0.116cm" svg:height="0.158cm" svg:x="5.018cm" svg:y="9.066cm">
          <draw:text-box>
            <text:p text:style-name="P3"><text:span text:style-name="T8">●</text:span></text:p>
          </draw:text-box>
        </draw:frame>
        <draw:frame draw:style-name="gr21" draw:text-style-name="P6" draw:layer="layout" svg:width="0.116cm" svg:height="0.158cm" svg:x="5.018cm" svg:y="9.254cm">
          <draw:text-box>
            <text:p text:style-name="P3"><text:span text:style-name="T8">●</text:span></text:p>
          </draw:text-box>
        </draw:frame>
        <draw:frame draw:style-name="gr21" draw:text-style-name="P6" draw:layer="layout" svg:width="0.116cm" svg:height="0.158cm" svg:x="5.018cm" svg:y="8.821cm">
          <draw:text-box>
            <text:p text:style-name="P3"><text:span text:style-name="T8">●</text:span></text:p>
          </draw:text-box>
        </draw:frame>
        <draw:frame draw:style-name="gr21" draw:text-style-name="P6" draw:layer="layout" svg:width="0.116cm" svg:height="0.158cm" svg:x="5.18cm" svg:y="9.076cm">
          <draw:text-box>
            <text:p text:style-name="P3"><text:span text:style-name="T8">●</text:span></text:p>
          </draw:text-box>
        </draw:frame>
        <draw:frame draw:style-name="gr21" draw:text-style-name="P6" draw:layer="layout" svg:width="0.116cm" svg:height="0.158cm" svg:x="5.18cm" svg:y="8.551cm">
          <draw:text-box>
            <text:p text:style-name="P3"><text:span text:style-name="T8">●</text:span></text:p>
          </draw:text-box>
        </draw:frame>
        <draw:frame draw:style-name="gr21" draw:text-style-name="P6" draw:layer="layout" svg:width="0.116cm" svg:height="0.158cm" svg:x="5.18cm" svg:y="9.093cm">
          <draw:text-box>
            <text:p text:style-name="P3"><text:span text:style-name="T8">●</text:span></text:p>
          </draw:text-box>
        </draw:frame>
        <draw:frame draw:style-name="gr21" draw:text-style-name="P6" draw:layer="layout" svg:width="0.116cm" svg:height="0.158cm" svg:x="5.18cm" svg:y="8.516cm">
          <draw:text-box>
            <text:p text:style-name="P3"><text:span text:style-name="T8">●</text:span></text:p>
          </draw:text-box>
        </draw:frame>
        <draw:frame draw:style-name="gr21" draw:text-style-name="P6" draw:layer="layout" svg:width="0.116cm" svg:height="0.158cm" svg:x="5.18cm" svg:y="8.707cm">
          <draw:text-box>
            <text:p text:style-name="P3"><text:span text:style-name="T8">●</text:span></text:p>
          </draw:text-box>
        </draw:frame>
        <draw:frame draw:style-name="gr21" draw:text-style-name="P6" draw:layer="layout" svg:width="0.116cm" svg:height="0.158cm" svg:x="5.18cm" svg:y="8.611cm">
          <draw:text-box>
            <text:p text:style-name="P3"><text:span text:style-name="T8">●</text:span></text:p>
          </draw:text-box>
        </draw:frame>
        <draw:frame draw:style-name="gr21" draw:text-style-name="P6" draw:layer="layout" svg:width="0.116cm" svg:height="0.158cm" svg:x="5.18cm" svg:y="9.138cm">
          <draw:text-box>
            <text:p text:style-name="P3"><text:span text:style-name="T8">●</text:span></text:p>
          </draw:text-box>
        </draw:frame>
        <draw:frame draw:style-name="gr21" draw:text-style-name="P6" draw:layer="layout" svg:width="0.116cm" svg:height="0.158cm" svg:x="5.18cm" svg:y="8.657cm">
          <draw:text-box>
            <text:p text:style-name="P3"><text:span text:style-name="T8">●</text:span></text:p>
          </draw:text-box>
        </draw:frame>
        <draw:frame draw:style-name="gr21" draw:text-style-name="P6" draw:layer="layout" svg:width="0.116cm" svg:height="0.158cm" svg:x="5.18cm" svg:y="9.211cm">
          <draw:text-box>
            <text:p text:style-name="P3"><text:span text:style-name="T8">●</text:span></text:p>
          </draw:text-box>
        </draw:frame>
        <draw:frame draw:style-name="gr21" draw:text-style-name="P6" draw:layer="layout" svg:width="0.116cm" svg:height="0.158cm" svg:x="5.18cm" svg:y="9.16cm">
          <draw:text-box>
            <text:p text:style-name="P3"><text:span text:style-name="T8">●</text:span></text:p>
          </draw:text-box>
        </draw:frame>
        <draw:frame draw:style-name="gr21" draw:text-style-name="P6" draw:layer="layout" svg:width="0.116cm" svg:height="0.158cm" svg:x="5.18cm" svg:y="9.065cm">
          <draw:text-box>
            <text:p text:style-name="P3"><text:span text:style-name="T8">●</text:span></text:p>
          </draw:text-box>
        </draw:frame>
        <draw:frame draw:style-name="gr21" draw:text-style-name="P6" draw:layer="layout" svg:width="0.116cm" svg:height="0.158cm" svg:x="5.342cm" svg:y="9.471cm">
          <draw:text-box>
            <text:p text:style-name="P3"><text:span text:style-name="T8">●</text:span></text:p>
          </draw:text-box>
        </draw:frame>
        <draw:frame draw:style-name="gr21" draw:text-style-name="P6" draw:layer="layout" svg:width="0.116cm" svg:height="0.158cm" svg:x="5.342cm" svg:y="8.631cm">
          <draw:text-box>
            <text:p text:style-name="P3"><text:span text:style-name="T8">●</text:span></text:p>
          </draw:text-box>
        </draw:frame>
        <draw:frame draw:style-name="gr21" draw:text-style-name="P6" draw:layer="layout" svg:width="0.116cm" svg:height="0.158cm" svg:x="5.342cm" svg:y="9.527cm">
          <draw:text-box>
            <text:p text:style-name="P3"><text:span text:style-name="T8">●</text:span></text:p>
          </draw:text-box>
        </draw:frame>
        <draw:frame draw:style-name="gr21" draw:text-style-name="P6" draw:layer="layout" svg:width="0.116cm" svg:height="0.158cm" svg:x="5.342cm" svg:y="9.101cm">
          <draw:text-box>
            <text:p text:style-name="P3"><text:span text:style-name="T8">●</text:span></text:p>
          </draw:text-box>
        </draw:frame>
        <draw:frame draw:style-name="gr21" draw:text-style-name="P6" draw:layer="layout" svg:width="0.116cm" svg:height="0.158cm" svg:x="5.342cm" svg:y="9.159cm">
          <draw:text-box>
            <text:p text:style-name="P3"><text:span text:style-name="T8">●</text:span></text:p>
          </draw:text-box>
        </draw:frame>
        <draw:frame draw:style-name="gr21" draw:text-style-name="P6" draw:layer="layout" svg:width="0.116cm" svg:height="0.158cm" svg:x="5.342cm" svg:y="8.779cm">
          <draw:text-box>
            <text:p text:style-name="P3"><text:span text:style-name="T8">●</text:span></text:p>
          </draw:text-box>
        </draw:frame>
        <draw:frame draw:style-name="gr21" draw:text-style-name="P6" draw:layer="layout" svg:width="0.116cm" svg:height="0.158cm" svg:x="5.342cm" svg:y="8.276cm">
          <draw:text-box>
            <text:p text:style-name="P3"><text:span text:style-name="T8">●</text:span></text:p>
          </draw:text-box>
        </draw:frame>
        <draw:frame draw:style-name="gr21" draw:text-style-name="P6" draw:layer="layout" svg:width="0.116cm" svg:height="0.158cm" svg:x="5.342cm" svg:y="9.07cm">
          <draw:text-box>
            <text:p text:style-name="P3"><text:span text:style-name="T8">●</text:span></text:p>
          </draw:text-box>
        </draw:frame>
        <draw:frame draw:style-name="gr21" draw:text-style-name="P6" draw:layer="layout" svg:width="0.116cm" svg:height="0.158cm" svg:x="5.342cm" svg:y="9.397cm">
          <draw:text-box>
            <text:p text:style-name="P3"><text:span text:style-name="T8">●</text:span></text:p>
          </draw:text-box>
        </draw:frame>
        <draw:frame draw:style-name="gr21" draw:text-style-name="P6" draw:layer="layout" svg:width="0.116cm" svg:height="0.158cm" svg:x="5.342cm" svg:y="9.182cm">
          <draw:text-box>
            <text:p text:style-name="P3"><text:span text:style-name="T8">●</text:span></text:p>
          </draw:text-box>
        </draw:frame>
        <draw:frame draw:style-name="gr21" draw:text-style-name="P6" draw:layer="layout" svg:width="0.116cm" svg:height="0.158cm" svg:x="5.342cm" svg:y="9.104cm">
          <draw:text-box>
            <text:p text:style-name="P3"><text:span text:style-name="T8">●</text:span></text:p>
          </draw:text-box>
        </draw:frame>
        <draw:frame draw:style-name="gr21" draw:text-style-name="P6" draw:layer="layout" svg:width="0.116cm" svg:height="0.158cm" svg:x="5.342cm" svg:y="8.722cm">
          <draw:text-box>
            <text:p text:style-name="P3"><text:span text:style-name="T8">●</text:span></text:p>
          </draw:text-box>
        </draw:frame>
        <draw:frame draw:style-name="gr29" draw:text-style-name="P6" draw:layer="layout" svg:width="0.116cm" svg:height="0.158cm" svg:x="5.504cm" svg:y="8.981cm">
          <draw:text-box>
            <text:p text:style-name="P3"><text:span text:style-name="T8">●</text:span></text:p>
          </draw:text-box>
        </draw:frame>
        <draw:frame draw:style-name="gr29" draw:text-style-name="P6" draw:layer="layout" svg:width="0.116cm" svg:height="0.158cm" svg:x="5.504cm" svg:y="9.278cm">
          <draw:text-box>
            <text:p text:style-name="P3"><text:span text:style-name="T8">●</text:span></text:p>
          </draw:text-box>
        </draw:frame>
        <draw:frame draw:style-name="gr29" draw:text-style-name="P6" draw:layer="layout" svg:width="0.116cm" svg:height="0.158cm" svg:x="5.504cm" svg:y="8.833cm">
          <draw:text-box>
            <text:p text:style-name="P3"><text:span text:style-name="T8">●</text:span></text:p>
          </draw:text-box>
        </draw:frame>
        <draw:frame draw:style-name="gr29" draw:text-style-name="P6" draw:layer="layout" svg:width="0.116cm" svg:height="0.158cm" svg:x="5.504cm" svg:y="8.703cm">
          <draw:text-box>
            <text:p text:style-name="P3"><text:span text:style-name="T8">●</text:span></text:p>
          </draw:text-box>
        </draw:frame>
        <draw:frame draw:style-name="gr29" draw:text-style-name="P6" draw:layer="layout" svg:width="0.116cm" svg:height="0.158cm" svg:x="5.504cm" svg:y="8.728cm">
          <draw:text-box>
            <text:p text:style-name="P3"><text:span text:style-name="T8">●</text:span></text:p>
          </draw:text-box>
        </draw:frame>
        <draw:frame draw:style-name="gr29" draw:text-style-name="P6" draw:layer="layout" svg:width="0.116cm" svg:height="0.158cm" svg:x="5.504cm" svg:y="8.233cm">
          <draw:text-box>
            <text:p text:style-name="P3"><text:span text:style-name="T8">●</text:span></text:p>
          </draw:text-box>
        </draw:frame>
        <draw:frame draw:style-name="gr29" draw:text-style-name="P6" draw:layer="layout" svg:width="0.116cm" svg:height="0.158cm" svg:x="5.504cm" svg:y="8.622cm">
          <draw:text-box>
            <text:p text:style-name="P3"><text:span text:style-name="T8">●</text:span></text:p>
          </draw:text-box>
        </draw:frame>
        <draw:frame draw:style-name="gr29" draw:text-style-name="P6" draw:layer="layout" svg:width="0.116cm" svg:height="0.158cm" svg:x="5.504cm" svg:y="9.093cm">
          <draw:text-box>
            <text:p text:style-name="P3"><text:span text:style-name="T8">●</text:span></text:p>
          </draw:text-box>
        </draw:frame>
        <draw:frame draw:style-name="gr29" draw:text-style-name="P6" draw:layer="layout" svg:width="0.116cm" svg:height="0.158cm" svg:x="5.504cm" svg:y="8.42cm">
          <draw:text-box>
            <text:p text:style-name="P3"><text:span text:style-name="T8">●</text:span></text:p>
          </draw:text-box>
        </draw:frame>
        <draw:frame draw:style-name="gr29" draw:text-style-name="P6" draw:layer="layout" svg:width="0.116cm" svg:height="0.158cm" svg:x="5.504cm" svg:y="9.158cm">
          <draw:text-box>
            <text:p text:style-name="P3"><text:span text:style-name="T8">●</text:span></text:p>
          </draw:text-box>
        </draw:frame>
        <draw:frame draw:style-name="gr29" draw:text-style-name="P6" draw:layer="layout" svg:width="0.116cm" svg:height="0.158cm" svg:x="5.504cm" svg:y="8.178cm">
          <draw:text-box>
            <text:p text:style-name="P3"><text:span text:style-name="T8">●</text:span></text:p>
          </draw:text-box>
        </draw:frame>
        <draw:frame draw:style-name="gr29" draw:text-style-name="P6" draw:layer="layout" svg:width="0.116cm" svg:height="0.158cm" svg:x="5.504cm" svg:y="9.073cm">
          <draw:text-box>
            <text:p text:style-name="P3"><text:span text:style-name="T8">●</text:span></text:p>
          </draw:text-box>
        </draw:frame>
        <draw:frame draw:style-name="gr29" draw:text-style-name="P6" draw:layer="layout" svg:width="0.116cm" svg:height="0.158cm" svg:x="5.504cm" svg:y="8.694cm">
          <draw:text-box>
            <text:p text:style-name="P3"><text:span text:style-name="T8">●</text:span></text:p>
          </draw:text-box>
        </draw:frame>
        <draw:frame draw:style-name="gr29" draw:text-style-name="P6" draw:layer="layout" svg:width="0.116cm" svg:height="0.158cm" svg:x="5.504cm" svg:y="7.608cm">
          <draw:text-box>
            <text:p text:style-name="P3"><text:span text:style-name="T8">●</text:span></text:p>
          </draw:text-box>
        </draw:frame>
        <draw:frame draw:style-name="gr29" draw:text-style-name="P6" draw:layer="layout" svg:width="0.116cm" svg:height="0.158cm" svg:x="5.504cm" svg:y="8.755cm">
          <draw:text-box>
            <text:p text:style-name="P3"><text:span text:style-name="T8">●</text:span></text:p>
          </draw:text-box>
        </draw:frame>
        <draw:frame draw:style-name="gr29" draw:text-style-name="P6" draw:layer="layout" svg:width="0.116cm" svg:height="0.158cm" svg:x="5.504cm" svg:y="8.661cm">
          <draw:text-box>
            <text:p text:style-name="P3"><text:span text:style-name="T8">●</text:span></text:p>
          </draw:text-box>
        </draw:frame>
        <draw:frame draw:style-name="gr21" draw:text-style-name="P6" draw:layer="layout" svg:width="0.116cm" svg:height="0.158cm" svg:x="5.666cm" svg:y="7.825cm">
          <draw:text-box>
            <text:p text:style-name="P3"><text:span text:style-name="T8">●</text:span></text:p>
          </draw:text-box>
        </draw:frame>
        <draw:frame draw:style-name="gr21" draw:text-style-name="P6" draw:layer="layout" svg:width="0.116cm" svg:height="0.158cm" svg:x="5.666cm" svg:y="9.001cm">
          <draw:text-box>
            <text:p text:style-name="P3"><text:span text:style-name="T8">●</text:span></text:p>
          </draw:text-box>
        </draw:frame>
        <draw:frame draw:style-name="gr21" draw:text-style-name="P6" draw:layer="layout" svg:width="0.116cm" svg:height="0.158cm" svg:x="5.666cm" svg:y="8.63cm">
          <draw:text-box>
            <text:p text:style-name="P3"><text:span text:style-name="T8">●</text:span></text:p>
          </draw:text-box>
        </draw:frame>
        <draw:frame draw:style-name="gr21" draw:text-style-name="P6" draw:layer="layout" svg:width="0.116cm" svg:height="0.158cm" svg:x="5.666cm" svg:y="8.974cm">
          <draw:text-box>
            <text:p text:style-name="P3"><text:span text:style-name="T8">●</text:span></text:p>
          </draw:text-box>
        </draw:frame>
        <draw:frame draw:style-name="gr21" draw:text-style-name="P6" draw:layer="layout" svg:width="0.116cm" svg:height="0.158cm" svg:x="5.666cm" svg:y="9.14cm">
          <draw:text-box>
            <text:p text:style-name="P3"><text:span text:style-name="T8">●</text:span></text:p>
          </draw:text-box>
        </draw:frame>
        <draw:frame draw:style-name="gr21" draw:text-style-name="P6" draw:layer="layout" svg:width="0.116cm" svg:height="0.158cm" svg:x="5.666cm" svg:y="9.256cm">
          <draw:text-box>
            <text:p text:style-name="P3"><text:span text:style-name="T8">●</text:span></text:p>
          </draw:text-box>
        </draw:frame>
        <draw:frame draw:style-name="gr21" draw:text-style-name="P6" draw:layer="layout" svg:width="0.116cm" svg:height="0.158cm" svg:x="5.666cm" svg:y="8.719cm">
          <draw:text-box>
            <text:p text:style-name="P3"><text:span text:style-name="T8">●</text:span></text:p>
          </draw:text-box>
        </draw:frame>
        <draw:frame draw:style-name="gr21" draw:text-style-name="P6" draw:layer="layout" svg:width="0.116cm" svg:height="0.158cm" svg:x="5.666cm" svg:y="8.581cm">
          <draw:text-box>
            <text:p text:style-name="P3"><text:span text:style-name="T8">●</text:span></text:p>
          </draw:text-box>
        </draw:frame>
        <draw:frame draw:style-name="gr21" draw:text-style-name="P6" draw:layer="layout" svg:width="0.116cm" svg:height="0.158cm" svg:x="5.666cm" svg:y="7.902cm">
          <draw:text-box>
            <text:p text:style-name="P3"><text:span text:style-name="T8">●</text:span></text:p>
          </draw:text-box>
        </draw:frame>
        <draw:frame draw:style-name="gr21" draw:text-style-name="P6" draw:layer="layout" svg:width="0.116cm" svg:height="0.158cm" svg:x="5.666cm" svg:y="7.8cm">
          <draw:text-box>
            <text:p text:style-name="P3"><text:span text:style-name="T8">●</text:span></text:p>
          </draw:text-box>
        </draw:frame>
        <draw:frame draw:style-name="gr21" draw:text-style-name="P6" draw:layer="layout" svg:width="0.116cm" svg:height="0.158cm" svg:x="5.666cm" svg:y="8.476cm">
          <draw:text-box>
            <text:p text:style-name="P3"><text:span text:style-name="T8">●</text:span></text:p>
          </draw:text-box>
        </draw:frame>
        <draw:frame draw:style-name="gr21" draw:text-style-name="P6" draw:layer="layout" svg:width="0.116cm" svg:height="0.158cm" svg:x="5.666cm" svg:y="8.141cm">
          <draw:text-box>
            <text:p text:style-name="P3"><text:span text:style-name="T8">●</text:span></text:p>
          </draw:text-box>
        </draw:frame>
        <draw:frame draw:style-name="gr21" draw:text-style-name="P6" draw:layer="layout" svg:width="0.116cm" svg:height="0.158cm" svg:x="5.666cm" svg:y="8.488cm">
          <draw:text-box>
            <text:p text:style-name="P3"><text:span text:style-name="T8">●</text:span></text:p>
          </draw:text-box>
        </draw:frame>
        <draw:frame draw:style-name="gr21" draw:text-style-name="P6" draw:layer="layout" svg:width="0.116cm" svg:height="0.158cm" svg:x="5.666cm" svg:y="8.367cm">
          <draw:text-box>
            <text:p text:style-name="P3"><text:span text:style-name="T8">●</text:span></text:p>
          </draw:text-box>
        </draw:frame>
        <draw:frame draw:style-name="gr21" draw:text-style-name="P6" draw:layer="layout" svg:width="0.116cm" svg:height="0.158cm" svg:x="5.666cm" svg:y="8.972cm">
          <draw:text-box>
            <text:p text:style-name="P3"><text:span text:style-name="T8">●</text:span></text:p>
          </draw:text-box>
        </draw:frame>
        <draw:frame draw:style-name="gr21" draw:text-style-name="P6" draw:layer="layout" svg:width="0.116cm" svg:height="0.158cm" svg:x="5.666cm" svg:y="8.948cm">
          <draw:text-box>
            <text:p text:style-name="P3"><text:span text:style-name="T8">●</text:span></text:p>
          </draw:text-box>
        </draw:frame>
        <draw:frame draw:style-name="gr21" draw:text-style-name="P6" draw:layer="layout" svg:width="0.116cm" svg:height="0.158cm" svg:x="5.666cm" svg:y="10.055cm">
          <draw:text-box>
            <text:p text:style-name="P3"><text:span text:style-name="T8">●</text:span></text:p>
          </draw:text-box>
        </draw:frame>
        <draw:frame draw:style-name="gr21" draw:text-style-name="P6" draw:layer="layout" svg:width="0.116cm" svg:height="0.158cm" svg:x="5.666cm" svg:y="8.436cm">
          <draw:text-box>
            <text:p text:style-name="P3"><text:span text:style-name="T8">●</text:span></text:p>
          </draw:text-box>
        </draw:frame>
        <draw:frame draw:style-name="gr21" draw:text-style-name="P6" draw:layer="layout" svg:width="0.116cm" svg:height="0.158cm" svg:x="5.666cm" svg:y="8.204cm">
          <draw:text-box>
            <text:p text:style-name="P3"><text:span text:style-name="T8">●</text:span></text:p>
          </draw:text-box>
        </draw:frame>
        <draw:frame draw:style-name="gr21" draw:text-style-name="P6" draw:layer="layout" svg:width="0.116cm" svg:height="0.158cm" svg:x="5.828cm" svg:y="9.013cm">
          <draw:text-box>
            <text:p text:style-name="P3"><text:span text:style-name="T8">●</text:span></text:p>
          </draw:text-box>
        </draw:frame>
        <draw:frame draw:style-name="gr21" draw:text-style-name="P6" draw:layer="layout" svg:width="0.116cm" svg:height="0.158cm" svg:x="5.828cm" svg:y="9.137cm">
          <draw:text-box>
            <text:p text:style-name="P3"><text:span text:style-name="T8">●</text:span></text:p>
          </draw:text-box>
        </draw:frame>
        <draw:frame draw:style-name="gr21" draw:text-style-name="P6" draw:layer="layout" svg:width="0.116cm" svg:height="0.158cm" svg:x="5.828cm" svg:y="8.734cm">
          <draw:text-box>
            <text:p text:style-name="P3"><text:span text:style-name="T8">●</text:span></text:p>
          </draw:text-box>
        </draw:frame>
        <draw:frame draw:style-name="gr21" draw:text-style-name="P6" draw:layer="layout" svg:width="0.116cm" svg:height="0.158cm" svg:x="5.828cm" svg:y="8.309cm">
          <draw:text-box>
            <text:p text:style-name="P3"><text:span text:style-name="T8">●</text:span></text:p>
          </draw:text-box>
        </draw:frame>
        <draw:frame draw:style-name="gr21" draw:text-style-name="P6" draw:layer="layout" svg:width="0.116cm" svg:height="0.158cm" svg:x="5.828cm" svg:y="9.122cm">
          <draw:text-box>
            <text:p text:style-name="P3"><text:span text:style-name="T8">●</text:span></text:p>
          </draw:text-box>
        </draw:frame>
        <draw:frame draw:style-name="gr21" draw:text-style-name="P6" draw:layer="layout" svg:width="0.116cm" svg:height="0.158cm" svg:x="5.828cm" svg:y="8.748cm">
          <draw:text-box>
            <text:p text:style-name="P3"><text:span text:style-name="T8">●</text:span></text:p>
          </draw:text-box>
        </draw:frame>
        <draw:frame draw:style-name="gr21" draw:text-style-name="P6" draw:layer="layout" svg:width="0.116cm" svg:height="0.158cm" svg:x="5.828cm" svg:y="8.232cm">
          <draw:text-box>
            <text:p text:style-name="P3"><text:span text:style-name="T8">●</text:span></text:p>
          </draw:text-box>
        </draw:frame>
        <draw:frame draw:style-name="gr21" draw:text-style-name="P6" draw:layer="layout" svg:width="0.116cm" svg:height="0.158cm" svg:x="5.989cm" svg:y="8.3cm">
          <draw:text-box>
            <text:p text:style-name="P3"><text:span text:style-name="T8">●</text:span></text:p>
          </draw:text-box>
        </draw:frame>
        <draw:frame draw:style-name="gr21" draw:text-style-name="P6" draw:layer="layout" svg:width="0.116cm" svg:height="0.158cm" svg:x="5.989cm" svg:y="8.398cm">
          <draw:text-box>
            <text:p text:style-name="P3"><text:span text:style-name="T8">●</text:span></text:p>
          </draw:text-box>
        </draw:frame>
        <draw:frame draw:style-name="gr21" draw:text-style-name="P6" draw:layer="layout" svg:width="0.116cm" svg:height="0.158cm" svg:x="5.989cm" svg:y="8.532cm">
          <draw:text-box>
            <text:p text:style-name="P3"><text:span text:style-name="T8">●</text:span></text:p>
          </draw:text-box>
        </draw:frame>
        <draw:frame draw:style-name="gr21" draw:text-style-name="P6" draw:layer="layout" svg:width="0.116cm" svg:height="0.158cm" svg:x="5.989cm" svg:y="9.331cm">
          <draw:text-box>
            <text:p text:style-name="P3"><text:span text:style-name="T8">●</text:span></text:p>
          </draw:text-box>
        </draw:frame>
        <draw:frame draw:style-name="gr21" draw:text-style-name="P6" draw:layer="layout" svg:width="0.116cm" svg:height="0.158cm" svg:x="5.989cm" svg:y="8.833cm">
          <draw:text-box>
            <text:p text:style-name="P3"><text:span text:style-name="T8">●</text:span></text:p>
          </draw:text-box>
        </draw:frame>
        <draw:frame draw:style-name="gr21" draw:text-style-name="P6" draw:layer="layout" svg:width="0.116cm" svg:height="0.158cm" svg:x="5.989cm" svg:y="8.713cm">
          <draw:text-box>
            <text:p text:style-name="P3"><text:span text:style-name="T8">●</text:span></text:p>
          </draw:text-box>
        </draw:frame>
        <draw:frame draw:style-name="gr21" draw:text-style-name="P6" draw:layer="layout" svg:width="0.116cm" svg:height="0.158cm" svg:x="5.989cm" svg:y="8.007cm">
          <draw:text-box>
            <text:p text:style-name="P3"><text:span text:style-name="T8">●</text:span></text:p>
          </draw:text-box>
        </draw:frame>
        <draw:frame draw:style-name="gr21" draw:text-style-name="P6" draw:layer="layout" svg:width="0.116cm" svg:height="0.158cm" svg:x="5.989cm" svg:y="8.02cm">
          <draw:text-box>
            <text:p text:style-name="P3"><text:span text:style-name="T8">●</text:span></text:p>
          </draw:text-box>
        </draw:frame>
        <draw:frame draw:style-name="gr21" draw:text-style-name="P6" draw:layer="layout" svg:width="0.116cm" svg:height="0.158cm" svg:x="5.989cm" svg:y="8.441cm">
          <draw:text-box>
            <text:p text:style-name="P3"><text:span text:style-name="T8">●</text:span></text:p>
          </draw:text-box>
        </draw:frame>
        <draw:frame draw:style-name="gr21" draw:text-style-name="P6" draw:layer="layout" svg:width="0.116cm" svg:height="0.158cm" svg:x="5.989cm" svg:y="8.173cm">
          <draw:text-box>
            <text:p text:style-name="P3"><text:span text:style-name="T8">●</text:span></text:p>
          </draw:text-box>
        </draw:frame>
        <draw:frame draw:style-name="gr21" draw:text-style-name="P6" draw:layer="layout" svg:width="0.116cm" svg:height="0.158cm" svg:x="6.151cm" svg:y="8.132cm">
          <draw:text-box>
            <text:p text:style-name="P3"><text:span text:style-name="T8">●</text:span></text:p>
          </draw:text-box>
        </draw:frame>
        <draw:frame draw:style-name="gr21" draw:text-style-name="P6" draw:layer="layout" svg:width="0.116cm" svg:height="0.158cm" svg:x="6.151cm" svg:y="8.927cm">
          <draw:text-box>
            <text:p text:style-name="P3"><text:span text:style-name="T8">●</text:span></text:p>
          </draw:text-box>
        </draw:frame>
        <draw:frame draw:style-name="gr21" draw:text-style-name="P6" draw:layer="layout" svg:width="0.116cm" svg:height="0.158cm" svg:x="6.151cm" svg:y="9.178cm">
          <draw:text-box>
            <text:p text:style-name="P3"><text:span text:style-name="T8">●</text:span></text:p>
          </draw:text-box>
        </draw:frame>
        <draw:frame draw:style-name="gr21" draw:text-style-name="P6" draw:layer="layout" svg:width="0.116cm" svg:height="0.158cm" svg:x="6.151cm" svg:y="8.132cm">
          <draw:text-box>
            <text:p text:style-name="P3"><text:span text:style-name="T8">●</text:span></text:p>
          </draw:text-box>
        </draw:frame>
        <draw:frame draw:style-name="gr21" draw:text-style-name="P6" draw:layer="layout" svg:width="0.116cm" svg:height="0.158cm" svg:x="6.151cm" svg:y="8.955cm">
          <draw:text-box>
            <text:p text:style-name="P3"><text:span text:style-name="T8">●</text:span></text:p>
          </draw:text-box>
        </draw:frame>
        <draw:frame draw:style-name="gr21" draw:text-style-name="P6" draw:layer="layout" svg:width="0.116cm" svg:height="0.158cm" svg:x="6.151cm" svg:y="8.821cm">
          <draw:text-box>
            <text:p text:style-name="P3"><text:span text:style-name="T8">●</text:span></text:p>
          </draw:text-box>
        </draw:frame>
        <draw:frame draw:style-name="gr21" draw:text-style-name="P6" draw:layer="layout" svg:width="0.116cm" svg:height="0.158cm" svg:x="6.151cm" svg:y="8.798cm">
          <draw:text-box>
            <text:p text:style-name="P3"><text:span text:style-name="T8">●</text:span></text:p>
          </draw:text-box>
        </draw:frame>
        <draw:frame draw:style-name="gr21" draw:text-style-name="P6" draw:layer="layout" svg:width="0.116cm" svg:height="0.158cm" svg:x="6.314cm" svg:y="8.289cm">
          <draw:text-box>
            <text:p text:style-name="P3"><text:span text:style-name="T8">●</text:span></text:p>
          </draw:text-box>
        </draw:frame>
        <draw:frame draw:style-name="gr21" draw:text-style-name="P6" draw:layer="layout" svg:width="0.116cm" svg:height="0.158cm" svg:x="6.314cm" svg:y="8.434cm">
          <draw:text-box>
            <text:p text:style-name="P3"><text:span text:style-name="T8">●</text:span></text:p>
          </draw:text-box>
        </draw:frame>
        <draw:frame draw:style-name="gr21" draw:text-style-name="P6" draw:layer="layout" svg:width="0.116cm" svg:height="0.158cm" svg:x="6.314cm" svg:y="8.526cm">
          <draw:text-box>
            <text:p text:style-name="P3"><text:span text:style-name="T8">●</text:span></text:p>
          </draw:text-box>
        </draw:frame>
        <draw:frame draw:style-name="gr21" draw:text-style-name="P6" draw:layer="layout" svg:width="0.116cm" svg:height="0.158cm" svg:x="6.314cm" svg:y="8.417cm">
          <draw:text-box>
            <text:p text:style-name="P3"><text:span text:style-name="T8">●</text:span></text:p>
          </draw:text-box>
        </draw:frame>
        <draw:frame draw:style-name="gr21" draw:text-style-name="P6" draw:layer="layout" svg:width="0.116cm" svg:height="0.158cm" svg:x="6.314cm" svg:y="8.379cm">
          <draw:text-box>
            <text:p text:style-name="P3"><text:span text:style-name="T8">●</text:span></text:p>
          </draw:text-box>
        </draw:frame>
        <draw:frame draw:style-name="gr21" draw:text-style-name="P6" draw:layer="layout" svg:width="0.116cm" svg:height="0.158cm" svg:x="6.314cm" svg:y="8.813cm">
          <draw:text-box>
            <text:p text:style-name="P3"><text:span text:style-name="T8">●</text:span></text:p>
          </draw:text-box>
        </draw:frame>
        <draw:frame draw:style-name="gr21" draw:text-style-name="P6" draw:layer="layout" svg:width="0.116cm" svg:height="0.158cm" svg:x="6.314cm" svg:y="7.834cm">
          <draw:text-box>
            <text:p text:style-name="P3"><text:span text:style-name="T8">●</text:span></text:p>
          </draw:text-box>
        </draw:frame>
        <draw:frame draw:style-name="gr21" draw:text-style-name="P6" draw:layer="layout" svg:width="0.116cm" svg:height="0.158cm" svg:x="6.314cm" svg:y="8.52cm">
          <draw:text-box>
            <text:p text:style-name="P3"><text:span text:style-name="T8">●</text:span></text:p>
          </draw:text-box>
        </draw:frame>
        <draw:frame draw:style-name="gr21" draw:text-style-name="P6" draw:layer="layout" svg:width="0.116cm" svg:height="0.158cm" svg:x="6.314cm" svg:y="9.097cm">
          <draw:text-box>
            <text:p text:style-name="P3"><text:span text:style-name="T8">●</text:span></text:p>
          </draw:text-box>
        </draw:frame>
        <draw:frame draw:style-name="gr21" draw:text-style-name="P6" draw:layer="layout" svg:width="0.116cm" svg:height="0.158cm" svg:x="6.314cm" svg:y="7.94cm">
          <draw:text-box>
            <text:p text:style-name="P3"><text:span text:style-name="T8">●</text:span></text:p>
          </draw:text-box>
        </draw:frame>
        <draw:frame draw:style-name="gr21" draw:text-style-name="P6" draw:layer="layout" svg:width="0.116cm" svg:height="0.158cm" svg:x="6.314cm" svg:y="8.288cm">
          <draw:text-box>
            <text:p text:style-name="P3"><text:span text:style-name="T8">●</text:span></text:p>
          </draw:text-box>
        </draw:frame>
        <draw:frame draw:style-name="gr21" draw:text-style-name="P6" draw:layer="layout" svg:width="0.116cm" svg:height="0.158cm" svg:x="6.476cm" svg:y="7.934cm">
          <draw:text-box>
            <text:p text:style-name="P3"><text:span text:style-name="T8">●</text:span></text:p>
          </draw:text-box>
        </draw:frame>
        <draw:frame draw:style-name="gr21" draw:text-style-name="P6" draw:layer="layout" svg:width="0.116cm" svg:height="0.158cm" svg:x="6.476cm" svg:y="8.664cm">
          <draw:text-box>
            <text:p text:style-name="P3"><text:span text:style-name="T8">●</text:span></text:p>
          </draw:text-box>
        </draw:frame>
        <draw:frame draw:style-name="gr21" draw:text-style-name="P6" draw:layer="layout" svg:width="0.116cm" svg:height="0.158cm" svg:x="6.476cm" svg:y="8.427cm">
          <draw:text-box>
            <text:p text:style-name="P3"><text:span text:style-name="T8">●</text:span></text:p>
          </draw:text-box>
        </draw:frame>
        <draw:frame draw:style-name="gr21" draw:text-style-name="P6" draw:layer="layout" svg:width="0.116cm" svg:height="0.158cm" svg:x="6.637cm" svg:y="8.6cm">
          <draw:text-box>
            <text:p text:style-name="P3"><text:span text:style-name="T8">●</text:span></text:p>
          </draw:text-box>
        </draw:frame>
        <draw:frame draw:style-name="gr21" draw:text-style-name="P6" draw:layer="layout" svg:width="0.116cm" svg:height="0.158cm" svg:x="6.8cm" svg:y="8.204cm">
          <draw:text-box>
            <text:p text:style-name="P3"><text:span text:style-name="T8">●</text:span></text:p>
          </draw:text-box>
        </draw:frame>
        <draw:frame draw:style-name="gr21" draw:text-style-name="P6" draw:layer="layout" svg:width="0.116cm" svg:height="0.158cm" svg:x="7.125cm" svg:y="8.057cm">
          <draw:text-box>
            <text:p text:style-name="P3"><text:span text:style-name="T8">●</text:span></text:p>
          </draw:text-box>
        </draw:frame>
        <draw:line draw:style-name="gr22" draw:layer="layout" svg:x1="3.436cm" svg:y1="10.193cm" svg:x2="6.676cm" svg:y2="10.193cm">
          <text:p/>
        </draw:line>
        <draw:line draw:style-name="gr22" draw:layer="layout" svg:x1="3.436cm" svg:y1="10.193cm" svg:x2="3.436cm" svg:y2="10.304cm">
          <text:p/>
        </draw:line>
        <draw:line draw:style-name="gr22" draw:layer="layout" svg:x1="4.246cm" svg:y1="10.193cm" svg:x2="4.246cm" svg:y2="10.304cm">
          <text:p/>
        </draw:line>
        <draw:line draw:style-name="gr22" draw:layer="layout" svg:x1="5.055cm" svg:y1="10.193cm" svg:x2="5.055cm" svg:y2="10.304cm">
          <text:p/>
        </draw:line>
        <draw:line draw:style-name="gr22" draw:layer="layout" svg:x1="5.866cm" svg:y1="10.193cm" svg:x2="5.866cm" svg:y2="10.304cm">
          <text:p/>
        </draw:line>
        <draw:line draw:style-name="gr22" draw:layer="layout" svg:x1="6.675cm" svg:y1="10.193cm" svg:x2="6.675cm" svg:y2="10.304cm">
          <text:p/>
        </draw:line>
        <draw:frame draw:style-name="gr21" draw:text-style-name="P6" draw:layer="layout" svg:width="0.116cm" svg:height="0.158cm" svg:x="7.125cm" svg:y="8.369cm">
          <draw:text-box>
            <text:p text:style-name="P3"><text:span text:style-name="T8">●</text:span></text:p>
          </draw:text-box>
        </draw:frame>
        <draw:frame draw:style-name="gr25" draw:text-style-name="P4" draw:layer="layout" svg:width="0.374cm" svg:height="0.442cm" svg:x="3.293cm" svg:y="10.416cm">
          <draw:text-box>
            <text:p text:style-name="P7">10</text:p>
          </draw:text-box>
        </draw:frame>
        <draw:frame draw:style-name="gr25" draw:text-style-name="P4" draw:layer="layout" svg:width="0.374cm" svg:height="0.442cm" svg:x="4.103cm" svg:y="10.416cm">
          <draw:text-box>
            <text:p text:style-name="P7">15</text:p>
          </draw:text-box>
        </draw:frame>
        <draw:frame draw:style-name="gr25" draw:text-style-name="P4" draw:layer="layout" svg:width="0.374cm" svg:height="0.442cm" svg:x="4.913cm" svg:y="10.416cm">
          <draw:text-box>
            <text:p text:style-name="P7">20</text:p>
          </draw:text-box>
        </draw:frame>
        <draw:frame draw:style-name="gr25" draw:text-style-name="P4" draw:layer="layout" svg:width="0.374cm" svg:height="0.442cm" svg:x="5.724cm" svg:y="10.416cm">
          <draw:text-box>
            <text:p text:style-name="P7">25</text:p>
          </draw:text-box>
        </draw:frame>
        <draw:line draw:style-name="gr22" draw:layer="layout" svg:x1="2.781cm" svg:y1="10.024cm" svg:x2="2.781cm" svg:y2="8.001cm">
          <text:p/>
        </draw:line>
        <draw:line draw:style-name="gr22" draw:layer="layout" svg:x1="2.781cm" svg:y1="10.024cm" svg:x2="2.629cm" svg:y2="10.024cm">
          <text:p/>
        </draw:line>
        <draw:line draw:style-name="gr22" draw:layer="layout" svg:x1="2.781cm" svg:y1="9.518cm" svg:x2="2.629cm" svg:y2="9.518cm">
          <text:p/>
        </draw:line>
        <draw:line draw:style-name="gr22" draw:layer="layout" svg:x1="2.781cm" svg:y1="9.012cm" svg:x2="2.629cm" svg:y2="9.012cm">
          <text:p/>
        </draw:line>
        <draw:line draw:style-name="gr22" draw:layer="layout" svg:x1="2.781cm" svg:y1="8.506cm" svg:x2="2.629cm" svg:y2="8.506cm">
          <text:p/>
        </draw:line>
        <draw:line draw:style-name="gr22" draw:layer="layout" svg:x1="2.781cm" svg:y1="8.001cm" svg:x2="2.629cm" svg:y2="8.001cm">
          <text:p/>
        </draw:line>
        <draw:frame draw:style-name="gr25" draw:text-style-name="P4" draw:layer="layout" svg:width="0.374cm" svg:height="0.442cm" svg:x="6.534cm" svg:y="10.416cm">
          <draw:text-box>
            <text:p text:style-name="P7">30</text:p>
          </draw:text-box>
        </draw:frame>
        <draw:frame draw:style-name="gr26" draw:text-style-name="P4" draw:layer="layout" svg:width="0.878cm" svg:height="0.423cm" draw:transform="rotate (1.5707963267949) translate (2.317cm 10.256cm)">
          <draw:text-box>
            <text:p text:style-name="P8">0.025</text:p>
          </draw:text-box>
        </draw:frame>
        <draw:frame draw:style-name="gr26" draw:text-style-name="P4" draw:layer="layout" svg:width="0.878cm" svg:height="0.423cm" draw:transform="rotate (1.5707963267949) translate (2.317cm 9.245cm)">
          <draw:text-box>
            <text:p text:style-name="P4"><text:span text:style-name="T4">0.035</text:span></text:p>
          </draw:text-box>
        </draw:frame>
        <draw:polygon draw:style-name="gr22" draw:layer="layout" svg:width="4.548cm" svg:height="2.642cm" svg:x="2.781cm" svg:y="7.55cm" svg:viewBox="0 0 4549 2643" draw:points="0,2643 4549,2643 4549,0 0,0">
          <text:p/>
        </draw:polygon>
        <draw:frame draw:style-name="gr26" draw:text-style-name="P4" draw:layer="layout" svg:width="0.878cm" svg:height="0.423cm" draw:transform="rotate (1.5707963267949) translate (2.317cm 8.233cm)">
          <draw:text-box>
            <text:p text:style-name="P8">0.045</text:p>
          </draw:text-box>
        </draw:frame>
        <draw:line draw:style-name="gr28" draw:layer="layout" svg:x1="2.781cm" svg:y1="9.931cm" svg:x2="7.33cm" svg:y2="8.118cm">
          <text:p/>
        </draw:line>
        <draw:frame draw:style-name="gr35" draw:text-style-name="P7" draw:layer="layout" svg:width="2.59cm" svg:height="0.3cm" svg:x="4.01cm" svg:y="14.4cm">
          <draw:text-box>
            <text:p text:style-name="P7">Precipitation, mm</text:p>
          </draw:text-box>
        </draw:frame>
        <draw:frame draw:style-name="gr32" draw:text-style-name="P4" draw:layer="layout" svg:width="1.788cm" svg:height="0.31cm" svg:x="4.158cm" svg:y="10.636cm">
          <draw:text-box>
            <text:p text:style-name="P4"><text:span text:style-name="T4">Temperature, </text:span><text:span text:style-name="T9">°</text:span><text:span text:style-name="T10">C</text:span></text:p>
          </draw:text-box>
        </draw:frame>
        <draw:line draw:style-name="gr36" draw:text-style-name="P1" draw:layer="layout" svg:x1="2.6cm" svg:y1="7.282cm" svg:x2="7.32cm" svg:y2="7.282cm">
          <text:p/>
        </draw:line>
        <draw:line draw:style-name="gr36" draw:text-style-name="P1" draw:layer="layout" svg:x1="7.8cm" svg:y1="7.264cm" svg:x2="12.7cm" svg:y2="7.264cm">
          <text:p/>
        </draw:line>
        <draw:frame draw:style-name="gr37" draw:text-style-name="P9" draw:layer="layout" svg:width="1.827cm" svg:height="0.649cm" svg:x="3.8cm" svg:y="6.7cm">
          <draw:text-box>
            <text:p text:style-name="P9"><text:span text:style-name="T11">Summer</text:span></text:p>
          </draw:text-box>
        </draw:frame>
        <draw:frame draw:style-name="gr37" draw:text-style-name="P9" draw:layer="layout" svg:width="1.514cm" svg:height="0.649cm" svg:x="9cm" svg:y="6.7cm">
          <draw:text-box>
            <text:p text:style-name="P10"><text:span text:style-name="T11">Winter</text:span></text:p>
          </draw:text-box>
        </draw:frame>
        <draw:frame draw:style-name="gr31" draw:text-style-name="P4" draw:layer="layout" svg:width="3.643cm" svg:height="0.423cm" draw:transform="rotate (1.5707963267949) translate (1.982cm 10.795cm)">
          <draw:text-box>
            <text:p text:style-name="P7">Average water use per capita, m3</text:p>
          </draw:text-box>
        </draw:frame>
        <draw:frame draw:style-name="gr31" draw:text-style-name="P4" draw:layer="layout" svg:width="3.643cm" svg:height="0.423cm" draw:transform="rotate (1.5707963267949) translate (1.983cm 14.579cm)">
          <draw:text-box>
            <text:p text:style-name="P7">Average water use per capita, m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ce style:name="Ubuntu" svg:font-family="Ubuntu" style:font-adornments="Regular"/>
    <style:font-face style:name="ZapfDingbats" svg:font-family="ZapfDingbats"/>
    <style:font-face style:name="Arial3" svg:font-family="Arial" style:font-family-generic="swiss"/>
    <style:font-face style:name="Arial4" svg:font-family="Arial" style:font-adornments="Regular" style:font-family-generic="swiss"/>
    <style:font-face style:name="Arial1" svg:font-family="Arial" style:font-pitch="variable"/>
    <style:font-face style:name="Helvetica" svg:font-family="Helvetica" style:font-pitch="variable"/>
    <style:font-face style:name="Lohit Hindi1"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ohit Hindi2" svg:font-family="'Lohit Hind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iliu </meta:initial-creator>
    <meta:creation-date>2013-12-07T18:58:59</meta:creation-date>
    <dc:date>2014-08-20T13:12:59.924972957</dc:date>
    <meta:editing-duration>PT8H48M53S</meta:editing-duration>
    <meta:editing-cycles>32</meta:editing-cycles>
    <meta:generator>LibreOffice/4.3.0.4$Linux_X86_64 LibreOffice_project/62ad5818884a2fc2e5780dd45466868d41009ec0</meta:generator>
    <meta:document-statistic meta:object-count="9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301cm" svg:height="7.094cm" xlink:href="." xlink:type="simple" chart:class="chart:circle" chart:style-name="ch1">
        <chart:legend svg:x="7.147cm" svg:y="1.993cm" style:legend-expansion="custom" chartooo:width="1.885cm" chartooo:height="3.612cm" style:legend-expansion-aspect-ratio="0.5218715393134" chart:style-name="ch2"/>
        <chart:plot-area chart:style-name="ch3" chart:data-source-has-labels="both" svg:x="0.466cm" svg:y="0.752cm" svg:width="6.062cm" svg:height="6.063cm">
          <chartooo:coordinate-region svg:x="0.466cm" svg:y="0.742cm" svg:width="6.062cm" svg:height="6.08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K</text:p>
              </table:table-cell>
            </table:table-row>
          </table:table-header-rows>
          <table:table-rows>
            <table:table-row>
              <table:table-cell office:value-type="string">
                <text:p> SFRES </text:p>
              </table:table-cell>
              <table:table-cell office:value-type="float" office:value="0.796078121293587">
                <text:p>0.796078121293587</text:p>
              </table:table-cell>
            </table:table-row>
            <table:table-row>
              <table:table-cell office:value-type="string">
                <text:p> AGRI</text:p>
              </table:table-cell>
              <table:table-cell office:value-type="float" office:value="0.10326559658417">
                <text:p>0.10326559658417</text:p>
              </table:table-cell>
            </table:table-row>
            <table:table-row>
              <table:table-cell office:value-type="string">
                <text:p> MFRES</text:p>
              </table:table-cell>
              <table:table-cell office:value-type="float" office:value="0.0480351071400332">
                <text:p>0.0480351071400332</text:p>
              </table:table-cell>
            </table:table-row>
            <table:table-row>
              <table:table-cell office:value-type="string">
                <text:p> COM </text:p>
              </table:table-cell>
              <table:table-cell office:value-type="float" office:value="0.0221791729263857">
                <text:p>0.0221791729263857</text:p>
              </table:table-cell>
            </table:table-row>
            <table:table-row>
              <table:table-cell office:value-type="string">
                <text:p> IND</text:p>
              </table:table-cell>
              <table:table-cell office:value-type="float" office:value="0.0173163596109749">
                <text:p>0.0173163596109749</text:p>
              </table:table-cell>
            </table:table-row>
            <table:table-row>
              <table:table-cell office:value-type="string">
                <text:p> INST</text:p>
              </table:table-cell>
              <table:table-cell office:value-type="float" office:value="0.0131256424448486">
                <text:p>0.01312564244484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Linu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chart:data-label-number="value" chart:data-label-text="false" chart:data-label-symbol="false"/>
      <style:graphic-properties draw:fill-color="#004586"/>
    </style:style>
    <style:style style:name="ch9" style:family="chart">
      <style:chart-properties chart:solid-type="cuboid" chart:data-label-number="value" chart:data-label-text="false" chart:data-label-symbol="false"/>
      <style:graphic-properties draw:fill-color="#ff420e"/>
    </style:style>
    <style:style style:name="ch10" style:family="chart">
      <style:chart-properties chart:solid-type="cuboid" chart:data-label-number="value" chart:data-label-text="false" chart:data-label-symbol="false"/>
      <style:graphic-properties draw:fill-color="#ffd320"/>
    </style:style>
    <style:style style:name="ch11" style:family="chart">
      <style:chart-properties chart:solid-type="cuboid" chart:data-label-number="value" chart:data-label-text="false" chart:data-label-symbol="false"/>
      <style:graphic-properties draw:fill-color="#579d1c"/>
    </style:style>
    <style:style style:name="ch12" style:family="chart">
      <style:chart-properties chart:solid-type="cuboid" chart:data-label-number="value" chart:data-label-text="false" chart:data-label-symbol="false"/>
      <style:graphic-properties draw:fill-color="#7e0021"/>
    </style:style>
    <style:style style:name="ch13" style:family="chart">
      <style:chart-properties chart:solid-type="cuboid" chart:data-label-number="value" chart:data-label-text="false" chart:data-label-symbol="false"/>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078cm" svg:height="7.839cm" xlink:href="." xlink:type="simple" chart:class="chart:circle" chart:style-name="ch1">
        <chart:legend svg:x="8.476cm" svg:y="1.722cm" style:legend-expansion="custom" chartooo:width="2.601cm" chartooo:height="3.07cm" style:legend-expansion-aspect-ratio="0.847231270358306" chart:style-name="ch2"/>
        <chart:plot-area chart:style-name="ch3" chart:data-source-has-labels="both" svg:x="1.253cm" svg:y="0.802cm" svg:width="6.179cm" svg:height="6.18cm">
          <chartooo:coordinate-region svg:x="1.253cm" svg:y="0.803cm" svg:width="6.179cm" svg:height="6.179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Q</text:p>
              </table:table-cell>
            </table:table-row>
          </table:table-header-rows>
          <table:table-rows>
            <table:table-row>
              <table:table-cell office:value-type="string">
                <text:p> SFRES    </text:p>
              </table:table-cell>
              <table:table-cell office:value-type="float" office:value="0.426801860352992">
                <text:p>0.426801860352992</text:p>
              </table:table-cell>
            </table:table-row>
            <table:table-row>
              <table:table-cell office:value-type="string">
                <text:p> AGRI     </text:p>
              </table:table-cell>
              <table:table-cell office:value-type="float" office:value="0.199549711039835">
                <text:p>0.199549711039835</text:p>
              </table:table-cell>
            </table:table-row>
            <table:table-row>
              <table:table-cell office:value-type="string">
                <text:p> MFRES    </text:p>
              </table:table-cell>
              <table:table-cell office:value-type="float" office:value="0.177803895914931">
                <text:p>0.177803895914931</text:p>
              </table:table-cell>
            </table:table-row>
            <table:table-row>
              <table:table-cell office:value-type="string">
                <text:p> IND      </text:p>
              </table:table-cell>
              <table:table-cell office:value-type="float" office:value="0.09097823318685">
                <text:p>0.09097823318685</text:p>
              </table:table-cell>
            </table:table-row>
            <table:table-row>
              <table:table-cell office:value-type="string">
                <text:p> COM      </text:p>
              </table:table-cell>
              <table:table-cell office:value-type="float" office:value="0.062725597316693">
                <text:p>0.062725597316693</text:p>
              </table:table-cell>
            </table:table-row>
            <table:table-row>
              <table:table-cell office:value-type="string">
                <text:p>INST     </text:p>
              </table:table-cell>
              <table:table-cell office:value-type="float" office:value="0.0421407021886991">
                <text:p>0.04214070218869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Linux_X86_64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2cm" svg:stroke-color="#000000" draw:fill-color="#000000"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2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601cm" svg:height="7.915cm" xlink:href="." xlink:type="simple" chart:class="chart:line" chart:style-name="ch1">
        <chart:legend svg:x="6.98cm" svg:y="0.845cm" style:legend-expansion="custom" chartooo:width="6.084cm" chartooo:height="0.4cm" style:legend-expansion-aspect-ratio="15.21" chart:style-name="ch2"/>
        <chart:plot-area chart:style-name="ch3" chart:data-source-has-labels="both" svg:x="0.8cm" svg:y="0.248cm" svg:width="17.584cm" svg:height="6.901cm">
          <chartooo:coordinate-region svg:x="1.712cm" svg:y="0.448cm" svg:width="16.672cm" svg:height="6.502cm"/>
          <chart:axis chart:dimension="x" chart:name="primary-x" chart:style-name="ch4" chartooo:axis-type="auto">
            <chartooo:date-scale/>
            <chart:categories table:cell-range-address="local-table.$A$2:.$A$145"/>
          </chart:axis>
          <chart:axis chart:dimension="y" chart:name="primary-y" chart:style-name="ch5">
            <chart:title svg:x="0.239cm" svg:y="6.951cm" chart:style-name="ch6">
              <text:p>Average hourly water usage per capita, m3</text:p>
            </chart:title>
            <chart:grid chart:style-name="ch7" chart:class="major"/>
          </chart:axis>
          <chart:series chart:style-name="ch8" chart:values-cell-range-address="local-table.$B$2:.$B$145" chart:label-cell-address="local-table.$B$1" chart:class="chart:line">
            <chart:data-point chart:repeated="144"/>
          </chart:series>
          <chart:series chart:style-name="ch9" chart:values-cell-range-address="local-table.$C$2:.$C$145" chart:label-cell-address="local-table.$C$1" chart:class="chart:line">
            <chart:data-point chart:repeated="14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ummer</text:p>
              </table:table-cell>
              <table:table-cell office:value-type="string">
                <text:p>Winter</text:p>
              </table:table-cell>
            </table:table-row>
          </table:table-header-rows>
          <table:table-rows>
            <table:table-row>
              <table:table-cell office:value-type="float" office:value="0">
                <text:p/>
              </table:table-cell>
              <table:table-cell office:value-type="float" office:value="0.0163658766055006">
                <text:p>0.0163658766055006</text:p>
              </table:table-cell>
              <table:table-cell office:value-type="float" office:value="0.0126203196691418">
                <text:p>0.0126203196691418</text:p>
              </table:table-cell>
            </table:table-row>
            <table:table-row>
              <table:table-cell office:value-type="string">
                <text:p/>
              </table:table-cell>
              <table:table-cell office:value-type="float" office:value="0.0165184978925928">
                <text:p>0.0165184978925928</text:p>
              </table:table-cell>
              <table:table-cell office:value-type="float" office:value="0.0124749169728831">
                <text:p>0.0124749169728831</text:p>
              </table:table-cell>
            </table:table-row>
            <table:table-row>
              <table:table-cell office:value-type="string">
                <text:p/>
              </table:table-cell>
              <table:table-cell office:value-type="float" office:value="0.0182783339314754">
                <text:p>0.0182783339314754</text:p>
              </table:table-cell>
              <table:table-cell office:value-type="float" office:value="0.0135466862601651">
                <text:p>0.0135466862601651</text:p>
              </table:table-cell>
            </table:table-row>
            <table:table-row>
              <table:table-cell office:value-type="string">
                <text:p/>
              </table:table-cell>
              <table:table-cell office:value-type="float" office:value="0.0224543267452857">
                <text:p>0.0224543267452857</text:p>
              </table:table-cell>
              <table:table-cell office:value-type="float" office:value="0.0182961537561675">
                <text:p>0.0182961537561675</text:p>
              </table:table-cell>
            </table:table-row>
            <table:table-row>
              <table:table-cell office:value-type="string">
                <text:p/>
              </table:table-cell>
              <table:table-cell office:value-type="float" office:value="0.0234511068127008">
                <text:p>0.0234511068127008</text:p>
              </table:table-cell>
              <table:table-cell office:value-type="float" office:value="0.0190654267697113">
                <text:p>0.0190654267697113</text:p>
              </table:table-cell>
            </table:table-row>
            <table:table-row>
              <table:table-cell office:value-type="string">
                <text:p/>
              </table:table-cell>
              <table:table-cell office:value-type="float" office:value="0.0254091329523993">
                <text:p>0.0254091329523993</text:p>
              </table:table-cell>
              <table:table-cell office:value-type="float" office:value="0.0197868331894454">
                <text:p>0.0197868331894454</text:p>
              </table:table-cell>
            </table:table-row>
            <table:table-row>
              <table:table-cell office:value-type="string">
                <text:p/>
              </table:table-cell>
              <table:table-cell office:value-type="float" office:value="0.0263608946692135">
                <text:p>0.0263608946692135</text:p>
              </table:table-cell>
              <table:table-cell office:value-type="float" office:value="0.01998873420311">
                <text:p>0.01998873420311</text:p>
              </table:table-cell>
            </table:table-row>
            <table:table-row>
              <table:table-cell office:value-type="string">
                <text:p/>
              </table:table-cell>
              <table:table-cell office:value-type="float" office:value="0.0247113989978376">
                <text:p>0.0247113989978376</text:p>
              </table:table-cell>
              <table:table-cell office:value-type="float" office:value="0.0188055031524856">
                <text:p>0.0188055031524856</text:p>
              </table:table-cell>
            </table:table-row>
            <table:table-row>
              <table:table-cell office:value-type="string">
                <text:p/>
              </table:table-cell>
              <table:table-cell office:value-type="float" office:value="0.0207408852005602">
                <text:p>0.0207408852005602</text:p>
              </table:table-cell>
              <table:table-cell office:value-type="float" office:value="0.016537204205861">
                <text:p>0.016537204205861</text:p>
              </table:table-cell>
            </table:table-row>
            <table:table-row>
              <table:table-cell office:value-type="string">
                <text:p/>
              </table:table-cell>
              <table:table-cell office:value-type="float" office:value="0.0140758641307147">
                <text:p>0.0140758641307147</text:p>
              </table:table-cell>
              <table:table-cell office:value-type="float" office:value="0.0128873820010648">
                <text:p>0.0128873820010648</text:p>
              </table:table-cell>
            </table:table-row>
            <table:table-row>
              <table:table-cell office:value-type="string">
                <text:p/>
              </table:table-cell>
              <table:table-cell office:value-type="float" office:value="0.00882263100861095">
                <text:p>0.00882263100861095</text:p>
              </table:table-cell>
              <table:table-cell office:value-type="float" office:value="0.00879699786475408">
                <text:p>0.00879699786475408</text:p>
              </table:table-cell>
            </table:table-row>
            <table:table-row>
              <table:table-cell office:value-type="string">
                <text:p/>
              </table:table-cell>
              <table:table-cell office:value-type="float" office:value="0.00581833375985515">
                <text:p>0.00581833375985515</text:p>
              </table:table-cell>
              <table:table-cell office:value-type="float" office:value="0.00553182110411658">
                <text:p>0.00553182110411658</text:p>
              </table:table-cell>
            </table:table-row>
            <table:table-row>
              <table:table-cell office:value-type="string">
                <text:p/>
              </table:table-cell>
              <table:table-cell office:value-type="float" office:value="0.00454727077369881">
                <text:p>0.00454727077369881</text:p>
              </table:table-cell>
              <table:table-cell office:value-type="float" office:value="0.00375207695748119">
                <text:p>0.00375207695748119</text:p>
              </table:table-cell>
            </table:table-row>
            <table:table-row>
              <table:table-cell office:value-type="string">
                <text:p/>
              </table:table-cell>
              <table:table-cell office:value-type="float" office:value="0.00435645776997919">
                <text:p>0.00435645776997919</text:p>
              </table:table-cell>
              <table:table-cell office:value-type="float" office:value="0.00313874971537445">
                <text:p>0.00313874971537445</text:p>
              </table:table-cell>
            </table:table-row>
            <table:table-row>
              <table:table-cell office:value-type="string">
                <text:p/>
              </table:table-cell>
              <table:table-cell office:value-type="float" office:value="0.00506655418793055">
                <text:p>0.00506655418793055</text:p>
              </table:table-cell>
              <table:table-cell office:value-type="float" office:value="0.00320993253573556">
                <text:p>0.00320993253573556</text:p>
              </table:table-cell>
            </table:table-row>
            <table:table-row>
              <table:table-cell office:value-type="string">
                <text:p/>
              </table:table-cell>
              <table:table-cell office:value-type="float" office:value="0.00794740909233055">
                <text:p>0.00794740909233055</text:p>
              </table:table-cell>
              <table:table-cell office:value-type="float" office:value="0.00446388535504967">
                <text:p>0.00446388535504967</text:p>
              </table:table-cell>
            </table:table-row>
            <table:table-row>
              <table:table-cell office:value-type="string">
                <text:p/>
              </table:table-cell>
              <table:table-cell office:value-type="float" office:value="0.0134673203459957">
                <text:p>0.0134673203459957</text:p>
              </table:table-cell>
              <table:table-cell office:value-type="float" office:value="0.00800866344374241">
                <text:p>0.00800866344374241</text:p>
              </table:table-cell>
            </table:table-row>
            <table:table-row>
              <table:table-cell office:value-type="string">
                <text:p/>
              </table:table-cell>
              <table:table-cell office:value-type="float" office:value="0.0208756462049747">
                <text:p>0.0208756462049747</text:p>
              </table:table-cell>
              <table:table-cell office:value-type="float" office:value="0.0144012606055108">
                <text:p>0.0144012606055108</text:p>
              </table:table-cell>
            </table:table-row>
            <table:table-row>
              <table:table-cell office:value-type="string">
                <text:p/>
              </table:table-cell>
              <table:table-cell office:value-type="float" office:value="0.0230666308865925">
                <text:p>0.0230666308865925</text:p>
              </table:table-cell>
              <table:table-cell office:value-type="float" office:value="0.0200384259347872">
                <text:p>0.0200384259347872</text:p>
              </table:table-cell>
            </table:table-row>
            <table:table-row>
              <table:table-cell office:value-type="string">
                <text:p/>
              </table:table-cell>
              <table:table-cell office:value-type="float" office:value="0.0211519986862562">
                <text:p>0.0211519986862562</text:p>
              </table:table-cell>
              <table:table-cell office:value-type="float" office:value="0.0192085951918945">
                <text:p>0.0192085951918945</text:p>
              </table:table-cell>
            </table:table-row>
            <table:table-row>
              <table:table-cell office:value-type="string">
                <text:p/>
              </table:table-cell>
              <table:table-cell office:value-type="float" office:value="0.0213166598564266">
                <text:p>0.0213166598564266</text:p>
              </table:table-cell>
              <table:table-cell office:value-type="float" office:value="0.0175139515931897">
                <text:p>0.0175139515931897</text:p>
              </table:table-cell>
            </table:table-row>
            <table:table-row>
              <table:table-cell office:value-type="string">
                <text:p/>
              </table:table-cell>
              <table:table-cell office:value-type="float" office:value="0.0207911733352158">
                <text:p>0.0207911733352158</text:p>
              </table:table-cell>
              <table:table-cell office:value-type="float" office:value="0.01737287609292">
                <text:p>0.01737287609292</text:p>
              </table:table-cell>
            </table:table-row>
            <table:table-row>
              <table:table-cell office:value-type="string">
                <text:p/>
              </table:table-cell>
              <table:table-cell office:value-type="float" office:value="0.0196116560790185">
                <text:p>0.0196116560790185</text:p>
              </table:table-cell>
              <table:table-cell office:value-type="float" office:value="0.0166452490357149">
                <text:p>0.0166452490357149</text:p>
              </table:table-cell>
            </table:table-row>
            <table:table-row>
              <table:table-cell office:value-type="string">
                <text:p/>
              </table:table-cell>
              <table:table-cell office:value-type="float" office:value="0.0184422761810435">
                <text:p>0.0184422761810435</text:p>
              </table:table-cell>
              <table:table-cell office:value-type="float" office:value="0.0155807428299518">
                <text:p>0.0155807428299518</text:p>
              </table:table-cell>
            </table:table-row>
            <table:table-row>
              <table:table-cell office:value-type="float" office:value="0">
                <text:p/>
              </table:table-cell>
              <table:table-cell office:value-type="float" office:value="0.0174452589290188">
                <text:p>0.0174452589290188</text:p>
              </table:table-cell>
              <table:table-cell office:value-type="float" office:value="0.0146648420475287">
                <text:p>0.0146648420475287</text:p>
              </table:table-cell>
            </table:table-row>
            <table:table-row>
              <table:table-cell office:value-type="string">
                <text:p/>
              </table:table-cell>
              <table:table-cell office:value-type="float" office:value="0.0173098194320268">
                <text:p>0.0173098194320268</text:p>
              </table:table-cell>
              <table:table-cell office:value-type="float" office:value="0.0140745099258133">
                <text:p>0.0140745099258133</text:p>
              </table:table-cell>
            </table:table-row>
            <table:table-row>
              <table:table-cell office:value-type="string">
                <text:p/>
              </table:table-cell>
              <table:table-cell office:value-type="float" office:value="0.0190448330378759">
                <text:p>0.0190448330378759</text:p>
              </table:table-cell>
              <table:table-cell office:value-type="float" office:value="0.0149106881309095">
                <text:p>0.0149106881309095</text:p>
              </table:table-cell>
            </table:table-row>
            <table:table-row>
              <table:table-cell office:value-type="string">
                <text:p/>
              </table:table-cell>
              <table:table-cell office:value-type="float" office:value="0.0222532449642078">
                <text:p>0.0222532449642078</text:p>
              </table:table-cell>
              <table:table-cell office:value-type="float" office:value="0.0170652756472709">
                <text:p>0.0170652756472709</text:p>
              </table:table-cell>
            </table:table-row>
            <table:table-row>
              <table:table-cell office:value-type="string">
                <text:p/>
              </table:table-cell>
              <table:table-cell office:value-type="float" office:value="0.0245240875543574">
                <text:p>0.0245240875543574</text:p>
              </table:table-cell>
              <table:table-cell office:value-type="float" office:value="0.0191988390878074">
                <text:p>0.0191988390878074</text:p>
              </table:table-cell>
            </table:table-row>
            <table:table-row>
              <table:table-cell office:value-type="string">
                <text:p/>
              </table:table-cell>
              <table:table-cell office:value-type="float" office:value="0.0267751808569257">
                <text:p>0.0267751808569257</text:p>
              </table:table-cell>
              <table:table-cell office:value-type="float" office:value="0.0205933783176869">
                <text:p>0.0205933783176869</text:p>
              </table:table-cell>
            </table:table-row>
            <table:table-row>
              <table:table-cell office:value-type="string">
                <text:p/>
              </table:table-cell>
              <table:table-cell office:value-type="float" office:value="0.0277952229822941">
                <text:p>0.0277952229822941</text:p>
              </table:table-cell>
              <table:table-cell office:value-type="float" office:value="0.0205903901860024">
                <text:p>0.0205903901860024</text:p>
              </table:table-cell>
            </table:table-row>
            <table:table-row>
              <table:table-cell office:value-type="string">
                <text:p/>
              </table:table-cell>
              <table:table-cell office:value-type="float" office:value="0.0264913406613345">
                <text:p>0.0264913406613345</text:p>
              </table:table-cell>
              <table:table-cell office:value-type="float" office:value="0.0192066985615254">
                <text:p>0.0192066985615254</text:p>
              </table:table-cell>
            </table:table-row>
            <table:table-row>
              <table:table-cell office:value-type="string">
                <text:p/>
              </table:table-cell>
              <table:table-cell office:value-type="float" office:value="0.021486798443043">
                <text:p>0.021486798443043</text:p>
              </table:table-cell>
              <table:table-cell office:value-type="float" office:value="0.0167300950066203">
                <text:p>0.0167300950066203</text:p>
              </table:table-cell>
            </table:table-row>
            <table:table-row>
              <table:table-cell office:value-type="string">
                <text:p/>
              </table:table-cell>
              <table:table-cell office:value-type="float" office:value="0.0144579184213443">
                <text:p>0.0144579184213443</text:p>
              </table:table-cell>
              <table:table-cell office:value-type="float" office:value="0.0127085790812065">
                <text:p>0.0127085790812065</text:p>
              </table:table-cell>
            </table:table-row>
            <table:table-row>
              <table:table-cell office:value-type="string">
                <text:p/>
              </table:table-cell>
              <table:table-cell office:value-type="float" office:value="0.00886079498410251">
                <text:p>0.00886079498410251</text:p>
              </table:table-cell>
              <table:table-cell office:value-type="float" office:value="0.00831810654614048">
                <text:p>0.00831810654614048</text:p>
              </table:table-cell>
            </table:table-row>
            <table:table-row>
              <table:table-cell office:value-type="string">
                <text:p>Tue</text:p>
              </table:table-cell>
              <table:table-cell office:value-type="float" office:value="0.00583477247439225">
                <text:p>0.00583477247439225</text:p>
              </table:table-cell>
              <table:table-cell office:value-type="float" office:value="0.00518300352618431">
                <text:p>0.00518300352618431</text:p>
              </table:table-cell>
            </table:table-row>
            <table:table-row>
              <table:table-cell office:value-type="string">
                <text:p/>
              </table:table-cell>
              <table:table-cell office:value-type="float" office:value="0.00465227506060648">
                <text:p>0.00465227506060648</text:p>
              </table:table-cell>
              <table:table-cell office:value-type="float" office:value="0.00363977952762595">
                <text:p>0.00363977952762595</text:p>
              </table:table-cell>
            </table:table-row>
            <table:table-row>
              <table:table-cell office:value-type="string">
                <text:p/>
              </table:table-cell>
              <table:table-cell office:value-type="float" office:value="0.00448166456801586">
                <text:p>0.00448166456801586</text:p>
              </table:table-cell>
              <table:table-cell office:value-type="float" office:value="0.00305545484947024">
                <text:p>0.00305545484947024</text:p>
              </table:table-cell>
            </table:table-row>
            <table:table-row>
              <table:table-cell office:value-type="string">
                <text:p/>
              </table:table-cell>
              <table:table-cell office:value-type="float" office:value="0.00519318980206941">
                <text:p>0.00519318980206941</text:p>
              </table:table-cell>
              <table:table-cell office:value-type="float" office:value="0.00319131217771155">
                <text:p>0.00319131217771155</text:p>
              </table:table-cell>
            </table:table-row>
            <table:table-row>
              <table:table-cell office:value-type="string">
                <text:p/>
              </table:table-cell>
              <table:table-cell office:value-type="float" office:value="0.00827299847060787">
                <text:p>0.00827299847060787</text:p>
              </table:table-cell>
              <table:table-cell office:value-type="float" office:value="0.00476259742956099">
                <text:p>0.00476259742956099</text:p>
              </table:table-cell>
            </table:table-row>
            <table:table-row>
              <table:table-cell office:value-type="string">
                <text:p/>
              </table:table-cell>
              <table:table-cell office:value-type="float" office:value="0.0141494534867566">
                <text:p>0.0141494534867566</text:p>
              </table:table-cell>
              <table:table-cell office:value-type="float" office:value="0.0088116323437444">
                <text:p>0.0088116323437444</text:p>
              </table:table-cell>
            </table:table-row>
            <table:table-row>
              <table:table-cell office:value-type="string">
                <text:p/>
              </table:table-cell>
              <table:table-cell office:value-type="float" office:value="0.0218934501414295">
                <text:p>0.0218934501414295</text:p>
              </table:table-cell>
              <table:table-cell office:value-type="float" office:value="0.0162118178049098">
                <text:p>0.0162118178049098</text:p>
              </table:table-cell>
            </table:table-row>
            <table:table-row>
              <table:table-cell office:value-type="string">
                <text:p/>
              </table:table-cell>
              <table:table-cell office:value-type="float" office:value="0.02323637104067">
                <text:p>0.02323637104067</text:p>
              </table:table-cell>
              <table:table-cell office:value-type="float" office:value="0.0212263453705297">
                <text:p>0.0212263453705297</text:p>
              </table:table-cell>
            </table:table-row>
            <table:table-row>
              <table:table-cell office:value-type="string">
                <text:p/>
              </table:table-cell>
              <table:table-cell office:value-type="float" office:value="0.0202628080940267">
                <text:p>0.0202628080940267</text:p>
              </table:table-cell>
              <table:table-cell office:value-type="float" office:value="0.0190172105010797">
                <text:p>0.0190172105010797</text:p>
              </table:table-cell>
            </table:table-row>
            <table:table-row>
              <table:table-cell office:value-type="string">
                <text:p/>
              </table:table-cell>
              <table:table-cell office:value-type="float" office:value="0.0196542339975327">
                <text:p>0.0196542339975327</text:p>
              </table:table-cell>
              <table:table-cell office:value-type="float" office:value="0.0161815002044393">
                <text:p>0.0161815002044393</text:p>
              </table:table-cell>
            </table:table-row>
            <table:table-row>
              <table:table-cell office:value-type="string">
                <text:p/>
              </table:table-cell>
              <table:table-cell office:value-type="float" office:value="0.0189116191450859">
                <text:p>0.0189116191450859</text:p>
              </table:table-cell>
              <table:table-cell office:value-type="float" office:value="0.0153197765905383">
                <text:p>0.0153197765905383</text:p>
              </table:table-cell>
            </table:table-row>
            <table:table-row>
              <table:table-cell office:value-type="string">
                <text:p/>
              </table:table-cell>
              <table:table-cell office:value-type="float" office:value="0.0180185211949236">
                <text:p>0.0180185211949236</text:p>
              </table:table-cell>
              <table:table-cell office:value-type="float" office:value="0.0142881835197866">
                <text:p>0.0142881835197866</text:p>
              </table:table-cell>
            </table:table-row>
            <table:table-row>
              <table:table-cell office:value-type="string">
                <text:p/>
              </table:table-cell>
              <table:table-cell office:value-type="float" office:value="0.0171172391838707">
                <text:p>0.0171172391838707</text:p>
              </table:table-cell>
              <table:table-cell office:value-type="float" office:value="0.0134773186964465">
                <text:p>0.0134773186964465</text:p>
              </table:table-cell>
            </table:table-row>
            <table:table-row>
              <table:table-cell office:value-type="float" office:value="0">
                <text:p/>
              </table:table-cell>
              <table:table-cell office:value-type="float" office:value="0.0163658766055006">
                <text:p>0.0163658766055006</text:p>
              </table:table-cell>
              <table:table-cell office:value-type="float" office:value="0.0126203196691418">
                <text:p>0.0126203196691418</text:p>
              </table:table-cell>
            </table:table-row>
            <table:table-row>
              <table:table-cell office:value-type="string">
                <text:p/>
              </table:table-cell>
              <table:table-cell office:value-type="float" office:value="0.0165184978925928">
                <text:p>0.0165184978925928</text:p>
              </table:table-cell>
              <table:table-cell office:value-type="float" office:value="0.0124749169728831">
                <text:p>0.0124749169728831</text:p>
              </table:table-cell>
            </table:table-row>
            <table:table-row>
              <table:table-cell office:value-type="string">
                <text:p/>
              </table:table-cell>
              <table:table-cell office:value-type="float" office:value="0.0182783339314754">
                <text:p>0.0182783339314754</text:p>
              </table:table-cell>
              <table:table-cell office:value-type="float" office:value="0.0135466862601651">
                <text:p>0.0135466862601651</text:p>
              </table:table-cell>
            </table:table-row>
            <table:table-row>
              <table:table-cell office:value-type="string">
                <text:p/>
              </table:table-cell>
              <table:table-cell office:value-type="float" office:value="0.0212205871210119">
                <text:p>0.0212205871210119</text:p>
              </table:table-cell>
              <table:table-cell office:value-type="float" office:value="0.0159359897005234">
                <text:p>0.0159359897005234</text:p>
              </table:table-cell>
            </table:table-row>
            <table:table-row>
              <table:table-cell office:value-type="string">
                <text:p/>
              </table:table-cell>
              <table:table-cell office:value-type="float" office:value="0.0240911082840902">
                <text:p>0.0240911082840902</text:p>
              </table:table-cell>
              <table:table-cell office:value-type="float" office:value="0.0184136235875736">
                <text:p>0.0184136235875736</text:p>
              </table:table-cell>
            </table:table-row>
            <table:table-row>
              <table:table-cell office:value-type="string">
                <text:p/>
              </table:table-cell>
              <table:table-cell office:value-type="float" office:value="0.0262747341720806">
                <text:p>0.0262747341720806</text:p>
              </table:table-cell>
              <table:table-cell office:value-type="float" office:value="0.0198376687844088">
                <text:p>0.0198376687844088</text:p>
              </table:table-cell>
            </table:table-row>
            <table:table-row>
              <table:table-cell office:value-type="string">
                <text:p/>
              </table:table-cell>
              <table:table-cell office:value-type="float" office:value="0.0274940111837372">
                <text:p>0.0274940111837372</text:p>
              </table:table-cell>
              <table:table-cell office:value-type="float" office:value="0.0194991918775514">
                <text:p>0.0194991918775514</text:p>
              </table:table-cell>
            </table:table-row>
            <table:table-row>
              <table:table-cell office:value-type="string">
                <text:p/>
              </table:table-cell>
              <table:table-cell office:value-type="float" office:value="0.026628765867332">
                <text:p>0.026628765867332</text:p>
              </table:table-cell>
              <table:table-cell office:value-type="float" office:value="0.0184518902045776">
                <text:p>0.0184518902045776</text:p>
              </table:table-cell>
            </table:table-row>
            <table:table-row>
              <table:table-cell office:value-type="string">
                <text:p/>
              </table:table-cell>
              <table:table-cell office:value-type="float" office:value="0.0217305472644181">
                <text:p>0.0217305472644181</text:p>
              </table:table-cell>
              <table:table-cell office:value-type="float" office:value="0.0163939286628633">
                <text:p>0.0163939286628633</text:p>
              </table:table-cell>
            </table:table-row>
            <table:table-row>
              <table:table-cell office:value-type="string">
                <text:p/>
              </table:table-cell>
              <table:table-cell office:value-type="float" office:value="0.014530630334208">
                <text:p>0.014530630334208</text:p>
              </table:table-cell>
              <table:table-cell office:value-type="float" office:value="0.0126463778243736">
                <text:p>0.0126463778243736</text:p>
              </table:table-cell>
            </table:table-row>
            <table:table-row>
              <table:table-cell office:value-type="string">
                <text:p/>
              </table:table-cell>
              <table:table-cell office:value-type="float" office:value="0.00884337271170534">
                <text:p>0.00884337271170534</text:p>
              </table:table-cell>
              <table:table-cell office:value-type="float" office:value="0.00840264361766172">
                <text:p>0.00840264361766172</text:p>
              </table:table-cell>
            </table:table-row>
            <table:table-row>
              <table:table-cell office:value-type="string">
                <text:p>Wed</text:p>
              </table:table-cell>
              <table:table-cell office:value-type="float" office:value="0.00598867913456571">
                <text:p>0.00598867913456571</text:p>
              </table:table-cell>
              <table:table-cell office:value-type="float" office:value="0.00518493496440981">
                <text:p>0.00518493496440981</text:p>
              </table:table-cell>
            </table:table-row>
            <table:table-row>
              <table:table-cell office:value-type="string">
                <text:p/>
              </table:table-cell>
              <table:table-cell office:value-type="float" office:value="0.0047838859514936">
                <text:p>0.0047838859514936</text:p>
              </table:table-cell>
              <table:table-cell office:value-type="float" office:value="0.00360653037492912">
                <text:p>0.00360653037492912</text:p>
              </table:table-cell>
            </table:table-row>
            <table:table-row>
              <table:table-cell office:value-type="string">
                <text:p/>
              </table:table-cell>
              <table:table-cell office:value-type="float" office:value="0.00460339591041538">
                <text:p>0.00460339591041538</text:p>
              </table:table-cell>
              <table:table-cell office:value-type="float" office:value="0.00311755196214408">
                <text:p>0.00311755196214408</text:p>
              </table:table-cell>
            </table:table-row>
            <table:table-row>
              <table:table-cell office:value-type="string">
                <text:p/>
              </table:table-cell>
              <table:table-cell office:value-type="float" office:value="0.00552688462159331">
                <text:p>0.00552688462159331</text:p>
              </table:table-cell>
              <table:table-cell office:value-type="float" office:value="0.00326123112308343">
                <text:p>0.00326123112308343</text:p>
              </table:table-cell>
            </table:table-row>
            <table:table-row>
              <table:table-cell office:value-type="string">
                <text:p/>
              </table:table-cell>
              <table:table-cell office:value-type="float" office:value="0.00897135519226618">
                <text:p>0.00897135519226618</text:p>
              </table:table-cell>
              <table:table-cell office:value-type="float" office:value="0.00471663193602863">
                <text:p>0.00471663193602863</text:p>
              </table:table-cell>
            </table:table-row>
            <table:table-row>
              <table:table-cell office:value-type="string">
                <text:p/>
              </table:table-cell>
              <table:table-cell office:value-type="float" office:value="0.0189004981182279">
                <text:p>0.0189004981182279</text:p>
              </table:table-cell>
              <table:table-cell office:value-type="float" office:value="0.00899757837857991">
                <text:p>0.00899757837857991</text:p>
              </table:table-cell>
            </table:table-row>
            <table:table-row>
              <table:table-cell office:value-type="string">
                <text:p/>
              </table:table-cell>
              <table:table-cell office:value-type="float" office:value="0.0307823570971968">
                <text:p>0.0307823570971968</text:p>
              </table:table-cell>
              <table:table-cell office:value-type="float" office:value="0.0166349457300822">
                <text:p>0.0166349457300822</text:p>
              </table:table-cell>
            </table:table-row>
            <table:table-row>
              <table:table-cell office:value-type="string">
                <text:p/>
              </table:table-cell>
              <table:table-cell office:value-type="float" office:value="0.0281272420013057">
                <text:p>0.0281272420013057</text:p>
              </table:table-cell>
              <table:table-cell office:value-type="float" office:value="0.0212978281892405">
                <text:p>0.0212978281892405</text:p>
              </table:table-cell>
            </table:table-row>
            <table:table-row>
              <table:table-cell office:value-type="string">
                <text:p/>
              </table:table-cell>
              <table:table-cell office:value-type="float" office:value="0.0214963000522539">
                <text:p>0.0214963000522539</text:p>
              </table:table-cell>
              <table:table-cell office:value-type="float" office:value="0.0190589130658408">
                <text:p>0.0190589130658408</text:p>
              </table:table-cell>
            </table:table-row>
            <table:table-row>
              <table:table-cell office:value-type="string">
                <text:p/>
              </table:table-cell>
              <table:table-cell office:value-type="float" office:value="0.0202490108413097">
                <text:p>0.0202490108413097</text:p>
              </table:table-cell>
              <table:table-cell office:value-type="float" office:value="0.0162855606889147">
                <text:p>0.0162855606889147</text:p>
              </table:table-cell>
            </table:table-row>
            <table:table-row>
              <table:table-cell office:value-type="string">
                <text:p/>
              </table:table-cell>
              <table:table-cell office:value-type="float" office:value="0.0192045525668777">
                <text:p>0.0192045525668777</text:p>
              </table:table-cell>
              <table:table-cell office:value-type="float" office:value="0.0154760143505688">
                <text:p>0.0154760143505688</text:p>
              </table:table-cell>
            </table:table-row>
            <table:table-row>
              <table:table-cell office:value-type="string">
                <text:p/>
              </table:table-cell>
              <table:table-cell office:value-type="float" office:value="0.0181112091431171">
                <text:p>0.0181112091431171</text:p>
              </table:table-cell>
              <table:table-cell office:value-type="float" office:value="0.0146326370381157">
                <text:p>0.0146326370381157</text:p>
              </table:table-cell>
            </table:table-row>
            <table:table-row>
              <table:table-cell office:value-type="string">
                <text:p/>
              </table:table-cell>
              <table:table-cell office:value-type="float" office:value="0.0170461749193341">
                <text:p>0.0170461749193341</text:p>
              </table:table-cell>
              <table:table-cell office:value-type="float" office:value="0.0137853973265278">
                <text:p>0.0137853973265278</text:p>
              </table:table-cell>
            </table:table-row>
            <table:table-row>
              <table:table-cell office:value-type="float" office:value="0">
                <text:p/>
              </table:table-cell>
              <table:table-cell office:value-type="float" office:value="0.0161384123585416">
                <text:p>0.0161384123585416</text:p>
              </table:table-cell>
              <table:table-cell office:value-type="float" office:value="0.0130425969340658">
                <text:p>0.0130425969340658</text:p>
              </table:table-cell>
            </table:table-row>
            <table:table-row>
              <table:table-cell office:value-type="string">
                <text:p/>
              </table:table-cell>
              <table:table-cell office:value-type="float" office:value="0.016077726817137">
                <text:p>0.016077726817137</text:p>
              </table:table-cell>
              <table:table-cell office:value-type="float" office:value="0.0127635227091039">
                <text:p>0.0127635227091039</text:p>
              </table:table-cell>
            </table:table-row>
            <table:table-row>
              <table:table-cell office:value-type="string">
                <text:p/>
              </table:table-cell>
              <table:table-cell office:value-type="float" office:value="0.0179755867679078">
                <text:p>0.0179755867679078</text:p>
              </table:table-cell>
              <table:table-cell office:value-type="float" office:value="0.0138991331815601">
                <text:p>0.0138991331815601</text:p>
              </table:table-cell>
            </table:table-row>
            <table:table-row>
              <table:table-cell office:value-type="string">
                <text:p/>
              </table:table-cell>
              <table:table-cell office:value-type="float" office:value="0.0207085481517805">
                <text:p>0.0207085481517805</text:p>
              </table:table-cell>
              <table:table-cell office:value-type="float" office:value="0.0161244503672535">
                <text:p>0.0161244503672535</text:p>
              </table:table-cell>
            </table:table-row>
            <table:table-row>
              <table:table-cell office:value-type="string">
                <text:p/>
              </table:table-cell>
              <table:table-cell office:value-type="float" office:value="0.023258012098392">
                <text:p>0.023258012098392</text:p>
              </table:table-cell>
              <table:table-cell office:value-type="float" office:value="0.0185014579818591">
                <text:p>0.0185014579818591</text:p>
              </table:table-cell>
            </table:table-row>
            <table:table-row>
              <table:table-cell office:value-type="string">
                <text:p/>
              </table:table-cell>
              <table:table-cell office:value-type="float" office:value="0.0250660886075487">
                <text:p>0.0250660886075487</text:p>
              </table:table-cell>
              <table:table-cell office:value-type="float" office:value="0.0198931268212279">
                <text:p>0.0198931268212279</text:p>
              </table:table-cell>
            </table:table-row>
            <table:table-row>
              <table:table-cell office:value-type="string">
                <text:p/>
              </table:table-cell>
              <table:table-cell office:value-type="float" office:value="0.0260647140971996">
                <text:p>0.0260647140971996</text:p>
              </table:table-cell>
              <table:table-cell office:value-type="float" office:value="0.0196217401218226">
                <text:p>0.0196217401218226</text:p>
              </table:table-cell>
            </table:table-row>
            <table:table-row>
              <table:table-cell office:value-type="string">
                <text:p/>
              </table:table-cell>
              <table:table-cell office:value-type="float" office:value="0.0248222595053516">
                <text:p>0.0248222595053516</text:p>
              </table:table-cell>
              <table:table-cell office:value-type="float" office:value="0.0184423436446174">
                <text:p>0.0184423436446174</text:p>
              </table:table-cell>
            </table:table-row>
            <table:table-row>
              <table:table-cell office:value-type="string">
                <text:p/>
              </table:table-cell>
              <table:table-cell office:value-type="float" office:value="0.0207617616130893">
                <text:p>0.0207617616130893</text:p>
              </table:table-cell>
              <table:table-cell office:value-type="float" office:value="0.0163426401601311">
                <text:p>0.0163426401601311</text:p>
              </table:table-cell>
            </table:table-row>
            <table:table-row>
              <table:table-cell office:value-type="string">
                <text:p/>
              </table:table-cell>
              <table:table-cell office:value-type="float" office:value="0.0144865766209039">
                <text:p>0.0144865766209039</text:p>
              </table:table-cell>
              <table:table-cell office:value-type="float" office:value="0.0127849228716794">
                <text:p>0.0127849228716794</text:p>
              </table:table-cell>
            </table:table-row>
            <table:table-row>
              <table:table-cell office:value-type="string">
                <text:p/>
              </table:table-cell>
              <table:table-cell office:value-type="float" office:value="0.0087047718579997">
                <text:p>0.0087047718579997</text:p>
              </table:table-cell>
              <table:table-cell office:value-type="float" office:value="0.00847256608819433">
                <text:p>0.00847256608819433</text:p>
              </table:table-cell>
            </table:table-row>
            <table:table-row>
              <table:table-cell office:value-type="string">
                <text:p>Thu</text:p>
              </table:table-cell>
              <table:table-cell office:value-type="float" office:value="0.00583291482505438">
                <text:p>0.00583291482505438</text:p>
              </table:table-cell>
              <table:table-cell office:value-type="float" office:value="0.00528336584435249">
                <text:p>0.00528336584435249</text:p>
              </table:table-cell>
            </table:table-row>
            <table:table-row>
              <table:table-cell office:value-type="string">
                <text:p/>
              </table:table-cell>
              <table:table-cell office:value-type="float" office:value="0.00468160841421532">
                <text:p>0.00468160841421532</text:p>
              </table:table-cell>
              <table:table-cell office:value-type="float" office:value="0.00366328810525396">
                <text:p>0.00366328810525396</text:p>
              </table:table-cell>
            </table:table-row>
            <table:table-row>
              <table:table-cell office:value-type="string">
                <text:p/>
              </table:table-cell>
              <table:table-cell office:value-type="float" office:value="0.00448927445595408">
                <text:p>0.00448927445595408</text:p>
              </table:table-cell>
              <table:table-cell office:value-type="float" office:value="0.00312503568150575">
                <text:p>0.00312503568150575</text:p>
              </table:table-cell>
            </table:table-row>
            <table:table-row>
              <table:table-cell office:value-type="string">
                <text:p/>
              </table:table-cell>
              <table:table-cell office:value-type="float" office:value="0.00542276048160075">
                <text:p>0.00542276048160075</text:p>
              </table:table-cell>
              <table:table-cell office:value-type="float" office:value="0.00326044833026215">
                <text:p>0.00326044833026215</text:p>
              </table:table-cell>
            </table:table-row>
            <table:table-row>
              <table:table-cell office:value-type="string">
                <text:p/>
              </table:table-cell>
              <table:table-cell office:value-type="float" office:value="0.00927013470870407">
                <text:p>0.00927013470870407</text:p>
              </table:table-cell>
              <table:table-cell office:value-type="float" office:value="0.00475843558320815">
                <text:p>0.00475843558320815</text:p>
              </table:table-cell>
            </table:table-row>
            <table:table-row>
              <table:table-cell office:value-type="string">
                <text:p/>
              </table:table-cell>
              <table:table-cell office:value-type="float" office:value="0.0182407824047891">
                <text:p>0.0182407824047891</text:p>
              </table:table-cell>
              <table:table-cell office:value-type="float" office:value="0.00888681883323576">
                <text:p>0.00888681883323576</text:p>
              </table:table-cell>
            </table:table-row>
            <table:table-row>
              <table:table-cell office:value-type="string">
                <text:p/>
              </table:table-cell>
              <table:table-cell office:value-type="float" office:value="0.0280310502493202">
                <text:p>0.0280310502493202</text:p>
              </table:table-cell>
              <table:table-cell office:value-type="float" office:value="0.016171655370055">
                <text:p>0.016171655370055</text:p>
              </table:table-cell>
            </table:table-row>
            <table:table-row>
              <table:table-cell office:value-type="string">
                <text:p/>
              </table:table-cell>
              <table:table-cell office:value-type="float" office:value="0.0263004907571278">
                <text:p>0.0263004907571278</text:p>
              </table:table-cell>
              <table:table-cell office:value-type="float" office:value="0.0209158302132657">
                <text:p>0.0209158302132657</text:p>
              </table:table-cell>
            </table:table-row>
            <table:table-row>
              <table:table-cell office:value-type="string">
                <text:p/>
              </table:table-cell>
              <table:table-cell office:value-type="float" office:value="0.020322461070283">
                <text:p>0.020322461070283</text:p>
              </table:table-cell>
              <table:table-cell office:value-type="float" office:value="0.018767047544144">
                <text:p>0.018767047544144</text:p>
              </table:table-cell>
            </table:table-row>
            <table:table-row>
              <table:table-cell office:value-type="string">
                <text:p/>
              </table:table-cell>
              <table:table-cell office:value-type="float" office:value="0.0195119474555253">
                <text:p>0.0195119474555253</text:p>
              </table:table-cell>
              <table:table-cell office:value-type="float" office:value="0.0162194343270452">
                <text:p>0.0162194343270452</text:p>
              </table:table-cell>
            </table:table-row>
            <table:table-row>
              <table:table-cell office:value-type="string">
                <text:p/>
              </table:table-cell>
              <table:table-cell office:value-type="float" office:value="0.0188262785565855">
                <text:p>0.0188262785565855</text:p>
              </table:table-cell>
              <table:table-cell office:value-type="float" office:value="0.0155249732695387">
                <text:p>0.0155249732695387</text:p>
              </table:table-cell>
            </table:table-row>
            <table:table-row>
              <table:table-cell office:value-type="string">
                <text:p/>
              </table:table-cell>
              <table:table-cell office:value-type="float" office:value="0.017726863218165">
                <text:p>0.017726863218165</text:p>
              </table:table-cell>
              <table:table-cell office:value-type="float" office:value="0.0146011578999492">
                <text:p>0.0146011578999492</text:p>
              </table:table-cell>
            </table:table-row>
            <table:table-row>
              <table:table-cell office:value-type="string">
                <text:p/>
              </table:table-cell>
              <table:table-cell office:value-type="float" office:value="0.0165832599853538">
                <text:p>0.0165832599853538</text:p>
              </table:table-cell>
              <table:table-cell office:value-type="float" office:value="0.0137154262146056">
                <text:p>0.0137154262146056</text:p>
              </table:table-cell>
            </table:table-row>
            <table:table-row>
              <table:table-cell office:value-type="float" office:value="0">
                <text:p/>
              </table:table-cell>
              <table:table-cell office:value-type="float" office:value="0.0159844107326085">
                <text:p>0.0159844107326085</text:p>
              </table:table-cell>
              <table:table-cell office:value-type="float" office:value="0.0129681218653555">
                <text:p>0.0129681218653555</text:p>
              </table:table-cell>
            </table:table-row>
            <table:table-row>
              <table:table-cell office:value-type="string">
                <text:p/>
              </table:table-cell>
              <table:table-cell office:value-type="float" office:value="0.0159037016069526">
                <text:p>0.0159037016069526</text:p>
              </table:table-cell>
              <table:table-cell office:value-type="float" office:value="0.0127458600676295">
                <text:p>0.0127458600676295</text:p>
              </table:table-cell>
            </table:table-row>
            <table:table-row>
              <table:table-cell office:value-type="string">
                <text:p/>
              </table:table-cell>
              <table:table-cell office:value-type="float" office:value="0.0179518603645771">
                <text:p>0.0179518603645771</text:p>
              </table:table-cell>
              <table:table-cell office:value-type="float" office:value="0.0138060024480286">
                <text:p>0.0138060024480286</text:p>
              </table:table-cell>
            </table:table-row>
            <table:table-row>
              <table:table-cell office:value-type="string">
                <text:p/>
              </table:table-cell>
              <table:table-cell office:value-type="float" office:value="0.0202466907171707">
                <text:p>0.0202466907171707</text:p>
              </table:table-cell>
              <table:table-cell office:value-type="float" office:value="0.0157249604248775">
                <text:p>0.0157249604248775</text:p>
              </table:table-cell>
            </table:table-row>
            <table:table-row>
              <table:table-cell office:value-type="string">
                <text:p/>
              </table:table-cell>
              <table:table-cell office:value-type="float" office:value="0.0231844857065249">
                <text:p>0.0231844857065249</text:p>
              </table:table-cell>
              <table:table-cell office:value-type="float" office:value="0.0181484614448407">
                <text:p>0.0181484614448407</text:p>
              </table:table-cell>
            </table:table-row>
            <table:table-row>
              <table:table-cell office:value-type="string">
                <text:p/>
              </table:table-cell>
              <table:table-cell office:value-type="float" office:value="0.0244855573369739">
                <text:p>0.0244855573369739</text:p>
              </table:table-cell>
              <table:table-cell office:value-type="float" office:value="0.0195213293057691">
                <text:p>0.0195213293057691</text:p>
              </table:table-cell>
            </table:table-row>
            <table:table-row>
              <table:table-cell office:value-type="string">
                <text:p/>
              </table:table-cell>
              <table:table-cell office:value-type="float" office:value="0.0254807116757633">
                <text:p>0.0254807116757633</text:p>
              </table:table-cell>
              <table:table-cell office:value-type="float" office:value="0.0191609019992091">
                <text:p>0.0191609019992091</text:p>
              </table:table-cell>
            </table:table-row>
            <table:table-row>
              <table:table-cell office:value-type="string">
                <text:p/>
              </table:table-cell>
              <table:table-cell office:value-type="float" office:value="0.0247390693609254">
                <text:p>0.0247390693609254</text:p>
              </table:table-cell>
              <table:table-cell office:value-type="float" office:value="0.0180029020648332">
                <text:p>0.0180029020648332</text:p>
              </table:table-cell>
            </table:table-row>
            <table:table-row>
              <table:table-cell office:value-type="string">
                <text:p/>
              </table:table-cell>
              <table:table-cell office:value-type="float" office:value="0.0205042307391666">
                <text:p>0.0205042307391666</text:p>
              </table:table-cell>
              <table:table-cell office:value-type="float" office:value="0.0161509093432375">
                <text:p>0.0161509093432375</text:p>
              </table:table-cell>
            </table:table-row>
            <table:table-row>
              <table:table-cell office:value-type="string">
                <text:p/>
              </table:table-cell>
              <table:table-cell office:value-type="float" office:value="0.0144133212880004">
                <text:p>0.0144133212880004</text:p>
              </table:table-cell>
              <table:table-cell office:value-type="float" office:value="0.0128182044739339">
                <text:p>0.0128182044739339</text:p>
              </table:table-cell>
            </table:table-row>
            <table:table-row>
              <table:table-cell office:value-type="string">
                <text:p/>
              </table:table-cell>
              <table:table-cell office:value-type="float" office:value="0.00890405349549651">
                <text:p>0.00890405349549651</text:p>
              </table:table-cell>
              <table:table-cell office:value-type="float" office:value="0.00872580263861432">
                <text:p>0.00872580263861432</text:p>
              </table:table-cell>
            </table:table-row>
            <table:table-row>
              <table:table-cell office:value-type="string">
                <text:p>Fri</text:p>
              </table:table-cell>
              <table:table-cell office:value-type="float" office:value="0.0059710435355923">
                <text:p>0.0059710435355923</text:p>
              </table:table-cell>
              <table:table-cell office:value-type="float" office:value="0.00549522545298393">
                <text:p>0.00549522545298393</text:p>
              </table:table-cell>
            </table:table-row>
            <table:table-row>
              <table:table-cell office:value-type="string">
                <text:p/>
              </table:table-cell>
              <table:table-cell office:value-type="float" office:value="0.00476965297893585">
                <text:p>0.00476965297893585</text:p>
              </table:table-cell>
              <table:table-cell office:value-type="float" office:value="0.00383340172817538">
                <text:p>0.00383340172817538</text:p>
              </table:table-cell>
            </table:table-row>
            <table:table-row>
              <table:table-cell office:value-type="string">
                <text:p/>
              </table:table-cell>
              <table:table-cell office:value-type="float" office:value="0.00441141472898853">
                <text:p>0.00441141472898853</text:p>
              </table:table-cell>
              <table:table-cell office:value-type="float" office:value="0.00310835439246738">
                <text:p>0.00310835439246738</text:p>
              </table:table-cell>
            </table:table-row>
            <table:table-row>
              <table:table-cell office:value-type="string">
                <text:p/>
              </table:table-cell>
              <table:table-cell office:value-type="float" office:value="0.00504188245901554">
                <text:p>0.00504188245901554</text:p>
              </table:table-cell>
              <table:table-cell office:value-type="float" office:value="0.00322226667516914">
                <text:p>0.00322226667516914</text:p>
              </table:table-cell>
            </table:table-row>
            <table:table-row>
              <table:table-cell office:value-type="string">
                <text:p/>
              </table:table-cell>
              <table:table-cell office:value-type="float" office:value="0.00792998878815737">
                <text:p>0.00792998878815737</text:p>
              </table:table-cell>
              <table:table-cell office:value-type="float" office:value="0.00456170808737209">
                <text:p>0.00456170808737209</text:p>
              </table:table-cell>
            </table:table-row>
            <table:table-row>
              <table:table-cell office:value-type="string">
                <text:p/>
              </table:table-cell>
              <table:table-cell office:value-type="float" office:value="0.0135165287628003">
                <text:p>0.0135165287628003</text:p>
              </table:table-cell>
              <table:table-cell office:value-type="float" office:value="0.00830804240450204">
                <text:p>0.00830804240450204</text:p>
              </table:table-cell>
            </table:table-row>
            <table:table-row>
              <table:table-cell office:value-type="string">
                <text:p/>
              </table:table-cell>
              <table:table-cell office:value-type="float" office:value="0.0203827104090876">
                <text:p>0.0203827104090876</text:p>
              </table:table-cell>
              <table:table-cell office:value-type="float" office:value="0.0150427555555437">
                <text:p>0.0150427555555437</text:p>
              </table:table-cell>
            </table:table-row>
            <table:table-row>
              <table:table-cell office:value-type="string">
                <text:p/>
              </table:table-cell>
              <table:table-cell office:value-type="float" office:value="0.0225463005978736">
                <text:p>0.0225463005978736</text:p>
              </table:table-cell>
              <table:table-cell office:value-type="float" office:value="0.020203521406193">
                <text:p>0.020203521406193</text:p>
              </table:table-cell>
            </table:table-row>
            <table:table-row>
              <table:table-cell office:value-type="string">
                <text:p/>
              </table:table-cell>
              <table:table-cell office:value-type="float" office:value="0.0209967815993835">
                <text:p>0.0209967815993835</text:p>
              </table:table-cell>
              <table:table-cell office:value-type="float" office:value="0.0192242454997626">
                <text:p>0.0192242454997626</text:p>
              </table:table-cell>
            </table:table-row>
            <table:table-row>
              <table:table-cell office:value-type="string">
                <text:p/>
              </table:table-cell>
              <table:table-cell office:value-type="float" office:value="0.0209164414233522">
                <text:p>0.0209164414233522</text:p>
              </table:table-cell>
              <table:table-cell office:value-type="float" office:value="0.0176341903494175">
                <text:p>0.0176341903494175</text:p>
              </table:table-cell>
            </table:table-row>
            <table:table-row>
              <table:table-cell office:value-type="string">
                <text:p/>
              </table:table-cell>
              <table:table-cell office:value-type="float" office:value="0.0200175125370353">
                <text:p>0.0200175125370353</text:p>
              </table:table-cell>
              <table:table-cell office:value-type="float" office:value="0.0170313792149769">
                <text:p>0.0170313792149769</text:p>
              </table:table-cell>
            </table:table-row>
            <table:table-row>
              <table:table-cell office:value-type="string">
                <text:p/>
              </table:table-cell>
              <table:table-cell office:value-type="float" office:value="0.018854772827902">
                <text:p>0.018854772827902</text:p>
              </table:table-cell>
              <table:table-cell office:value-type="float" office:value="0.0161122210040642">
                <text:p>0.0161122210040642</text:p>
              </table:table-cell>
            </table:table-row>
            <table:table-row>
              <table:table-cell office:value-type="string">
                <text:p/>
              </table:table-cell>
              <table:table-cell office:value-type="float" office:value="0.0177412168194982">
                <text:p>0.0177412168194982</text:p>
              </table:table-cell>
              <table:table-cell office:value-type="float" office:value="0.0149318274670455">
                <text:p>0.0149318274670455</text:p>
              </table:table-cell>
            </table:table-row>
            <table:table-row>
              <table:table-cell office:value-type="float" office:value="0">
                <text:p/>
              </table:table-cell>
              <table:table-cell office:value-type="float" office:value="0.0169703116463371">
                <text:p>0.0169703116463371</text:p>
              </table:table-cell>
              <table:table-cell office:value-type="float" office:value="0.0141297845699456">
                <text:p>0.0141297845699456</text:p>
              </table:table-cell>
            </table:table-row>
            <table:table-row>
              <table:table-cell office:value-type="string">
                <text:p/>
              </table:table-cell>
              <table:table-cell office:value-type="float" office:value="0.0169347965950831">
                <text:p>0.0169347965950831</text:p>
              </table:table-cell>
              <table:table-cell office:value-type="float" office:value="0.013758614279431">
                <text:p>0.013758614279431</text:p>
              </table:table-cell>
            </table:table-row>
            <table:table-row>
              <table:table-cell office:value-type="string">
                <text:p/>
              </table:table-cell>
              <table:table-cell office:value-type="float" office:value="0.0185327801281083">
                <text:p>0.0185327801281083</text:p>
              </table:table-cell>
              <table:table-cell office:value-type="float" office:value="0.0148808748687222">
                <text:p>0.0148808748687222</text:p>
              </table:table-cell>
            </table:table-row>
            <table:table-row>
              <table:table-cell office:value-type="string">
                <text:p/>
              </table:table-cell>
              <table:table-cell office:value-type="float" office:value="0.0212088045527855">
                <text:p>0.0212088045527855</text:p>
              </table:table-cell>
              <table:table-cell office:value-type="float" office:value="0.0176130314940493">
                <text:p>0.0176130314940493</text:p>
              </table:table-cell>
            </table:table-row>
            <table:table-row>
              <table:table-cell office:value-type="string">
                <text:p/>
              </table:table-cell>
              <table:table-cell office:value-type="float" office:value="0.0220686691603168">
                <text:p>0.0220686691603168</text:p>
              </table:table-cell>
              <table:table-cell office:value-type="float" office:value="0.0184697571930312">
                <text:p>0.0184697571930312</text:p>
              </table:table-cell>
            </table:table-row>
            <table:table-row>
              <table:table-cell office:value-type="string">
                <text:p/>
              </table:table-cell>
              <table:table-cell office:value-type="float" office:value="0.0225840196324726">
                <text:p>0.0225840196324726</text:p>
              </table:table-cell>
              <table:table-cell office:value-type="float" office:value="0.0184025217664162">
                <text:p>0.0184025217664162</text:p>
              </table:table-cell>
            </table:table-row>
            <table:table-row>
              <table:table-cell office:value-type="string">
                <text:p/>
              </table:table-cell>
              <table:table-cell office:value-type="float" office:value="0.0226742436962356">
                <text:p>0.0226742436962356</text:p>
              </table:table-cell>
              <table:table-cell office:value-type="float" office:value="0.0172138746854732">
                <text:p>0.0172138746854732</text:p>
              </table:table-cell>
            </table:table-row>
            <table:table-row>
              <table:table-cell office:value-type="string">
                <text:p/>
              </table:table-cell>
              <table:table-cell office:value-type="float" office:value="0.021474066581171">
                <text:p>0.021474066581171</text:p>
              </table:table-cell>
              <table:table-cell office:value-type="float" office:value="0.0157787568449271">
                <text:p>0.0157787568449271</text:p>
              </table:table-cell>
            </table:table-row>
            <table:table-row>
              <table:table-cell office:value-type="string">
                <text:p/>
              </table:table-cell>
              <table:table-cell office:value-type="float" office:value="0.0186679592364281">
                <text:p>0.0186679592364281</text:p>
              </table:table-cell>
              <table:table-cell office:value-type="float" office:value="0.0142203046231073">
                <text:p>0.0142203046231073</text:p>
              </table:table-cell>
            </table:table-row>
            <table:table-row>
              <table:table-cell office:value-type="string">
                <text:p/>
              </table:table-cell>
              <table:table-cell office:value-type="float" office:value="0.0144529276524523">
                <text:p>0.0144529276524523</text:p>
              </table:table-cell>
              <table:table-cell office:value-type="float" office:value="0.0123067499812984">
                <text:p>0.0123067499812984</text:p>
              </table:table-cell>
            </table:table-row>
            <table:table-row>
              <table:table-cell office:value-type="string">
                <text:p/>
              </table:table-cell>
              <table:table-cell office:value-type="float" office:value="0.0100866874152421">
                <text:p>0.0100866874152421</text:p>
              </table:table-cell>
              <table:table-cell office:value-type="float" office:value="0.00960908372482597">
                <text:p>0.00960908372482597</text:p>
              </table:table-cell>
            </table:table-row>
            <table:table-row>
              <table:table-cell office:value-type="string">
                <text:p>Weekend/Holiday</text:p>
              </table:table-cell>
              <table:table-cell office:value-type="float" office:value="0.00694264158632172">
                <text:p>0.00694264158632172</text:p>
              </table:table-cell>
              <table:table-cell office:value-type="float" office:value="0.00679284163472723">
                <text:p>0.00679284163472723</text:p>
              </table:table-cell>
            </table:table-row>
            <table:table-row>
              <table:table-cell office:value-type="string">
                <text:p/>
              </table:table-cell>
              <table:table-cell office:value-type="float" office:value="0.00533006260723113">
                <text:p>0.00533006260723113</text:p>
              </table:table-cell>
              <table:table-cell office:value-type="float" office:value="0.00477177129730055">
                <text:p>0.00477177129730055</text:p>
              </table:table-cell>
            </table:table-row>
            <table:table-row>
              <table:table-cell office:value-type="string">
                <text:p/>
              </table:table-cell>
              <table:table-cell office:value-type="float" office:value="0.00472125218031908">
                <text:p>0.00472125218031908</text:p>
              </table:table-cell>
              <table:table-cell office:value-type="float" office:value="0.003691453055418">
                <text:p>0.003691453055418</text:p>
              </table:table-cell>
            </table:table-row>
            <table:table-row>
              <table:table-cell office:value-type="string">
                <text:p/>
              </table:table-cell>
              <table:table-cell office:value-type="float" office:value="0.00498982283605279">
                <text:p>0.00498982283605279</text:p>
              </table:table-cell>
              <table:table-cell office:value-type="float" office:value="0.00322645320629767">
                <text:p>0.00322645320629767</text:p>
              </table:table-cell>
            </table:table-row>
            <table:table-row>
              <table:table-cell office:value-type="string">
                <text:p/>
              </table:table-cell>
              <table:table-cell office:value-type="float" office:value="0.0068581457055914">
                <text:p>0.0068581457055914</text:p>
              </table:table-cell>
              <table:table-cell office:value-type="float" office:value="0.00356959171300962">
                <text:p>0.00356959171300962</text:p>
              </table:table-cell>
            </table:table-row>
            <table:table-row>
              <table:table-cell office:value-type="string">
                <text:p/>
              </table:table-cell>
              <table:table-cell office:value-type="float" office:value="0.0125831944893474">
                <text:p>0.0125831944893474</text:p>
              </table:table-cell>
              <table:table-cell office:value-type="float" office:value="0.00500518190681601">
                <text:p>0.00500518190681601</text:p>
              </table:table-cell>
            </table:table-row>
            <table:table-row>
              <table:table-cell office:value-type="string">
                <text:p/>
              </table:table-cell>
              <table:table-cell office:value-type="float" office:value="0.0193527140037135">
                <text:p>0.0193527140037135</text:p>
              </table:table-cell>
              <table:table-cell office:value-type="float" office:value="0.00764751579171002">
                <text:p>0.00764751579171002</text:p>
              </table:table-cell>
            </table:table-row>
            <table:table-row>
              <table:table-cell office:value-type="string">
                <text:p/>
              </table:table-cell>
              <table:table-cell office:value-type="float" office:value="0.0228146658340538">
                <text:p>0.0228146658340538</text:p>
              </table:table-cell>
              <table:table-cell office:value-type="float" office:value="0.012199159459854">
                <text:p>0.012199159459854</text:p>
              </table:table-cell>
            </table:table-row>
            <table:table-row>
              <table:table-cell office:value-type="string">
                <text:p/>
              </table:table-cell>
              <table:table-cell office:value-type="float" office:value="0.0262426676837111">
                <text:p>0.0262426676837111</text:p>
              </table:table-cell>
              <table:table-cell office:value-type="float" office:value="0.0184303262477683">
                <text:p>0.0184303262477683</text:p>
              </table:table-cell>
            </table:table-row>
            <table:table-row>
              <table:table-cell office:value-type="string">
                <text:p/>
              </table:table-cell>
              <table:table-cell office:value-type="float" office:value="0.0285325638934571">
                <text:p>0.0285325638934571</text:p>
              </table:table-cell>
              <table:table-cell office:value-type="float" office:value="0.0233805465361658">
                <text:p>0.0233805465361658</text:p>
              </table:table-cell>
            </table:table-row>
            <table:table-row>
              <table:table-cell office:value-type="string">
                <text:p/>
              </table:table-cell>
              <table:table-cell office:value-type="float" office:value="0.0276280737887908">
                <text:p>0.0276280737887908</text:p>
              </table:table-cell>
              <table:table-cell office:value-type="float" office:value="0.0248836317705986">
                <text:p>0.0248836317705986</text:p>
              </table:table-cell>
            </table:table-row>
            <table:table-row>
              <table:table-cell office:value-type="string">
                <text:p/>
              </table:table-cell>
              <table:table-cell office:value-type="float" office:value="0.0261203427855303">
                <text:p>0.0261203427855303</text:p>
              </table:table-cell>
              <table:table-cell office:value-type="float" office:value="0.0241141812018482">
                <text:p>0.0241141812018482</text:p>
              </table:table-cell>
            </table:table-row>
            <table:table-row>
              <table:table-cell office:value-type="string">
                <text:p/>
              </table:table-cell>
              <table:table-cell office:value-type="float" office:value="0.0243906876674471">
                <text:p>0.0243906876674471</text:p>
              </table:table-cell>
              <table:table-cell office:value-type="float" office:value="0.0225856041728637">
                <text:p>0.02258560417286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Linux_X86_64 LibreOffice_project/62ad5818884a2fc2e5780dd45466868d41009ec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draw:stroke="dash" draw:stroke-dash="Ultrafine_20_Dashed" svg:stroke-color="#b3b3b3"/>
    </style:style>
    <style:style style:name="ch8" style:family="chart" style:data-style-name="N0">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3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3cm" svg:stroke-color="#579d1c" draw:fill-color="#579d1c"/>
      <style:text-properties fo:font-size="10pt" style:font-size-asian="10pt" style:font-size-complex="10pt"/>
    </style:style>
    <style:style style:name="ch12" style:family="chart" style:data-style-name="N0">
      <style:chart-properties chart:symbol-type="none" chart:link-data-style-to-source="false"/>
      <style:graphic-properties svg:stroke-width="0.03cm" svg:stroke-color="#7e0021" draw:fill-color="#7e0021"/>
      <style:text-properties fo:font-size="10pt" style:font-size-asian="10pt" style:font-size-complex="10pt"/>
    </style:style>
    <style:style style:name="ch13" style:family="chart" style:data-style-name="N0">
      <style:chart-properties chart:symbol-type="none" chart:link-data-style-to-source="false"/>
      <style:graphic-properties svg:stroke-width="0.03cm" svg:stroke-color="#83caff" draw:fill-color="#83caff"/>
      <style:text-properties fo:font-size="10pt" style:font-size-asian="10pt" style:font-size-complex="10pt"/>
    </style:style>
    <style:style style:name="ch14" style:family="chart">
      <style:graphic-properties draw:stroke="solid" draw:fill="none" draw:fill-color="#e6e6e6"/>
    </style:style>
    <style:style style:name="ch15" style:family="chart">
      <style:graphic-properties svg:stroke-color="#b3b3b3" draw:fill-color="#cccccc"/>
    </style:style>
  </office:automatic-styles>
  <office:body>
    <office:chart>
      <chart:chart svg:width="12.504cm" svg:height="8.969cm" xlink:href="." xlink:type="simple" chart:class="chart:line" chart:style-name="ch1">
        <chart:legend svg:x="1.781cm" svg:y="1.053cm" style:legend-expansion="custom" chartooo:width="6.205cm" chartooo:height="1.403cm" style:legend-expansion-aspect-ratio="4.42266571632217" chart:style-name="ch2"/>
        <chart:plot-area chart:style-name="ch3" chart:data-source-has-labels="both" svg:x="0.547cm" svg:y="0.849cm" svg:width="11.994cm" svg:height="7.578cm">
          <chartooo:coordinate-region svg:x="1.459cm" svg:y="1.049cm" svg:width="10.895cm" svg:height="6.731cm"/>
          <chart:axis chart:dimension="x" chart:name="primary-x" chart:style-name="ch4" chartooo:axis-type="auto">
            <chartooo:date-scale/>
            <chart:title svg:x="5.309cm" svg:y="8.409cm" chart:style-name="ch5">
              <text:p>Hours of the day</text:p>
            </chart:title>
            <chart:categories table:cell-range-address="local-table.$A$2:.$A$25"/>
          </chart:axis>
          <chart:axis chart:dimension="y" chart:name="primary-y" chart:style-name="ch4">
            <chart:title svg:x="0cm" svg:y="7.275cm" chart:style-name="ch6">
              <text:p>Average water usage per capita, m3</text:p>
            </chart:title>
            <chart:grid chart:style-name="ch7" chart:class="major"/>
          </chart:axis>
          <chart:series chart:style-name="ch8" chart:values-cell-range-address="local-table.$B$2:.$B$25" chart:label-cell-address="local-table.$B$1" chart:class="chart:line">
            <chart:data-point chart:repeated="24"/>
          </chart:series>
          <chart:series chart:style-name="ch9" chart:values-cell-range-address="local-table.$C$2:.$C$25" chart:label-cell-address="local-table.$C$1" chart:class="chart:line">
            <chart:data-point chart:repeated="24"/>
          </chart:series>
          <chart:series chart:style-name="ch10" chart:values-cell-range-address="local-table.$D$2:.$D$25" chart:label-cell-address="local-table.$D$1" chart:class="chart:line">
            <chart:data-point chart:repeated="24"/>
          </chart:series>
          <chart:series chart:style-name="ch11" chart:values-cell-range-address="local-table.$E$2:.$E$25" chart:label-cell-address="local-table.$E$1" chart:class="chart:line">
            <chart:data-point chart:repeated="24"/>
          </chart:series>
          <chart:series chart:style-name="ch12" chart:values-cell-range-address="local-table.$F$2:.$F$25" chart:label-cell-address="local-table.$F$1" chart:class="chart:line">
            <chart:data-point chart:repeated="24"/>
          </chart:series>
          <chart:series chart:style-name="ch13" chart:values-cell-range-address="local-table.$G$2:.$G$25" chart:label-cell-address="local-table.$G$1" chart:class="chart:line">
            <chart:data-point chart:repeated="24"/>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on</text:p>
              </table:table-cell>
              <table:table-cell office:value-type="string">
                <text:p>Tue</text:p>
              </table:table-cell>
              <table:table-cell office:value-type="string">
                <text:p>Wed</text:p>
              </table:table-cell>
              <table:table-cell office:value-type="string">
                <text:p>Thu</text:p>
              </table:table-cell>
              <table:table-cell office:value-type="string">
                <text:p>Fri</text:p>
              </table:table-cell>
              <table:table-cell office:value-type="string">
                <text:p>Weekend/Holiday</text:p>
              </table:table-cell>
            </table:table-row>
          </table:table-header-rows>
          <table:table-rows>
            <table:table-row>
              <table:table-cell office:value-type="float" office:value="0">
                <text:p/>
              </table:table-cell>
              <table:table-cell office:value-type="float" office:value="0.0382225168837751">
                <text:p>0.0382225168837751</text:p>
              </table:table-cell>
              <table:table-cell office:value-type="float" office:value="0.0361481642756311">
                <text:p>0.0361481642756311</text:p>
              </table:table-cell>
              <table:table-cell office:value-type="float" office:value="0.0356916106713578">
                <text:p>0.0356916106713578</text:p>
              </table:table-cell>
              <table:table-cell office:value-type="float" office:value="0.0352263481830887">
                <text:p>0.0352263481830887</text:p>
              </table:table-cell>
              <table:table-cell office:value-type="float" office:value="0.0374414779791826">
                <text:p>0.0374414779791826</text:p>
              </table:table-cell>
              <table:table-cell office:value-type="float" office:value="0.0490397519821787">
                <text:p>0.0490397519821787</text:p>
              </table:table-cell>
            </table:table-row>
            <table:table-row>
              <table:table-cell office:value-type="float" office:value="1">
                <text:p/>
              </table:table-cell>
              <table:table-cell office:value-type="float" office:value="0.0376703498370215">
                <text:p>0.0376703498370215</text:p>
              </table:table-cell>
              <table:table-cell office:value-type="float" office:value="0.0362907944560619">
                <text:p>0.0362907944560619</text:p>
              </table:table-cell>
              <table:table-cell office:value-type="float" office:value="0.0352518573530615">
                <text:p>0.0352518573530615</text:p>
              </table:table-cell>
              <table:table-cell office:value-type="float" office:value="0.0348509261355246">
                <text:p>0.0348509261355246</text:p>
              </table:table-cell>
              <table:table-cell office:value-type="float" office:value="0.0370106153197842">
                <text:p>0.0370106153197842</text:p>
              </table:table-cell>
              <table:table-cell office:value-type="float" office:value="0.0464501768200975">
                <text:p>0.0464501768200975</text:p>
              </table:table-cell>
            </table:table-row>
            <table:table-row>
              <table:table-cell office:value-type="float" office:value="2">
                <text:p/>
              </table:table-cell>
              <table:table-cell office:value-type="float" office:value="0.0408824380514829">
                <text:p>0.0408824380514829</text:p>
              </table:table-cell>
              <table:table-cell office:value-type="float" office:value="0.0398245370026356">
                <text:p>0.0398245370026356</text:p>
              </table:table-cell>
              <table:table-cell office:value-type="float" office:value="0.0392010064351073">
                <text:p>0.0392010064351073</text:p>
              </table:table-cell>
              <table:table-cell office:value-type="float" office:value="0.0390944108801533">
                <text:p>0.0390944108801533</text:p>
              </table:table-cell>
              <table:table-cell office:value-type="float" office:value="0.0404598246837243">
                <text:p>0.0404598246837243</text:p>
              </table:table-cell>
              <table:table-cell office:value-type="float" office:value="0.0461744175202567">
                <text:p>0.0461744175202567</text:p>
              </table:table-cell>
            </table:table-row>
            <table:table-row>
              <table:table-cell office:value-type="float" office:value="3">
                <text:p/>
              </table:table-cell>
              <table:table-cell office:value-type="float" office:value="0.0478831620655044">
                <text:p>0.0478831620655044</text:p>
              </table:table-cell>
              <table:table-cell office:value-type="float" office:value="0.048385452885742">
                <text:p>0.048385452885742</text:p>
              </table:table-cell>
              <table:table-cell office:value-type="float" office:value="0.0462703660946976">
                <text:p>0.0462703660946976</text:p>
              </table:table-cell>
              <table:table-cell office:value-type="float" office:value="0.0452948167508342">
                <text:p>0.0452948167508342</text:p>
              </table:table-cell>
              <table:table-cell office:value-type="float" office:value="0.0439283028359018">
                <text:p>0.0439283028359018</text:p>
              </table:table-cell>
              <table:table-cell office:value-type="float" office:value="0.0459907351044654">
                <text:p>0.0459907351044654</text:p>
              </table:table-cell>
            </table:table-row>
            <table:table-row>
              <table:table-cell office:value-type="float" office:value="4">
                <text:p/>
              </table:table-cell>
              <table:table-cell office:value-type="float" office:value="0.0466187982194251">
                <text:p>0.0466187982194251</text:p>
              </table:table-cell>
              <table:table-cell office:value-type="float" office:value="0.0531751698065778">
                <text:p>0.0531751698065778</text:p>
              </table:table-cell>
              <table:table-cell office:value-type="float" office:value="0.0524596692585464">
                <text:p>0.0524596692585464</text:p>
              </table:table-cell>
              <table:table-cell office:value-type="float" office:value="0.050956431853426">
                <text:p>0.050956431853426</text:p>
              </table:table-cell>
              <table:table-cell office:value-type="float" office:value="0.050692980967896">
                <text:p>0.050692980967896</text:p>
              </table:table-cell>
              <table:table-cell office:value-type="float" office:value="0.047917456057919">
                <text:p>0.047917456057919</text:p>
              </table:table-cell>
            </table:table-row>
            <table:table-row>
              <table:table-cell office:value-type="float" office:value="5">
                <text:p>10</text:p>
              </table:table-cell>
              <table:table-cell office:value-type="float" office:value="0.0512563140018091">
                <text:p>0.0512563140018091</text:p>
              </table:table-cell>
              <table:table-cell office:value-type="float" office:value="0.0583964155779728">
                <text:p>0.0583964155779728</text:p>
              </table:table-cell>
              <table:table-cell office:value-type="float" office:value="0.0579582854015641">
                <text:p>0.0579582854015641</text:p>
              </table:table-cell>
              <table:table-cell office:value-type="float" office:value="0.0554911988684062">
                <text:p>0.0554911988684062</text:p>
              </table:table-cell>
              <table:table-cell office:value-type="float" office:value="0.0539239465277471">
                <text:p>0.0539239465277471</text:p>
              </table:table-cell>
              <table:table-cell office:value-type="float" office:value="0.0497302642834189">
                <text:p>0.0497302642834189</text:p>
              </table:table-cell>
            </table:table-row>
            <table:table-row>
              <table:table-cell office:value-type="float" office:value="6">
                <text:p>10</text:p>
              </table:table-cell>
              <table:table-cell office:value-type="float" office:value="0.053617357796583">
                <text:p>0.053617357796583</text:p>
              </table:table-cell>
              <table:table-cell office:value-type="float" office:value="0.0612544332513357">
                <text:p>0.0612544332513357</text:p>
              </table:table-cell>
              <table:table-cell office:value-type="float" office:value="0.0614632244171059">
                <text:p>0.0614632244171059</text:p>
              </table:table-cell>
              <table:table-cell office:value-type="float" office:value="0.0582073483527805">
                <text:p>0.0582073483527805</text:p>
              </table:table-cell>
              <table:table-cell office:value-type="float" office:value="0.0568114840779662">
                <text:p>0.0568114840779662</text:p>
              </table:table-cell>
              <table:table-cell office:value-type="float" office:value="0.0503508441024506">
                <text:p>0.0503508441024506</text:p>
              </table:table-cell>
            </table:table-row>
            <table:table-row>
              <table:table-cell office:value-type="float" office:value="7">
                <text:p>10</text:p>
              </table:table-cell>
              <table:table-cell office:value-type="float" office:value="0.0500546888237027">
                <text:p>0.0500546888237027</text:p>
              </table:table-cell>
              <table:table-cell office:value-type="float" office:value="0.0580591110297057">
                <text:p>0.0580591110297057</text:p>
              </table:table-cell>
              <table:table-cell office:value-type="float" office:value="0.0593366050845813">
                <text:p>0.0593366050845813</text:p>
              </table:table-cell>
              <table:table-cell office:value-type="float" office:value="0.0550147162756158">
                <text:p>0.0550147162756158</text:p>
              </table:table-cell>
              <table:table-cell office:value-type="float" office:value="0.0548555461520206">
                <text:p>0.0548555461520206</text:p>
              </table:table-cell>
              <table:table-cell office:value-type="float" office:value="0.0473100646446614">
                <text:p>0.0473100646446614</text:p>
              </table:table-cell>
            </table:table-row>
            <table:table-row>
              <table:table-cell office:value-type="float" office:value="8">
                <text:p>10</text:p>
              </table:table-cell>
              <table:table-cell office:value-type="float" office:value="0.0414667640045422">
                <text:p>0.0414667640045422</text:p>
              </table:table-cell>
              <table:table-cell office:value-type="float" office:value="0.0464723722946712">
                <text:p>0.0464723722946712</text:p>
              </table:table-cell>
              <table:table-cell office:value-type="float" office:value="0.0473384340126371">
                <text:p>0.0473384340126371</text:p>
              </table:table-cell>
              <table:table-cell office:value-type="float" office:value="0.0453226275989636">
                <text:p>0.0453226275989636</text:p>
              </table:table-cell>
              <table:table-cell office:value-type="float" office:value="0.0447118729625878">
                <text:p>0.0447118729625878</text:p>
              </table:table-cell>
              <table:table-cell office:value-type="float" office:value="0.0404872983886646">
                <text:p>0.0404872983886646</text:p>
              </table:table-cell>
            </table:table-row>
            <table:table-row>
              <table:table-cell office:value-type="float" office:value="9">
                <text:p>10</text:p>
              </table:table-cell>
              <table:table-cell office:value-type="float" office:value="0.0281648811306736">
                <text:p>0.0281648811306736</text:p>
              </table:table-cell>
              <table:table-cell office:value-type="float" office:value="0.0310794840164085">
                <text:p>0.0310794840164085</text:p>
              </table:table-cell>
              <table:table-cell office:value-type="float" office:value="0.0314450845492795">
                <text:p>0.0314450845492795</text:p>
              </table:table-cell>
              <table:table-cell office:value-type="float" office:value="0.0314185127970755">
                <text:p>0.0314185127970755</text:p>
              </table:table-cell>
              <table:table-cell office:value-type="float" office:value="0.0311785774476064">
                <text:p>0.0311785774476064</text:p>
              </table:table-cell>
              <table:table-cell office:value-type="float" office:value="0.0309192066279471">
                <text:p>0.0309192066279471</text:p>
              </table:table-cell>
            </table:table-row>
            <table:table-row>
              <table:table-cell office:value-type="float" office:value="10">
                <text:p>10</text:p>
              </table:table-cell>
              <table:table-cell office:value-type="float" office:value="0.0180012587063953">
                <text:p>0.0180012587063953</text:p>
              </table:table-cell>
              <table:table-cell office:value-type="float" office:value="0.0193606862441445">
                <text:p>0.0193606862441445</text:p>
              </table:table-cell>
              <table:table-cell office:value-type="float" office:value="0.0194592118604602">
                <text:p>0.0194592118604602</text:p>
              </table:table-cell>
              <table:table-cell office:value-type="float" office:value="0.0190819248928213">
                <text:p>0.0190819248928213</text:p>
              </table:table-cell>
              <table:table-cell office:value-type="float" office:value="0.0195377593620972">
                <text:p>0.0195377593620972</text:p>
              </table:table-cell>
              <table:table-cell office:value-type="float" office:value="0.0216284126596">
                <text:p>0.0216284126596</text:p>
              </table:table-cell>
            </table:table-row>
            <table:table-row>
              <table:table-cell office:value-type="float" office:value="11">
                <text:p>10</text:p>
              </table:table-cell>
              <table:table-cell office:value-type="float" office:value="0.0120357447044865">
                <text:p>0.0120357447044865</text:p>
              </table:table-cell>
              <table:table-cell office:value-type="float" office:value="0.0129115841799076">
                <text:p>0.0129115841799076</text:p>
              </table:table-cell>
              <table:table-cell office:value-type="float" office:value="0.0133424307419555">
                <text:p>0.0133424307419555</text:p>
              </table:table-cell>
              <table:table-cell office:value-type="float" office:value="0.0129361559641906">
                <text:p>0.0129361559641906</text:p>
              </table:table-cell>
              <table:table-cell office:value-type="float" office:value="0.0132895552165816">
                <text:p>0.0132895552165816</text:p>
              </table:table-cell>
              <table:table-cell office:value-type="float" office:value="0.0151007131529523">
                <text:p>0.0151007131529523</text:p>
              </table:table-cell>
            </table:table-row>
            <table:table-row>
              <table:table-cell office:value-type="float" office:value="12">
                <text:p>10</text:p>
              </table:table-cell>
              <table:table-cell office:value-type="float" office:value="0.00964120915487667">
                <text:p>0.00964120915487667</text:p>
              </table:table-cell>
              <table:table-cell office:value-type="float" office:value="0.0104315851656594">
                <text:p>0.0104315851656594</text:p>
              </table:table-cell>
              <table:table-cell office:value-type="float" office:value="0.0107760384020652">
                <text:p>0.0107760384020652</text:p>
              </table:table-cell>
              <table:table-cell office:value-type="float" office:value="0.0104562097412218">
                <text:p>0.0104562097412218</text:p>
              </table:table-cell>
              <table:table-cell office:value-type="float" office:value="0.0107622204893193">
                <text:p>0.0107622204893193</text:p>
              </table:table-cell>
              <table:table-cell office:value-type="float" office:value="0.0118467628254746">
                <text:p>0.0118467628254746</text:p>
              </table:table-cell>
            </table:table-row>
            <table:table-row>
              <table:table-cell office:value-type="float" office:value="13">
                <text:p>10</text:p>
              </table:table-cell>
              <table:table-cell office:value-type="float" office:value="0.00924342162268311">
                <text:p>0.00924342162268311</text:p>
              </table:table-cell>
              <table:table-cell office:value-type="float" office:value="0.01006402157095">
                <text:p>0.01006402157095</text:p>
              </table:table-cell>
              <table:table-cell office:value-type="float" office:value="0.0105110606042348">
                <text:p>0.0105110606042348</text:p>
              </table:table-cell>
              <table:table-cell office:value-type="float" office:value="0.0102064534797444">
                <text:p>0.0102064534797444</text:p>
              </table:table-cell>
              <table:table-cell office:value-type="float" office:value="0.00997040828291474">
                <text:p>0.00997040828291474</text:p>
              </table:table-cell>
              <table:table-cell office:value-type="float" office:value="0.0106797560171681">
                <text:p>0.0106797560171681</text:p>
              </table:table-cell>
            </table:table-row>
            <table:table-row>
              <table:table-cell office:value-type="float" office:value="14">
                <text:p>10</text:p>
              </table:table-cell>
              <table:table-cell office:value-type="float" office:value="0.0108356534713547">
                <text:p>0.0108356534713547</text:p>
              </table:table-cell>
              <table:table-cell office:value-type="float" office:value="0.0115539399805475">
                <text:p>0.0115539399805475</text:p>
              </table:table-cell>
              <table:table-cell office:value-type="float" office:value="0.0125147708828991">
                <text:p>0.0125147708828991</text:p>
              </table:table-cell>
              <table:table-cell office:value-type="float" office:value="0.0123424658264161">
                <text:p>0.0123424658264161</text:p>
              </table:table-cell>
              <table:table-cell office:value-type="float" office:value="0.01140177128229">
                <text:p>0.01140177128229</text:p>
              </table:table-cell>
              <table:table-cell office:value-type="float" office:value="0.011340283306507">
                <text:p>0.011340283306507</text:p>
              </table:table-cell>
            </table:table-row>
            <table:table-row>
              <table:table-cell office:value-type="float" office:value="15">
                <text:p>20</text:p>
              </table:table-cell>
              <table:table-cell office:value-type="float" office:value="0.0167475920300248">
                <text:p>0.0167475920300248</text:p>
              </table:table-cell>
              <table:table-cell office:value-type="float" office:value="0.0181545681319425">
                <text:p>0.0181545681319425</text:p>
              </table:table-cell>
              <table:table-cell office:value-type="float" office:value="0.019961460372181">
                <text:p>0.019961460372181</text:p>
              </table:table-cell>
              <table:table-cell office:value-type="float" office:value="0.0208425798891923">
                <text:p>0.0208425798891923</text:p>
              </table:table-cell>
              <table:table-cell office:value-type="float" office:value="0.0174863064559177">
                <text:p>0.0174863064559177</text:p>
              </table:table-cell>
              <table:table-cell office:value-type="float" office:value="0.0155273219248025">
                <text:p>0.0155273219248025</text:p>
              </table:table-cell>
            </table:table-row>
            <table:table-row>
              <table:table-cell office:value-type="float" office:value="16">
                <text:p>20</text:p>
              </table:table-cell>
              <table:table-cell office:value-type="float" office:value="0.0282342624901143">
                <text:p>0.0282342624901143</text:p>
              </table:table-cell>
              <table:table-cell office:value-type="float" office:value="0.030697236585446">
                <text:p>0.030697236585446</text:p>
              </table:table-cell>
              <table:table-cell office:value-type="float" office:value="0.0424517067380065">
                <text:p>0.0424517067380065</text:p>
              </table:table-cell>
              <table:table-cell office:value-type="float" office:value="0.0410373143533063">
                <text:p>0.0410373143533063</text:p>
              </table:table-cell>
              <table:table-cell office:value-type="float" office:value="0.02934490099432">
                <text:p>0.02934490099432</text:p>
              </table:table-cell>
              <table:table-cell office:value-type="float" office:value="0.028821709523676">
                <text:p>0.028821709523676</text:p>
              </table:table-cell>
            </table:table-row>
            <table:table-row>
              <table:table-cell office:value-type="float" office:value="17">
                <text:p>20</text:p>
              </table:table-cell>
              <table:table-cell office:value-type="float" office:value="0.0431952122036885">
                <text:p>0.0431952122036885</text:p>
              </table:table-cell>
              <table:table-cell office:value-type="float" office:value="0.0462960089258174">
                <text:p>0.0462960089258174</text:p>
              </table:table-cell>
              <table:table-cell office:value-type="float" office:value="0.0690791499902295">
                <text:p>0.0690791499902295</text:p>
              </table:table-cell>
              <table:table-cell office:value-type="float" office:value="0.0631324297461497">
                <text:p>0.0631324297461497</text:p>
              </table:table-cell>
              <table:table-cell office:value-type="float" office:value="0.0433771512107424">
                <text:p>0.0433771512107424</text:p>
              </table:table-cell>
              <table:table-cell office:value-type="float" office:value="0.0446201767296714">
                <text:p>0.0446201767296714</text:p>
              </table:table-cell>
            </table:table-row>
            <table:table-row>
              <table:table-cell office:value-type="float" office:value="18">
                <text:p>20</text:p>
              </table:table-cell>
              <table:table-cell office:value-type="float" office:value="0.0484549012121484">
                <text:p>0.0484549012121484</text:p>
              </table:table-cell>
              <table:table-cell office:value-type="float" office:value="0.0494558241831552">
                <text:p>0.0494558241831552</text:p>
              </table:table-cell>
              <table:table-cell office:value-type="float" office:value="0.0620640293770405">
                <text:p>0.0620640293770405</text:p>
              </table:table-cell>
              <table:table-cell office:value-type="float" office:value="0.0579894837603727">
                <text:p>0.0579894837603727</text:p>
              </table:table-cell>
              <table:table-cell office:value-type="float" office:value="0.0480074325591988">
                <text:p>0.0480074325591988</text:p>
              </table:table-cell>
              <table:table-cell office:value-type="float" office:value="0.0507480602362603">
                <text:p>0.0507480602362603</text:p>
              </table:table-cell>
            </table:table-row>
            <table:table-row>
              <table:table-cell office:value-type="float" office:value="19">
                <text:p>20</text:p>
              </table:table-cell>
              <table:table-cell office:value-type="float" office:value="0.0460557073511859">
                <text:p>0.0460557073511859</text:p>
              </table:table-cell>
              <table:table-cell office:value-type="float" office:value="0.0443436494088537">
                <text:p>0.0443436494088537</text:p>
              </table:table-cell>
              <table:table-cell office:value-type="float" office:value="0.0475049245011626">
                <text:p>0.0475049245011626</text:p>
              </table:table-cell>
              <table:table-cell office:value-type="float" office:value="0.0444236838411414">
                <text:p>0.0444236838411414</text:p>
              </table:table-cell>
              <table:table-cell office:value-type="float" office:value="0.0458574553132026">
                <text:p>0.0458574553132026</text:p>
              </table:table-cell>
              <table:table-cell office:value-type="float" office:value="0.0565592085978252">
                <text:p>0.0565592085978252</text:p>
              </table:table-cell>
            </table:table-row>
            <table:table-row>
              <table:table-cell office:value-type="float" office:value="20">
                <text:p>20</text:p>
              </table:table-cell>
              <table:table-cell office:value-type="float" office:value="0.0468207369138444">
                <text:p>0.0468207369138444</text:p>
              </table:table-cell>
              <table:table-cell office:value-type="float" office:value="0.043201845590942">
                <text:p>0.043201845590942</text:p>
              </table:table-cell>
              <table:table-cell office:value-type="float" office:value="0.0448217675659377">
                <text:p>0.0448217675659377</text:p>
              </table:table-cell>
              <table:table-cell office:value-type="float" office:value="0.0423613710128135">
                <text:p>0.0423613710128135</text:p>
              </table:table-cell>
              <table:table-cell office:value-type="float" office:value="0.0459904421029512">
                <text:p>0.0459904421029512</text:p>
              </table:table-cell>
              <table:table-cell office:value-type="float" office:value="0.061420354981437">
                <text:p>0.061420354981437</text:p>
              </table:table-cell>
            </table:table-row>
            <table:table-row>
              <table:table-cell office:value-type="float" office:value="21">
                <text:p>20</text:p>
              </table:table-cell>
              <table:table-cell office:value-type="float" office:value="0.0458106281482301">
                <text:p>0.0458106281482301</text:p>
              </table:table-cell>
              <table:table-cell office:value-type="float" office:value="0.0416798082758644">
                <text:p>0.0416798082758644</text:p>
              </table:table-cell>
              <table:table-cell office:value-type="float" office:value="0.0423498916333019">
                <text:p>0.0423498916333019</text:p>
              </table:table-cell>
              <table:table-cell office:value-type="float" office:value="0.0412495179830122">
                <text:p>0.0412495179830122</text:p>
              </table:table-cell>
              <table:table-cell office:value-type="float" office:value="0.044132618494524">
                <text:p>0.044132618494524</text:p>
              </table:table-cell>
              <table:table-cell office:value-type="float" office:value="0.0594611759614078">
                <text:p>0.0594611759614078</text:p>
              </table:table-cell>
            </table:table-row>
            <table:table-row>
              <table:table-cell office:value-type="float" office:value="22">
                <text:p>20</text:p>
              </table:table-cell>
              <table:table-cell office:value-type="float" office:value="0.0431079896518663">
                <text:p>0.0431079896518663</text:p>
              </table:table-cell>
              <table:table-cell office:value-type="float" office:value="0.0397899009792526">
                <text:p>0.0397899009792526</text:p>
              </table:table-cell>
              <table:table-cell office:value-type="float" office:value="0.0399207153273025">
                <text:p>0.0399207153273025</text:p>
              </table:table-cell>
              <table:table-cell office:value-type="float" office:value="0.0387967669673468">
                <text:p>0.0387967669673468</text:p>
              </table:table-cell>
              <table:table-cell office:value-type="float" office:value="0.0415593917887592">
                <text:p>0.0415593917887592</text:p>
              </table:table-cell>
              <table:table-cell office:value-type="float" office:value="0.0561571142890921">
                <text:p>0.0561571142890921</text:p>
              </table:table-cell>
            </table:table-row>
            <table:table-row>
              <table:table-cell office:value-type="float" office:value="23">
                <text:p>20</text:p>
              </table:table-cell>
              <table:table-cell office:value-type="float" office:value="0.0401874007177449">
                <text:p>0.0401874007177449</text:p>
              </table:table-cell>
              <table:table-cell office:value-type="float" office:value="0.0377995307544041">
                <text:p>0.0377995307544041</text:p>
              </table:table-cell>
              <table:table-cell office:value-type="float" office:value="0.0375354401172699">
                <text:p>0.0375354401172699</text:p>
              </table:table-cell>
              <table:table-cell office:value-type="float" office:value="0.036342784184974">
                <text:p>0.036342784184974</text:p>
              </table:table-cell>
              <table:table-cell office:value-type="float" office:value="0.0389470069112973">
                <text:p>0.0389470069112973</text:p>
              </table:table-cell>
              <table:table-cell office:value-type="float" office:value="0.0522001585866914">
                <text:p>0.05220015858669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Linux_X86_64 LibreOffice_project/62ad5818884a2fc2e5780dd45466868d41009ec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0.08" chart:reverse-direction="false" text:line-break="false" chart:link-data-style-to-source="false" chart:axis-position="0"/>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draw:stroke="dash" draw:stroke-dash="Ultrafine_20_Dashed" svg:stroke-color="#b3b3b3"/>
    </style:style>
    <style:style style:name="ch9" style:family="chart" style:data-style-name="N0">
      <style:chart-properties chart:symbol-type="none" chart:link-data-style-to-source="false"/>
      <style:graphic-properties svg:stroke-width="0.03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3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3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3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3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3cm" svg:stroke-color="#83caff" draw:fill-color="#83caff"/>
      <style:text-properties fo:font-size="10pt" style:font-size-asian="10pt" style:font-size-complex="10pt"/>
    </style:style>
    <style:style style:name="ch15" style:family="chart">
      <style:graphic-properties draw:stroke="solid" draw:fill="none" draw:fill-color="#e6e6e6"/>
    </style:style>
    <style:style style:name="ch16" style:family="chart">
      <style:graphic-properties svg:stroke-color="#b3b3b3" draw:fill-color="#cccccc"/>
    </style:style>
  </office:automatic-styles>
  <office:body>
    <office:chart>
      <chart:chart svg:width="12.504cm" svg:height="8.969cm" xlink:href="." xlink:type="simple" chart:class="chart:line" chart:style-name="ch1">
        <chart:legend svg:x="1.686cm" svg:y="1.048cm" style:legend-expansion="custom" chartooo:width="6.136cm" chartooo:height="1.38cm" style:legend-expansion-aspect-ratio="4.4463768115942" chart:style-name="ch2"/>
        <chart:plot-area chart:style-name="ch3" chart:data-source-has-labels="both" svg:x="0.546cm" svg:y="0.849cm" svg:width="11.921cm" svg:height="7.575cm">
          <chartooo:coordinate-region svg:x="1.458cm" svg:y="1.048cm" svg:width="10.822cm" svg:height="6.729cm"/>
          <chart:axis chart:dimension="x" chart:name="primary-x" chart:style-name="ch4" chartooo:axis-type="auto">
            <chartooo:date-scale/>
            <chart:title svg:x="5.271cm" svg:y="8.409cm" chart:style-name="ch5">
              <text:p>Hours of the day</text:p>
            </chart:title>
            <chart:categories table:cell-range-address="local-table.$A$2:.$A$25"/>
          </chart:axis>
          <chart:axis chart:dimension="y" chart:name="primary-y" chart:style-name="ch6">
            <chart:title svg:x="0cm" svg:y="7.273cm" chart:style-name="ch7">
              <text:p>Average water usage per capita, m3</text:p>
            </chart:title>
            <chart:grid chart:style-name="ch8" chart:class="major"/>
          </chart:axis>
          <chart:series chart:style-name="ch9" chart:values-cell-range-address="local-table.$B$2:.$B$25" chart:label-cell-address="local-table.$B$1" chart:class="chart:line">
            <chart:data-point chart:repeated="24"/>
          </chart:series>
          <chart:series chart:style-name="ch10" chart:values-cell-range-address="local-table.$C$2:.$C$25" chart:label-cell-address="local-table.$C$1" chart:class="chart:line">
            <chart:data-point chart:repeated="24"/>
          </chart:series>
          <chart:series chart:style-name="ch11" chart:values-cell-range-address="local-table.$D$2:.$D$25" chart:label-cell-address="local-table.$D$1" chart:class="chart:line">
            <chart:data-point chart:repeated="24"/>
          </chart:series>
          <chart:series chart:style-name="ch12" chart:values-cell-range-address="local-table.$E$2:.$E$25" chart:label-cell-address="local-table.$E$1" chart:class="chart:line">
            <chart:data-point chart:repeated="24"/>
          </chart:series>
          <chart:series chart:style-name="ch13" chart:values-cell-range-address="local-table.$F$2:.$F$25" chart:label-cell-address="local-table.$F$1" chart:class="chart:line">
            <chart:data-point chart:repeated="24"/>
          </chart:series>
          <chart:series chart:style-name="ch14" chart:values-cell-range-address="local-table.$G$2:.$G$25" chart:label-cell-address="local-table.$G$1" chart:class="chart:line">
            <chart:data-point chart:repeated="2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on</text:p>
              </table:table-cell>
              <table:table-cell office:value-type="string">
                <text:p>Tue</text:p>
              </table:table-cell>
              <table:table-cell office:value-type="string">
                <text:p>Wed</text:p>
              </table:table-cell>
              <table:table-cell office:value-type="string">
                <text:p>Thu</text:p>
              </table:table-cell>
              <table:table-cell office:value-type="string">
                <text:p>Fri</text:p>
              </table:table-cell>
              <table:table-cell office:value-type="string">
                <text:p>Weekend/Holiday</text:p>
              </table:table-cell>
            </table:table-row>
          </table:table-header-rows>
          <table:table-rows>
            <table:table-row>
              <table:table-cell office:value-type="float" office:value="0">
                <text:p/>
              </table:table-cell>
              <table:table-cell office:value-type="float" office:value="0.0327494505345628">
                <text:p>0.0327494505345628</text:p>
              </table:table-cell>
              <table:table-cell office:value-type="float" office:value="0.0273026382451101">
                <text:p>0.0273026382451101</text:p>
              </table:table-cell>
              <table:table-cell office:value-type="float" office:value="0.0285948575376977">
                <text:p>0.0285948575376977</text:p>
              </table:table-cell>
              <table:table-cell office:value-type="float" office:value="0.0285864541242613">
                <text:p>0.0285864541242613</text:p>
              </table:table-cell>
              <table:table-cell office:value-type="float" office:value="0.030384666116851">
                <text:p>0.030384666116851</text:p>
              </table:table-cell>
              <table:table-cell office:value-type="float" office:value="0.0453247537316149">
                <text:p>0.0453247537316149</text:p>
              </table:table-cell>
            </table:table-row>
            <table:table-row>
              <table:table-cell office:value-type="float" office:value="1">
                <text:p/>
              </table:table-cell>
              <table:table-cell office:value-type="float" office:value="0.0307478961542828">
                <text:p>0.0307478961542828</text:p>
              </table:table-cell>
              <table:table-cell office:value-type="float" office:value="0.025955462154789">
                <text:p>0.025955462154789</text:p>
              </table:table-cell>
              <table:table-cell office:value-type="float" office:value="0.0268968648809757">
                <text:p>0.0268968648809757</text:p>
              </table:table-cell>
              <table:table-cell office:value-type="float" office:value="0.0269470292031873">
                <text:p>0.0269470292031873</text:p>
              </table:table-cell>
              <table:table-cell office:value-type="float" office:value="0.028967630547025">
                <text:p>0.028967630547025</text:p>
              </table:table-cell>
              <table:table-cell office:value-type="float" office:value="0.0416354716099979">
                <text:p>0.0416354716099979</text:p>
              </table:table-cell>
            </table:table-row>
            <table:table-row>
              <table:table-cell office:value-type="float" office:value="2">
                <text:p/>
              </table:table-cell>
              <table:table-cell office:value-type="float" office:value="0.0312139414662155">
                <text:p>0.0312139414662155</text:p>
              </table:table-cell>
              <table:table-cell office:value-type="float" office:value="0.0270222497456074">
                <text:p>0.0270222497456074</text:p>
              </table:table-cell>
              <table:table-cell office:value-type="float" office:value="0.0278850408486761">
                <text:p>0.0278850408486761</text:p>
              </table:table-cell>
              <table:table-cell office:value-type="float" office:value="0.0280292299118168">
                <text:p>0.0280292299118168</text:p>
              </table:table-cell>
              <table:table-cell office:value-type="float" office:value="0.0299902264662978">
                <text:p>0.0299902264662978</text:p>
              </table:table-cell>
              <table:table-cell office:value-type="float" office:value="0.0391611888338665">
                <text:p>0.0391611888338665</text:p>
              </table:table-cell>
            </table:table-row>
            <table:table-row>
              <table:table-cell office:value-type="float" office:value="3">
                <text:p/>
              </table:table-cell>
              <table:table-cell office:value-type="float" office:value="0.0380252806802089">
                <text:p>0.0380252806802089</text:p>
              </table:table-cell>
              <table:table-cell office:value-type="float" office:value="0.0333345506803369">
                <text:p>0.0333345506803369</text:p>
              </table:table-cell>
              <table:table-cell office:value-type="float" office:value="0.0317656812422834">
                <text:p>0.0317656812422834</text:p>
              </table:table-cell>
              <table:table-cell office:value-type="float" office:value="0.0324625410606786">
                <text:p>0.0324625410606786</text:p>
              </table:table-cell>
              <table:table-cell office:value-type="float" office:value="0.0314694053301538">
                <text:p>0.0314694053301538</text:p>
              </table:table-cell>
              <table:table-cell office:value-type="float" office:value="0.0366266103000718">
                <text:p>0.0366266103000718</text:p>
              </table:table-cell>
            </table:table-row>
            <table:table-row>
              <table:table-cell office:value-type="float" office:value="4">
                <text:p/>
              </table:table-cell>
              <table:table-cell office:value-type="float" office:value="0.0382658648661818">
                <text:p>0.0382658648661818</text:p>
              </table:table-cell>
              <table:table-cell office:value-type="float" office:value="0.038438706575987">
                <text:p>0.038438706575987</text:p>
              </table:table-cell>
              <table:table-cell office:value-type="float" office:value="0.0373329973309476">
                <text:p>0.0373329973309476</text:p>
              </table:table-cell>
              <table:table-cell office:value-type="float" office:value="0.037760350087749">
                <text:p>0.037760350087749</text:p>
              </table:table-cell>
              <table:table-cell office:value-type="float" office:value="0.036952286341413">
                <text:p>0.036952286341413</text:p>
              </table:table-cell>
              <table:table-cell office:value-type="float" office:value="0.038884767211072">
                <text:p>0.038884767211072</text:p>
              </table:table-cell>
            </table:table-row>
            <table:table-row>
              <table:table-cell office:value-type="float" office:value="5">
                <text:p>10</text:p>
              </table:table-cell>
              <table:table-cell office:value-type="float" office:value="0.0393889445820204">
                <text:p>0.0393889445820204</text:p>
              </table:table-cell>
              <table:table-cell office:value-type="float" office:value="0.0420172782260696">
                <text:p>0.0420172782260696</text:p>
              </table:table-cell>
              <table:table-cell office:value-type="float" office:value="0.0414749252801137">
                <text:p>0.0414749252801137</text:p>
              </table:table-cell>
              <table:table-cell office:value-type="float" office:value="0.0410936442152696">
                <text:p>0.0410936442152696</text:p>
              </table:table-cell>
              <table:table-cell office:value-type="float" office:value="0.0406604374983196">
                <text:p>0.0406604374983196</text:p>
              </table:table-cell>
              <table:table-cell office:value-type="float" office:value="0.039128831518814">
                <text:p>0.039128831518814</text:p>
              </table:table-cell>
            </table:table-row>
            <table:table-row>
              <table:table-cell office:value-type="float" office:value="6">
                <text:p>10</text:p>
              </table:table-cell>
              <table:table-cell office:value-type="float" office:value="0.0399836214324021">
                <text:p>0.0399836214324021</text:p>
              </table:table-cell>
              <table:table-cell office:value-type="float" office:value="0.0429264234103004">
                <text:p>0.0429264234103004</text:p>
              </table:table-cell>
              <table:table-cell office:value-type="float" office:value="0.0413092836916894">
                <text:p>0.0413092836916894</text:p>
              </table:table-cell>
              <table:table-cell office:value-type="float" office:value="0.0409533768423223">
                <text:p>0.0409533768423223</text:p>
              </table:table-cell>
              <table:table-cell office:value-type="float" office:value="0.0401357829380929">
                <text:p>0.0401357829380929</text:p>
              </table:table-cell>
              <table:table-cell office:value-type="float" office:value="0.036728127369665">
                <text:p>0.036728127369665</text:p>
              </table:table-cell>
            </table:table-row>
            <table:table-row>
              <table:table-cell office:value-type="float" office:value="7">
                <text:p>10</text:p>
              </table:table-cell>
              <table:table-cell office:value-type="float" office:value="0.0382052521634512">
                <text:p>0.0382052521634512</text:p>
              </table:table-cell>
              <table:table-cell office:value-type="float" office:value="0.0398729679509274">
                <text:p>0.0398729679509274</text:p>
              </table:table-cell>
              <table:table-cell office:value-type="float" office:value="0.038654810930915">
                <text:p>0.038654810930915</text:p>
              </table:table-cell>
              <table:table-cell office:value-type="float" office:value="0.0385595588543826">
                <text:p>0.0385595588543826</text:p>
              </table:table-cell>
              <table:table-cell office:value-type="float" office:value="0.0376327937989113">
                <text:p>0.0376327937989113</text:p>
              </table:table-cell>
              <table:table-cell office:value-type="float" office:value="0.0333868360070133">
                <text:p>0.0333868360070133</text:p>
              </table:table-cell>
            </table:table-row>
            <table:table-row>
              <table:table-cell office:value-type="float" office:value="8">
                <text:p>10</text:p>
              </table:table-cell>
              <table:table-cell office:value-type="float" office:value="0.0347082262670477">
                <text:p>0.0347082262670477</text:p>
              </table:table-cell>
              <table:table-cell office:value-type="float" office:value="0.0360411302114645">
                <text:p>0.0360411302114645</text:p>
              </table:table-cell>
              <table:table-cell office:value-type="float" office:value="0.0353913170480552">
                <text:p>0.0353913170480552</text:p>
              </table:table-cell>
              <table:table-cell office:value-type="float" office:value="0.0353086928296546">
                <text:p>0.0353086928296546</text:p>
              </table:table-cell>
              <table:table-cell office:value-type="float" office:value="0.0344692619108176">
                <text:p>0.0344692619108176</text:p>
              </table:table-cell>
              <table:table-cell office:value-type="float" office:value="0.0304231483271853">
                <text:p>0.0304231483271853</text:p>
              </table:table-cell>
            </table:table-row>
            <table:table-row>
              <table:table-cell office:value-type="float" office:value="9">
                <text:p>10</text:p>
              </table:table-cell>
              <table:table-cell office:value-type="float" office:value="0.0291270202608596">
                <text:p>0.0291270202608596</text:p>
              </table:table-cell>
              <table:table-cell office:value-type="float" office:value="0.0298957056524815">
                <text:p>0.0298957056524815</text:p>
              </table:table-cell>
              <table:table-cell office:value-type="float" office:value="0.0299105786557184">
                <text:p>0.0299105786557184</text:p>
              </table:table-cell>
              <table:table-cell office:value-type="float" office:value="0.0298034774280647">
                <text:p>0.0298034774280647</text:p>
              </table:table-cell>
              <table:table-cell office:value-type="float" office:value="0.0296845782839179">
                <text:p>0.0296845782839179</text:p>
              </table:table-cell>
              <table:table-cell office:value-type="float" office:value="0.0274404571222352">
                <text:p>0.0274404571222352</text:p>
              </table:table-cell>
            </table:table-row>
            <table:table-row>
              <table:table-cell office:value-type="float" office:value="10">
                <text:p>10</text:p>
              </table:table-cell>
              <table:table-cell office:value-type="float" office:value="0.0209553448247827">
                <text:p>0.0209553448247827</text:p>
              </table:table-cell>
              <table:table-cell office:value-type="float" office:value="0.0207001106924292">
                <text:p>0.0207001106924292</text:p>
              </table:table-cell>
              <table:table-cell office:value-type="float" office:value="0.0209466498665468">
                <text:p>0.0209466498665468</text:p>
              </table:table-cell>
              <table:table-cell office:value-type="float" office:value="0.0209935657213658">
                <text:p>0.0209935657213658</text:p>
              </table:table-cell>
              <table:table-cell office:value-type="float" office:value="0.0214164099077804">
                <text:p>0.0214164099077804</text:p>
              </table:table-cell>
              <table:table-cell office:value-type="float" office:value="0.0227318778581925">
                <text:p>0.0227318778581925</text:p>
              </table:table-cell>
            </table:table-row>
            <table:table-row>
              <table:table-cell office:value-type="float" office:value="11">
                <text:p>10</text:p>
              </table:table-cell>
              <table:table-cell office:value-type="float" office:value="0.0131640216643274">
                <text:p>0.0131640216643274</text:p>
              </table:table-cell>
              <table:table-cell office:value-type="float" office:value="0.0127157703406424">
                <text:p>0.0127157703406424</text:p>
              </table:table-cell>
              <table:table-cell office:value-type="float" office:value="0.0128885455703233">
                <text:p>0.0128885455703233</text:p>
              </table:table-cell>
              <table:table-cell office:value-type="float" office:value="0.0130050036161499">
                <text:p>0.0130050036161499</text:p>
              </table:table-cell>
              <table:table-cell office:value-type="float" office:value="0.0135523554469036">
                <text:p>0.0135523554469036</text:p>
              </table:table-cell>
              <table:table-cell office:value-type="float" office:value="0.0165156228440825">
                <text:p>0.0165156228440825</text:p>
              </table:table-cell>
            </table:table-row>
            <table:table-row>
              <table:table-cell office:value-type="float" office:value="12">
                <text:p>10</text:p>
              </table:table-cell>
              <table:table-cell office:value-type="float" office:value="0.00858179502880092">
                <text:p>0.00858179502880092</text:p>
              </table:table-cell>
              <table:table-cell office:value-type="float" office:value="0.00829874424590344">
                <text:p>0.00829874424590344</text:p>
              </table:table-cell>
              <table:table-cell office:value-type="float" office:value="0.00836685336476588">
                <text:p>0.00836685336476588</text:p>
              </table:table-cell>
              <table:table-cell office:value-type="float" office:value="0.00855370044455202">
                <text:p>0.00855370044455202</text:p>
              </table:table-cell>
              <table:table-cell office:value-type="float" office:value="0.00886337174280054">
                <text:p>0.00886337174280054</text:p>
              </table:table-cell>
              <table:table-cell office:value-type="float" office:value="0.011271552837934">
                <text:p>0.011271552837934</text:p>
              </table:table-cell>
            </table:table-row>
            <table:table-row>
              <table:table-cell office:value-type="float" office:value="13">
                <text:p>10</text:p>
              </table:table-cell>
              <table:table-cell office:value-type="float" office:value="0.00674856022715584">
                <text:p>0.00674856022715584</text:p>
              </table:table-cell>
              <table:table-cell office:value-type="float" office:value="0.00659707934738936">
                <text:p>0.00659707934738936</text:p>
              </table:table-cell>
              <table:table-cell office:value-type="float" office:value="0.00674373206519542">
                <text:p>0.00674373206519542</text:p>
              </table:table-cell>
              <table:table-cell office:value-type="float" office:value="0.00694046903810421">
                <text:p>0.00694046903810421</text:p>
              </table:table-cell>
              <table:table-cell office:value-type="float" office:value="0.00688748995726452">
                <text:p>0.00688748995726452</text:p>
              </table:table-cell>
              <table:table-cell office:value-type="float" office:value="0.00830243833118904">
                <text:p>0.00830243833118904</text:p>
              </table:table-cell>
            </table:table-row>
            <table:table-row>
              <table:table-cell office:value-type="float" office:value="14">
                <text:p>10</text:p>
              </table:table-cell>
              <table:table-cell office:value-type="float" office:value="0.00634226982329333">
                <text:p>0.00634226982329333</text:p>
              </table:table-cell>
              <table:table-cell office:value-type="float" office:value="0.00617393607857791">
                <text:p>0.00617393607857791</text:p>
              </table:table-cell>
              <table:table-cell office:value-type="float" office:value="0.00640385047893899">
                <text:p>0.00640385047893899</text:p>
              </table:table-cell>
              <table:table-cell office:value-type="float" office:value="0.0065420011502567">
                <text:p>0.0065420011502567</text:p>
              </table:table-cell>
              <table:table-cell office:value-type="float" office:value="0.00640435008544545">
                <text:p>0.00640435008544545</text:p>
              </table:table-cell>
              <table:table-cell office:value-type="float" office:value="0.00692119317371058">
                <text:p>0.00692119317371058</text:p>
              </table:table-cell>
            </table:table-row>
            <table:table-row>
              <table:table-cell office:value-type="float" office:value="15">
                <text:p>20</text:p>
              </table:table-cell>
              <table:table-cell office:value-type="float" office:value="0.00769567444985731">
                <text:p>0.00769567444985731</text:p>
              </table:table-cell>
              <table:table-cell office:value-type="float" office:value="0.00791252382730451">
                <text:p>0.00791252382730451</text:p>
              </table:table-cell>
              <table:table-cell office:value-type="float" office:value="0.00779127288000118">
                <text:p>0.00779127288000118</text:p>
              </table:table-cell>
              <table:table-cell office:value-type="float" office:value="0.00819750349890289">
                <text:p>0.00819750349890289</text:p>
              </table:table-cell>
              <table:table-cell office:value-type="float" office:value="0.00784181986933724">
                <text:p>0.00784181986933724</text:p>
              </table:table-cell>
              <table:table-cell office:value-type="float" office:value="0.00691173308670145">
                <text:p>0.00691173308670145</text:p>
              </table:table-cell>
            </table:table-row>
            <table:table-row>
              <table:table-cell office:value-type="float" office:value="16">
                <text:p>20</text:p>
              </table:table-cell>
              <table:table-cell office:value-type="float" office:value="0.0129666790395733">
                <text:p>0.0129666790395733</text:p>
              </table:table-cell>
              <table:table-cell office:value-type="float" office:value="0.0135994094437016">
                <text:p>0.0135994094437016</text:p>
              </table:table-cell>
              <table:table-cell office:value-type="float" office:value="0.0135663517999159">
                <text:p>0.0135663517999159</text:p>
              </table:table-cell>
              <table:table-cell office:value-type="float" office:value="0.0137370044455194">
                <text:p>0.0137370044455194</text:p>
              </table:table-cell>
              <table:table-cell office:value-type="float" office:value="0.013268930350985">
                <text:p>0.013268930350985</text:p>
              </table:table-cell>
              <table:table-cell office:value-type="float" office:value="0.00869513666376956">
                <text:p>0.00869513666376956</text:p>
              </table:table-cell>
            </table:table-row>
            <table:table-row>
              <table:table-cell office:value-type="float" office:value="17">
                <text:p>20</text:p>
              </table:table-cell>
              <table:table-cell office:value-type="float" office:value="0.0230529556797055">
                <text:p>0.0230529556797055</text:p>
              </table:table-cell>
              <table:table-cell office:value-type="float" office:value="0.0253539552897777">
                <text:p>0.0253539552897777</text:p>
              </table:table-cell>
              <table:table-cell office:value-type="float" office:value="0.0250864127680899">
                <text:p>0.0250864127680899</text:p>
              </table:table-cell>
              <table:table-cell office:value-type="float" office:value="0.0255013069975581">
                <text:p>0.0255013069975581</text:p>
              </table:table-cell>
              <table:table-cell office:value-type="float" office:value="0.0243999878454067">
                <text:p>0.0243999878454067</text:p>
              </table:table-cell>
              <table:table-cell office:value-type="float" office:value="0.0124919071368005">
                <text:p>0.0124919071368005</text:p>
              </table:table-cell>
            </table:table-row>
            <table:table-row>
              <table:table-cell office:value-type="float" office:value="18">
                <text:p>20</text:p>
              </table:table-cell>
              <table:table-cell office:value-type="float" office:value="0.0399898950380118">
                <text:p>0.0399898950380118</text:p>
              </table:table-cell>
              <table:table-cell office:value-type="float" office:value="0.0437673835826884">
                <text:p>0.0437673835826884</text:p>
              </table:table-cell>
              <table:table-cell office:value-type="float" office:value="0.0430270896503127">
                <text:p>0.0430270896503127</text:p>
              </table:table-cell>
              <table:table-cell office:value-type="float" office:value="0.0419025192100245">
                <text:p>0.0419025192100245</text:p>
              </table:table-cell>
              <table:table-cell office:value-type="float" office:value="0.040466965307124">
                <text:p>0.040466965307124</text:p>
              </table:table-cell>
              <table:table-cell office:value-type="float" office:value="0.0204296087260139">
                <text:p>0.0204296087260139</text:p>
              </table:table-cell>
            </table:table-row>
            <table:table-row>
              <table:table-cell office:value-type="float" office:value="19">
                <text:p>20</text:p>
              </table:table-cell>
              <table:table-cell office:value-type="float" office:value="0.0425318372953719">
                <text:p>0.0425318372953719</text:p>
              </table:table-cell>
              <table:table-cell office:value-type="float" office:value="0.0443355386518516">
                <text:p>0.0443355386518516</text:p>
              </table:table-cell>
              <table:table-cell office:value-type="float" office:value="0.0438634215339582">
                <text:p>0.0438634215339582</text:p>
              </table:table-cell>
              <table:table-cell office:value-type="float" office:value="0.0427470546273134">
                <text:p>0.0427470546273134</text:p>
              </table:table-cell>
              <table:table-cell office:value-type="float" office:value="0.0427425192025781">
                <text:p>0.0427425192025781</text:p>
              </table:table-cell>
              <table:table-cell office:value-type="float" office:value="0.0342222543124229">
                <text:p>0.0342222543124229</text:p>
              </table:table-cell>
            </table:table-row>
            <table:table-row>
              <table:table-cell office:value-type="float" office:value="20">
                <text:p>20</text:p>
              </table:table-cell>
              <table:table-cell office:value-type="float" office:value="0.0376577028118098">
                <text:p>0.0376577028118098</text:p>
              </table:table-cell>
              <table:table-cell office:value-type="float" office:value="0.0349903993991501">
                <text:p>0.0349903993991501</text:p>
              </table:table-cell>
              <table:table-cell office:value-type="float" office:value="0.0351747881694634">
                <text:p>0.0351747881694634</text:p>
              </table:table-cell>
              <table:table-cell office:value-type="float" office:value="0.0353240467803913">
                <text:p>0.0353240467803913</text:p>
              </table:table-cell>
              <table:table-cell office:value-type="float" office:value="0.0377637600601855">
                <text:p>0.0377637600601855</text:p>
              </table:table-cell>
              <table:table-cell office:value-type="float" office:value="0.0474603736114969">
                <text:p>0.0474603736114969</text:p>
              </table:table-cell>
            </table:table-row>
            <table:table-row>
              <table:table-cell office:value-type="float" office:value="21">
                <text:p>20</text:p>
              </table:table-cell>
              <table:table-cell office:value-type="float" office:value="0.03823599784332">
                <text:p>0.03823599784332</text:p>
              </table:table-cell>
              <table:table-cell office:value-type="float" office:value="0.0330912913717756">
                <text:p>0.0330912913717756</text:p>
              </table:table-cell>
              <table:table-cell office:value-type="float" office:value="0.0337966995894799">
                <text:p>0.0337966995894799</text:p>
              </table:table-cell>
              <table:table-cell office:value-type="float" office:value="0.0339066907325347">
                <text:p>0.0339066907325347</text:p>
              </table:table-cell>
              <table:table-cell office:value-type="float" office:value="0.0368553910707673">
                <text:p>0.0368553910707673</text:p>
              </table:table-cell>
              <table:table-cell office:value-type="float" office:value="0.0530114240323496">
                <text:p>0.0530114240323496</text:p>
              </table:table-cell>
            </table:table-row>
            <table:table-row>
              <table:table-cell office:value-type="float" office:value="22">
                <text:p>20</text:p>
              </table:table-cell>
              <table:table-cell office:value-type="float" office:value="0.0372003134770747">
                <text:p>0.0372003134770747</text:p>
              </table:table-cell>
              <table:table-cell office:value-type="float" office:value="0.0310242085042332">
                <text:p>0.0310242085042332</text:p>
              </table:table-cell>
              <table:table-cell office:value-type="float" office:value="0.0321150840683376">
                <text:p>0.0321150840683376</text:p>
              </table:table-cell>
              <table:table-cell office:value-type="float" office:value="0.0321709841605215">
                <text:p>0.0321709841605215</text:p>
              </table:table-cell>
              <table:table-cell office:value-type="float" office:value="0.0354744902364795">
                <text:p>0.0354744902364795</text:p>
              </table:table-cell>
              <table:table-cell office:value-type="float" office:value="0.0521637738706079">
                <text:p>0.0521637738706079</text:p>
              </table:table-cell>
            </table:table-row>
            <table:table-row>
              <table:table-cell office:value-type="float" office:value="23">
                <text:p>20</text:p>
              </table:table-cell>
              <table:table-cell office:value-type="float" office:value="0.0346199297724639">
                <text:p>0.0346199297724639</text:p>
              </table:table-cell>
              <table:table-cell office:value-type="float" office:value="0.0290130320889749">
                <text:p>0.0290130320889749</text:p>
              </table:table-cell>
              <table:table-cell office:value-type="float" office:value="0.0301538305626676">
                <text:p>0.0301538305626676</text:p>
              </table:table-cell>
              <table:table-cell office:value-type="float" office:value="0.0300860660977906">
                <text:p>0.0300860660977906</text:p>
              </table:table-cell>
              <table:table-cell office:value-type="float" office:value="0.0325453174481695">
                <text:p>0.0325453174481695</text:p>
              </table:table-cell>
              <table:table-cell office:value-type="float" office:value="0.0491430315452305">
                <text:p>0.04914303154523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Linux_X86_64 LibreOffice_project/62ad5818884a2fc2e5780dd45466868d41009ec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